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1.972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whenever it closes above 200 days EMA.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Asian Paint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erage Drawdown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7.2" calcext:value-type="float">
            <text:p>7.2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Drawdown</text:p>
          </table:table-cell>
          <table:table-cell table:style-name="ce6" office:value-type="float" office:value="28.4" calcext:value-type="float">
            <text:p>28.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8.6" calcext:value-type="float">
            <text:p>48.6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rawdown std. Deviation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8.2" calcext:value-type="float">
            <text:p>8.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verage Time Drawdown</text:p>
          </table:table-cell>
          <table:table-cell table:style-name="ce6" office:value-type="float" office:value="38.6" calcext:value-type="float">
            <text:p>38.6</text:p>
          </table:table-cell>
          <table:table-cell table:style-name="ce6" office:value-type="float" office:value="85.2" calcext:value-type="float">
            <text:p>85.2</text:p>
          </table:table-cell>
          <table:table-cell office:value-type="float" office:value="110.9" calcext:value-type="float">
            <text:p>110.9</text:p>
          </table:table-cell>
          <table:table-cell office:value-type="float" office:value="158.7" calcext:value-type="float">
            <text:p>158.7</text:p>
          </table:table-cell>
          <table:table-cell office:value-type="float" office:value="204.4" calcext:value-type="float">
            <text:p>204.4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Time Drawdown</text:p>
          </table:table-cell>
          <table:table-cell office:value-type="float" office:value="375" calcext:value-type="float">
            <text:p>375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1183" calcext:value-type="float">
            <text:p>1183</text:p>
          </table:table-cell>
          <table:table-cell office:value-type="float" office:value="1940" calcext:value-type="float">
            <text:p>194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Time drawdown std. Deviation</text:p>
          </table:table-cell>
          <table:table-cell table:style-name="ce6" office:value-type="float" office:value="50.6" calcext:value-type="float">
            <text:p>50.6</text:p>
          </table:table-cell>
          <table:table-cell table:style-name="ce6" office:value-type="float" office:value="93.5" calcext:value-type="float">
            <text:p>93.5</text:p>
          </table:table-cell>
          <table:table-cell office:value-type="float" office:value="90.8" calcext:value-type="float">
            <text:p>90.8</text:p>
          </table:table-cell>
          <table:table-cell office:value-type="float" office:value="155.4" calcext:value-type="float">
            <text:p>155.4</text:p>
          </table:table-cell>
          <table:table-cell office:value-type="float" office:value="224.8" calcext:value-type="float">
            <text:p>224.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89.2" calcext:value-type="float">
            <text:p>89</text:p>
          </table:table-cell>
          <table:table-cell table:style-name="ce7" table:formula="of:=[.D11]+[.D13]" office:value-type="float" office:value="178.7" calcext:value-type="float">
            <text:p>179</text:p>
          </table:table-cell>
          <table:table-cell table:style-name="ce7" table:formula="of:=[.E11]+[.E13]" office:value-type="float" office:value="201.7" calcext:value-type="float">
            <text:p>202</text:p>
          </table:table-cell>
          <table:table-cell table:style-name="ce7" table:formula="of:=[.F11]+[.F13]" office:value-type="float" office:value="314.1" calcext:value-type="float">
            <text:p>314</text:p>
          </table:table-cell>
          <table:table-cell table:style-name="ce7" table:formula="of:=[.G11]+[.G13]" office:value-type="float" office:value="429.2" calcext:value-type="float">
            <text:p>429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8.7" calcext:value-type="float">
            <text:p>8.7</text:p>
          </table:table-cell>
          <table:table-cell table:style-name="ce8" table:formula="of:=[.D7]+[.D9]" office:value-type="float" office:value="12.9" calcext:value-type="float">
            <text:p>12.9</text:p>
          </table:table-cell>
          <table:table-cell table:style-name="ce8" table:formula="of:=[.E7]+[.E9]" office:value-type="float" office:value="13.1" calcext:value-type="float">
            <text:p>13.1</text:p>
          </table:table-cell>
          <table:table-cell table:style-name="ce8" table:formula="of:=[.F7]+[.F9]" office:value-type="float" office:value="15.4" calcext:value-type="float">
            <text:p>15.4</text:p>
          </table:table-cell>
          <table:table-cell table:style-name="ce8" table:formula="of:=[.G7]+[.G9]" office:value-type="float" office:value="15.4" calcext:value-type="float">
            <text:p>15.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verage count per year</text:p>
          </table:table-cell>
          <table:table-cell table:style-name="ce9" table:formula="of:=AVERAGE([.C19:.C40])" office:value-type="float" office:value="3.6363636363636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x count per year</text:p>
          </table:table-cell>
          <table:table-cell table:formula="of:=MAX([.C19:.C40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d dev of count</text:p>
          </table:table-cell>
          <table:table-cell table:style-name="ce6" table:formula="of:=STDEV([.C19:.C40])" office:value-type="float" office:value="3.0322937184259" calcext:value-type="float">
            <text:p>3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1" table:number-rows-spanned="3">
            <text:p>Bottomline</text:p>
          </table:table-cell>
          <table:table-cell table:style-name="ce2" office:value-type="string" calcext:value-type="string" table:number-columns-spanned="6" table:number-rows-spanned="3">
            <text:p>Every year we can expect 1 to 7 opportunities</text:p>
          </table:table-cell>
          <table:covered-table-cell table:number-columns-repeated="5" table:style-name="ce4"/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200DEMACrossover_2022-01-01 (3)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5-23</text:p>
          </table:table-cell>
          <table:table-cell office:value-type="float" office:value="39.7" calcext:value-type="float">
            <text:p>39.7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 table:number-columns-spanned="1" table:number-rows-spanned="2">
            <text:p>0</text:p>
          </table:table-cell>
          <table:table-cell table:formula="of:=DATEDIF([.D2];[.D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5-24</text:p>
          </table:table-cell>
          <table:table-cell office:value-type="float" office:value="42.2" calcext:value-type="float">
            <text:p>42.2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5-23</text:p>
          </table:table-cell>
          <table:table-cell office:value-type="float" office:value="39.7" calcext:value-type="float">
            <text:p>39.7</text:p>
          </table:table-cell>
          <table:table-cell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table-cell table:formula="of:=[.G4]" office:value-type="float" office:value="0" calcext:value-type="float" table:number-columns-spanned="1" table:number-rows-spanned="2">
            <text:p>0</text:p>
          </table:table-cell>
          <table:table-cell table:formula="of:=DATEDIF([.D4];[.D5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5-24</text:p>
          </table:table-cell>
          <table:table-cell office:value-type="float" office:value="44.2" calcext:value-type="float">
            <text:p>44.2</text:p>
          </table:table-cell>
          <table:table-cell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5-23</text:p>
          </table:table-cell>
          <table:table-cell office:value-type="float" office:value="39.7" calcext:value-type="float">
            <text:p>39.7</text:p>
          </table:table-cell>
          <table:table-cell office:value-type="float" office:value="16.37" calcext:value-type="float">
            <text:p>16.37</text:p>
          </table:table-cell>
          <table:table-cell office:value-type="float" office:value="1.76" calcext:value-type="float">
            <text:p>1.76</text:p>
          </table:table-cell>
          <table:table-cell table:formula="of:=[.G6]" office:value-type="float" office:value="1.76" calcext:value-type="float" table:number-columns-spanned="1" table:number-rows-spanned="2">
            <text:p>1.76</text:p>
          </table:table-cell>
          <table:table-cell table:formula="of:=DATEDIF([.D6];[.D7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8-01</text:p>
          </table:table-cell>
          <table:table-cell office:value-type="float" office:value="46.2" calcext:value-type="float">
            <text:p>46.2</text:p>
          </table:table-cell>
          <table:table-cell office:value-type="float" office:value="16.37" calcext:value-type="float">
            <text:p>16.37</text:p>
          </table:table-cell>
          <table:table-cell office:value-type="float" office:value="1.76" calcext:value-type="float">
            <text:p>1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8-31</text:p>
          </table:table-cell>
          <table:table-cell office:value-type="float" office:value="26.45" calcext:value-type="float">
            <text:p>26.45</text:p>
          </table:table-cell>
          <table:table-cell office:value-type="float" office:value="5.29" calcext:value-type="float">
            <text:p>5.29</text:p>
          </table:table-cell>
          <table:table-cell office:value-type="float" office:value="9.26" calcext:value-type="float">
            <text:p>9.26</text:p>
          </table:table-cell>
          <table:table-cell table:formula="of:=[.G8]" office:value-type="float" office:value="9.26" calcext:value-type="float" table:number-columns-spanned="1" table:number-rows-spanned="2">
            <text:p>9.26</text:p>
          </table:table-cell>
          <table:table-cell table:formula="of:=DATEDIF([.D8];[.D9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0-25</text:p>
          </table:table-cell>
          <table:table-cell office:value-type="float" office:value="27.85" calcext:value-type="float">
            <text:p>27.85</text:p>
          </table:table-cell>
          <table:table-cell office:value-type="float" office:value="5.29" calcext:value-type="float">
            <text:p>5.29</text:p>
          </table:table-cell>
          <table:table-cell office:value-type="float" office:value="9.26" calcext:value-type="float">
            <text:p>9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0-23</text:p>
          </table:table-cell>
          <table:table-cell office:value-type="float" office:value="26.4" calcext:value-type="float">
            <text:p>26.4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table:formula="of:=[.G10]" office:value-type="float" office:value="0" calcext:value-type="float" table:number-columns-spanned="1" table:number-rows-spanned="2">
            <text:p>0</text:p>
          </table:table-cell>
          <table:table-cell table:formula="of:=DATEDIF([.D10];[.D1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6</text:p>
          </table:table-cell>
          <table:table-cell office:value-type="float" office:value="28.1" calcext:value-type="float">
            <text:p>28.1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0-09</text:p>
          </table:table-cell>
          <table:table-cell office:value-type="float" office:value="26.7" calcext:value-type="float">
            <text:p>26.7</text:p>
          </table:table-cell>
          <table:table-cell office:value-type="float" office:value="5.43" calcext:value-type="float">
            <text:p>5.43</text:p>
          </table:table-cell>
          <table:table-cell office:value-type="float" office:value="4.49" calcext:value-type="float">
            <text:p>4.49</text:p>
          </table:table-cell>
          <table:table-cell table:formula="of:=[.G12]" office:value-type="float" office:value="4.49" calcext:value-type="float" table:number-columns-spanned="1" table:number-rows-spanned="2">
            <text:p>4.49</text:p>
          </table:table-cell>
          <table:table-cell table:formula="of:=DATEDIF([.D12];[.D13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6</text:p>
          </table:table-cell>
          <table:table-cell office:value-type="float" office:value="28.15" calcext:value-type="float">
            <text:p>28.15</text:p>
          </table:table-cell>
          <table:table-cell office:value-type="float" office:value="5.43" calcext:value-type="float">
            <text:p>5.43</text:p>
          </table:table-cell>
          <table:table-cell office:value-type="float" office:value="4.49" calcext:value-type="float">
            <text:p>4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9-06</text:p>
          </table:table-cell>
          <table:table-cell office:value-type="float" office:value="26.7" calcext:value-type="float">
            <text:p>26.7</text:p>
          </table:table-cell>
          <table:table-cell office:value-type="float" office:value="7.87" calcext:value-type="float">
            <text:p>7.87</text:p>
          </table:table-cell>
          <table:table-cell office:value-type="float" office:value="10.11" calcext:value-type="float">
            <text:p>10.11</text:p>
          </table:table-cell>
          <table:table-cell table:formula="of:=[.G14]" office:value-type="float" office:value="10.11" calcext:value-type="float" table:number-columns-spanned="1" table:number-rows-spanned="2">
            <text:p>10.11</text:p>
          </table:table-cell>
          <table:table-cell table:formula="of:=DATEDIF([.D14];[.D15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6</text:p>
          </table:table-cell>
          <table:table-cell office:value-type="float" office:value="28.8" calcext:value-type="float">
            <text:p>28.8</text:p>
          </table:table-cell>
          <table:table-cell office:value-type="float" office:value="7.87" calcext:value-type="float">
            <text:p>7.87</text:p>
          </table:table-cell>
          <table:table-cell office:value-type="float" office:value="10.11" calcext:value-type="float">
            <text:p>10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8-31</text:p>
          </table:table-cell>
          <table:table-cell office:value-type="float" office:value="26.45" calcext:value-type="float">
            <text:p>26.45</text:p>
          </table:table-cell>
          <table:table-cell office:value-type="float" office:value="10.21" calcext:value-type="float">
            <text:p>10.21</text:p>
          </table:table-cell>
          <table:table-cell office:value-type="float" office:value="9.26" calcext:value-type="float">
            <text:p>9.26</text:p>
          </table:table-cell>
          <table:table-cell table:formula="of:=[.G16]" office:value-type="float" office:value="9.26" calcext:value-type="float" table:number-columns-spanned="1" table:number-rows-spanned="2">
            <text:p>9.26</text:p>
          </table:table-cell>
          <table:table-cell table:formula="of:=DATEDIF([.D16];[.D17];&quot;d&quot;)" office:value-type="float" office:value="87" calcext:value-type="float" table:number-columns-spanned="1" table:number-rows-spanned="2">
            <text:p>8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6</text:p>
          </table:table-cell>
          <table:table-cell office:value-type="float" office:value="29.15" calcext:value-type="float">
            <text:p>29.15</text:p>
          </table:table-cell>
          <table:table-cell office:value-type="float" office:value="10.21" calcext:value-type="float">
            <text:p>10.21</text:p>
          </table:table-cell>
          <table:table-cell office:value-type="float" office:value="9.26" calcext:value-type="float">
            <text:p>9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9-25</text:p>
          </table:table-cell>
          <table:table-cell office:value-type="float" office:value="26.35" calcext:value-type="float">
            <text:p>26.35</text:p>
          </table:table-cell>
          <table:table-cell office:value-type="float" office:value="10.82" calcext:value-type="float">
            <text:p>10.82</text:p>
          </table:table-cell>
          <table:table-cell office:value-type="float" office:value="3.98" calcext:value-type="float">
            <text:p>3.98</text:p>
          </table:table-cell>
          <table:table-cell table:formula="of:=[.G18]" office:value-type="float" office:value="3.98" calcext:value-type="float" table:number-columns-spanned="1" table:number-rows-spanned="2">
            <text:p>3.98</text:p>
          </table:table-cell>
          <table:table-cell table:formula="of:=DATEDIF([.D18];[.D1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6</text:p>
          </table:table-cell>
          <table:table-cell office:value-type="float" office:value="29.2" calcext:value-type="float">
            <text:p>29.2</text:p>
          </table:table-cell>
          <table:table-cell office:value-type="float" office:value="10.82" calcext:value-type="float">
            <text:p>10.82</text:p>
          </table:table-cell>
          <table:table-cell office:value-type="float" office:value="3.98" calcext:value-type="float">
            <text:p>3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0-09</text:p>
          </table:table-cell>
          <table:table-cell office:value-type="float" office:value="26.7" calcext:value-type="float">
            <text:p>26.7</text:p>
          </table:table-cell>
          <table:table-cell office:value-type="float" office:value="10.49" calcext:value-type="float">
            <text:p>10.49</text:p>
          </table:table-cell>
          <table:table-cell office:value-type="float" office:value="4.49" calcext:value-type="float">
            <text:p>4.49</text:p>
          </table:table-cell>
          <table:table-cell table:formula="of:=[.G20]" office:value-type="float" office:value="4.49" calcext:value-type="float" table:number-columns-spanned="1" table:number-rows-spanned="2">
            <text:p>4.49</text:p>
          </table:table-cell>
          <table:table-cell table:formula="of:=DATEDIF([.D20];[.D21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2-18</text:p>
          </table:table-cell>
          <table:table-cell office:value-type="float" office:value="29.5" calcext:value-type="float">
            <text:p>29.5</text:p>
          </table:table-cell>
          <table:table-cell office:value-type="float" office:value="10.49" calcext:value-type="float">
            <text:p>10.49</text:p>
          </table:table-cell>
          <table:table-cell office:value-type="float" office:value="4.49" calcext:value-type="float">
            <text:p>4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0-23</text:p>
          </table:table-cell>
          <table:table-cell office:value-type="float" office:value="26.4" calcext:value-type="float">
            <text:p>26.4</text:p>
          </table:table-cell>
          <table:table-cell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  <table:table-cell table:formula="of:=[.G22]" office:value-type="float" office:value="0" calcext:value-type="float" table:number-columns-spanned="1" table:number-rows-spanned="2">
            <text:p>0</text:p>
          </table:table-cell>
          <table:table-cell table:formula="of:=DATEDIF([.D22];[.D23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2-18</text:p>
          </table:table-cell>
          <table:table-cell office:value-type="float" office:value="29.45" calcext:value-type="float">
            <text:p>29.45</text:p>
          </table:table-cell>
          <table:table-cell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0</text:p>
          </table:table-cell>
          <table:table-cell office:value-type="float" office:value="27.05" calcext:value-type="float">
            <text:p>27.05</text:p>
          </table:table-cell>
          <table:table-cell office:value-type="float" office:value="6.1" calcext:value-type="float">
            <text:p>6.1</text:p>
          </table:table-cell>
          <table:table-cell office:value-type="float" office:value="5.71" calcext:value-type="float">
            <text:p>5.71</text:p>
          </table:table-cell>
          <table:table-cell table:formula="of:=[.G24]" office:value-type="float" office:value="5.71" calcext:value-type="float" table:number-columns-spanned="1" table:number-rows-spanned="2">
            <text:p>5.71</text:p>
          </table:table-cell>
          <table:table-cell table:formula="of:=DATEDIF([.D24];[.D2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1</text:p>
          </table:table-cell>
          <table:table-cell office:value-type="float" office:value="28.7" calcext:value-type="float">
            <text:p>28.7</text:p>
          </table:table-cell>
          <table:table-cell office:value-type="float" office:value="6.1" calcext:value-type="float">
            <text:p>6.1</text:p>
          </table:table-cell>
          <table:table-cell office:value-type="float" office:value="5.71" calcext:value-type="float">
            <text:p>5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01</text:p>
          </table:table-cell>
          <table:table-cell office:value-type="float" office:value="27.25" calcext:value-type="float">
            <text:p>27.25</text:p>
          </table:table-cell>
          <table:table-cell office:value-type="float" office:value="5.69" calcext:value-type="float">
            <text:p>5.69</text:p>
          </table:table-cell>
          <table:table-cell office:value-type="float" office:value="3.85" calcext:value-type="float">
            <text:p>3.85</text:p>
          </table:table-cell>
          <table:table-cell table:formula="of:=[.G26]" office:value-type="float" office:value="3.85" calcext:value-type="float" table:number-columns-spanned="1" table:number-rows-spanned="2">
            <text:p>3.85</text:p>
          </table:table-cell>
          <table:table-cell table:formula="of:=DATEDIF([.D26];[.D27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1</text:p>
          </table:table-cell>
          <table:table-cell office:value-type="float" office:value="28.8" calcext:value-type="float">
            <text:p>28.8</text:p>
          </table:table-cell>
          <table:table-cell office:value-type="float" office:value="5.69" calcext:value-type="float">
            <text:p>5.69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2-31</text:p>
          </table:table-cell>
          <table:table-cell office:value-type="float" office:value="27.4" calcext:value-type="float">
            <text:p>27.4</text:p>
          </table:table-cell>
          <table:table-cell office:value-type="float" office:value="5.47" calcext:value-type="float">
            <text:p>5.47</text:p>
          </table:table-cell>
          <table:table-cell office:value-type="float" office:value="6.92" calcext:value-type="float">
            <text:p>6.92</text:p>
          </table:table-cell>
          <table:table-cell table:formula="of:=[.G28]" office:value-type="float" office:value="6.92" calcext:value-type="float" table:number-columns-spanned="1" table:number-rows-spanned="2">
            <text:p>6.92</text:p>
          </table:table-cell>
          <table:table-cell table:formula="of:=DATEDIF([.D28];[.D29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1</text:p>
          </table:table-cell>
          <table:table-cell office:value-type="float" office:value="28.9" calcext:value-type="float">
            <text:p>28.9</text:p>
          </table:table-cell>
          <table:table-cell office:value-type="float" office:value="5.47" calcext:value-type="float">
            <text:p>5.47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03</text:p>
          </table:table-cell>
          <table:table-cell office:value-type="float" office:value="27.35" calcext:value-type="float">
            <text:p>27.35</text:p>
          </table:table-cell>
          <table:table-cell office:value-type="float" office:value="5.85" calcext:value-type="float">
            <text:p>5.85</text:p>
          </table:table-cell>
          <table:table-cell office:value-type="float" office:value="6.75" calcext:value-type="float">
            <text:p>6.75</text:p>
          </table:table-cell>
          <table:table-cell table:formula="of:=[.G30]" office:value-type="float" office:value="6.75" calcext:value-type="float" table:number-columns-spanned="1" table:number-rows-spanned="2">
            <text:p>6.75</text:p>
          </table:table-cell>
          <table:table-cell table:formula="of:=DATEDIF([.D30];[.D31];&quot;d&quot;)" office:value-type="float" office:value="39" calcext:value-type="float" table:number-columns-spanned="1" table:number-rows-spanned="2">
            <text:p>3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1</text:p>
          </table:table-cell>
          <table:table-cell office:value-type="float" office:value="28.95" calcext:value-type="float">
            <text:p>28.95</text:p>
          </table:table-cell>
          <table:table-cell office:value-type="float" office:value="5.85" calcext:value-type="float">
            <text:p>5.85</text:p>
          </table:table-cell>
          <table:table-cell office:value-type="float" office:value="6.75" calcext:value-type="float">
            <text:p>6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10</text:p>
          </table:table-cell>
          <table:table-cell office:value-type="float" office:value="27.05" calcext:value-type="float">
            <text:p>27.05</text:p>
          </table:table-cell>
          <table:table-cell office:value-type="float" office:value="11.28" calcext:value-type="float">
            <text:p>11.28</text:p>
          </table:table-cell>
          <table:table-cell office:value-type="float" office:value="5.71" calcext:value-type="float">
            <text:p>5.71</text:p>
          </table:table-cell>
          <table:table-cell table:formula="of:=[.G32]" office:value-type="float" office:value="5.71" calcext:value-type="float" table:number-columns-spanned="1" table:number-rows-spanned="2">
            <text:p>5.71</text:p>
          </table:table-cell>
          <table:table-cell table:formula="of:=DATEDIF([.D32];[.D3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2</text:p>
          </table:table-cell>
          <table:table-cell office:value-type="float" office:value="30.1" calcext:value-type="float">
            <text:p>30.1</text:p>
          </table:table-cell>
          <table:table-cell office:value-type="float" office:value="11.28" calcext:value-type="float">
            <text:p>11.28</text:p>
          </table:table-cell>
          <table:table-cell office:value-type="float" office:value="5.71" calcext:value-type="float">
            <text:p>5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9-06</text:p>
          </table:table-cell>
          <table:table-cell office:value-type="float" office:value="26.7" calcext:value-type="float">
            <text:p>26.7</text:p>
          </table:table-cell>
          <table:table-cell office:value-type="float" office:value="12.92" calcext:value-type="float">
            <text:p>12.92</text:p>
          </table:table-cell>
          <table:table-cell office:value-type="float" office:value="10.11" calcext:value-type="float">
            <text:p>10.11</text:p>
          </table:table-cell>
          <table:table-cell table:formula="of:=[.G34]" office:value-type="float" office:value="10.11" calcext:value-type="float" table:number-columns-spanned="1" table:number-rows-spanned="2">
            <text:p>10.11</text:p>
          </table:table-cell>
          <table:table-cell table:formula="of:=DATEDIF([.D34];[.D35];&quot;d&quot;)" office:value-type="float" office:value="159" calcext:value-type="float" table:number-columns-spanned="1" table:number-rows-spanned="2">
            <text:p>159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2</text:p>
          </table:table-cell>
          <table:table-cell office:value-type="float" office:value="30.15" calcext:value-type="float">
            <text:p>30.15</text:p>
          </table:table-cell>
          <table:table-cell office:value-type="float" office:value="12.92" calcext:value-type="float">
            <text:p>12.92</text:p>
          </table:table-cell>
          <table:table-cell office:value-type="float" office:value="10.11" calcext:value-type="float">
            <text:p>10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01</text:p>
          </table:table-cell>
          <table:table-cell office:value-type="float" office:value="27.25" calcext:value-type="float">
            <text:p>27.25</text:p>
          </table:table-cell>
          <table:table-cell office:value-type="float" office:value="10.64" calcext:value-type="float">
            <text:p>10.64</text:p>
          </table:table-cell>
          <table:table-cell office:value-type="float" office:value="3.85" calcext:value-type="float">
            <text:p>3.85</text:p>
          </table:table-cell>
          <table:table-cell table:formula="of:=[.G36]" office:value-type="float" office:value="3.85" calcext:value-type="float" table:number-columns-spanned="1" table:number-rows-spanned="2">
            <text:p>3.85</text:p>
          </table:table-cell>
          <table:table-cell table:formula="of:=DATEDIF([.D36];[.D37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2</text:p>
          </table:table-cell>
          <table:table-cell office:value-type="float" office:value="30.15" calcext:value-type="float">
            <text:p>30.15</text:p>
          </table:table-cell>
          <table:table-cell office:value-type="float" office:value="10.64" calcext:value-type="float">
            <text:p>10.64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2-31</text:p>
          </table:table-cell>
          <table:table-cell office:value-type="float" office:value="27.4" calcext:value-type="float">
            <text:p>27.4</text:p>
          </table:table-cell>
          <table:table-cell office:value-type="float" office:value="10.4" calcext:value-type="float">
            <text:p>10.4</text:p>
          </table:table-cell>
          <table:table-cell office:value-type="float" office:value="6.92" calcext:value-type="float">
            <text:p>6.92</text:p>
          </table:table-cell>
          <table:table-cell table:formula="of:=[.G38]" office:value-type="float" office:value="6.92" calcext:value-type="float" table:number-columns-spanned="1" table:number-rows-spanned="2">
            <text:p>6.92</text:p>
          </table:table-cell>
          <table:table-cell table:formula="of:=DATEDIF([.D38];[.D39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2</text:p>
          </table:table-cell>
          <table:table-cell office:value-type="float" office:value="30.25" calcext:value-type="float">
            <text:p>30.25</text:p>
          </table:table-cell>
          <table:table-cell office:value-type="float" office:value="10.4" calcext:value-type="float">
            <text:p>10.4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03</text:p>
          </table:table-cell>
          <table:table-cell office:value-type="float" office:value="27.35" calcext:value-type="float">
            <text:p>27.35</text:p>
          </table:table-cell>
          <table:table-cell office:value-type="float" office:value="10.97" calcext:value-type="float">
            <text:p>10.97</text:p>
          </table:table-cell>
          <table:table-cell office:value-type="float" office:value="6.75" calcext:value-type="float">
            <text:p>6.75</text:p>
          </table:table-cell>
          <table:table-cell table:formula="of:=[.G40]" office:value-type="float" office:value="6.75" calcext:value-type="float" table:number-columns-spanned="1" table:number-rows-spanned="2">
            <text:p>6.75</text:p>
          </table:table-cell>
          <table:table-cell table:formula="of:=DATEDIF([.D40];[.D41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2</text:p>
          </table:table-cell>
          <table:table-cell office:value-type="float" office:value="30.35" calcext:value-type="float">
            <text:p>30.35</text:p>
          </table:table-cell>
          <table:table-cell office:value-type="float" office:value="10.97" calcext:value-type="float">
            <text:p>10.97</text:p>
          </table:table-cell>
          <table:table-cell office:value-type="float" office:value="6.75" calcext:value-type="float">
            <text:p>6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8-31</text:p>
          </table:table-cell>
          <table:table-cell office:value-type="float" office:value="26.45" calcext:value-type="float">
            <text:p>26.45</text:p>
          </table:table-cell>
          <table:table-cell office:value-type="float" office:value="15.31" calcext:value-type="float">
            <text:p>15.31</text:p>
          </table:table-cell>
          <table:table-cell office:value-type="float" office:value="9.26" calcext:value-type="float">
            <text:p>9.26</text:p>
          </table:table-cell>
          <table:table-cell table:formula="of:=[.G42]" office:value-type="float" office:value="9.26" calcext:value-type="float" table:number-columns-spanned="1" table:number-rows-spanned="2">
            <text:p>9.26</text:p>
          </table:table-cell>
          <table:table-cell table:formula="of:=DATEDIF([.D42];[.D43];&quot;d&quot;)" office:value-type="float" office:value="165" calcext:value-type="float" table:number-columns-spanned="1" table:number-rows-spanned="2">
            <text:p>165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12</text:p>
          </table:table-cell>
          <table:table-cell office:value-type="float" office:value="30.5" calcext:value-type="float">
            <text:p>30.5</text:p>
          </table:table-cell>
          <table:table-cell office:value-type="float" office:value="15.31" calcext:value-type="float">
            <text:p>15.31</text:p>
          </table:table-cell>
          <table:table-cell office:value-type="float" office:value="9.26" calcext:value-type="float">
            <text:p>9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9-25</text:p>
          </table:table-cell>
          <table:table-cell office:value-type="float" office:value="26.35" calcext:value-type="float">
            <text:p>26.35</text:p>
          </table:table-cell>
          <table:table-cell office:value-type="float" office:value="16.13" calcext:value-type="float">
            <text:p>16.13</text:p>
          </table:table-cell>
          <table:table-cell office:value-type="float" office:value="4.67" calcext:value-type="float">
            <text:p>4.67</text:p>
          </table:table-cell>
          <table:table-cell table:formula="of:=[.G44]" office:value-type="float" office:value="4.67" calcext:value-type="float" table:number-columns-spanned="1" table:number-rows-spanned="2">
            <text:p>4.67</text:p>
          </table:table-cell>
          <table:table-cell table:formula="of:=DATEDIF([.D44];[.D45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2</text:p>
          </table:table-cell>
          <table:table-cell office:value-type="float" office:value="30.6" calcext:value-type="float">
            <text:p>30.6</text:p>
          </table:table-cell>
          <table:table-cell office:value-type="float" office:value="16.13" calcext:value-type="float">
            <text:p>16.13</text:p>
          </table:table-cell>
          <table:table-cell office:value-type="float" office:value="4.67" calcext:value-type="float">
            <text:p>4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0-23</text:p>
          </table:table-cell>
          <table:table-cell office:value-type="float" office:value="26.4" calcext:value-type="float">
            <text:p>26.4</text:p>
          </table:table-cell>
          <table:table-cell office:value-type="float" office:value="16.67" calcext:value-type="float">
            <text:p>16.67</text:p>
          </table:table-cell>
          <table:table-cell office:value-type="float" office:value="4.85" calcext:value-type="float">
            <text:p>4.85</text:p>
          </table:table-cell>
          <table:table-cell table:formula="of:=[.G46]" office:value-type="float" office:value="4.85" calcext:value-type="float" table:number-columns-spanned="1" table:number-rows-spanned="2">
            <text:p>4.85</text:p>
          </table:table-cell>
          <table:table-cell table:formula="of:=DATEDIF([.D46];[.D47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12</text:p>
          </table:table-cell>
          <table:table-cell office:value-type="float" office:value="30.8" calcext:value-type="float">
            <text:p>30.8</text:p>
          </table:table-cell>
          <table:table-cell office:value-type="float" office:value="16.67" calcext:value-type="float">
            <text:p>16.67</text:p>
          </table:table-cell>
          <table:table-cell office:value-type="float" office:value="4.85" calcext:value-type="float">
            <text:p>4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0-09</text:p>
          </table:table-cell>
          <table:table-cell office:value-type="float" office:value="26.7" calcext:value-type="float">
            <text:p>26.7</text:p>
          </table:table-cell>
          <table:table-cell office:value-type="float" office:value="15.54" calcext:value-type="float">
            <text:p>15.54</text:p>
          </table:table-cell>
          <table:table-cell office:value-type="float" office:value="5.92" calcext:value-type="float">
            <text:p>5.92</text:p>
          </table:table-cell>
          <table:table-cell table:formula="of:=[.G48]" office:value-type="float" office:value="5.92" calcext:value-type="float" table:number-columns-spanned="1" table:number-rows-spanned="2">
            <text:p>5.92</text:p>
          </table:table-cell>
          <table:table-cell table:formula="of:=DATEDIF([.D48];[.D49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12</text:p>
          </table:table-cell>
          <table:table-cell office:value-type="float" office:value="30.85" calcext:value-type="float">
            <text:p>30.85</text:p>
          </table:table-cell>
          <table:table-cell office:value-type="float" office:value="15.54" calcext:value-type="float">
            <text:p>15.54</text:p>
          </table:table-cell>
          <table:table-cell office:value-type="float" office:value="5.92" calcext:value-type="float">
            <text:p>5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0</text:p>
          </table:table-cell>
          <table:table-cell office:value-type="float" office:value="27.05" calcext:value-type="float">
            <text:p>27.05</text:p>
          </table:table-cell>
          <table:table-cell office:value-type="float" office:value="16.27" calcext:value-type="float">
            <text:p>16.27</text:p>
          </table:table-cell>
          <table:table-cell office:value-type="float" office:value="5.71" calcext:value-type="float">
            <text:p>5.71</text:p>
          </table:table-cell>
          <table:table-cell table:formula="of:=[.G50]" office:value-type="float" office:value="5.71" calcext:value-type="float" table:number-columns-spanned="1" table:number-rows-spanned="2">
            <text:p>5.71</text:p>
          </table:table-cell>
          <table:table-cell table:formula="of:=DATEDIF([.D50];[.D51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27</text:p>
          </table:table-cell>
          <table:table-cell office:value-type="float" office:value="31.45" calcext:value-type="float">
            <text:p>31.45</text:p>
          </table:table-cell>
          <table:table-cell office:value-type="float" office:value="16.27" calcext:value-type="float">
            <text:p>16.27</text:p>
          </table:table-cell>
          <table:table-cell office:value-type="float" office:value="5.71" calcext:value-type="float">
            <text:p>5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9-06</text:p>
          </table:table-cell>
          <table:table-cell office:value-type="float" office:value="26.7" calcext:value-type="float">
            <text:p>26.7</text:p>
          </table:table-cell>
          <table:table-cell office:value-type="float" office:value="18.16" calcext:value-type="float">
            <text:p>18.16</text:p>
          </table:table-cell>
          <table:table-cell office:value-type="float" office:value="10.11" calcext:value-type="float">
            <text:p>10.11</text:p>
          </table:table-cell>
          <table:table-cell table:formula="of:=[.G52]" office:value-type="float" office:value="10.11" calcext:value-type="float" table:number-columns-spanned="1" table:number-rows-spanned="2">
            <text:p>10.11</text:p>
          </table:table-cell>
          <table:table-cell table:formula="of:=DATEDIF([.D52];[.D53];&quot;d&quot;)" office:value-type="float" office:value="180" calcext:value-type="float" table:number-columns-spanned="1" table:number-rows-spanned="2">
            <text:p>18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3-05</text:p>
          </table:table-cell>
          <table:table-cell office:value-type="float" office:value="31.55" calcext:value-type="float">
            <text:p>31.55</text:p>
          </table:table-cell>
          <table:table-cell office:value-type="float" office:value="18.16" calcext:value-type="float">
            <text:p>18.16</text:p>
          </table:table-cell>
          <table:table-cell office:value-type="float" office:value="10.11" calcext:value-type="float">
            <text:p>10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01</text:p>
          </table:table-cell>
          <table:table-cell office:value-type="float" office:value="27.25" calcext:value-type="float">
            <text:p>27.25</text:p>
          </table:table-cell>
          <table:table-cell office:value-type="float" office:value="15.78" calcext:value-type="float">
            <text:p>15.78</text:p>
          </table:table-cell>
          <table:table-cell office:value-type="float" office:value="3.85" calcext:value-type="float">
            <text:p>3.85</text:p>
          </table:table-cell>
          <table:table-cell table:formula="of:=[.G54]" office:value-type="float" office:value="3.85" calcext:value-type="float" table:number-columns-spanned="1" table:number-rows-spanned="2">
            <text:p>3.85</text:p>
          </table:table-cell>
          <table:table-cell table:formula="of:=DATEDIF([.D54];[.D5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3-05</text:p>
          </table:table-cell>
          <table:table-cell office:value-type="float" office:value="31.55" calcext:value-type="float">
            <text:p>31.55</text:p>
          </table:table-cell>
          <table:table-cell office:value-type="float" office:value="15.78" calcext:value-type="float">
            <text:p>15.78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2-31</text:p>
          </table:table-cell>
          <table:table-cell office:value-type="float" office:value="27.4" calcext:value-type="float">
            <text:p>27.4</text:p>
          </table:table-cell>
          <table:table-cell office:value-type="float" office:value="15.51" calcext:value-type="float">
            <text:p>15.51</text:p>
          </table:table-cell>
          <table:table-cell office:value-type="float" office:value="6.92" calcext:value-type="float">
            <text:p>6.92</text:p>
          </table:table-cell>
          <table:table-cell table:formula="of:=[.G56]" office:value-type="float" office:value="6.92" calcext:value-type="float" table:number-columns-spanned="1" table:number-rows-spanned="2">
            <text:p>6.92</text:p>
          </table:table-cell>
          <table:table-cell table:formula="of:=DATEDIF([.D56];[.D57];&quot;d&quot;)" office:value-type="float" office:value="64" calcext:value-type="float" table:number-columns-spanned="1" table:number-rows-spanned="2">
            <text:p>6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3-05</text:p>
          </table:table-cell>
          <table:table-cell office:value-type="float" office:value="31.65" calcext:value-type="float">
            <text:p>31.65</text:p>
          </table:table-cell>
          <table:table-cell office:value-type="float" office:value="15.51" calcext:value-type="float">
            <text:p>15.51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03</text:p>
          </table:table-cell>
          <table:table-cell office:value-type="float" office:value="27.35" calcext:value-type="float">
            <text:p>27.35</text:p>
          </table:table-cell>
          <table:table-cell office:value-type="float" office:value="15.9" calcext:value-type="float">
            <text:p>15.9</text:p>
          </table:table-cell>
          <table:table-cell office:value-type="float" office:value="6.75" calcext:value-type="float">
            <text:p>6.75</text:p>
          </table:table-cell>
          <table:table-cell table:formula="of:=[.G58]" office:value-type="float" office:value="6.75" calcext:value-type="float" table:number-columns-spanned="1" table:number-rows-spanned="2">
            <text:p>6.75</text:p>
          </table:table-cell>
          <table:table-cell table:formula="of:=DATEDIF([.D58];[.D5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3-06</text:p>
          </table:table-cell>
          <table:table-cell office:value-type="float" office:value="31.7" calcext:value-type="float">
            <text:p>31.7</text:p>
          </table:table-cell>
          <table:table-cell office:value-type="float" office:value="15.9" calcext:value-type="float">
            <text:p>15.9</text:p>
          </table:table-cell>
          <table:table-cell office:value-type="float" office:value="6.75" calcext:value-type="float">
            <text:p>6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8-31</text:p>
          </table:table-cell>
          <table:table-cell office:value-type="float" office:value="26.45" calcext:value-type="float">
            <text:p>26.45</text:p>
          </table:table-cell>
          <table:table-cell office:value-type="float" office:value="20.23" calcext:value-type="float">
            <text:p>20.23</text:p>
          </table:table-cell>
          <table:table-cell office:value-type="float" office:value="9.26" calcext:value-type="float">
            <text:p>9.26</text:p>
          </table:table-cell>
          <table:table-cell table:formula="of:=[.G60]" office:value-type="float" office:value="9.26" calcext:value-type="float" table:number-columns-spanned="1" table:number-rows-spanned="2">
            <text:p>9.26</text:p>
          </table:table-cell>
          <table:table-cell table:formula="of:=DATEDIF([.D60];[.D61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06</text:p>
          </table:table-cell>
          <table:table-cell office:value-type="float" office:value="31.8" calcext:value-type="float">
            <text:p>31.8</text:p>
          </table:table-cell>
          <table:table-cell office:value-type="float" office:value="20.23" calcext:value-type="float">
            <text:p>20.23</text:p>
          </table:table-cell>
          <table:table-cell office:value-type="float" office:value="9.26" calcext:value-type="float">
            <text:p>9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9-25</text:p>
          </table:table-cell>
          <table:table-cell office:value-type="float" office:value="26.35" calcext:value-type="float">
            <text:p>26.35</text:p>
          </table:table-cell>
          <table:table-cell office:value-type="float" office:value="21.44" calcext:value-type="float">
            <text:p>21.44</text:p>
          </table:table-cell>
          <table:table-cell office:value-type="float" office:value="4.67" calcext:value-type="float">
            <text:p>4.67</text:p>
          </table:table-cell>
          <table:table-cell table:formula="of:=[.G62]" office:value-type="float" office:value="4.67" calcext:value-type="float" table:number-columns-spanned="1" table:number-rows-spanned="2">
            <text:p>4.67</text:p>
          </table:table-cell>
          <table:table-cell table:formula="of:=DATEDIF([.D62];[.D63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3-13</text:p>
          </table:table-cell>
          <table:table-cell office:value-type="float" office:value="32" calcext:value-type="float">
            <text:p>32</text:p>
          </table:table-cell>
          <table:table-cell office:value-type="float" office:value="21.44" calcext:value-type="float">
            <text:p>21.44</text:p>
          </table:table-cell>
          <table:table-cell office:value-type="float" office:value="4.67" calcext:value-type="float">
            <text:p>4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0-09</text:p>
          </table:table-cell>
          <table:table-cell office:value-type="float" office:value="26.7" calcext:value-type="float">
            <text:p>26.7</text:p>
          </table:table-cell>
          <table:table-cell office:value-type="float" office:value="20.41" calcext:value-type="float">
            <text:p>20.41</text:p>
          </table:table-cell>
          <table:table-cell office:value-type="float" office:value="5.92" calcext:value-type="float">
            <text:p>5.92</text:p>
          </table:table-cell>
          <table:table-cell table:formula="of:=[.G64]" office:value-type="float" office:value="5.92" calcext:value-type="float" table:number-columns-spanned="1" table:number-rows-spanned="2">
            <text:p>5.92</text:p>
          </table:table-cell>
          <table:table-cell table:formula="of:=DATEDIF([.D64];[.D65];&quot;d&quot;)" office:value-type="float" office:value="156" calcext:value-type="float" table:number-columns-spanned="1" table:number-rows-spanned="2">
            <text:p>15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14</text:p>
          </table:table-cell>
          <table:table-cell office:value-type="float" office:value="32.15" calcext:value-type="float">
            <text:p>32.15</text:p>
          </table:table-cell>
          <table:table-cell office:value-type="float" office:value="20.41" calcext:value-type="float">
            <text:p>20.41</text:p>
          </table:table-cell>
          <table:table-cell office:value-type="float" office:value="5.92" calcext:value-type="float">
            <text:p>5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0-23</text:p>
          </table:table-cell>
          <table:table-cell office:value-type="float" office:value="26.4" calcext:value-type="float">
            <text:p>26.4</text:p>
          </table:table-cell>
          <table:table-cell office:value-type="float" office:value="21.78" calcext:value-type="float">
            <text:p>21.78</text:p>
          </table:table-cell>
          <table:table-cell office:value-type="float" office:value="4.85" calcext:value-type="float">
            <text:p>4.85</text:p>
          </table:table-cell>
          <table:table-cell table:formula="of:=[.G66]" office:value-type="float" office:value="4.85" calcext:value-type="float" table:number-columns-spanned="1" table:number-rows-spanned="2">
            <text:p>4.85</text:p>
          </table:table-cell>
          <table:table-cell table:formula="of:=DATEDIF([.D66];[.D67];&quot;d&quot;)" office:value-type="float" office:value="142" calcext:value-type="float" table:number-columns-spanned="1" table:number-rows-spanned="2">
            <text:p>14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14</text:p>
          </table:table-cell>
          <table:table-cell office:value-type="float" office:value="32.15" calcext:value-type="float">
            <text:p>32.15</text:p>
          </table:table-cell>
          <table:table-cell office:value-type="float" office:value="21.78" calcext:value-type="float">
            <text:p>21.78</text:p>
          </table:table-cell>
          <table:table-cell office:value-type="float" office:value="4.85" calcext:value-type="float">
            <text:p>4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0</text:p>
          </table:table-cell>
          <table:table-cell office:value-type="float" office:value="27.05" calcext:value-type="float">
            <text:p>27.05</text:p>
          </table:table-cell>
          <table:table-cell office:value-type="float" office:value="21.26" calcext:value-type="float">
            <text:p>21.26</text:p>
          </table:table-cell>
          <table:table-cell office:value-type="float" office:value="5.71" calcext:value-type="float">
            <text:p>5.71</text:p>
          </table:table-cell>
          <table:table-cell table:formula="of:=[.G68]" office:value-type="float" office:value="5.71" calcext:value-type="float" table:number-columns-spanned="1" table:number-rows-spanned="2">
            <text:p>5.71</text:p>
          </table:table-cell>
          <table:table-cell table:formula="of:=DATEDIF([.D68];[.D69];&quot;d&quot;)" office:value-type="float" office:value="76" calcext:value-type="float" table:number-columns-spanned="1" table:number-rows-spanned="2">
            <text:p>7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27</text:p>
          </table:table-cell>
          <table:table-cell office:value-type="float" office:value="32.8" calcext:value-type="float">
            <text:p>32.8</text:p>
          </table:table-cell>
          <table:table-cell office:value-type="float" office:value="21.26" calcext:value-type="float">
            <text:p>21.26</text:p>
          </table:table-cell>
          <table:table-cell office:value-type="float" office:value="5.71" calcext:value-type="float">
            <text:p>5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9-06</text:p>
          </table:table-cell>
          <table:table-cell office:value-type="float" office:value="26.7" calcext:value-type="float">
            <text:p>26.7</text:p>
          </table:table-cell>
          <table:table-cell office:value-type="float" office:value="23.22" calcext:value-type="float">
            <text:p>23.22</text:p>
          </table:table-cell>
          <table:table-cell office:value-type="float" office:value="10.11" calcext:value-type="float">
            <text:p>10.11</text:p>
          </table:table-cell>
          <table:table-cell table:formula="of:=[.G70]" office:value-type="float" office:value="10.11" calcext:value-type="float" table:number-columns-spanned="1" table:number-rows-spanned="2">
            <text:p>10.11</text:p>
          </table:table-cell>
          <table:table-cell table:formula="of:=DATEDIF([.D70];[.D71];&quot;d&quot;)" office:value-type="float" office:value="203" calcext:value-type="float" table:number-columns-spanned="1" table:number-rows-spanned="2">
            <text:p>20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28</text:p>
          </table:table-cell>
          <table:table-cell office:value-type="float" office:value="32.9" calcext:value-type="float">
            <text:p>32.9</text:p>
          </table:table-cell>
          <table:table-cell office:value-type="float" office:value="23.22" calcext:value-type="float">
            <text:p>23.22</text:p>
          </table:table-cell>
          <table:table-cell office:value-type="float" office:value="10.11" calcext:value-type="float">
            <text:p>10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2-01</text:p>
          </table:table-cell>
          <table:table-cell office:value-type="float" office:value="27.25" calcext:value-type="float">
            <text:p>27.25</text:p>
          </table:table-cell>
          <table:table-cell office:value-type="float" office:value="20.73" calcext:value-type="float">
            <text:p>20.73</text:p>
          </table:table-cell>
          <table:table-cell office:value-type="float" office:value="3.85" calcext:value-type="float">
            <text:p>3.85</text:p>
          </table:table-cell>
          <table:table-cell table:formula="of:=[.G72]" office:value-type="float" office:value="3.85" calcext:value-type="float" table:number-columns-spanned="1" table:number-rows-spanned="2">
            <text:p>3.85</text:p>
          </table:table-cell>
          <table:table-cell table:formula="of:=DATEDIF([.D72];[.D73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28</text:p>
          </table:table-cell>
          <table:table-cell office:value-type="float" office:value="32.9" calcext:value-type="float">
            <text:p>32.9</text:p>
          </table:table-cell>
          <table:table-cell office:value-type="float" office:value="20.73" calcext:value-type="float">
            <text:p>20.73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2-31</text:p>
          </table:table-cell>
          <table:table-cell office:value-type="float" office:value="27.4" calcext:value-type="float">
            <text:p>27.4</text:p>
          </table:table-cell>
          <table:table-cell office:value-type="float" office:value="20.44" calcext:value-type="float">
            <text:p>20.44</text:p>
          </table:table-cell>
          <table:table-cell office:value-type="float" office:value="6.92" calcext:value-type="float">
            <text:p>6.92</text:p>
          </table:table-cell>
          <table:table-cell table:formula="of:=[.G74]" office:value-type="float" office:value="6.92" calcext:value-type="float" table:number-columns-spanned="1" table:number-rows-spanned="2">
            <text:p>6.92</text:p>
          </table:table-cell>
          <table:table-cell table:formula="of:=DATEDIF([.D74];[.D75];&quot;d&quot;)" office:value-type="float" office:value="87" calcext:value-type="float" table:number-columns-spanned="1" table:number-rows-spanned="2">
            <text:p>87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28</text:p>
          </table:table-cell>
          <table:table-cell office:value-type="float" office:value="33" calcext:value-type="float">
            <text:p>33</text:p>
          </table:table-cell>
          <table:table-cell office:value-type="float" office:value="20.44" calcext:value-type="float">
            <text:p>20.44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03</text:p>
          </table:table-cell>
          <table:table-cell office:value-type="float" office:value="27.35" calcext:value-type="float">
            <text:p>27.35</text:p>
          </table:table-cell>
          <table:table-cell office:value-type="float" office:value="21.02" calcext:value-type="float">
            <text:p>21.02</text:p>
          </table:table-cell>
          <table:table-cell office:value-type="float" office:value="6.75" calcext:value-type="float">
            <text:p>6.75</text:p>
          </table:table-cell>
          <table:table-cell table:formula="of:=[.G76]" office:value-type="float" office:value="6.75" calcext:value-type="float" table:number-columns-spanned="1" table:number-rows-spanned="2">
            <text:p>6.75</text:p>
          </table:table-cell>
          <table:table-cell table:formula="of:=DATEDIF([.D76];[.D77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4-01</text:p>
          </table:table-cell>
          <table:table-cell office:value-type="float" office:value="33.1" calcext:value-type="float">
            <text:p>33.1</text:p>
          </table:table-cell>
          <table:table-cell office:value-type="float" office:value="21.02" calcext:value-type="float">
            <text:p>21.02</text:p>
          </table:table-cell>
          <table:table-cell office:value-type="float" office:value="6.75" calcext:value-type="float">
            <text:p>6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8-31</text:p>
          </table:table-cell>
          <table:table-cell office:value-type="float" office:value="26.45" calcext:value-type="float">
            <text:p>26.45</text:p>
          </table:table-cell>
          <table:table-cell office:value-type="float" office:value="25.33" calcext:value-type="float">
            <text:p>25.33</text:p>
          </table:table-cell>
          <table:table-cell office:value-type="float" office:value="9.26" calcext:value-type="float">
            <text:p>9.26</text:p>
          </table:table-cell>
          <table:table-cell table:formula="of:=[.G78]" office:value-type="float" office:value="9.26" calcext:value-type="float" table:number-columns-spanned="1" table:number-rows-spanned="2">
            <text:p>9.26</text:p>
          </table:table-cell>
          <table:table-cell table:formula="of:=DATEDIF([.D78];[.D7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01</text:p>
          </table:table-cell>
          <table:table-cell office:value-type="float" office:value="33.15" calcext:value-type="float">
            <text:p>33.15</text:p>
          </table:table-cell>
          <table:table-cell office:value-type="float" office:value="25.33" calcext:value-type="float">
            <text:p>25.33</text:p>
          </table:table-cell>
          <table:table-cell office:value-type="float" office:value="9.26" calcext:value-type="float">
            <text:p>9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9-06</text:p>
          </table:table-cell>
          <table:table-cell office:value-type="float" office:value="26.7" calcext:value-type="float">
            <text:p>26.7</text:p>
          </table:table-cell>
          <table:table-cell office:value-type="float" office:value="28.28" calcext:value-type="float">
            <text:p>28.28</text:p>
          </table:table-cell>
          <table:table-cell office:value-type="float" office:value="10.11" calcext:value-type="float">
            <text:p>10.11</text:p>
          </table:table-cell>
          <table:table-cell table:formula="of:=[.G80]" office:value-type="float" office:value="10.11" calcext:value-type="float" table:number-columns-spanned="1" table:number-rows-spanned="2">
            <text:p>10.11</text:p>
          </table:table-cell>
          <table:table-cell table:formula="of:=DATEDIF([.D80];[.D81];&quot;d&quot;)" office:value-type="float" office:value="228" calcext:value-type="float" table:number-columns-spanned="1" table:number-rows-spanned="2">
            <text:p>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22</text:p>
          </table:table-cell>
          <table:table-cell office:value-type="float" office:value="34.25" calcext:value-type="float">
            <text:p>34.25</text:p>
          </table:table-cell>
          <table:table-cell office:value-type="float" office:value="28.28" calcext:value-type="float">
            <text:p>28.28</text:p>
          </table:table-cell>
          <table:table-cell office:value-type="float" office:value="10.11" calcext:value-type="float">
            <text:p>10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2-01</text:p>
          </table:table-cell>
          <table:table-cell office:value-type="float" office:value="27.25" calcext:value-type="float">
            <text:p>27.25</text:p>
          </table:table-cell>
          <table:table-cell office:value-type="float" office:value="25.69" calcext:value-type="float">
            <text:p>25.69</text:p>
          </table:table-cell>
          <table:table-cell office:value-type="float" office:value="3.85" calcext:value-type="float">
            <text:p>3.85</text:p>
          </table:table-cell>
          <table:table-cell table:formula="of:=[.G82]" office:value-type="float" office:value="3.85" calcext:value-type="float" table:number-columns-spanned="1" table:number-rows-spanned="2">
            <text:p>3.85</text:p>
          </table:table-cell>
          <table:table-cell table:formula="of:=DATEDIF([.D82];[.D83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22</text:p>
          </table:table-cell>
          <table:table-cell office:value-type="float" office:value="34.25" calcext:value-type="float">
            <text:p>34.25</text:p>
          </table:table-cell>
          <table:table-cell office:value-type="float" office:value="25.69" calcext:value-type="float">
            <text:p>25.69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0</text:p>
          </table:table-cell>
          <table:table-cell office:value-type="float" office:value="27.05" calcext:value-type="float">
            <text:p>27.05</text:p>
          </table:table-cell>
          <table:table-cell office:value-type="float" office:value="26.43" calcext:value-type="float">
            <text:p>26.43</text:p>
          </table:table-cell>
          <table:table-cell office:value-type="float" office:value="5.71" calcext:value-type="float">
            <text:p>5.71</text:p>
          </table:table-cell>
          <table:table-cell table:formula="of:=[.G84]" office:value-type="float" office:value="5.71" calcext:value-type="float" table:number-columns-spanned="1" table:number-rows-spanned="2">
            <text:p>5.71</text:p>
          </table:table-cell>
          <table:table-cell table:formula="of:=DATEDIF([.D84];[.D85];&quot;d&quot;)" office:value-type="float" office:value="102" calcext:value-type="float" table:number-columns-spanned="1" table:number-rows-spanned="2">
            <text:p>1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22</text:p>
          </table:table-cell>
          <table:table-cell office:value-type="float" office:value="34.2" calcext:value-type="float">
            <text:p>34.2</text:p>
          </table:table-cell>
          <table:table-cell office:value-type="float" office:value="26.43" calcext:value-type="float">
            <text:p>26.43</text:p>
          </table:table-cell>
          <table:table-cell office:value-type="float" office:value="5.71" calcext:value-type="float">
            <text:p>5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10-09</text:p>
          </table:table-cell>
          <table:table-cell office:value-type="float" office:value="26.7" calcext:value-type="float">
            <text:p>26.7</text:p>
          </table:table-cell>
          <table:table-cell office:value-type="float" office:value="25.47" calcext:value-type="float">
            <text:p>25.47</text:p>
          </table:table-cell>
          <table:table-cell office:value-type="float" office:value="5.92" calcext:value-type="float">
            <text:p>5.92</text:p>
          </table:table-cell>
          <table:table-cell table:formula="of:=[.G86]" office:value-type="float" office:value="5.92" calcext:value-type="float" table:number-columns-spanned="1" table:number-rows-spanned="2">
            <text:p>5.92</text:p>
          </table:table-cell>
          <table:table-cell table:formula="of:=DATEDIF([.D86];[.D87];&quot;d&quot;)" office:value-type="float" office:value="195" calcext:value-type="float" table:number-columns-spanned="1" table:number-rows-spanned="2">
            <text:p>1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22</text:p>
          </table:table-cell>
          <table:table-cell office:value-type="float" office:value="33.5" calcext:value-type="float">
            <text:p>33.5</text:p>
          </table:table-cell>
          <table:table-cell office:value-type="float" office:value="25.47" calcext:value-type="float">
            <text:p>25.47</text:p>
          </table:table-cell>
          <table:table-cell office:value-type="float" office:value="5.92" calcext:value-type="float">
            <text:p>5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10-23</text:p>
          </table:table-cell>
          <table:table-cell office:value-type="float" office:value="26.4" calcext:value-type="float">
            <text:p>26.4</text:p>
          </table:table-cell>
          <table:table-cell office:value-type="float" office:value="26.89" calcext:value-type="float">
            <text:p>26.89</text:p>
          </table:table-cell>
          <table:table-cell office:value-type="float" office:value="4.85" calcext:value-type="float">
            <text:p>4.85</text:p>
          </table:table-cell>
          <table:table-cell table:formula="of:=[.G88]" office:value-type="float" office:value="4.85" calcext:value-type="float" table:number-columns-spanned="1" table:number-rows-spanned="2">
            <text:p>4.85</text:p>
          </table:table-cell>
          <table:table-cell table:formula="of:=DATEDIF([.D88];[.D89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22</text:p>
          </table:table-cell>
          <table:table-cell office:value-type="float" office:value="33.5" calcext:value-type="float">
            <text:p>33.5</text:p>
          </table:table-cell>
          <table:table-cell office:value-type="float" office:value="26.89" calcext:value-type="float">
            <text:p>26.89</text:p>
          </table:table-cell>
          <table:table-cell office:value-type="float" office:value="4.85" calcext:value-type="float">
            <text:p>4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9-2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76" calcext:value-type="float">
            <text:p>26.76</text:p>
          </table:table-cell>
          <table:table-cell office:value-type="float" office:value="4.67" calcext:value-type="float">
            <text:p>4.67</text:p>
          </table:table-cell>
          <table:table-cell table:formula="of:=[.G90]" office:value-type="float" office:value="4.67" calcext:value-type="float" table:number-columns-spanned="1" table:number-rows-spanned="2">
            <text:p>4.67</text:p>
          </table:table-cell>
          <table:table-cell table:formula="of:=DATEDIF([.D90];[.D91];&quot;d&quot;)" office:value-type="float" office:value="209" calcext:value-type="float" table:number-columns-spanned="1" table:number-rows-spanned="2">
            <text:p>20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4-22</text:p>
          </table:table-cell>
          <table:table-cell office:value-type="float" office:value="33.4" calcext:value-type="float">
            <text:p>33.4</text:p>
          </table:table-cell>
          <table:table-cell office:value-type="float" office:value="26.76" calcext:value-type="float">
            <text:p>26.76</text:p>
          </table:table-cell>
          <table:table-cell office:value-type="float" office:value="4.67" calcext:value-type="float">
            <text:p>4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12-31</text:p>
          </table:table-cell>
          <table:table-cell office:value-type="float" office:value="27.4" calcext:value-type="float">
            <text:p>27.4</text:p>
          </table:table-cell>
          <table:table-cell office:value-type="float" office:value="25.55" calcext:value-type="float">
            <text:p>25.55</text:p>
          </table:table-cell>
          <table:table-cell office:value-type="float" office:value="6.92" calcext:value-type="float">
            <text:p>6.92</text:p>
          </table:table-cell>
          <table:table-cell table:formula="of:=[.G92]" office:value-type="float" office:value="6.92" calcext:value-type="float" table:number-columns-spanned="1" table:number-rows-spanned="2">
            <text:p>6.92</text:p>
          </table:table-cell>
          <table:table-cell table:formula="of:=DATEDIF([.D92];[.D93];&quot;d&quot;)" office:value-type="float" office:value="129" calcext:value-type="float" table:number-columns-spanned="1" table:number-rows-spanned="2">
            <text:p>1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5-09</text:p>
          </table:table-cell>
          <table:table-cell office:value-type="float" office:value="34.4" calcext:value-type="float">
            <text:p>34.4</text:p>
          </table:table-cell>
          <table:table-cell office:value-type="float" office:value="25.55" calcext:value-type="float">
            <text:p>25.55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03</text:p>
          </table:table-cell>
          <table:table-cell office:value-type="float" office:value="27.35" calcext:value-type="float">
            <text:p>27.35</text:p>
          </table:table-cell>
          <table:table-cell office:value-type="float" office:value="25.96" calcext:value-type="float">
            <text:p>25.96</text:p>
          </table:table-cell>
          <table:table-cell office:value-type="float" office:value="6.75" calcext:value-type="float">
            <text:p>6.75</text:p>
          </table:table-cell>
          <table:table-cell table:formula="of:=[.G94]" office:value-type="float" office:value="6.75" calcext:value-type="float" table:number-columns-spanned="1" table:number-rows-spanned="2">
            <text:p>6.75</text:p>
          </table:table-cell>
          <table:table-cell table:formula="of:=DATEDIF([.D94];[.D95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5-09</text:p>
          </table:table-cell>
          <table:table-cell office:value-type="float" office:value="34.45" calcext:value-type="float">
            <text:p>34.45</text:p>
          </table:table-cell>
          <table:table-cell office:value-type="float" office:value="25.96" calcext:value-type="float">
            <text:p>25.96</text:p>
          </table:table-cell>
          <table:table-cell office:value-type="float" office:value="6.75" calcext:value-type="float">
            <text:p>6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5-31</text:p>
          </table:table-cell>
          <table:table-cell office:value-type="float" office:value="29.45" calcext:value-type="float">
            <text:p>29.45</text:p>
          </table:table-cell>
          <table:table-cell office:value-type="float" office:value="6.28" calcext:value-type="float">
            <text:p>6.28</text:p>
          </table:table-cell>
          <table:table-cell office:value-type="float" office:value="4.58" calcext:value-type="float">
            <text:p>4.58</text:p>
          </table:table-cell>
          <table:table-cell table:formula="of:=[.G96]" office:value-type="float" office:value="4.58" calcext:value-type="float" table:number-columns-spanned="1" table:number-rows-spanned="2">
            <text:p>4.58</text:p>
          </table:table-cell>
          <table:table-cell table:formula="of:=DATEDIF([.D96];[.D97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6-06</text:p>
          </table:table-cell>
          <table:table-cell office:value-type="float" office:value="31.3" calcext:value-type="float">
            <text:p>31.3</text:p>
          </table:table-cell>
          <table:table-cell office:value-type="float" office:value="6.28" calcext:value-type="float">
            <text:p>6.28</text:p>
          </table:table-cell>
          <table:table-cell office:value-type="float" office:value="4.58" calcext:value-type="float">
            <text:p>4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5-31</text:p>
          </table:table-cell>
          <table:table-cell office:value-type="float" office:value="29.45" calcext:value-type="float">
            <text:p>29.45</text:p>
          </table:table-cell>
          <table:table-cell office:value-type="float" office:value="11.38" calcext:value-type="float">
            <text:p>11.38</text:p>
          </table:table-cell>
          <table:table-cell office:value-type="float" office:value="4.58" calcext:value-type="float">
            <text:p>4.58</text:p>
          </table:table-cell>
          <table:table-cell table:formula="of:=[.G98]" office:value-type="float" office:value="4.58" calcext:value-type="float" table:number-columns-spanned="1" table:number-rows-spanned="2">
            <text:p>4.58</text:p>
          </table:table-cell>
          <table:table-cell table:formula="of:=DATEDIF([.D98];[.D9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6-28</text:p>
          </table:table-cell>
          <table:table-cell office:value-type="float" office:value="32.8" calcext:value-type="float">
            <text:p>32.8</text:p>
          </table:table-cell>
          <table:table-cell office:value-type="float" office:value="11.38" calcext:value-type="float">
            <text:p>11.38</text:p>
          </table:table-cell>
          <table:table-cell office:value-type="float" office:value="4.58" calcext:value-type="float">
            <text:p>4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5-31</text:p>
          </table:table-cell>
          <table:table-cell office:value-type="float" office:value="29.45" calcext:value-type="float">
            <text:p>29.45</text:p>
          </table:table-cell>
          <table:table-cell office:value-type="float" office:value="16.47" calcext:value-type="float">
            <text:p>16.47</text:p>
          </table:table-cell>
          <table:table-cell office:value-type="float" office:value="4.58" calcext:value-type="float">
            <text:p>4.58</text:p>
          </table:table-cell>
          <table:table-cell table:formula="of:=[.G100]" office:value-type="float" office:value="4.58" calcext:value-type="float" table:number-columns-spanned="1" table:number-rows-spanned="2">
            <text:p>4.58</text:p>
          </table:table-cell>
          <table:table-cell table:formula="of:=DATEDIF([.D100];[.D10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7-04</text:p>
          </table:table-cell>
          <table:table-cell office:value-type="float" office:value="34.3" calcext:value-type="float">
            <text:p>34.3</text:p>
          </table:table-cell>
          <table:table-cell office:value-type="float" office:value="16.47" calcext:value-type="float">
            <text:p>16.47</text:p>
          </table:table-cell>
          <table:table-cell office:value-type="float" office:value="4.58" calcext:value-type="float">
            <text:p>4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9-25</text:p>
          </table:table-cell>
          <table:table-cell office:value-type="float" office:value="26.35" calcext:value-type="float">
            <text:p>26.35</text:p>
          </table:table-cell>
          <table:table-cell office:value-type="float" office:value="31.88" calcext:value-type="float">
            <text:p>31.88</text:p>
          </table:table-cell>
          <table:table-cell office:value-type="float" office:value="4.67" calcext:value-type="float">
            <text:p>4.67</text:p>
          </table:table-cell>
          <table:table-cell table:formula="of:=[.G102]" office:value-type="float" office:value="4.67" calcext:value-type="float" table:number-columns-spanned="1" table:number-rows-spanned="2">
            <text:p>4.67</text:p>
          </table:table-cell>
          <table:table-cell table:formula="of:=DATEDIF([.D102];[.D103];&quot;d&quot;)" office:value-type="float" office:value="282" calcext:value-type="float" table:number-columns-spanned="1" table:number-rows-spanned="2">
            <text:p>2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7-04</text:p>
          </table:table-cell>
          <table:table-cell office:value-type="float" office:value="34.75" calcext:value-type="float">
            <text:p>34.75</text:p>
          </table:table-cell>
          <table:table-cell office:value-type="float" office:value="31.88" calcext:value-type="float">
            <text:p>31.88</text:p>
          </table:table-cell>
          <table:table-cell office:value-type="float" office:value="4.67" calcext:value-type="float">
            <text:p>4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5-31</text:p>
          </table:table-cell>
          <table:table-cell office:value-type="float" office:value="29.45" calcext:value-type="float">
            <text:p>29.45</text:p>
          </table:table-cell>
          <table:table-cell office:value-type="float" office:value="21.56" calcext:value-type="float">
            <text:p>21.56</text:p>
          </table:table-cell>
          <table:table-cell office:value-type="float" office:value="4.58" calcext:value-type="float">
            <text:p>4.58</text:p>
          </table:table-cell>
          <table:table-cell table:formula="of:=[.G104]" office:value-type="float" office:value="4.58" calcext:value-type="float" table:number-columns-spanned="1" table:number-rows-spanned="2">
            <text:p>4.58</text:p>
          </table:table-cell>
          <table:table-cell table:formula="of:=DATEDIF([.D104];[.D105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7-05</text:p>
          </table:table-cell>
          <table:table-cell office:value-type="float" office:value="35.8" calcext:value-type="float">
            <text:p>35.8</text:p>
          </table:table-cell>
          <table:table-cell office:value-type="float" office:value="21.56" calcext:value-type="float">
            <text:p>21.56</text:p>
          </table:table-cell>
          <table:table-cell office:value-type="float" office:value="4.58" calcext:value-type="float">
            <text:p>4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5-31</text:p>
          </table:table-cell>
          <table:table-cell office:value-type="float" office:value="29.45" calcext:value-type="float">
            <text:p>29.45</text:p>
          </table:table-cell>
          <table:table-cell office:value-type="float" office:value="26.49" calcext:value-type="float">
            <text:p>26.49</text:p>
          </table:table-cell>
          <table:table-cell office:value-type="float" office:value="4.58" calcext:value-type="float">
            <text:p>4.58</text:p>
          </table:table-cell>
          <table:table-cell table:formula="of:=[.G106]" office:value-type="float" office:value="4.58" calcext:value-type="float" table:number-columns-spanned="1" table:number-rows-spanned="2">
            <text:p>4.58</text:p>
          </table:table-cell>
          <table:table-cell table:formula="of:=DATEDIF([.D106];[.D107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7-05</text:p>
          </table:table-cell>
          <table:table-cell office:value-type="float" office:value="37.25" calcext:value-type="float">
            <text:p>37.25</text:p>
          </table:table-cell>
          <table:table-cell office:value-type="float" office:value="26.49" calcext:value-type="float">
            <text:p>26.49</text:p>
          </table:table-cell>
          <table:table-cell office:value-type="float" office:value="4.58" calcext:value-type="float">
            <text:p>4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21</text:p>
          </table:table-cell>
          <table:table-cell office:value-type="float" office:value="32.65" calcext:value-type="float">
            <text:p>32.65</text:p>
          </table:table-cell>
          <table:table-cell office:value-type="float" office:value="11.18" calcext:value-type="float">
            <text:p>11.18</text:p>
          </table:table-cell>
          <table:table-cell office:value-type="float" office:value="1.07" calcext:value-type="float">
            <text:p>1.07</text:p>
          </table:table-cell>
          <table:table-cell table:formula="of:=[.G108]" office:value-type="float" office:value="1.07" calcext:value-type="float" table:number-columns-spanned="1" table:number-rows-spanned="2">
            <text:p>1.07</text:p>
          </table:table-cell>
          <table:table-cell table:formula="of:=DATEDIF([.D108];[.D109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13</text:p>
          </table:table-cell>
          <table:table-cell office:value-type="float" office:value="36.3" calcext:value-type="float">
            <text:p>36.3</text:p>
          </table:table-cell>
          <table:table-cell office:value-type="float" office:value="11.18" calcext:value-type="float">
            <text:p>11.18</text:p>
          </table:table-cell>
          <table:table-cell office:value-type="float" office:value="1.07" calcext:value-type="float">
            <text:p>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13</text:p>
          </table:table-cell>
          <table:table-cell office:value-type="float" office:value="32.55" calcext:value-type="float">
            <text:p>32.55</text:p>
          </table:table-cell>
          <table:table-cell office:value-type="float" office:value="10.29" calcext:value-type="float">
            <text:p>10.29</text:p>
          </table:table-cell>
          <table:table-cell office:value-type="float" office:value="1.38" calcext:value-type="float">
            <text:p>1.38</text:p>
          </table:table-cell>
          <table:table-cell table:formula="of:=[.G110]" office:value-type="float" office:value="1.38" calcext:value-type="float" table:number-columns-spanned="1" table:number-rows-spanned="2">
            <text:p>1.38</text:p>
          </table:table-cell>
          <table:table-cell table:formula="of:=DATEDIF([.D110];[.D11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13</text:p>
          </table:table-cell>
          <table:table-cell office:value-type="float" office:value="35.9" calcext:value-type="float">
            <text:p>35.9</text:p>
          </table:table-cell>
          <table:table-cell office:value-type="float" office:value="10.29" calcext:value-type="float">
            <text:p>10.29</text:p>
          </table:table-cell>
          <table:table-cell office:value-type="float" office:value="1.38" calcext:value-type="float">
            <text:p>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21</text:p>
          </table:table-cell>
          <table:table-cell office:value-type="float" office:value="32.65" calcext:value-type="float">
            <text:p>32.65</text:p>
          </table:table-cell>
          <table:table-cell office:value-type="float" office:value="6.13" calcext:value-type="float">
            <text:p>6.13</text:p>
          </table:table-cell>
          <table:table-cell office:value-type="float" office:value="1.07" calcext:value-type="float">
            <text:p>1.07</text:p>
          </table:table-cell>
          <table:table-cell table:formula="of:=[.G112]" office:value-type="float" office:value="1.07" calcext:value-type="float" table:number-columns-spanned="1" table:number-rows-spanned="2">
            <text:p>1.07</text:p>
          </table:table-cell>
          <table:table-cell table:formula="of:=DATEDIF([.D112];[.D113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3</text:p>
          </table:table-cell>
          <table:table-cell office:value-type="float" office:value="34.65" calcext:value-type="float">
            <text:p>34.65</text:p>
          </table:table-cell>
          <table:table-cell office:value-type="float" office:value="6.13" calcext:value-type="float">
            <text:p>6.13</text:p>
          </table:table-cell>
          <table:table-cell office:value-type="float" office:value="1.07" calcext:value-type="float">
            <text:p>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13</text:p>
          </table:table-cell>
          <table:table-cell office:value-type="float" office:value="32.55" calcext:value-type="float">
            <text:p>32.55</text:p>
          </table:table-cell>
          <table:table-cell office:value-type="float" office:value="5.22" calcext:value-type="float">
            <text:p>5.22</text:p>
          </table:table-cell>
          <table:table-cell office:value-type="float" office:value="1.38" calcext:value-type="float">
            <text:p>1.38</text:p>
          </table:table-cell>
          <table:table-cell table:formula="of:=[.G114]" office:value-type="float" office:value="1.38" calcext:value-type="float" table:number-columns-spanned="1" table:number-rows-spanned="2">
            <text:p>1.38</text:p>
          </table:table-cell>
          <table:table-cell table:formula="of:=DATEDIF([.D114];[.D11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3</text:p>
          </table:table-cell>
          <table:table-cell office:value-type="float" office:value="34.25" calcext:value-type="float">
            <text:p>34.25</text:p>
          </table:table-cell>
          <table:table-cell office:value-type="float" office:value="5.22" calcext:value-type="float">
            <text:p>5.22</text:p>
          </table:table-cell>
          <table:table-cell office:value-type="float" office:value="1.38" calcext:value-type="float">
            <text:p>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2-21</text:p>
          </table:table-cell>
          <table:table-cell office:value-type="float" office:value="32.5" calcext:value-type="float">
            <text:p>32.5</text:p>
          </table:table-cell>
          <table:table-cell office:value-type="float" office:value="5.38" calcext:value-type="float">
            <text:p>5.38</text:p>
          </table:table-cell>
          <table:table-cell office:value-type="float" office:value="4.62" calcext:value-type="float">
            <text:p>4.62</text:p>
          </table:table-cell>
          <table:table-cell table:formula="of:=[.G116]" office:value-type="float" office:value="4.62" calcext:value-type="float" table:number-columns-spanned="1" table:number-rows-spanned="2">
            <text:p>4.62</text:p>
          </table:table-cell>
          <table:table-cell table:formula="of:=DATEDIF([.D116];[.D117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9</text:p>
          </table:table-cell>
          <table:table-cell office:value-type="float" office:value="34.25" calcext:value-type="float">
            <text:p>34.25</text:p>
          </table:table-cell>
          <table:table-cell office:value-type="float" office:value="5.38" calcext:value-type="float">
            <text:p>5.38</text:p>
          </table:table-cell>
          <table:table-cell office:value-type="float" office:value="4.62" calcext:value-type="float">
            <text:p>4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2-04</text:p>
          </table:table-cell>
          <table:table-cell office:value-type="float" office:value="32.8" calcext:value-type="float">
            <text:p>32.8</text:p>
          </table:table-cell>
          <table:table-cell office:value-type="float" office:value="5.34" calcext:value-type="float">
            <text:p>5.34</text:p>
          </table:table-cell>
          <table:table-cell office:value-type="float" office:value="5.49" calcext:value-type="float">
            <text:p>5.49</text:p>
          </table:table-cell>
          <table:table-cell table:formula="of:=[.G118]" office:value-type="float" office:value="5.49" calcext:value-type="float" table:number-columns-spanned="1" table:number-rows-spanned="2">
            <text:p>5.49</text:p>
          </table:table-cell>
          <table:table-cell table:formula="of:=DATEDIF([.D118];[.D119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9</text:p>
          </table:table-cell>
          <table:table-cell office:value-type="float" office:value="34.55" calcext:value-type="float">
            <text:p>34.55</text:p>
          </table:table-cell>
          <table:table-cell office:value-type="float" office:value="5.34" calcext:value-type="float">
            <text:p>5.34</text:p>
          </table:table-cell>
          <table:table-cell office:value-type="float" office:value="5.49" calcext:value-type="float">
            <text:p>5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0</text:p>
          </table:table-cell>
          <table:table-cell office:value-type="float" office:value="32.85" calcext:value-type="float">
            <text:p>32.85</text:p>
          </table:table-cell>
          <table:table-cell office:value-type="float" office:value="5.94" calcext:value-type="float">
            <text:p>5.94</text:p>
          </table:table-cell>
          <table:table-cell office:value-type="float" office:value="1.07" calcext:value-type="float">
            <text:p>1.07</text:p>
          </table:table-cell>
          <table:table-cell table:formula="of:=[.G120]" office:value-type="float" office:value="1.07" calcext:value-type="float" table:number-columns-spanned="1" table:number-rows-spanned="2">
            <text:p>1.07</text:p>
          </table:table-cell>
          <table:table-cell table:formula="of:=DATEDIF([.D120];[.D12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9</text:p>
          </table:table-cell>
          <table:table-cell office:value-type="float" office:value="34.8" calcext:value-type="float">
            <text:p>34.8</text:p>
          </table:table-cell>
          <table:table-cell office:value-type="float" office:value="5.94" calcext:value-type="float">
            <text:p>5.94</text:p>
          </table:table-cell>
          <table:table-cell office:value-type="float" office:value="1.07" calcext:value-type="float">
            <text:p>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21</text:p>
          </table:table-cell>
          <table:table-cell office:value-type="float" office:value="32.5" calcext:value-type="float">
            <text:p>32.5</text:p>
          </table:table-cell>
          <table:table-cell office:value-type="float" office:value="10.46" calcext:value-type="float">
            <text:p>10.46</text:p>
          </table:table-cell>
          <table:table-cell office:value-type="float" office:value="4.62" calcext:value-type="float">
            <text:p>4.62</text:p>
          </table:table-cell>
          <table:table-cell table:formula="of:=[.G122]" office:value-type="float" office:value="4.62" calcext:value-type="float" table:number-columns-spanned="1" table:number-rows-spanned="2">
            <text:p>4.62</text:p>
          </table:table-cell>
          <table:table-cell table:formula="of:=DATEDIF([.D122];[.D123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3-19</text:p>
          </table:table-cell>
          <table:table-cell office:value-type="float" office:value="35.9" calcext:value-type="float">
            <text:p>35.9</text:p>
          </table:table-cell>
          <table:table-cell office:value-type="float" office:value="10.46" calcext:value-type="float">
            <text:p>10.46</text:p>
          </table:table-cell>
          <table:table-cell office:value-type="float" office:value="4.62" calcext:value-type="float">
            <text:p>4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24</text:p>
          </table:table-cell>
          <table:table-cell office:value-type="float" office:value="32.7" calcext:value-type="float">
            <text:p>32.7</text:p>
          </table:table-cell>
          <table:table-cell office:value-type="float" office:value="5.35" calcext:value-type="float">
            <text:p>5.35</text:p>
          </table:table-cell>
          <table:table-cell office:value-type="float" office:value="1.36" calcext:value-type="float">
            <text:p>1.36</text:p>
          </table:table-cell>
          <table:table-cell table:formula="of:=[.G124]" office:value-type="float" office:value="1.36" calcext:value-type="float" table:number-columns-spanned="1" table:number-rows-spanned="2">
            <text:p>1.36</text:p>
          </table:table-cell>
          <table:table-cell table:formula="of:=DATEDIF([.D124];[.D125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5-02</text:p>
          </table:table-cell>
          <table:table-cell office:value-type="float" office:value="34.45" calcext:value-type="float">
            <text:p>34.45</text:p>
          </table:table-cell>
          <table:table-cell office:value-type="float" office:value="5.35" calcext:value-type="float">
            <text:p>5.35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17</text:p>
          </table:table-cell>
          <table:table-cell office:value-type="float" office:value="32.8" calcext:value-type="float">
            <text:p>32.8</text:p>
          </table:table-cell>
          <table:table-cell office:value-type="float" office:value="6.4" calcext:value-type="float">
            <text:p>6.4</text:p>
          </table:table-cell>
          <table:table-cell office:value-type="float" office:value="1.66" calcext:value-type="float">
            <text:p>1.66</text:p>
          </table:table-cell>
          <table:table-cell table:formula="of:=[.G126]" office:value-type="float" office:value="1.66" calcext:value-type="float" table:number-columns-spanned="1" table:number-rows-spanned="2">
            <text:p>1.66</text:p>
          </table:table-cell>
          <table:table-cell table:formula="of:=DATEDIF([.D126];[.D127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5-02</text:p>
          </table:table-cell>
          <table:table-cell office:value-type="float" office:value="34.9" calcext:value-type="float">
            <text:p>34.9</text:p>
          </table:table-cell>
          <table:table-cell office:value-type="float" office:value="6.4" calcext:value-type="float">
            <text:p>6.4</text:p>
          </table:table-cell>
          <table:table-cell office:value-type="float" office:value="1.66" calcext:value-type="float">
            <text:p>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29</text:p>
          </table:table-cell>
          <table:table-cell office:value-type="float" office:value="32.95" calcext:value-type="float">
            <text:p>32.95</text:p>
          </table:table-cell>
          <table:table-cell office:value-type="float" office:value="6.22" calcext:value-type="float">
            <text:p>6.22</text:p>
          </table:table-cell>
          <table:table-cell office:value-type="float" office:value="0.08" calcext:value-type="float">
            <text:p>0.08</text:p>
          </table:table-cell>
          <table:table-cell table:formula="of:=[.G128]" office:value-type="float" office:value="0.08" calcext:value-type="float" table:number-columns-spanned="1" table:number-rows-spanned="2">
            <text:p>0.08</text:p>
          </table:table-cell>
          <table:table-cell table:formula="of:=DATEDIF([.D128];[.D129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5-02</text:p>
          </table:table-cell>
          <table:table-cell office:value-type="float" office:value="35" calcext:value-type="float">
            <text:p>35</text:p>
          </table:table-cell>
          <table:table-cell office:value-type="float" office:value="6.22" calcext:value-type="float">
            <text:p>6.22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22</text:p>
          </table:table-cell>
          <table:table-cell office:value-type="float" office:value="32.95" calcext:value-type="float">
            <text:p>32.95</text:p>
          </table:table-cell>
          <table:table-cell office:value-type="float" office:value="6.83" calcext:value-type="float">
            <text:p>6.83</text:p>
          </table:table-cell>
          <table:table-cell office:value-type="float" office:value="2.11" calcext:value-type="float">
            <text:p>2.11</text:p>
          </table:table-cell>
          <table:table-cell table:formula="of:=[.G130]" office:value-type="float" office:value="2.11" calcext:value-type="float" table:number-columns-spanned="1" table:number-rows-spanned="2">
            <text:p>2.11</text:p>
          </table:table-cell>
          <table:table-cell table:formula="of:=DATEDIF([.D130];[.D131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5-02</text:p>
          </table:table-cell>
          <table:table-cell office:value-type="float" office:value="35.2" calcext:value-type="float">
            <text:p>35.2</text:p>
          </table:table-cell>
          <table:table-cell office:value-type="float" office:value="6.83" calcext:value-type="float">
            <text:p>6.83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24</text:p>
          </table:table-cell>
          <table:table-cell office:value-type="float" office:value="32.7" calcext:value-type="float">
            <text:p>32.7</text:p>
          </table:table-cell>
          <table:table-cell office:value-type="float" office:value="10.4" calcext:value-type="float">
            <text:p>10.4</text:p>
          </table:table-cell>
          <table:table-cell office:value-type="float" office:value="1.36" calcext:value-type="float">
            <text:p>1.36</text:p>
          </table:table-cell>
          <table:table-cell table:formula="of:=[.G132]" office:value-type="float" office:value="1.36" calcext:value-type="float" table:number-columns-spanned="1" table:number-rows-spanned="2">
            <text:p>1.36</text:p>
          </table:table-cell>
          <table:table-cell table:formula="of:=DATEDIF([.D132];[.D13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2</text:p>
          </table:table-cell>
          <table:table-cell office:value-type="float" office:value="36.1" calcext:value-type="float">
            <text:p>36.1</text:p>
          </table:table-cell>
          <table:table-cell office:value-type="float" office:value="10.4" calcext:value-type="float">
            <text:p>10.4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04</text:p>
          </table:table-cell>
          <table:table-cell office:value-type="float" office:value="32.8" calcext:value-type="float">
            <text:p>32.8</text:p>
          </table:table-cell>
          <table:table-cell office:value-type="float" office:value="10.37" calcext:value-type="float">
            <text:p>10.37</text:p>
          </table:table-cell>
          <table:table-cell office:value-type="float" office:value="5.49" calcext:value-type="float">
            <text:p>5.49</text:p>
          </table:table-cell>
          <table:table-cell table:formula="of:=[.G134]" office:value-type="float" office:value="5.49" calcext:value-type="float" table:number-columns-spanned="1" table:number-rows-spanned="2">
            <text:p>5.49</text:p>
          </table:table-cell>
          <table:table-cell table:formula="of:=DATEDIF([.D134];[.D135];&quot;d&quot;)" office:value-type="float" office:value="87" calcext:value-type="float" table:number-columns-spanned="1" table:number-rows-spanned="2">
            <text:p>87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2</text:p>
          </table:table-cell>
          <table:table-cell office:value-type="float" office:value="36.2" calcext:value-type="float">
            <text:p>36.2</text:p>
          </table:table-cell>
          <table:table-cell office:value-type="float" office:value="10.37" calcext:value-type="float">
            <text:p>10.37</text:p>
          </table:table-cell>
          <table:table-cell office:value-type="float" office:value="5.49" calcext:value-type="float">
            <text:p>5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3-10</text:p>
          </table:table-cell>
          <table:table-cell office:value-type="float" office:value="32.85" calcext:value-type="float">
            <text:p>32.85</text:p>
          </table:table-cell>
          <table:table-cell office:value-type="float" office:value="10.96" calcext:value-type="float">
            <text:p>10.96</text:p>
          </table:table-cell>
          <table:table-cell office:value-type="float" office:value="2.44" calcext:value-type="float">
            <text:p>2.44</text:p>
          </table:table-cell>
          <table:table-cell table:formula="of:=[.G136]" office:value-type="float" office:value="2.44" calcext:value-type="float" table:number-columns-spanned="1" table:number-rows-spanned="2">
            <text:p>2.44</text:p>
          </table:table-cell>
          <table:table-cell table:formula="of:=DATEDIF([.D136];[.D137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2</text:p>
          </table:table-cell>
          <table:table-cell office:value-type="float" office:value="36.45" calcext:value-type="float">
            <text:p>36.45</text:p>
          </table:table-cell>
          <table:table-cell office:value-type="float" office:value="10.96" calcext:value-type="float">
            <text:p>10.96</text:p>
          </table:table-cell>
          <table:table-cell office:value-type="float" office:value="2.44" calcext:value-type="float">
            <text:p>2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17</text:p>
          </table:table-cell>
          <table:table-cell office:value-type="float" office:value="32.8" calcext:value-type="float">
            <text:p>32.8</text:p>
          </table:table-cell>
          <table:table-cell office:value-type="float" office:value="11.43" calcext:value-type="float">
            <text:p>11.43</text:p>
          </table:table-cell>
          <table:table-cell office:value-type="float" office:value="1.66" calcext:value-type="float">
            <text:p>1.66</text:p>
          </table:table-cell>
          <table:table-cell table:formula="of:=[.G138]" office:value-type="float" office:value="1.66" calcext:value-type="float" table:number-columns-spanned="1" table:number-rows-spanned="2">
            <text:p>1.66</text:p>
          </table:table-cell>
          <table:table-cell table:formula="of:=DATEDIF([.D138];[.D139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2</text:p>
          </table:table-cell>
          <table:table-cell office:value-type="float" office:value="36.55" calcext:value-type="float">
            <text:p>36.55</text:p>
          </table:table-cell>
          <table:table-cell office:value-type="float" office:value="11.43" calcext:value-type="float">
            <text:p>11.43</text:p>
          </table:table-cell>
          <table:table-cell office:value-type="float" office:value="1.66" calcext:value-type="float">
            <text:p>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29</text:p>
          </table:table-cell>
          <table:table-cell office:value-type="float" office:value="32.95" calcext:value-type="float">
            <text:p>32.95</text:p>
          </table:table-cell>
          <table:table-cell office:value-type="float" office:value="11.23" calcext:value-type="float">
            <text:p>11.23</text:p>
          </table:table-cell>
          <table:table-cell office:value-type="float" office:value="0.08" calcext:value-type="float">
            <text:p>0.08</text:p>
          </table:table-cell>
          <table:table-cell table:formula="of:=[.G140]" office:value-type="float" office:value="0.08" calcext:value-type="float" table:number-columns-spanned="1" table:number-rows-spanned="2">
            <text:p>0.08</text:p>
          </table:table-cell>
          <table:table-cell table:formula="of:=DATEDIF([.D140];[.D141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2</text:p>
          </table:table-cell>
          <table:table-cell office:value-type="float" office:value="36.65" calcext:value-type="float">
            <text:p>36.65</text:p>
          </table:table-cell>
          <table:table-cell office:value-type="float" office:value="11.23" calcext:value-type="float">
            <text:p>11.23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22</text:p>
          </table:table-cell>
          <table:table-cell office:value-type="float" office:value="32.95" calcext:value-type="float">
            <text:p>32.95</text:p>
          </table:table-cell>
          <table:table-cell office:value-type="float" office:value="11.84" calcext:value-type="float">
            <text:p>11.84</text:p>
          </table:table-cell>
          <table:table-cell office:value-type="float" office:value="2.11" calcext:value-type="float">
            <text:p>2.11</text:p>
          </table:table-cell>
          <table:table-cell table:formula="of:=[.G142]" office:value-type="float" office:value="2.11" calcext:value-type="float" table:number-columns-spanned="1" table:number-rows-spanned="2">
            <text:p>2.11</text:p>
          </table:table-cell>
          <table:table-cell table:formula="of:=DATEDIF([.D142];[.D143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2</text:p>
          </table:table-cell>
          <table:table-cell office:value-type="float" office:value="36.85" calcext:value-type="float">
            <text:p>36.85</text:p>
          </table:table-cell>
          <table:table-cell office:value-type="float" office:value="11.84" calcext:value-type="float">
            <text:p>11.84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13</text:p>
          </table:table-cell>
          <table:table-cell office:value-type="float" office:value="32.55" calcext:value-type="float">
            <text:p>32.55</text:p>
          </table:table-cell>
          <table:table-cell office:value-type="float" office:value="15.21" calcext:value-type="float">
            <text:p>15.21</text:p>
          </table:table-cell>
          <table:table-cell office:value-type="float" office:value="4.76" calcext:value-type="float">
            <text:p>4.76</text:p>
          </table:table-cell>
          <table:table-cell table:formula="of:=[.G144]" office:value-type="float" office:value="4.76" calcext:value-type="float" table:number-columns-spanned="1" table:number-rows-spanned="2">
            <text:p>4.76</text:p>
          </table:table-cell>
          <table:table-cell table:formula="of:=DATEDIF([.D144];[.D145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7.5" calcext:value-type="float">
            <text:p>37.5</text:p>
          </table:table-cell>
          <table:table-cell office:value-type="float" office:value="15.21" calcext:value-type="float">
            <text:p>15.21</text:p>
          </table:table-cell>
          <table:table-cell office:value-type="float" office:value="4.76" calcext:value-type="float">
            <text:p>4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21</text:p>
          </table:table-cell>
          <table:table-cell office:value-type="float" office:value="32.5" calcext:value-type="float">
            <text:p>32.5</text:p>
          </table:table-cell>
          <table:table-cell office:value-type="float" office:value="15.38" calcext:value-type="float">
            <text:p>15.38</text:p>
          </table:table-cell>
          <table:table-cell office:value-type="float" office:value="4.62" calcext:value-type="float">
            <text:p>4.62</text:p>
          </table:table-cell>
          <table:table-cell table:formula="of:=[.G146]" office:value-type="float" office:value="4.62" calcext:value-type="float" table:number-columns-spanned="1" table:number-rows-spanned="2">
            <text:p>4.62</text:p>
          </table:table-cell>
          <table:table-cell table:formula="of:=DATEDIF([.D146];[.D147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7.5" calcext:value-type="float">
            <text:p>37.5</text:p>
          </table:table-cell>
          <table:table-cell office:value-type="float" office:value="15.38" calcext:value-type="float">
            <text:p>15.38</text:p>
          </table:table-cell>
          <table:table-cell office:value-type="float" office:value="4.62" calcext:value-type="float">
            <text:p>4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24</text:p>
          </table:table-cell>
          <table:table-cell office:value-type="float" office:value="32.7" calcext:value-type="float">
            <text:p>32.7</text:p>
          </table:table-cell>
          <table:table-cell office:value-type="float" office:value="15.44" calcext:value-type="float">
            <text:p>15.44</text:p>
          </table:table-cell>
          <table:table-cell office:value-type="float" office:value="1.36" calcext:value-type="float">
            <text:p>1.36</text:p>
          </table:table-cell>
          <table:table-cell table:formula="of:=[.G148]" office:value-type="float" office:value="1.36" calcext:value-type="float" table:number-columns-spanned="1" table:number-rows-spanned="2">
            <text:p>1.36</text:p>
          </table:table-cell>
          <table:table-cell table:formula="of:=DATEDIF([.D148];[.D149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7.75" calcext:value-type="float">
            <text:p>37.75</text:p>
          </table:table-cell>
          <table:table-cell office:value-type="float" office:value="15.44" calcext:value-type="float">
            <text:p>15.44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04</text:p>
          </table:table-cell>
          <table:table-cell office:value-type="float" office:value="32.8" calcext:value-type="float">
            <text:p>32.8</text:p>
          </table:table-cell>
          <table:table-cell office:value-type="float" office:value="15.4" calcext:value-type="float">
            <text:p>15.4</text:p>
          </table:table-cell>
          <table:table-cell office:value-type="float" office:value="5.49" calcext:value-type="float">
            <text:p>5.49</text:p>
          </table:table-cell>
          <table:table-cell table:formula="of:=[.G150]" office:value-type="float" office:value="5.49" calcext:value-type="float" table:number-columns-spanned="1" table:number-rows-spanned="2">
            <text:p>5.49</text:p>
          </table:table-cell>
          <table:table-cell table:formula="of:=DATEDIF([.D150];[.D151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7.85" calcext:value-type="float">
            <text:p>37.85</text:p>
          </table:table-cell>
          <table:table-cell office:value-type="float" office:value="15.4" calcext:value-type="float">
            <text:p>15.4</text:p>
          </table:table-cell>
          <table:table-cell office:value-type="float" office:value="5.49" calcext:value-type="float">
            <text:p>5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21</text:p>
          </table:table-cell>
          <table:table-cell office:value-type="float" office:value="32.65" calcext:value-type="float">
            <text:p>32.65</text:p>
          </table:table-cell>
          <table:table-cell office:value-type="float" office:value="16.23" calcext:value-type="float">
            <text:p>16.23</text:p>
          </table:table-cell>
          <table:table-cell office:value-type="float" office:value="5.05" calcext:value-type="float">
            <text:p>5.05</text:p>
          </table:table-cell>
          <table:table-cell table:formula="of:=[.G152]" office:value-type="float" office:value="5.05" calcext:value-type="float" table:number-columns-spanned="1" table:number-rows-spanned="2">
            <text:p>5.05</text:p>
          </table:table-cell>
          <table:table-cell table:formula="of:=DATEDIF([.D152];[.D153];&quot;d&quot;)" office:value-type="float" office:value="176" calcext:value-type="float" table:number-columns-spanned="1" table:number-rows-spanned="2">
            <text:p>176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7.95" calcext:value-type="float">
            <text:p>37.95</text:p>
          </table:table-cell>
          <table:table-cell office:value-type="float" office:value="16.23" calcext:value-type="float">
            <text:p>16.23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3-10</text:p>
          </table:table-cell>
          <table:table-cell office:value-type="float" office:value="32.85" calcext:value-type="float">
            <text:p>32.85</text:p>
          </table:table-cell>
          <table:table-cell office:value-type="float" office:value="15.98" calcext:value-type="float">
            <text:p>15.98</text:p>
          </table:table-cell>
          <table:table-cell office:value-type="float" office:value="2.44" calcext:value-type="float">
            <text:p>2.44</text:p>
          </table:table-cell>
          <table:table-cell table:formula="of:=[.G154]" office:value-type="float" office:value="2.44" calcext:value-type="float" table:number-columns-spanned="1" table:number-rows-spanned="2">
            <text:p>2.44</text:p>
          </table:table-cell>
          <table:table-cell table:formula="of:=DATEDIF([.D154];[.D155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8.1" calcext:value-type="float">
            <text:p>38.1</text:p>
          </table:table-cell>
          <table:table-cell office:value-type="float" office:value="15.98" calcext:value-type="float">
            <text:p>15.98</text:p>
          </table:table-cell>
          <table:table-cell office:value-type="float" office:value="2.44" calcext:value-type="float">
            <text:p>2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17</text:p>
          </table:table-cell>
          <table:table-cell office:value-type="float" office:value="32.8" calcext:value-type="float">
            <text:p>32.8</text:p>
          </table:table-cell>
          <table:table-cell office:value-type="float" office:value="16.46" calcext:value-type="float">
            <text:p>16.46</text:p>
          </table:table-cell>
          <table:table-cell office:value-type="float" office:value="1.66" calcext:value-type="float">
            <text:p>1.66</text:p>
          </table:table-cell>
          <table:table-cell table:formula="of:=[.G156]" office:value-type="float" office:value="1.66" calcext:value-type="float" table:number-columns-spanned="1" table:number-rows-spanned="2">
            <text:p>1.66</text:p>
          </table:table-cell>
          <table:table-cell table:formula="of:=DATEDIF([.D156];[.D15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8.2" calcext:value-type="float">
            <text:p>38.2</text:p>
          </table:table-cell>
          <table:table-cell office:value-type="float" office:value="16.46" calcext:value-type="float">
            <text:p>16.46</text:p>
          </table:table-cell>
          <table:table-cell office:value-type="float" office:value="1.66" calcext:value-type="float">
            <text:p>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29</text:p>
          </table:table-cell>
          <table:table-cell office:value-type="float" office:value="32.95" calcext:value-type="float">
            <text:p>32.95</text:p>
          </table:table-cell>
          <table:table-cell office:value-type="float" office:value="16.24" calcext:value-type="float">
            <text:p>16.24</text:p>
          </table:table-cell>
          <table:table-cell office:value-type="float" office:value="0.08" calcext:value-type="float">
            <text:p>0.08</text:p>
          </table:table-cell>
          <table:table-cell table:formula="of:=[.G158]" office:value-type="float" office:value="0.08" calcext:value-type="float" table:number-columns-spanned="1" table:number-rows-spanned="2">
            <text:p>0.08</text:p>
          </table:table-cell>
          <table:table-cell table:formula="of:=DATEDIF([.D158];[.D159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8.3" calcext:value-type="float">
            <text:p>38.3</text:p>
          </table:table-cell>
          <table:table-cell office:value-type="float" office:value="16.24" calcext:value-type="float">
            <text:p>16.24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22</text:p>
          </table:table-cell>
          <table:table-cell office:value-type="float" office:value="32.95" calcext:value-type="float">
            <text:p>32.95</text:p>
          </table:table-cell>
          <table:table-cell office:value-type="float" office:value="17" calcext:value-type="float">
            <text:p>17</text:p>
          </table:table-cell>
          <table:table-cell office:value-type="float" office:value="2.11" calcext:value-type="float">
            <text:p>2.11</text:p>
          </table:table-cell>
          <table:table-cell table:formula="of:=[.G160]" office:value-type="float" office:value="2.11" calcext:value-type="float" table:number-columns-spanned="1" table:number-rows-spanned="2">
            <text:p>2.11</text:p>
          </table:table-cell>
          <table:table-cell table:formula="of:=DATEDIF([.D160];[.D161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16</text:p>
          </table:table-cell>
          <table:table-cell office:value-type="float" office:value="38.55" calcext:value-type="float">
            <text:p>38.55</text:p>
          </table:table-cell>
          <table:table-cell office:value-type="float" office:value="17" calcext:value-type="float">
            <text:p>17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13</text:p>
          </table:table-cell>
          <table:table-cell office:value-type="float" office:value="32.55" calcext:value-type="float">
            <text:p>32.55</text:p>
          </table:table-cell>
          <table:table-cell office:value-type="float" office:value="20.28" calcext:value-type="float">
            <text:p>20.28</text:p>
          </table:table-cell>
          <table:table-cell office:value-type="float" office:value="4.76" calcext:value-type="float">
            <text:p>4.76</text:p>
          </table:table-cell>
          <table:table-cell table:formula="of:=[.G162]" office:value-type="float" office:value="4.76" calcext:value-type="float" table:number-columns-spanned="1" table:number-rows-spanned="2">
            <text:p>4.76</text:p>
          </table:table-cell>
          <table:table-cell table:formula="of:=DATEDIF([.D162];[.D163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15" calcext:value-type="float">
            <text:p>39.15</text:p>
          </table:table-cell>
          <table:table-cell office:value-type="float" office:value="20.28" calcext:value-type="float">
            <text:p>20.28</text:p>
          </table:table-cell>
          <table:table-cell office:value-type="float" office:value="4.76" calcext:value-type="float">
            <text:p>4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21</text:p>
          </table:table-cell>
          <table:table-cell office:value-type="float" office:value="32.5" calcext:value-type="float">
            <text:p>32.5</text:p>
          </table:table-cell>
          <table:table-cell office:value-type="float" office:value="20.46" calcext:value-type="float">
            <text:p>20.46</text:p>
          </table:table-cell>
          <table:table-cell office:value-type="float" office:value="4.62" calcext:value-type="float">
            <text:p>4.62</text:p>
          </table:table-cell>
          <table:table-cell table:formula="of:=[.G164]" office:value-type="float" office:value="4.62" calcext:value-type="float" table:number-columns-spanned="1" table:number-rows-spanned="2">
            <text:p>4.62</text:p>
          </table:table-cell>
          <table:table-cell table:formula="of:=DATEDIF([.D164];[.D165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15" calcext:value-type="float">
            <text:p>39.15</text:p>
          </table:table-cell>
          <table:table-cell office:value-type="float" office:value="20.46" calcext:value-type="float">
            <text:p>20.46</text:p>
          </table:table-cell>
          <table:table-cell office:value-type="float" office:value="4.62" calcext:value-type="float">
            <text:p>4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24</text:p>
          </table:table-cell>
          <table:table-cell office:value-type="float" office:value="32.7" calcext:value-type="float">
            <text:p>32.7</text:p>
          </table:table-cell>
          <table:table-cell office:value-type="float" office:value="20.49" calcext:value-type="float">
            <text:p>20.49</text:p>
          </table:table-cell>
          <table:table-cell office:value-type="float" office:value="1.36" calcext:value-type="float">
            <text:p>1.36</text:p>
          </table:table-cell>
          <table:table-cell table:formula="of:=[.G166]" office:value-type="float" office:value="1.36" calcext:value-type="float" table:number-columns-spanned="1" table:number-rows-spanned="2">
            <text:p>1.36</text:p>
          </table:table-cell>
          <table:table-cell table:formula="of:=DATEDIF([.D166];[.D167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4" calcext:value-type="float">
            <text:p>39.4</text:p>
          </table:table-cell>
          <table:table-cell office:value-type="float" office:value="20.49" calcext:value-type="float">
            <text:p>20.49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04</text:p>
          </table:table-cell>
          <table:table-cell office:value-type="float" office:value="32.8" calcext:value-type="float">
            <text:p>32.8</text:p>
          </table:table-cell>
          <table:table-cell office:value-type="float" office:value="20.43" calcext:value-type="float">
            <text:p>20.43</text:p>
          </table:table-cell>
          <table:table-cell office:value-type="float" office:value="5.49" calcext:value-type="float">
            <text:p>5.49</text:p>
          </table:table-cell>
          <table:table-cell table:formula="of:=[.G168]" office:value-type="float" office:value="5.49" calcext:value-type="float" table:number-columns-spanned="1" table:number-rows-spanned="2">
            <text:p>5.49</text:p>
          </table:table-cell>
          <table:table-cell table:formula="of:=DATEDIF([.D168];[.D169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5" calcext:value-type="float">
            <text:p>39.5</text:p>
          </table:table-cell>
          <table:table-cell office:value-type="float" office:value="20.43" calcext:value-type="float">
            <text:p>20.43</text:p>
          </table:table-cell>
          <table:table-cell office:value-type="float" office:value="5.49" calcext:value-type="float">
            <text:p>5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21</text:p>
          </table:table-cell>
          <table:table-cell office:value-type="float" office:value="32.65" calcext:value-type="float">
            <text:p>32.65</text:p>
          </table:table-cell>
          <table:table-cell office:value-type="float" office:value="21.29" calcext:value-type="float">
            <text:p>21.29</text:p>
          </table:table-cell>
          <table:table-cell office:value-type="float" office:value="5.05" calcext:value-type="float">
            <text:p>5.05</text:p>
          </table:table-cell>
          <table:table-cell table:formula="of:=[.G170]" office:value-type="float" office:value="5.05" calcext:value-type="float" table:number-columns-spanned="1" table:number-rows-spanned="2">
            <text:p>5.05</text:p>
          </table:table-cell>
          <table:table-cell table:formula="of:=DATEDIF([.D170];[.D171];&quot;d&quot;)" office:value-type="float" office:value="176" calcext:value-type="float" table:number-columns-spanned="1" table:number-rows-spanned="2">
            <text:p>17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6" calcext:value-type="float">
            <text:p>39.6</text:p>
          </table:table-cell>
          <table:table-cell office:value-type="float" office:value="21.29" calcext:value-type="float">
            <text:p>21.29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3-10</text:p>
          </table:table-cell>
          <table:table-cell office:value-type="float" office:value="32.85" calcext:value-type="float">
            <text:p>32.85</text:p>
          </table:table-cell>
          <table:table-cell office:value-type="float" office:value="21" calcext:value-type="float">
            <text:p>21</text:p>
          </table:table-cell>
          <table:table-cell office:value-type="float" office:value="2.44" calcext:value-type="float">
            <text:p>2.44</text:p>
          </table:table-cell>
          <table:table-cell table:formula="of:=[.G172]" office:value-type="float" office:value="2.44" calcext:value-type="float" table:number-columns-spanned="1" table:number-rows-spanned="2">
            <text:p>2.44</text:p>
          </table:table-cell>
          <table:table-cell table:formula="of:=DATEDIF([.D172];[.D173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75" calcext:value-type="float">
            <text:p>39.75</text:p>
          </table:table-cell>
          <table:table-cell office:value-type="float" office:value="21" calcext:value-type="float">
            <text:p>21</text:p>
          </table:table-cell>
          <table:table-cell office:value-type="float" office:value="2.44" calcext:value-type="float">
            <text:p>2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17</text:p>
          </table:table-cell>
          <table:table-cell office:value-type="float" office:value="32.8" calcext:value-type="float">
            <text:p>32.8</text:p>
          </table:table-cell>
          <table:table-cell office:value-type="float" office:value="21.49" calcext:value-type="float">
            <text:p>21.49</text:p>
          </table:table-cell>
          <table:table-cell office:value-type="float" office:value="1.66" calcext:value-type="float">
            <text:p>1.66</text:p>
          </table:table-cell>
          <table:table-cell table:formula="of:=[.G174]" office:value-type="float" office:value="1.66" calcext:value-type="float" table:number-columns-spanned="1" table:number-rows-spanned="2">
            <text:p>1.66</text:p>
          </table:table-cell>
          <table:table-cell table:formula="of:=DATEDIF([.D174];[.D175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39.85" calcext:value-type="float">
            <text:p>39.85</text:p>
          </table:table-cell>
          <table:table-cell office:value-type="float" office:value="21.49" calcext:value-type="float">
            <text:p>21.49</text:p>
          </table:table-cell>
          <table:table-cell office:value-type="float" office:value="1.66" calcext:value-type="float">
            <text:p>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29</text:p>
          </table:table-cell>
          <table:table-cell office:value-type="float" office:value="32.95" calcext:value-type="float">
            <text:p>32.95</text:p>
          </table:table-cell>
          <table:table-cell office:value-type="float" office:value="21.4" calcext:value-type="float">
            <text:p>21.4</text:p>
          </table:table-cell>
          <table:table-cell office:value-type="float" office:value="0.08" calcext:value-type="float">
            <text:p>0.08</text:p>
          </table:table-cell>
          <table:table-cell table:formula="of:=[.G176]" office:value-type="float" office:value="0.08" calcext:value-type="float" table:number-columns-spanned="1" table:number-rows-spanned="2">
            <text:p>0.08</text:p>
          </table:table-cell>
          <table:table-cell table:formula="of:=DATEDIF([.D176];[.D177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16</text:p>
          </table:table-cell>
          <table:table-cell office:value-type="float" office:value="40" calcext:value-type="float">
            <text:p>40</text:p>
          </table:table-cell>
          <table:table-cell office:value-type="float" office:value="21.4" calcext:value-type="float">
            <text:p>21.4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22</text:p>
          </table:table-cell>
          <table:table-cell office:value-type="float" office:value="32.95" calcext:value-type="float">
            <text:p>32.95</text:p>
          </table:table-cell>
          <table:table-cell office:value-type="float" office:value="22" calcext:value-type="float">
            <text:p>22</text:p>
          </table:table-cell>
          <table:table-cell office:value-type="float" office:value="2.11" calcext:value-type="float">
            <text:p>2.11</text:p>
          </table:table-cell>
          <table:table-cell table:formula="of:=[.G178]" office:value-type="float" office:value="2.11" calcext:value-type="float" table:number-columns-spanned="1" table:number-rows-spanned="2">
            <text:p>2.11</text:p>
          </table:table-cell>
          <table:table-cell table:formula="of:=DATEDIF([.D178];[.D179];&quot;d&quot;)" office:value-type="float" office:value="72" calcext:value-type="float" table:number-columns-spanned="1" table:number-rows-spanned="2">
            <text:p>7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40.2" calcext:value-type="float">
            <text:p>40.2</text:p>
          </table:table-cell>
          <table:table-cell office:value-type="float" office:value="22" calcext:value-type="float">
            <text:p>22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13</text:p>
          </table:table-cell>
          <table:table-cell office:value-type="float" office:value="32.55" calcext:value-type="float">
            <text:p>32.55</text:p>
          </table:table-cell>
          <table:table-cell office:value-type="float" office:value="25.19" calcext:value-type="float">
            <text:p>25.19</text:p>
          </table:table-cell>
          <table:table-cell office:value-type="float" office:value="4.76" calcext:value-type="float">
            <text:p>4.76</text:p>
          </table:table-cell>
          <table:table-cell table:formula="of:=[.G180]" office:value-type="float" office:value="4.76" calcext:value-type="float" table:number-columns-spanned="1" table:number-rows-spanned="2">
            <text:p>4.76</text:p>
          </table:table-cell>
          <table:table-cell table:formula="of:=DATEDIF([.D180];[.D181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11</text:p>
          </table:table-cell>
          <table:table-cell office:value-type="float" office:value="40.75" calcext:value-type="float">
            <text:p>40.75</text:p>
          </table:table-cell>
          <table:table-cell office:value-type="float" office:value="25.19" calcext:value-type="float">
            <text:p>25.19</text:p>
          </table:table-cell>
          <table:table-cell office:value-type="float" office:value="4.76" calcext:value-type="float">
            <text:p>4.7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2-21</text:p>
          </table:table-cell>
          <table:table-cell office:value-type="float" office:value="32.5" calcext:value-type="float">
            <text:p>32.5</text:p>
          </table:table-cell>
          <table:table-cell office:value-type="float" office:value="25.38" calcext:value-type="float">
            <text:p>25.38</text:p>
          </table:table-cell>
          <table:table-cell office:value-type="float" office:value="4.62" calcext:value-type="float">
            <text:p>4.62</text:p>
          </table:table-cell>
          <table:table-cell table:formula="of:=[.G182]" office:value-type="float" office:value="4.62" calcext:value-type="float" table:number-columns-spanned="1" table:number-rows-spanned="2">
            <text:p>4.62</text:p>
          </table:table-cell>
          <table:table-cell table:formula="of:=DATEDIF([.D182];[.D183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11</text:p>
          </table:table-cell>
          <table:table-cell office:value-type="float" office:value="40.75" calcext:value-type="float">
            <text:p>4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4.62" calcext:value-type="float">
            <text:p>4.6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24</text:p>
          </table:table-cell>
          <table:table-cell office:value-type="float" office:value="32.7" calcext:value-type="float">
            <text:p>32.7</text:p>
          </table:table-cell>
          <table:table-cell office:value-type="float" office:value="25.38" calcext:value-type="float">
            <text:p>25.38</text:p>
          </table:table-cell>
          <table:table-cell office:value-type="float" office:value="1.36" calcext:value-type="float">
            <text:p>1.36</text:p>
          </table:table-cell>
          <table:table-cell table:formula="of:=[.G184]" office:value-type="float" office:value="1.36" calcext:value-type="float" table:number-columns-spanned="1" table:number-rows-spanned="2">
            <text:p>1.36</text:p>
          </table:table-cell>
          <table:table-cell table:formula="of:=DATEDIF([.D184];[.D185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11</text:p>
          </table:table-cell>
          <table:table-cell office:value-type="float" office:value="41" calcext:value-type="float">
            <text:p>41</text:p>
          </table:table-cell>
          <table:table-cell office:value-type="float" office:value="25.38" calcext:value-type="float">
            <text:p>25.38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2-04</text:p>
          </table:table-cell>
          <table:table-cell office:value-type="float" office:value="32.8" calcext:value-type="float">
            <text:p>32.8</text:p>
          </table:table-cell>
          <table:table-cell office:value-type="float" office:value="25.46" calcext:value-type="float">
            <text:p>25.46</text:p>
          </table:table-cell>
          <table:table-cell office:value-type="float" office:value="5.49" calcext:value-type="float">
            <text:p>5.49</text:p>
          </table:table-cell>
          <table:table-cell table:formula="of:=[.G186]" office:value-type="float" office:value="5.49" calcext:value-type="float" table:number-columns-spanned="1" table:number-rows-spanned="2">
            <text:p>5.49</text:p>
          </table:table-cell>
          <table:table-cell table:formula="of:=DATEDIF([.D186];[.D187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11</text:p>
          </table:table-cell>
          <table:table-cell office:value-type="float" office:value="41.15" calcext:value-type="float">
            <text:p>41.15</text:p>
          </table:table-cell>
          <table:table-cell office:value-type="float" office:value="25.46" calcext:value-type="float">
            <text:p>25.46</text:p>
          </table:table-cell>
          <table:table-cell office:value-type="float" office:value="5.49" calcext:value-type="float">
            <text:p>5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21</text:p>
          </table:table-cell>
          <table:table-cell office:value-type="float" office:value="32.65" calcext:value-type="float">
            <text:p>32.65</text:p>
          </table:table-cell>
          <table:table-cell office:value-type="float" office:value="26.34" calcext:value-type="float">
            <text:p>26.34</text:p>
          </table:table-cell>
          <table:table-cell office:value-type="float" office:value="5.05" calcext:value-type="float">
            <text:p>5.05</text:p>
          </table:table-cell>
          <table:table-cell table:formula="of:=[.G188]" office:value-type="float" office:value="5.05" calcext:value-type="float" table:number-columns-spanned="1" table:number-rows-spanned="2">
            <text:p>5.05</text:p>
          </table:table-cell>
          <table:table-cell table:formula="of:=DATEDIF([.D188];[.D189];&quot;d&quot;)" office:value-type="float" office:value="232" calcext:value-type="float" table:number-columns-spanned="1" table:number-rows-spanned="2">
            <text:p>2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11</text:p>
          </table:table-cell>
          <table:table-cell office:value-type="float" office:value="41.25" calcext:value-type="float">
            <text:p>41.25</text:p>
          </table:table-cell>
          <table:table-cell office:value-type="float" office:value="26.34" calcext:value-type="float">
            <text:p>26.34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3-10</text:p>
          </table:table-cell>
          <table:table-cell office:value-type="float" office:value="32.85" calcext:value-type="float">
            <text:p>32.85</text:p>
          </table:table-cell>
          <table:table-cell office:value-type="float" office:value="26.03" calcext:value-type="float">
            <text:p>26.03</text:p>
          </table:table-cell>
          <table:table-cell office:value-type="float" office:value="2.44" calcext:value-type="float">
            <text:p>2.44</text:p>
          </table:table-cell>
          <table:table-cell table:formula="of:=[.G190]" office:value-type="float" office:value="2.44" calcext:value-type="float" table:number-columns-spanned="1" table:number-rows-spanned="2">
            <text:p>2.44</text:p>
          </table:table-cell>
          <table:table-cell table:formula="of:=DATEDIF([.D190];[.D191];&quot;d&quot;)" office:value-type="float" office:value="147" calcext:value-type="float" table:number-columns-spanned="1" table:number-rows-spanned="2">
            <text:p>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04</text:p>
          </table:table-cell>
          <table:table-cell office:value-type="float" office:value="41.4" calcext:value-type="float">
            <text:p>41.4</text:p>
          </table:table-cell>
          <table:table-cell office:value-type="float" office:value="26.03" calcext:value-type="float">
            <text:p>26.03</text:p>
          </table:table-cell>
          <table:table-cell office:value-type="float" office:value="2.44" calcext:value-type="float">
            <text:p>2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17</text:p>
          </table:table-cell>
          <table:table-cell office:value-type="float" office:value="32.8" calcext:value-type="float">
            <text:p>32.8</text:p>
          </table:table-cell>
          <table:table-cell office:value-type="float" office:value="26.52" calcext:value-type="float">
            <text:p>26.52</text:p>
          </table:table-cell>
          <table:table-cell office:value-type="float" office:value="1.66" calcext:value-type="float">
            <text:p>1.66</text:p>
          </table:table-cell>
          <table:table-cell table:formula="of:=[.G192]" office:value-type="float" office:value="1.66" calcext:value-type="float" table:number-columns-spanned="1" table:number-rows-spanned="2">
            <text:p>1.66</text:p>
          </table:table-cell>
          <table:table-cell table:formula="of:=DATEDIF([.D192];[.D193];&quot;d&quot;)" office:value-type="float" office:value="109" calcext:value-type="float" table:number-columns-spanned="1" table:number-rows-spanned="2">
            <text:p>1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04</text:p>
          </table:table-cell>
          <table:table-cell office:value-type="float" office:value="41.5" calcext:value-type="float">
            <text:p>41.5</text:p>
          </table:table-cell>
          <table:table-cell office:value-type="float" office:value="26.52" calcext:value-type="float">
            <text:p>26.52</text:p>
          </table:table-cell>
          <table:table-cell office:value-type="float" office:value="1.66" calcext:value-type="float">
            <text:p>1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29</text:p>
          </table:table-cell>
          <table:table-cell office:value-type="float" office:value="32.95" calcext:value-type="float">
            <text:p>32.95</text:p>
          </table:table-cell>
          <table:table-cell office:value-type="float" office:value="26.4" calcext:value-type="float">
            <text:p>26.4</text:p>
          </table:table-cell>
          <table:table-cell office:value-type="float" office:value="0.08" calcext:value-type="float">
            <text:p>0.08</text:p>
          </table:table-cell>
          <table:table-cell table:formula="of:=[.G194]" office:value-type="float" office:value="0.08" calcext:value-type="float" table:number-columns-spanned="1" table:number-rows-spanned="2">
            <text:p>0.08</text:p>
          </table:table-cell>
          <table:table-cell table:formula="of:=DATEDIF([.D194];[.D195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12</text:p>
          </table:table-cell>
          <table:table-cell office:value-type="float" office:value="41.65" calcext:value-type="float">
            <text:p>41.65</text:p>
          </table:table-cell>
          <table:table-cell office:value-type="float" office:value="26.4" calcext:value-type="float">
            <text:p>26.4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22</text:p>
          </table:table-cell>
          <table:table-cell office:value-type="float" office:value="32.95" calcext:value-type="float">
            <text:p>32.95</text:p>
          </table:table-cell>
          <table:table-cell office:value-type="float" office:value="27.16" calcext:value-type="float">
            <text:p>27.16</text:p>
          </table:table-cell>
          <table:table-cell office:value-type="float" office:value="2.11" calcext:value-type="float">
            <text:p>2.11</text:p>
          </table:table-cell>
          <table:table-cell table:formula="of:=[.G196]" office:value-type="float" office:value="2.11" calcext:value-type="float" table:number-columns-spanned="1" table:number-rows-spanned="2">
            <text:p>2.11</text:p>
          </table:table-cell>
          <table:table-cell table:formula="of:=DATEDIF([.D196];[.D197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12</text:p>
          </table:table-cell>
          <table:table-cell office:value-type="float" office:value="41.9" calcext:value-type="float">
            <text:p>41.9</text:p>
          </table:table-cell>
          <table:table-cell office:value-type="float" office:value="27.16" calcext:value-type="float">
            <text:p>27.16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5-23</text:p>
          </table:table-cell>
          <table:table-cell office:value-type="float" office:value="39.7" calcext:value-type="float">
            <text:p>39.7</text:p>
          </table:table-cell>
          <table:table-cell office:value-type="float" office:value="21.41" calcext:value-type="float">
            <text:p>21.41</text:p>
          </table:table-cell>
          <table:table-cell office:value-type="float" office:value="48.61" calcext:value-type="float">
            <text:p>48.61</text:p>
          </table:table-cell>
          <table:table-cell table:formula="of:=[.G198]" office:value-type="float" office:value="48.61" calcext:value-type="float" table:number-columns-spanned="1" table:number-rows-spanned="2">
            <text:p>48.61</text:p>
          </table:table-cell>
          <table:table-cell table:formula="of:=DATEDIF([.D198];[.D199];&quot;d&quot;)" office:value-type="float" office:value="1183" calcext:value-type="float" table:number-columns-spanned="1" table:number-rows-spanned="2">
            <text:p>1183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8-19</text:p>
          </table:table-cell>
          <table:table-cell office:value-type="float" office:value="48.2" calcext:value-type="float">
            <text:p>48.2</text:p>
          </table:table-cell>
          <table:table-cell office:value-type="float" office:value="21.41" calcext:value-type="float">
            <text:p>21.41</text:p>
          </table:table-cell>
          <table:table-cell office:value-type="float" office:value="48.61" calcext:value-type="float">
            <text:p>48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12-31</text:p>
          </table:table-cell>
          <table:table-cell office:value-type="float" office:value="33.5" calcext:value-type="float">
            <text:p>33.5</text:p>
          </table:table-cell>
          <table:table-cell office:value-type="float" office:value="5.82" calcext:value-type="float">
            <text:p>5.82</text:p>
          </table:table-cell>
          <table:table-cell office:value-type="float" office:value="3.43" calcext:value-type="float">
            <text:p>3.43</text:p>
          </table:table-cell>
          <table:table-cell table:formula="of:=[.G200]" office:value-type="float" office:value="3.43" calcext:value-type="float" table:number-columns-spanned="1" table:number-rows-spanned="2">
            <text:p>3.43</text:p>
          </table:table-cell>
          <table:table-cell table:formula="of:=DATEDIF([.D200];[.D20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1-09</text:p>
          </table:table-cell>
          <table:table-cell office:value-type="float" office:value="35.45" calcext:value-type="float">
            <text:p>35.45</text:p>
          </table:table-cell>
          <table:table-cell office:value-type="float" office:value="5.82" calcext:value-type="float">
            <text:p>5.82</text:p>
          </table:table-cell>
          <table:table-cell office:value-type="float" office:value="3.43" calcext:value-type="float">
            <text:p>3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1-08</text:p>
          </table:table-cell>
          <table:table-cell office:value-type="float" office:value="33.65" calcext:value-type="float">
            <text:p>33.6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[.G202]" office:value-type="float" office:value="0" calcext:value-type="float" table:number-columns-spanned="1" table:number-rows-spanned="2">
            <text:p>0</text:p>
          </table:table-cell>
          <table:table-cell table:formula="of:=DATEDIF([.D202];[.D20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1-09</text:p>
          </table:table-cell>
          <table:table-cell office:value-type="float" office:value="35.5" calcext:value-type="float">
            <text:p>35.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6-24</text:p>
          </table:table-cell>
          <table:table-cell office:value-type="float" office:value="31.45" calcext:value-type="float">
            <text:p>31.45</text:p>
          </table:table-cell>
          <table:table-cell office:value-type="float" office:value="5.25" calcext:value-type="float">
            <text:p>5.25</text:p>
          </table:table-cell>
          <table:table-cell office:value-type="float" office:value="6.2" calcext:value-type="float">
            <text:p>6.2</text:p>
          </table:table-cell>
          <table:table-cell table:formula="of:=[.G204]" office:value-type="float" office:value="6.2" calcext:value-type="float" table:number-columns-spanned="1" table:number-rows-spanned="2">
            <text:p>6.2</text:p>
          </table:table-cell>
          <table:table-cell table:formula="of:=DATEDIF([.D204];[.D205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1" calcext:value-type="float">
            <text:p>33.1</text:p>
          </table:table-cell>
          <table:table-cell office:value-type="float" office:value="5.25" calcext:value-type="float">
            <text:p>5.25</text:p>
          </table:table-cell>
          <table:table-cell office:value-type="float" office:value="6.2" calcext:value-type="float">
            <text:p>6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7-20</text:p>
          </table:table-cell>
          <table:table-cell office:value-type="float" office:value="31.45" calcext:value-type="float">
            <text:p>31.45</text:p>
          </table:table-cell>
          <table:table-cell office:value-type="float" office:value="5.25" calcext:value-type="float">
            <text:p>5.25</text:p>
          </table:table-cell>
          <table:table-cell office:value-type="float" office:value="2.48" calcext:value-type="float">
            <text:p>2.48</text:p>
          </table:table-cell>
          <table:table-cell table:formula="of:=[.G206]" office:value-type="float" office:value="2.48" calcext:value-type="float" table:number-columns-spanned="1" table:number-rows-spanned="2">
            <text:p>2.48</text:p>
          </table:table-cell>
          <table:table-cell table:formula="of:=DATEDIF([.D206];[.D207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1" calcext:value-type="float">
            <text:p>33.1</text:p>
          </table:table-cell>
          <table:table-cell office:value-type="float" office:value="5.25" calcext:value-type="float">
            <text:p>5.25</text:p>
          </table:table-cell>
          <table:table-cell office:value-type="float" office:value="2.48" calcext:value-type="float">
            <text:p>2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6-22</text:p>
          </table:table-cell>
          <table:table-cell office:value-type="float" office:value="31.45" calcext:value-type="float">
            <text:p>31.45</text:p>
          </table:table-cell>
          <table:table-cell office:value-type="float" office:value="5.56" calcext:value-type="float">
            <text:p>5.56</text:p>
          </table:table-cell>
          <table:table-cell office:value-type="float" office:value="6.2" calcext:value-type="float">
            <text:p>6.2</text:p>
          </table:table-cell>
          <table:table-cell table:formula="of:=[.G208]" office:value-type="float" office:value="6.2" calcext:value-type="float" table:number-columns-spanned="1" table:number-rows-spanned="2">
            <text:p>6.2</text:p>
          </table:table-cell>
          <table:table-cell table:formula="of:=DATEDIF([.D208];[.D209];&quot;d&quot;)" office:value-type="float" office:value="99" calcext:value-type="float" table:number-columns-spanned="1" table:number-rows-spanned="2">
            <text:p>99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2" calcext:value-type="float">
            <text:p>33.2</text:p>
          </table:table-cell>
          <table:table-cell office:value-type="float" office:value="5.56" calcext:value-type="float">
            <text:p>5.56</text:p>
          </table:table-cell>
          <table:table-cell office:value-type="float" office:value="6.2" calcext:value-type="float">
            <text:p>6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7-08</text:p>
          </table:table-cell>
          <table:table-cell office:value-type="float" office:value="31.5" calcext:value-type="float">
            <text:p>31.5</text:p>
          </table:table-cell>
          <table:table-cell office:value-type="float" office:value="5.4" calcext:value-type="float">
            <text:p>5.4</text:p>
          </table:table-cell>
          <table:table-cell office:value-type="float" office:value="6.35" calcext:value-type="float">
            <text:p>6.35</text:p>
          </table:table-cell>
          <table:table-cell table:formula="of:=[.G210]" office:value-type="float" office:value="6.35" calcext:value-type="float" table:number-columns-spanned="1" table:number-rows-spanned="2">
            <text:p>6.35</text:p>
          </table:table-cell>
          <table:table-cell table:formula="of:=DATEDIF([.D210];[.D211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2" calcext:value-type="float">
            <text:p>33.2</text:p>
          </table:table-cell>
          <table:table-cell office:value-type="float" office:value="5.4" calcext:value-type="float">
            <text:p>5.4</text:p>
          </table:table-cell>
          <table:table-cell office:value-type="float" office:value="6.35" calcext:value-type="float">
            <text:p>6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17</text:p>
          </table:table-cell>
          <table:table-cell office:value-type="float" office:value="31.5" calcext:value-type="float">
            <text:p>31.5</text:p>
          </table:table-cell>
          <table:table-cell office:value-type="float" office:value="5.4" calcext:value-type="float">
            <text:p>5.4</text:p>
          </table:table-cell>
          <table:table-cell office:value-type="float" office:value="2.22" calcext:value-type="float">
            <text:p>2.22</text:p>
          </table:table-cell>
          <table:table-cell table:formula="of:=[.G212]" office:value-type="float" office:value="2.22" calcext:value-type="float" table:number-columns-spanned="1" table:number-rows-spanned="2">
            <text:p>2.22</text:p>
          </table:table-cell>
          <table:table-cell table:formula="of:=DATEDIF([.D212];[.D213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2" calcext:value-type="float">
            <text:p>33.2</text:p>
          </table:table-cell>
          <table:table-cell office:value-type="float" office:value="5.4" calcext:value-type="float">
            <text:p>5.4</text:p>
          </table:table-cell>
          <table:table-cell office:value-type="float" office:value="2.22" calcext:value-type="float">
            <text:p>2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8-30</text:p>
          </table:table-cell>
          <table:table-cell office:value-type="float" office:value="31.5" calcext:value-type="float">
            <text:p>31.5</text:p>
          </table:table-cell>
          <table:table-cell office:value-type="float" office:value="6.67" calcext:value-type="float">
            <text:p>6.67</text:p>
          </table:table-cell>
          <table:table-cell office:value-type="float" office:value="2.22" calcext:value-type="float">
            <text:p>2.22</text:p>
          </table:table-cell>
          <table:table-cell table:formula="of:=[.G214]" office:value-type="float" office:value="2.22" calcext:value-type="float" table:number-columns-spanned="1" table:number-rows-spanned="2">
            <text:p>2.22</text:p>
          </table:table-cell>
          <table:table-cell table:formula="of:=DATEDIF([.D214];[.D21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6" calcext:value-type="float">
            <text:p>33.6</text:p>
          </table:table-cell>
          <table:table-cell office:value-type="float" office:value="6.67" calcext:value-type="float">
            <text:p>6.67</text:p>
          </table:table-cell>
          <table:table-cell office:value-type="float" office:value="2.22" calcext:value-type="float">
            <text:p>2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7-29</text:p>
          </table:table-cell>
          <table:table-cell office:value-type="float" office:value="32" calcext:value-type="float">
            <text:p>32</text:p>
          </table:table-cell>
          <table:table-cell office:value-type="float" office:value="5.31" calcext:value-type="float">
            <text:p>5.31</text:p>
          </table:table-cell>
          <table:table-cell office:value-type="float" office:value="3.75" calcext:value-type="float">
            <text:p>3.75</text:p>
          </table:table-cell>
          <table:table-cell table:formula="of:=[.G216]" office:value-type="float" office:value="3.75" calcext:value-type="float" table:number-columns-spanned="1" table:number-rows-spanned="2">
            <text:p>3.75</text:p>
          </table:table-cell>
          <table:table-cell table:formula="of:=DATEDIF([.D216];[.D21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3.7" calcext:value-type="float">
            <text:p>33.7</text:p>
          </table:table-cell>
          <table:table-cell office:value-type="float" office:value="5.31" calcext:value-type="float">
            <text:p>5.31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2-06</text:p>
          </table:table-cell>
          <table:table-cell office:value-type="float" office:value="31" calcext:value-type="float">
            <text:p>31</text:p>
          </table:table-cell>
          <table:table-cell office:value-type="float" office:value="6.45" calcext:value-type="float">
            <text:p>6.45</text:p>
          </table:table-cell>
          <table:table-cell office:value-type="float" office:value="1.61" calcext:value-type="float">
            <text:p>1.61</text:p>
          </table:table-cell>
          <table:table-cell table:formula="of:=[.G218]" office:value-type="float" office:value="1.61" calcext:value-type="float" table:number-columns-spanned="1" table:number-rows-spanned="2">
            <text:p>1.61</text:p>
          </table:table-cell>
          <table:table-cell table:formula="of:=DATEDIF([.D218];[.D219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2-07</text:p>
          </table:table-cell>
          <table:table-cell office:value-type="float" office:value="33" calcext:value-type="float">
            <text:p>33</text:p>
          </table:table-cell>
          <table:table-cell office:value-type="float" office:value="6.45" calcext:value-type="float">
            <text:p>6.45</text:p>
          </table:table-cell>
          <table:table-cell office:value-type="float" office:value="1.61" calcext:value-type="float">
            <text:p>1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1-07</text:p>
          </table:table-cell>
          <table:table-cell office:value-type="float" office:value="32" calcext:value-type="float">
            <text:p>32</text:p>
          </table:table-cell>
          <table:table-cell office:value-type="float" office:value="5.78" calcext:value-type="float">
            <text:p>5.78</text:p>
          </table:table-cell>
          <table:table-cell office:value-type="float" office:value="4.06" calcext:value-type="float">
            <text:p>4.06</text:p>
          </table:table-cell>
          <table:table-cell table:formula="of:=[.G220]" office:value-type="float" office:value="4.06" calcext:value-type="float" table:number-columns-spanned="1" table:number-rows-spanned="2">
            <text:p>4.06</text:p>
          </table:table-cell>
          <table:table-cell table:formula="of:=DATEDIF([.D220];[.D221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1-27</text:p>
          </table:table-cell>
          <table:table-cell office:value-type="float" office:value="33.85" calcext:value-type="float">
            <text:p>33.85</text:p>
          </table:table-cell>
          <table:table-cell office:value-type="float" office:value="5.78" calcext:value-type="float">
            <text:p>5.78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2-06</text:p>
          </table:table-cell>
          <table:table-cell office:value-type="float" office:value="31" calcext:value-type="float">
            <text:p>31</text:p>
          </table:table-cell>
          <table:table-cell office:value-type="float" office:value="11.45" calcext:value-type="float">
            <text:p>11.45</text:p>
          </table:table-cell>
          <table:table-cell office:value-type="float" office:value="2.4" calcext:value-type="float">
            <text:p>2.4</text:p>
          </table:table-cell>
          <table:table-cell table:formula="of:=[.G222]" office:value-type="float" office:value="2.4" calcext:value-type="float" table:number-columns-spanned="1" table:number-rows-spanned="2">
            <text:p>2.4</text:p>
          </table:table-cell>
          <table:table-cell table:formula="of:=DATEDIF([.D222];[.D223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7</text:p>
          </table:table-cell>
          <table:table-cell office:value-type="float" office:value="34.55" calcext:value-type="float">
            <text:p>34.55</text:p>
          </table:table-cell>
          <table:table-cell office:value-type="float" office:value="11.45" calcext:value-type="float">
            <text:p>11.45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6-24</text:p>
          </table:table-cell>
          <table:table-cell office:value-type="float" office:value="31.45" calcext:value-type="float">
            <text:p>31.45</text:p>
          </table:table-cell>
          <table:table-cell office:value-type="float" office:value="10.17" calcext:value-type="float">
            <text:p>10.17</text:p>
          </table:table-cell>
          <table:table-cell office:value-type="float" office:value="8.43" calcext:value-type="float">
            <text:p>8.43</text:p>
          </table:table-cell>
          <table:table-cell table:formula="of:=[.G224]" office:value-type="float" office:value="8.43" calcext:value-type="float" table:number-columns-spanned="1" table:number-rows-spanned="2">
            <text:p>8.43</text:p>
          </table:table-cell>
          <table:table-cell table:formula="of:=DATEDIF([.D224];[.D225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7</text:p>
          </table:table-cell>
          <table:table-cell office:value-type="float" office:value="34.65" calcext:value-type="float">
            <text:p>34.65</text:p>
          </table:table-cell>
          <table:table-cell office:value-type="float" office:value="10.17" calcext:value-type="float">
            <text:p>10.17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7-20</text:p>
          </table:table-cell>
          <table:table-cell office:value-type="float" office:value="31.45" calcext:value-type="float">
            <text:p>31.45</text:p>
          </table:table-cell>
          <table:table-cell office:value-type="float" office:value="10.17" calcext:value-type="float">
            <text:p>10.17</text:p>
          </table:table-cell>
          <table:table-cell office:value-type="float" office:value="8.43" calcext:value-type="float">
            <text:p>8.43</text:p>
          </table:table-cell>
          <table:table-cell table:formula="of:=[.G226]" office:value-type="float" office:value="8.43" calcext:value-type="float" table:number-columns-spanned="1" table:number-rows-spanned="2">
            <text:p>8.43</text:p>
          </table:table-cell>
          <table:table-cell table:formula="of:=DATEDIF([.D226];[.D227];&quot;d&quot;)" office:value-type="float" office:value="191" calcext:value-type="float" table:number-columns-spanned="1" table:number-rows-spanned="2">
            <text:p>191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7</text:p>
          </table:table-cell>
          <table:table-cell office:value-type="float" office:value="34.65" calcext:value-type="float">
            <text:p>34.65</text:p>
          </table:table-cell>
          <table:table-cell office:value-type="float" office:value="10.17" calcext:value-type="float">
            <text:p>10.17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6-22</text:p>
          </table:table-cell>
          <table:table-cell office:value-type="float" office:value="31.45" calcext:value-type="float">
            <text:p>3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8.43" calcext:value-type="float">
            <text:p>8.43</text:p>
          </table:table-cell>
          <table:table-cell table:formula="of:=[.G228]" office:value-type="float" office:value="8.43" calcext:value-type="float" table:number-columns-spanned="1" table:number-rows-spanned="2">
            <text:p>8.43</text:p>
          </table:table-cell>
          <table:table-cell table:formula="of:=DATEDIF([.D228];[.D229];&quot;d&quot;)" office:value-type="float" office:value="219" calcext:value-type="float" table:number-columns-spanned="1" table:number-rows-spanned="2">
            <text:p>219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7</text:p>
          </table:table-cell>
          <table:table-cell office:value-type="float" office:value="34.8" calcext:value-type="float">
            <text:p>34.8</text:p>
          </table:table-cell>
          <table:table-cell office:value-type="float" office:value="10.65" calcext:value-type="float">
            <text:p>10.65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7-08</text:p>
          </table:table-cell>
          <table:table-cell office:value-type="float" office:value="31.5" calcext:value-type="float">
            <text:p>31.5</text:p>
          </table:table-cell>
          <table:table-cell office:value-type="float" office:value="10.48" calcext:value-type="float">
            <text:p>10.48</text:p>
          </table:table-cell>
          <table:table-cell office:value-type="float" office:value="8.57" calcext:value-type="float">
            <text:p>8.57</text:p>
          </table:table-cell>
          <table:table-cell table:formula="of:=[.G230]" office:value-type="float" office:value="8.57" calcext:value-type="float" table:number-columns-spanned="1" table:number-rows-spanned="2">
            <text:p>8.57</text:p>
          </table:table-cell>
          <table:table-cell table:formula="of:=DATEDIF([.D230];[.D231];&quot;d&quot;)" office:value-type="float" office:value="203" calcext:value-type="float" table:number-columns-spanned="1" table:number-rows-spanned="2">
            <text:p>203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7</text:p>
          </table:table-cell>
          <table:table-cell office:value-type="float" office:value="34.8" calcext:value-type="float">
            <text:p>34.8</text:p>
          </table:table-cell>
          <table:table-cell office:value-type="float" office:value="10.48" calcext:value-type="float">
            <text:p>10.48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17</text:p>
          </table:table-cell>
          <table:table-cell office:value-type="float" office:value="31.5" calcext:value-type="float">
            <text:p>31.5</text:p>
          </table:table-cell>
          <table:table-cell office:value-type="float" office:value="10.48" calcext:value-type="float">
            <text:p>10.48</text:p>
          </table:table-cell>
          <table:table-cell office:value-type="float" office:value="8.57" calcext:value-type="float">
            <text:p>8.57</text:p>
          </table:table-cell>
          <table:table-cell table:formula="of:=[.G232]" office:value-type="float" office:value="8.57" calcext:value-type="float" table:number-columns-spanned="1" table:number-rows-spanned="2">
            <text:p>8.57</text:p>
          </table:table-cell>
          <table:table-cell table:formula="of:=DATEDIF([.D232];[.D233];&quot;d&quot;)" office:value-type="float" office:value="132" calcext:value-type="float" table:number-columns-spanned="1" table:number-rows-spanned="2">
            <text:p>13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7</text:p>
          </table:table-cell>
          <table:table-cell office:value-type="float" office:value="34.8" calcext:value-type="float">
            <text:p>34.8</text:p>
          </table:table-cell>
          <table:table-cell office:value-type="float" office:value="10.48" calcext:value-type="float">
            <text:p>10.48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8-30</text:p>
          </table:table-cell>
          <table:table-cell office:value-type="float" office:value="31.5" calcext:value-type="float">
            <text:p>31.5</text:p>
          </table:table-cell>
          <table:table-cell office:value-type="float" office:value="11.75" calcext:value-type="float">
            <text:p>11.75</text:p>
          </table:table-cell>
          <table:table-cell office:value-type="float" office:value="8.57" calcext:value-type="float">
            <text:p>8.57</text:p>
          </table:table-cell>
          <table:table-cell table:formula="of:=[.G234]" office:value-type="float" office:value="8.57" calcext:value-type="float" table:number-columns-spanned="1" table:number-rows-spanned="2">
            <text:p>8.57</text:p>
          </table:table-cell>
          <table:table-cell table:formula="of:=DATEDIF([.D234];[.D23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28</text:p>
          </table:table-cell>
          <table:table-cell office:value-type="float" office:value="35.2" calcext:value-type="float">
            <text:p>35.2</text:p>
          </table:table-cell>
          <table:table-cell office:value-type="float" office:value="11.75" calcext:value-type="float">
            <text:p>11.75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7-29</text:p>
          </table:table-cell>
          <table:table-cell office:value-type="float" office:value="32" calcext:value-type="float">
            <text:p>32</text:p>
          </table:table-cell>
          <table:table-cell office:value-type="float" office:value="10.31" calcext:value-type="float">
            <text:p>10.31</text:p>
          </table:table-cell>
          <table:table-cell office:value-type="float" office:value="10" calcext:value-type="float">
            <text:p>10</text:p>
          </table:table-cell>
          <table:table-cell table:formula="of:=[.G236]" office:value-type="float" office:value="10" calcext:value-type="float" table:number-columns-spanned="1" table:number-rows-spanned="2">
            <text:p>10</text:p>
          </table:table-cell>
          <table:table-cell table:formula="of:=DATEDIF([.D236];[.D237];&quot;d&quot;)" office:value-type="float" office:value="186" calcext:value-type="float" table:number-columns-spanned="1" table:number-rows-spanned="2">
            <text:p>18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31</text:p>
          </table:table-cell>
          <table:table-cell office:value-type="float" office:value="35.3" calcext:value-type="float">
            <text:p>35.3</text:p>
          </table:table-cell>
          <table:table-cell office:value-type="float" office:value="10.31" calcext:value-type="float">
            <text:p>10.31</text:p>
          </table:table-cell>
          <table:table-cell office:value-type="float" office:value="10" calcext:value-type="float">
            <text:p>1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07</text:p>
          </table:table-cell>
          <table:table-cell office:value-type="float" office:value="32" calcext:value-type="float">
            <text:p>32</text:p>
          </table:table-cell>
          <table:table-cell office:value-type="float" office:value="10.78" calcext:value-type="float">
            <text:p>10.78</text:p>
          </table:table-cell>
          <table:table-cell office:value-type="float" office:value="4.06" calcext:value-type="float">
            <text:p>4.06</text:p>
          </table:table-cell>
          <table:table-cell table:formula="of:=[.G238]" office:value-type="float" office:value="4.06" calcext:value-type="float" table:number-columns-spanned="1" table:number-rows-spanned="2">
            <text:p>4.06</text:p>
          </table:table-cell>
          <table:table-cell table:formula="of:=DATEDIF([.D238];[.D239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31</text:p>
          </table:table-cell>
          <table:table-cell office:value-type="float" office:value="35.45" calcext:value-type="float">
            <text:p>35.45</text:p>
          </table:table-cell>
          <table:table-cell office:value-type="float" office:value="10.78" calcext:value-type="float">
            <text:p>10.78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29</text:p>
          </table:table-cell>
          <table:table-cell office:value-type="float" office:value="32.5" calcext:value-type="float">
            <text:p>32.5</text:p>
          </table:table-cell>
          <table:table-cell office:value-type="float" office:value="9.85" calcext:value-type="float">
            <text:p>9.85</text:p>
          </table:table-cell>
          <table:table-cell office:value-type="float" office:value="11.38" calcext:value-type="float">
            <text:p>11.38</text:p>
          </table:table-cell>
          <table:table-cell table:formula="of:=[.G240]" office:value-type="float" office:value="11.38" calcext:value-type="float" table:number-columns-spanned="1" table:number-rows-spanned="2">
            <text:p>11.38</text:p>
          </table:table-cell>
          <table:table-cell table:formula="of:=DATEDIF([.D240];[.D241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1-31</text:p>
          </table:table-cell>
          <table:table-cell office:value-type="float" office:value="35.7" calcext:value-type="float">
            <text:p>35.7</text:p>
          </table:table-cell>
          <table:table-cell office:value-type="float" office:value="9.85" calcext:value-type="float">
            <text:p>9.85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1-23</text:p>
          </table:table-cell>
          <table:table-cell office:value-type="float" office:value="34.2" calcext:value-type="float">
            <text:p>34.2</text:p>
          </table:table-cell>
          <table:table-cell office:value-type="float" office:value="6.29" calcext:value-type="float">
            <text:p>6.29</text:p>
          </table:table-cell>
          <table:table-cell office:value-type="float" office:value="28.36" calcext:value-type="float">
            <text:p>28.36</text:p>
          </table:table-cell>
          <table:table-cell table:formula="of:=[.G242]" office:value-type="float" office:value="28.36" calcext:value-type="float" table:number-columns-spanned="1" table:number-rows-spanned="2">
            <text:p>28.36</text:p>
          </table:table-cell>
          <table:table-cell table:formula="of:=DATEDIF([.D242];[.D243];&quot;d&quot;)" office:value-type="float" office:value="375" calcext:value-type="float" table:number-columns-spanned="1" table:number-rows-spanned="2">
            <text:p>375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2-01</text:p>
          </table:table-cell>
          <table:table-cell office:value-type="float" office:value="36.35" calcext:value-type="float">
            <text:p>36.35</text:p>
          </table:table-cell>
          <table:table-cell office:value-type="float" office:value="6.29" calcext:value-type="float">
            <text:p>6.29</text:p>
          </table:table-cell>
          <table:table-cell office:value-type="float" office:value="28.36" calcext:value-type="float">
            <text:p>28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6-22</text:p>
          </table:table-cell>
          <table:table-cell office:value-type="float" office:value="31.45" calcext:value-type="float">
            <text:p>31.45</text:p>
          </table:table-cell>
          <table:table-cell office:value-type="float" office:value="15.58" calcext:value-type="float">
            <text:p>15.58</text:p>
          </table:table-cell>
          <table:table-cell office:value-type="float" office:value="8.43" calcext:value-type="float">
            <text:p>8.43</text:p>
          </table:table-cell>
          <table:table-cell table:formula="of:=[.G244]" office:value-type="float" office:value="8.43" calcext:value-type="float" table:number-columns-spanned="1" table:number-rows-spanned="2">
            <text:p>8.43</text:p>
          </table:table-cell>
          <table:table-cell table:formula="of:=DATEDIF([.D244];[.D245];&quot;d&quot;)" office:value-type="float" office:value="224" calcext:value-type="float" table:number-columns-spanned="1" table:number-rows-spanned="2">
            <text:p>2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35" calcext:value-type="float">
            <text:p>36.35</text:p>
          </table:table-cell>
          <table:table-cell office:value-type="float" office:value="15.58" calcext:value-type="float">
            <text:p>15.58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7-08</text:p>
          </table:table-cell>
          <table:table-cell office:value-type="float" office:value="31.5" calcext:value-type="float">
            <text:p>31.5</text:p>
          </table:table-cell>
          <table:table-cell office:value-type="float" office:value="15.4" calcext:value-type="float">
            <text:p>15.4</text:p>
          </table:table-cell>
          <table:table-cell office:value-type="float" office:value="8.57" calcext:value-type="float">
            <text:p>8.57</text:p>
          </table:table-cell>
          <table:table-cell table:formula="of:=[.G246]" office:value-type="float" office:value="8.57" calcext:value-type="float" table:number-columns-spanned="1" table:number-rows-spanned="2">
            <text:p>8.57</text:p>
          </table:table-cell>
          <table:table-cell table:formula="of:=DATEDIF([.D246];[.D247];&quot;d&quot;)" office:value-type="float" office:value="208" calcext:value-type="float" table:number-columns-spanned="1" table:number-rows-spanned="2">
            <text:p>20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35" calcext:value-type="float">
            <text:p>36.35</text:p>
          </table:table-cell>
          <table:table-cell office:value-type="float" office:value="15.4" calcext:value-type="float">
            <text:p>15.4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17</text:p>
          </table:table-cell>
          <table:table-cell office:value-type="float" office:value="31.5" calcext:value-type="float">
            <text:p>31.5</text:p>
          </table:table-cell>
          <table:table-cell office:value-type="float" office:value="15.4" calcext:value-type="float">
            <text:p>15.4</text:p>
          </table:table-cell>
          <table:table-cell office:value-type="float" office:value="8.57" calcext:value-type="float">
            <text:p>8.57</text:p>
          </table:table-cell>
          <table:table-cell table:formula="of:=[.G248]" office:value-type="float" office:value="8.57" calcext:value-type="float" table:number-columns-spanned="1" table:number-rows-spanned="2">
            <text:p>8.57</text:p>
          </table:table-cell>
          <table:table-cell table:formula="of:=DATEDIF([.D248];[.D249];&quot;d&quot;)" office:value-type="float" office:value="137" calcext:value-type="float" table:number-columns-spanned="1" table:number-rows-spanned="2">
            <text:p>137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35" calcext:value-type="float">
            <text:p>36.35</text:p>
          </table:table-cell>
          <table:table-cell office:value-type="float" office:value="15.4" calcext:value-type="float">
            <text:p>15.4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6-24</text:p>
          </table:table-cell>
          <table:table-cell office:value-type="float" office:value="31.45" calcext:value-type="float">
            <text:p>31.45</text:p>
          </table:table-cell>
          <table:table-cell office:value-type="float" office:value="15.26" calcext:value-type="float">
            <text:p>15.26</text:p>
          </table:table-cell>
          <table:table-cell office:value-type="float" office:value="8.43" calcext:value-type="float">
            <text:p>8.43</text:p>
          </table:table-cell>
          <table:table-cell table:formula="of:=[.G250]" office:value-type="float" office:value="8.43" calcext:value-type="float" table:number-columns-spanned="1" table:number-rows-spanned="2">
            <text:p>8.43</text:p>
          </table:table-cell>
          <table:table-cell table:formula="of:=DATEDIF([.D250];[.D251];&quot;d&quot;)" office:value-type="float" office:value="222" calcext:value-type="float" table:number-columns-spanned="1" table:number-rows-spanned="2">
            <text:p>222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25" calcext:value-type="float">
            <text:p>36.25</text:p>
          </table:table-cell>
          <table:table-cell office:value-type="float" office:value="15.26" calcext:value-type="float">
            <text:p>15.26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7-20</text:p>
          </table:table-cell>
          <table:table-cell office:value-type="float" office:value="31.45" calcext:value-type="float">
            <text:p>31.45</text:p>
          </table:table-cell>
          <table:table-cell office:value-type="float" office:value="15.26" calcext:value-type="float">
            <text:p>15.26</text:p>
          </table:table-cell>
          <table:table-cell office:value-type="float" office:value="8.43" calcext:value-type="float">
            <text:p>8.43</text:p>
          </table:table-cell>
          <table:table-cell table:formula="of:=[.G252]" office:value-type="float" office:value="8.43" calcext:value-type="float" table:number-columns-spanned="1" table:number-rows-spanned="2">
            <text:p>8.43</text:p>
          </table:table-cell>
          <table:table-cell table:formula="of:=DATEDIF([.D252];[.D253];&quot;d&quot;)" office:value-type="float" office:value="196" calcext:value-type="float" table:number-columns-spanned="1" table:number-rows-spanned="2">
            <text:p>196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25" calcext:value-type="float">
            <text:p>36.25</text:p>
          </table:table-cell>
          <table:table-cell office:value-type="float" office:value="15.26" calcext:value-type="float">
            <text:p>15.26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2-06</text:p>
          </table:table-cell>
          <table:table-cell office:value-type="float" office:value="31" calcext:value-type="float">
            <text:p>31</text:p>
          </table:table-cell>
          <table:table-cell office:value-type="float" office:value="16.61" calcext:value-type="float">
            <text:p>16.61</text:p>
          </table:table-cell>
          <table:table-cell office:value-type="float" office:value="2.4" calcext:value-type="float">
            <text:p>2.4</text:p>
          </table:table-cell>
          <table:table-cell table:formula="of:=[.G254]" office:value-type="float" office:value="2.4" calcext:value-type="float" table:number-columns-spanned="1" table:number-rows-spanned="2">
            <text:p>2.4</text:p>
          </table:table-cell>
          <table:table-cell table:formula="of:=DATEDIF([.D254];[.D255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15" calcext:value-type="float">
            <text:p>36.15</text:p>
          </table:table-cell>
          <table:table-cell office:value-type="float" office:value="16.61" calcext:value-type="float">
            <text:p>16.61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8-30</text:p>
          </table:table-cell>
          <table:table-cell office:value-type="float" office:value="31.5" calcext:value-type="float">
            <text:p>31.5</text:p>
          </table:table-cell>
          <table:table-cell office:value-type="float" office:value="16.83" calcext:value-type="float">
            <text:p>16.83</text:p>
          </table:table-cell>
          <table:table-cell office:value-type="float" office:value="8.57" calcext:value-type="float">
            <text:p>8.57</text:p>
          </table:table-cell>
          <table:table-cell table:formula="of:=[.G256]" office:value-type="float" office:value="8.57" calcext:value-type="float" table:number-columns-spanned="1" table:number-rows-spanned="2">
            <text:p>8.57</text:p>
          </table:table-cell>
          <table:table-cell table:formula="of:=DATEDIF([.D256];[.D257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6.8" calcext:value-type="float">
            <text:p>36.8</text:p>
          </table:table-cell>
          <table:table-cell office:value-type="float" office:value="16.83" calcext:value-type="float">
            <text:p>16.83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7-29</text:p>
          </table:table-cell>
          <table:table-cell office:value-type="float" office:value="32" calcext:value-type="float">
            <text:p>32</text:p>
          </table:table-cell>
          <table:table-cell office:value-type="float" office:value="15.47" calcext:value-type="float">
            <text:p>15.47</text:p>
          </table:table-cell>
          <table:table-cell office:value-type="float" office:value="10" calcext:value-type="float">
            <text:p>10</text:p>
          </table:table-cell>
          <table:table-cell table:formula="of:=[.G258]" office:value-type="float" office:value="10" calcext:value-type="float" table:number-columns-spanned="1" table:number-rows-spanned="2">
            <text:p>10</text:p>
          </table:table-cell>
          <table:table-cell table:formula="of:=DATEDIF([.D258];[.D259];&quot;d&quot;)" office:value-type="float" office:value="225" calcext:value-type="float" table:number-columns-spanned="1" table:number-rows-spanned="2">
            <text:p>225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11</text:p>
          </table:table-cell>
          <table:table-cell office:value-type="float" office:value="36.95" calcext:value-type="float">
            <text:p>36.95</text:p>
          </table:table-cell>
          <table:table-cell office:value-type="float" office:value="15.47" calcext:value-type="float">
            <text:p>15.47</text:p>
          </table:table-cell>
          <table:table-cell office:value-type="float" office:value="10" calcext:value-type="float">
            <text:p>1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1-07</text:p>
          </table:table-cell>
          <table:table-cell office:value-type="float" office:value="32" calcext:value-type="float">
            <text:p>32</text:p>
          </table:table-cell>
          <table:table-cell office:value-type="float" office:value="15.78" calcext:value-type="float">
            <text:p>15.78</text:p>
          </table:table-cell>
          <table:table-cell office:value-type="float" office:value="4.06" calcext:value-type="float">
            <text:p>4.06</text:p>
          </table:table-cell>
          <table:table-cell table:formula="of:=[.G260]" office:value-type="float" office:value="4.06" calcext:value-type="float" table:number-columns-spanned="1" table:number-rows-spanned="2">
            <text:p>4.06</text:p>
          </table:table-cell>
          <table:table-cell table:formula="of:=DATEDIF([.D260];[.D26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11</text:p>
          </table:table-cell>
          <table:table-cell office:value-type="float" office:value="37.05" calcext:value-type="float">
            <text:p>37.05</text:p>
          </table:table-cell>
          <table:table-cell office:value-type="float" office:value="15.78" calcext:value-type="float">
            <text:p>15.78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2-31</text:p>
          </table:table-cell>
          <table:table-cell office:value-type="float" office:value="33.5" calcext:value-type="float">
            <text:p>33.5</text:p>
          </table:table-cell>
          <table:table-cell office:value-type="float" office:value="10.9" calcext:value-type="float">
            <text:p>10.9</text:p>
          </table:table-cell>
          <table:table-cell office:value-type="float" office:value="26.87" calcext:value-type="float">
            <text:p>26.87</text:p>
          </table:table-cell>
          <table:table-cell table:formula="of:=[.G262]" office:value-type="float" office:value="26.87" calcext:value-type="float" table:number-columns-spanned="1" table:number-rows-spanned="2">
            <text:p>26.87</text:p>
          </table:table-cell>
          <table:table-cell table:formula="of:=DATEDIF([.D262];[.D263];&quot;d&quot;)" office:value-type="float" office:value="436" calcext:value-type="float" table:number-columns-spanned="1" table:number-rows-spanned="2">
            <text:p>436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11</text:p>
          </table:table-cell>
          <table:table-cell office:value-type="float" office:value="37.15" calcext:value-type="float">
            <text:p>37.15</text:p>
          </table:table-cell>
          <table:table-cell office:value-type="float" office:value="10.9" calcext:value-type="float">
            <text:p>10.9</text:p>
          </table:table-cell>
          <table:table-cell office:value-type="float" office:value="26.87" calcext:value-type="float">
            <text:p>26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1-08</text:p>
          </table:table-cell>
          <table:table-cell office:value-type="float" office:value="33.65" calcext:value-type="float">
            <text:p>33.65</text:p>
          </table:table-cell>
          <table:table-cell office:value-type="float" office:value="10.55" calcext:value-type="float">
            <text:p>10.55</text:p>
          </table:table-cell>
          <table:table-cell office:value-type="float" office:value="27.19" calcext:value-type="float">
            <text:p>27.19</text:p>
          </table:table-cell>
          <table:table-cell table:formula="of:=[.G264]" office:value-type="float" office:value="27.19" calcext:value-type="float" table:number-columns-spanned="1" table:number-rows-spanned="2">
            <text:p>27.19</text:p>
          </table:table-cell>
          <table:table-cell table:formula="of:=DATEDIF([.D264];[.D265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11</text:p>
          </table:table-cell>
          <table:table-cell office:value-type="float" office:value="37.2" calcext:value-type="float">
            <text:p>37.2</text:p>
          </table:table-cell>
          <table:table-cell office:value-type="float" office:value="10.55" calcext:value-type="float">
            <text:p>10.55</text:p>
          </table:table-cell>
          <table:table-cell office:value-type="float" office:value="27.19" calcext:value-type="float">
            <text:p>2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29</text:p>
          </table:table-cell>
          <table:table-cell office:value-type="float" office:value="32.5" calcext:value-type="float">
            <text:p>32.5</text:p>
          </table:table-cell>
          <table:table-cell office:value-type="float" office:value="15.08" calcext:value-type="float">
            <text:p>15.08</text:p>
          </table:table-cell>
          <table:table-cell office:value-type="float" office:value="11.38" calcext:value-type="float">
            <text:p>11.38</text:p>
          </table:table-cell>
          <table:table-cell table:formula="of:=[.G266]" office:value-type="float" office:value="11.38" calcext:value-type="float" table:number-columns-spanned="1" table:number-rows-spanned="2">
            <text:p>11.38</text:p>
          </table:table-cell>
          <table:table-cell table:formula="of:=DATEDIF([.D266];[.D267];&quot;d&quot;)" office:value-type="float" office:value="163" calcext:value-type="float" table:number-columns-spanned="1" table:number-rows-spanned="2">
            <text:p>163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11</text:p>
          </table:table-cell>
          <table:table-cell office:value-type="float" office:value="37.4" calcext:value-type="float">
            <text:p>37.4</text:p>
          </table:table-cell>
          <table:table-cell office:value-type="float" office:value="15.08" calcext:value-type="float">
            <text:p>15.08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2-06</text:p>
          </table:table-cell>
          <table:table-cell office:value-type="float" office:value="31" calcext:value-type="float">
            <text:p>31</text:p>
          </table:table-cell>
          <table:table-cell office:value-type="float" office:value="21.61" calcext:value-type="float">
            <text:p>21.61</text:p>
          </table:table-cell>
          <table:table-cell office:value-type="float" office:value="2.4" calcext:value-type="float">
            <text:p>2.4</text:p>
          </table:table-cell>
          <table:table-cell table:formula="of:=[.G268]" office:value-type="float" office:value="2.4" calcext:value-type="float" table:number-columns-spanned="1" table:number-rows-spanned="2">
            <text:p>2.4</text:p>
          </table:table-cell>
          <table:table-cell table:formula="of:=DATEDIF([.D268];[.D269];&quot;d&quot;)" office:value-type="float" office:value="95" calcext:value-type="float" table:number-columns-spanned="1" table:number-rows-spanned="2">
            <text:p>95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1</text:p>
          </table:table-cell>
          <table:table-cell office:value-type="float" office:value="37.7" calcext:value-type="float">
            <text:p>37.7</text:p>
          </table:table-cell>
          <table:table-cell office:value-type="float" office:value="21.61" calcext:value-type="float">
            <text:p>21.61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6-24</text:p>
          </table:table-cell>
          <table:table-cell office:value-type="float" office:value="31.45" calcext:value-type="float">
            <text:p>31.45</text:p>
          </table:table-cell>
          <table:table-cell office:value-type="float" office:value="20.19" calcext:value-type="float">
            <text:p>20.19</text:p>
          </table:table-cell>
          <table:table-cell office:value-type="float" office:value="8.43" calcext:value-type="float">
            <text:p>8.43</text:p>
          </table:table-cell>
          <table:table-cell table:formula="of:=[.G270]" office:value-type="float" office:value="8.43" calcext:value-type="float" table:number-columns-spanned="1" table:number-rows-spanned="2">
            <text:p>8.43</text:p>
          </table:table-cell>
          <table:table-cell table:formula="of:=DATEDIF([.D270];[.D271];&quot;d&quot;)" office:value-type="float" office:value="260" calcext:value-type="float" table:number-columns-spanned="1" table:number-rows-spanned="2">
            <text:p>260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1</text:p>
          </table:table-cell>
          <table:table-cell office:value-type="float" office:value="37.8" calcext:value-type="float">
            <text:p>37.8</text:p>
          </table:table-cell>
          <table:table-cell office:value-type="float" office:value="20.19" calcext:value-type="float">
            <text:p>20.19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7-20</text:p>
          </table:table-cell>
          <table:table-cell office:value-type="float" office:value="31.45" calcext:value-type="float">
            <text:p>31.45</text:p>
          </table:table-cell>
          <table:table-cell office:value-type="float" office:value="20.19" calcext:value-type="float">
            <text:p>20.19</text:p>
          </table:table-cell>
          <table:table-cell office:value-type="float" office:value="8.43" calcext:value-type="float">
            <text:p>8.43</text:p>
          </table:table-cell>
          <table:table-cell table:formula="of:=[.G272]" office:value-type="float" office:value="8.43" calcext:value-type="float" table:number-columns-spanned="1" table:number-rows-spanned="2">
            <text:p>8.43</text:p>
          </table:table-cell>
          <table:table-cell table:formula="of:=DATEDIF([.D272];[.D273];&quot;d&quot;)" office:value-type="float" office:value="234" calcext:value-type="float" table:number-columns-spanned="1" table:number-rows-spanned="2">
            <text:p>23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1</text:p>
          </table:table-cell>
          <table:table-cell office:value-type="float" office:value="37.8" calcext:value-type="float">
            <text:p>37.8</text:p>
          </table:table-cell>
          <table:table-cell office:value-type="float" office:value="20.19" calcext:value-type="float">
            <text:p>20.19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6-22</text:p>
          </table:table-cell>
          <table:table-cell office:value-type="float" office:value="31.45" calcext:value-type="float">
            <text:p>31.45</text:p>
          </table:table-cell>
          <table:table-cell office:value-type="float" office:value="20.67" calcext:value-type="float">
            <text:p>20.67</text:p>
          </table:table-cell>
          <table:table-cell office:value-type="float" office:value="8.43" calcext:value-type="float">
            <text:p>8.43</text:p>
          </table:table-cell>
          <table:table-cell table:formula="of:=[.G274]" office:value-type="float" office:value="8.43" calcext:value-type="float" table:number-columns-spanned="1" table:number-rows-spanned="2">
            <text:p>8.43</text:p>
          </table:table-cell>
          <table:table-cell table:formula="of:=DATEDIF([.D274];[.D275];&quot;d&quot;)" office:value-type="float" office:value="268" calcext:value-type="float" table:number-columns-spanned="1" table:number-rows-spanned="2">
            <text:p>26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7</text:p>
          </table:table-cell>
          <table:table-cell office:value-type="float" office:value="37.95" calcext:value-type="float">
            <text:p>37.95</text:p>
          </table:table-cell>
          <table:table-cell office:value-type="float" office:value="20.67" calcext:value-type="float">
            <text:p>20.67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7-08</text:p>
          </table:table-cell>
          <table:table-cell office:value-type="float" office:value="31.5" calcext:value-type="float">
            <text:p>31.5</text:p>
          </table:table-cell>
          <table:table-cell office:value-type="float" office:value="20.48" calcext:value-type="float">
            <text:p>20.48</text:p>
          </table:table-cell>
          <table:table-cell office:value-type="float" office:value="8.57" calcext:value-type="float">
            <text:p>8.57</text:p>
          </table:table-cell>
          <table:table-cell table:formula="of:=[.G276]" office:value-type="float" office:value="8.57" calcext:value-type="float" table:number-columns-spanned="1" table:number-rows-spanned="2">
            <text:p>8.57</text:p>
          </table:table-cell>
          <table:table-cell table:formula="of:=DATEDIF([.D276];[.D277];&quot;d&quot;)" office:value-type="float" office:value="252" calcext:value-type="float" table:number-columns-spanned="1" table:number-rows-spanned="2">
            <text:p>25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7</text:p>
          </table:table-cell>
          <table:table-cell office:value-type="float" office:value="37.95" calcext:value-type="float">
            <text:p>37.95</text:p>
          </table:table-cell>
          <table:table-cell office:value-type="float" office:value="20.48" calcext:value-type="float">
            <text:p>20.48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9-17</text:p>
          </table:table-cell>
          <table:table-cell office:value-type="float" office:value="31.5" calcext:value-type="float">
            <text:p>31.5</text:p>
          </table:table-cell>
          <table:table-cell office:value-type="float" office:value="20.48" calcext:value-type="float">
            <text:p>20.48</text:p>
          </table:table-cell>
          <table:table-cell office:value-type="float" office:value="8.57" calcext:value-type="float">
            <text:p>8.57</text:p>
          </table:table-cell>
          <table:table-cell table:formula="of:=[.G278]" office:value-type="float" office:value="8.57" calcext:value-type="float" table:number-columns-spanned="1" table:number-rows-spanned="2">
            <text:p>8.57</text:p>
          </table:table-cell>
          <table:table-cell table:formula="of:=DATEDIF([.D278];[.D279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7</text:p>
          </table:table-cell>
          <table:table-cell office:value-type="float" office:value="37.95" calcext:value-type="float">
            <text:p>37.95</text:p>
          </table:table-cell>
          <table:table-cell office:value-type="float" office:value="20.48" calcext:value-type="float">
            <text:p>20.48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1-23</text:p>
          </table:table-cell>
          <table:table-cell office:value-type="float" office:value="34.2" calcext:value-type="float">
            <text:p>34.2</text:p>
          </table:table-cell>
          <table:table-cell office:value-type="float" office:value="11.4" calcext:value-type="float">
            <text:p>11.4</text:p>
          </table:table-cell>
          <table:table-cell office:value-type="float" office:value="28.36" calcext:value-type="float">
            <text:p>28.36</text:p>
          </table:table-cell>
          <table:table-cell table:formula="of:=[.G280]" office:value-type="float" office:value="28.36" calcext:value-type="float" table:number-columns-spanned="1" table:number-rows-spanned="2">
            <text:p>28.36</text:p>
          </table:table-cell>
          <table:table-cell table:formula="of:=DATEDIF([.D280];[.D281];&quot;d&quot;)" office:value-type="float" office:value="419" calcext:value-type="float" table:number-columns-spanned="1" table:number-rows-spanned="2">
            <text:p>419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17</text:p>
          </table:table-cell>
          <table:table-cell office:value-type="float" office:value="38.1" calcext:value-type="float">
            <text:p>38.1</text:p>
          </table:table-cell>
          <table:table-cell office:value-type="float" office:value="11.4" calcext:value-type="float">
            <text:p>11.4</text:p>
          </table:table-cell>
          <table:table-cell office:value-type="float" office:value="28.36" calcext:value-type="float">
            <text:p>28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8-30</text:p>
          </table:table-cell>
          <table:table-cell office:value-type="float" office:value="31.5" calcext:value-type="float">
            <text:p>31.5</text:p>
          </table:table-cell>
          <table:table-cell office:value-type="float" office:value="21.9" calcext:value-type="float">
            <text:p>21.9</text:p>
          </table:table-cell>
          <table:table-cell office:value-type="float" office:value="8.57" calcext:value-type="float">
            <text:p>8.57</text:p>
          </table:table-cell>
          <table:table-cell table:formula="of:=[.G282]" office:value-type="float" office:value="8.57" calcext:value-type="float" table:number-columns-spanned="1" table:number-rows-spanned="2">
            <text:p>8.57</text:p>
          </table:table-cell>
          <table:table-cell table:formula="of:=DATEDIF([.D282];[.D283];&quot;d&quot;)" office:value-type="float" office:value="199" calcext:value-type="float" table:number-columns-spanned="1" table:number-rows-spanned="2">
            <text:p>199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7</text:p>
          </table:table-cell>
          <table:table-cell office:value-type="float" office:value="38.4" calcext:value-type="float">
            <text:p>38.4</text:p>
          </table:table-cell>
          <table:table-cell office:value-type="float" office:value="21.9" calcext:value-type="float">
            <text:p>21.9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7-29</text:p>
          </table:table-cell>
          <table:table-cell office:value-type="float" office:value="32" calcext:value-type="float">
            <text:p>32</text:p>
          </table:table-cell>
          <table:table-cell office:value-type="float" office:value="20.47" calcext:value-type="float">
            <text:p>20.47</text:p>
          </table:table-cell>
          <table:table-cell office:value-type="float" office:value="10" calcext:value-type="float">
            <text:p>10</text:p>
          </table:table-cell>
          <table:table-cell table:formula="of:=[.G284]" office:value-type="float" office:value="10" calcext:value-type="float" table:number-columns-spanned="1" table:number-rows-spanned="2">
            <text:p>10</text:p>
          </table:table-cell>
          <table:table-cell table:formula="of:=DATEDIF([.D284];[.D285];&quot;d&quot;)" office:value-type="float" office:value="231" calcext:value-type="float" table:number-columns-spanned="1" table:number-rows-spanned="2">
            <text:p>231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7</text:p>
          </table:table-cell>
          <table:table-cell office:value-type="float" office:value="38.55" calcext:value-type="float">
            <text:p>38.55</text:p>
          </table:table-cell>
          <table:table-cell office:value-type="float" office:value="20.47" calcext:value-type="float">
            <text:p>20.47</text:p>
          </table:table-cell>
          <table:table-cell office:value-type="float" office:value="10" calcext:value-type="float">
            <text:p>1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7</text:p>
          </table:table-cell>
          <table:table-cell office:value-type="float" office:value="32" calcext:value-type="float">
            <text:p>32</text:p>
          </table:table-cell>
          <table:table-cell office:value-type="float" office:value="20.78" calcext:value-type="float">
            <text:p>20.78</text:p>
          </table:table-cell>
          <table:table-cell office:value-type="float" office:value="4.06" calcext:value-type="float">
            <text:p>4.06</text:p>
          </table:table-cell>
          <table:table-cell table:formula="of:=[.G286]" office:value-type="float" office:value="4.06" calcext:value-type="float" table:number-columns-spanned="1" table:number-rows-spanned="2">
            <text:p>4.06</text:p>
          </table:table-cell>
          <table:table-cell table:formula="of:=DATEDIF([.D286];[.D287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17</text:p>
          </table:table-cell>
          <table:table-cell office:value-type="float" office:value="38.65" calcext:value-type="float">
            <text:p>38.65</text:p>
          </table:table-cell>
          <table:table-cell office:value-type="float" office:value="20.78" calcext:value-type="float">
            <text:p>20.78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2-31</text:p>
          </table:table-cell>
          <table:table-cell office:value-type="float" office:value="33.5" calcext:value-type="float">
            <text:p>33.5</text:p>
          </table:table-cell>
          <table:table-cell office:value-type="float" office:value="15.97" calcext:value-type="float">
            <text:p>15.97</text:p>
          </table:table-cell>
          <table:table-cell office:value-type="float" office:value="26.87" calcext:value-type="float">
            <text:p>26.87</text:p>
          </table:table-cell>
          <table:table-cell table:formula="of:=[.G288]" office:value-type="float" office:value="26.87" calcext:value-type="float" table:number-columns-spanned="1" table:number-rows-spanned="2">
            <text:p>26.87</text:p>
          </table:table-cell>
          <table:table-cell table:formula="of:=DATEDIF([.D288];[.D289];&quot;d&quot;)" office:value-type="float" office:value="442" calcext:value-type="float" table:number-columns-spanned="1" table:number-rows-spanned="2">
            <text:p>44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17</text:p>
          </table:table-cell>
          <table:table-cell office:value-type="float" office:value="38.85" calcext:value-type="float">
            <text:p>38.85</text:p>
          </table:table-cell>
          <table:table-cell office:value-type="float" office:value="15.97" calcext:value-type="float">
            <text:p>15.97</text:p>
          </table:table-cell>
          <table:table-cell office:value-type="float" office:value="26.87" calcext:value-type="float">
            <text:p>26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1-08</text:p>
          </table:table-cell>
          <table:table-cell office:value-type="float" office:value="33.65" calcext:value-type="float">
            <text:p>33.65</text:p>
          </table:table-cell>
          <table:table-cell office:value-type="float" office:value="15.6" calcext:value-type="float">
            <text:p>15.6</text:p>
          </table:table-cell>
          <table:table-cell office:value-type="float" office:value="27.19" calcext:value-type="float">
            <text:p>27.19</text:p>
          </table:table-cell>
          <table:table-cell table:formula="of:=[.G290]" office:value-type="float" office:value="27.19" calcext:value-type="float" table:number-columns-spanned="1" table:number-rows-spanned="2">
            <text:p>27.19</text:p>
          </table:table-cell>
          <table:table-cell table:formula="of:=DATEDIF([.D290];[.D291];&quot;d&quot;)" office:value-type="float" office:value="434" calcext:value-type="float" table:number-columns-spanned="1" table:number-rows-spanned="2">
            <text:p>43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17</text:p>
          </table:table-cell>
          <table:table-cell office:value-type="float" office:value="38.9" calcext:value-type="float">
            <text:p>38.9</text:p>
          </table:table-cell>
          <table:table-cell office:value-type="float" office:value="15.6" calcext:value-type="float">
            <text:p>15.6</text:p>
          </table:table-cell>
          <table:table-cell office:value-type="float" office:value="27.19" calcext:value-type="float">
            <text:p>2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29</text:p>
          </table:table-cell>
          <table:table-cell office:value-type="float" office:value="32.5" calcext:value-type="float">
            <text:p>32.5</text:p>
          </table:table-cell>
          <table:table-cell office:value-type="float" office:value="20.31" calcext:value-type="float">
            <text:p>20.31</text:p>
          </table:table-cell>
          <table:table-cell office:value-type="float" office:value="11.38" calcext:value-type="float">
            <text:p>11.38</text:p>
          </table:table-cell>
          <table:table-cell table:formula="of:=[.G292]" office:value-type="float" office:value="11.38" calcext:value-type="float" table:number-columns-spanned="1" table:number-rows-spanned="2">
            <text:p>11.38</text:p>
          </table:table-cell>
          <table:table-cell table:formula="of:=DATEDIF([.D292];[.D293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17</text:p>
          </table:table-cell>
          <table:table-cell office:value-type="float" office:value="39.1" calcext:value-type="float">
            <text:p>39.1</text:p>
          </table:table-cell>
          <table:table-cell office:value-type="float" office:value="20.31" calcext:value-type="float">
            <text:p>20.31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2-06</text:p>
          </table:table-cell>
          <table:table-cell office:value-type="float" office:value="31" calcext:value-type="float">
            <text:p>31</text:p>
          </table:table-cell>
          <table:table-cell office:value-type="float" office:value="26.61" calcext:value-type="float">
            <text:p>26.61</text:p>
          </table:table-cell>
          <table:table-cell office:value-type="float" office:value="2.4" calcext:value-type="float">
            <text:p>2.4</text:p>
          </table:table-cell>
          <table:table-cell table:formula="of:=[.G294]" office:value-type="float" office:value="2.4" calcext:value-type="float" table:number-columns-spanned="1" table:number-rows-spanned="2">
            <text:p>2.4</text:p>
          </table:table-cell>
          <table:table-cell table:formula="of:=DATEDIF([.D294];[.D295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17</text:p>
          </table:table-cell>
          <table:table-cell office:value-type="float" office:value="39.25" calcext:value-type="float">
            <text:p>39.25</text:p>
          </table:table-cell>
          <table:table-cell office:value-type="float" office:value="26.61" calcext:value-type="float">
            <text:p>26.61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6-24</text:p>
          </table:table-cell>
          <table:table-cell office:value-type="float" office:value="31.45" calcext:value-type="float">
            <text:p>31.45</text:p>
          </table:table-cell>
          <table:table-cell office:value-type="float" office:value="25.28" calcext:value-type="float">
            <text:p>25.28</text:p>
          </table:table-cell>
          <table:table-cell office:value-type="float" office:value="8.43" calcext:value-type="float">
            <text:p>8.43</text:p>
          </table:table-cell>
          <table:table-cell table:formula="of:=[.G296]" office:value-type="float" office:value="8.43" calcext:value-type="float" table:number-columns-spanned="1" table:number-rows-spanned="2">
            <text:p>8.43</text:p>
          </table:table-cell>
          <table:table-cell table:formula="of:=DATEDIF([.D296];[.D297];&quot;d&quot;)" office:value-type="float" office:value="270" calcext:value-type="float" table:number-columns-spanned="1" table:number-rows-spanned="2">
            <text:p>2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21</text:p>
          </table:table-cell>
          <table:table-cell office:value-type="float" office:value="39.4" calcext:value-type="float">
            <text:p>39.4</text:p>
          </table:table-cell>
          <table:table-cell office:value-type="float" office:value="25.28" calcext:value-type="float">
            <text:p>25.28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7-20</text:p>
          </table:table-cell>
          <table:table-cell office:value-type="float" office:value="31.45" calcext:value-type="float">
            <text:p>31.45</text:p>
          </table:table-cell>
          <table:table-cell office:value-type="float" office:value="25.28" calcext:value-type="float">
            <text:p>25.28</text:p>
          </table:table-cell>
          <table:table-cell office:value-type="float" office:value="8.43" calcext:value-type="float">
            <text:p>8.43</text:p>
          </table:table-cell>
          <table:table-cell table:formula="of:=[.G298]" office:value-type="float" office:value="8.43" calcext:value-type="float" table:number-columns-spanned="1" table:number-rows-spanned="2">
            <text:p>8.43</text:p>
          </table:table-cell>
          <table:table-cell table:formula="of:=DATEDIF([.D298];[.D299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21</text:p>
          </table:table-cell>
          <table:table-cell office:value-type="float" office:value="39.4" calcext:value-type="float">
            <text:p>39.4</text:p>
          </table:table-cell>
          <table:table-cell office:value-type="float" office:value="25.28" calcext:value-type="float">
            <text:p>25.28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6-22</text:p>
          </table:table-cell>
          <table:table-cell office:value-type="float" office:value="31.45" calcext:value-type="float">
            <text:p>31.45</text:p>
          </table:table-cell>
          <table:table-cell office:value-type="float" office:value="25.6" calcext:value-type="float">
            <text:p>25.6</text:p>
          </table:table-cell>
          <table:table-cell office:value-type="float" office:value="8.43" calcext:value-type="float">
            <text:p>8.43</text:p>
          </table:table-cell>
          <table:table-cell table:formula="of:=[.G300]" office:value-type="float" office:value="8.43" calcext:value-type="float" table:number-columns-spanned="1" table:number-rows-spanned="2">
            <text:p>8.43</text:p>
          </table:table-cell>
          <table:table-cell table:formula="of:=DATEDIF([.D300];[.D301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21</text:p>
          </table:table-cell>
          <table:table-cell office:value-type="float" office:value="39.5" calcext:value-type="float">
            <text:p>39.5</text:p>
          </table:table-cell>
          <table:table-cell office:value-type="float" office:value="25.6" calcext:value-type="float">
            <text:p>25.6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7-08</text:p>
          </table:table-cell>
          <table:table-cell office:value-type="float" office:value="31.5" calcext:value-type="float">
            <text:p>31.5</text:p>
          </table:table-cell>
          <table:table-cell office:value-type="float" office:value="25.4" calcext:value-type="float">
            <text:p>25.4</text:p>
          </table:table-cell>
          <table:table-cell office:value-type="float" office:value="8.57" calcext:value-type="float">
            <text:p>8.57</text:p>
          </table:table-cell>
          <table:table-cell table:formula="of:=[.G302]" office:value-type="float" office:value="8.57" calcext:value-type="float" table:number-columns-spanned="1" table:number-rows-spanned="2">
            <text:p>8.57</text:p>
          </table:table-cell>
          <table:table-cell table:formula="of:=DATEDIF([.D302];[.D303];&quot;d&quot;)" office:value-type="float" office:value="256" calcext:value-type="float" table:number-columns-spanned="1" table:number-rows-spanned="2">
            <text:p>2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21</text:p>
          </table:table-cell>
          <table:table-cell office:value-type="float" office:value="39.5" calcext:value-type="float">
            <text:p>39.5</text:p>
          </table:table-cell>
          <table:table-cell office:value-type="float" office:value="25.4" calcext:value-type="float">
            <text:p>25.4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9-17</text:p>
          </table:table-cell>
          <table:table-cell office:value-type="float" office:value="31.5" calcext:value-type="float">
            <text:p>31.5</text:p>
          </table:table-cell>
          <table:table-cell office:value-type="float" office:value="25.4" calcext:value-type="float">
            <text:p>25.4</text:p>
          </table:table-cell>
          <table:table-cell office:value-type="float" office:value="8.57" calcext:value-type="float">
            <text:p>8.57</text:p>
          </table:table-cell>
          <table:table-cell table:formula="of:=[.G304]" office:value-type="float" office:value="8.57" calcext:value-type="float" table:number-columns-spanned="1" table:number-rows-spanned="2">
            <text:p>8.57</text:p>
          </table:table-cell>
          <table:table-cell table:formula="of:=DATEDIF([.D304];[.D305];&quot;d&quot;)" office:value-type="float" office:value="185" calcext:value-type="float" table:number-columns-spanned="1" table:number-rows-spanned="2">
            <text:p>1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21</text:p>
          </table:table-cell>
          <table:table-cell office:value-type="float" office:value="39.5" calcext:value-type="float">
            <text:p>39.5</text:p>
          </table:table-cell>
          <table:table-cell office:value-type="float" office:value="25.4" calcext:value-type="float">
            <text:p>25.4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1-23</text:p>
          </table:table-cell>
          <table:table-cell office:value-type="float" office:value="34.2" calcext:value-type="float">
            <text:p>34.2</text:p>
          </table:table-cell>
          <table:table-cell office:value-type="float" office:value="16.37" calcext:value-type="float">
            <text:p>16.37</text:p>
          </table:table-cell>
          <table:table-cell office:value-type="float" office:value="28.36" calcext:value-type="float">
            <text:p>28.36</text:p>
          </table:table-cell>
          <table:table-cell table:formula="of:=[.G306]" office:value-type="float" office:value="28.36" calcext:value-type="float" table:number-columns-spanned="1" table:number-rows-spanned="2">
            <text:p>28.36</text:p>
          </table:table-cell>
          <table:table-cell table:formula="of:=DATEDIF([.D306];[.D307];&quot;d&quot;)" office:value-type="float" office:value="434" calcext:value-type="float" table:number-columns-spanned="1" table:number-rows-spanned="2">
            <text:p>434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4-01</text:p>
          </table:table-cell>
          <table:table-cell office:value-type="float" office:value="39.8" calcext:value-type="float">
            <text:p>39.8</text:p>
          </table:table-cell>
          <table:table-cell office:value-type="float" office:value="16.37" calcext:value-type="float">
            <text:p>16.37</text:p>
          </table:table-cell>
          <table:table-cell office:value-type="float" office:value="28.36" calcext:value-type="float">
            <text:p>28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8-30</text:p>
          </table:table-cell>
          <table:table-cell office:value-type="float" office:value="31.5" calcext:value-type="float">
            <text:p>31.5</text:p>
          </table:table-cell>
          <table:table-cell office:value-type="float" office:value="26.98" calcext:value-type="float">
            <text:p>26.98</text:p>
          </table:table-cell>
          <table:table-cell office:value-type="float" office:value="8.57" calcext:value-type="float">
            <text:p>8.57</text:p>
          </table:table-cell>
          <table:table-cell table:formula="of:=[.G308]" office:value-type="float" office:value="8.57" calcext:value-type="float" table:number-columns-spanned="1" table:number-rows-spanned="2">
            <text:p>8.57</text:p>
          </table:table-cell>
          <table:table-cell table:formula="of:=DATEDIF([.D308];[.D309];&quot;d&quot;)" office:value-type="float" office:value="269" calcext:value-type="float" table:number-columns-spanned="1" table:number-rows-spanned="2">
            <text:p>2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26</text:p>
          </table:table-cell>
          <table:table-cell office:value-type="float" office:value="40" calcext:value-type="float">
            <text:p>40</text:p>
          </table:table-cell>
          <table:table-cell office:value-type="float" office:value="26.98" calcext:value-type="float">
            <text:p>26.98</text:p>
          </table:table-cell>
          <table:table-cell office:value-type="float" office:value="8.57" calcext:value-type="float">
            <text:p>8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7-29</text:p>
          </table:table-cell>
          <table:table-cell office:value-type="float" office:value="32" calcext:value-type="float">
            <text:p>32</text:p>
          </table:table-cell>
          <table:table-cell office:value-type="float" office:value="25.47" calcext:value-type="float">
            <text:p>25.47</text:p>
          </table:table-cell>
          <table:table-cell office:value-type="float" office:value="10" calcext:value-type="float">
            <text:p>10</text:p>
          </table:table-cell>
          <table:table-cell table:formula="of:=[.G310]" office:value-type="float" office:value="10" calcext:value-type="float" table:number-columns-spanned="1" table:number-rows-spanned="2">
            <text:p>10</text:p>
          </table:table-cell>
          <table:table-cell table:formula="of:=DATEDIF([.D310];[.D311];&quot;d&quot;)" office:value-type="float" office:value="301" calcext:value-type="float" table:number-columns-spanned="1" table:number-rows-spanned="2">
            <text:p>3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26</text:p>
          </table:table-cell>
          <table:table-cell office:value-type="float" office:value="40.15" calcext:value-type="float">
            <text:p>40.15</text:p>
          </table:table-cell>
          <table:table-cell office:value-type="float" office:value="25.47" calcext:value-type="float">
            <text:p>25.47</text:p>
          </table:table-cell>
          <table:table-cell office:value-type="float" office:value="10" calcext:value-type="float">
            <text:p>1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7</text:p>
          </table:table-cell>
          <table:table-cell office:value-type="float" office:value="32" calcext:value-type="float">
            <text:p>32</text:p>
          </table:table-cell>
          <table:table-cell office:value-type="float" office:value="25.78" calcext:value-type="float">
            <text:p>25.78</text:p>
          </table:table-cell>
          <table:table-cell office:value-type="float" office:value="4.06" calcext:value-type="float">
            <text:p>4.06</text:p>
          </table:table-cell>
          <table:table-cell table:formula="of:=[.G312]" office:value-type="float" office:value="4.06" calcext:value-type="float" table:number-columns-spanned="1" table:number-rows-spanned="2">
            <text:p>4.06</text:p>
          </table:table-cell>
          <table:table-cell table:formula="of:=DATEDIF([.D312];[.D313];&quot;d&quot;)" office:value-type="float" office:value="139" calcext:value-type="float" table:number-columns-spanned="1" table:number-rows-spanned="2">
            <text:p>1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26</text:p>
          </table:table-cell>
          <table:table-cell office:value-type="float" office:value="40.25" calcext:value-type="float">
            <text:p>40.25</text:p>
          </table:table-cell>
          <table:table-cell office:value-type="float" office:value="25.78" calcext:value-type="float">
            <text:p>25.78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2-31</text:p>
          </table:table-cell>
          <table:table-cell office:value-type="float" office:value="33.5" calcext:value-type="float">
            <text:p>33.5</text:p>
          </table:table-cell>
          <table:table-cell office:value-type="float" office:value="20.9" calcext:value-type="float">
            <text:p>20.9</text:p>
          </table:table-cell>
          <table:table-cell office:value-type="float" office:value="26.87" calcext:value-type="float">
            <text:p>26.87</text:p>
          </table:table-cell>
          <table:table-cell table:formula="of:=[.G314]" office:value-type="float" office:value="26.87" calcext:value-type="float" table:number-columns-spanned="1" table:number-rows-spanned="2">
            <text:p>26.87</text:p>
          </table:table-cell>
          <table:table-cell table:formula="of:=DATEDIF([.D314];[.D315];&quot;d&quot;)" office:value-type="float" office:value="512" calcext:value-type="float" table:number-columns-spanned="1" table:number-rows-spanned="2">
            <text:p>51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26</text:p>
          </table:table-cell>
          <table:table-cell office:value-type="float" office:value="40.5" calcext:value-type="float">
            <text:p>40.5</text:p>
          </table:table-cell>
          <table:table-cell office:value-type="float" office:value="20.9" calcext:value-type="float">
            <text:p>20.9</text:p>
          </table:table-cell>
          <table:table-cell office:value-type="float" office:value="26.87" calcext:value-type="float">
            <text:p>26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1-08</text:p>
          </table:table-cell>
          <table:table-cell office:value-type="float" office:value="33.65" calcext:value-type="float">
            <text:p>33.65</text:p>
          </table:table-cell>
          <table:table-cell office:value-type="float" office:value="20.65" calcext:value-type="float">
            <text:p>20.65</text:p>
          </table:table-cell>
          <table:table-cell office:value-type="float" office:value="27.19" calcext:value-type="float">
            <text:p>27.19</text:p>
          </table:table-cell>
          <table:table-cell table:formula="of:=[.G316]" office:value-type="float" office:value="27.19" calcext:value-type="float" table:number-columns-spanned="1" table:number-rows-spanned="2">
            <text:p>27.19</text:p>
          </table:table-cell>
          <table:table-cell table:formula="of:=DATEDIF([.D316];[.D317];&quot;d&quot;)" office:value-type="float" office:value="504" calcext:value-type="float" table:number-columns-spanned="1" table:number-rows-spanned="2">
            <text:p>50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26</text:p>
          </table:table-cell>
          <table:table-cell office:value-type="float" office:value="40.6" calcext:value-type="float">
            <text:p>40.6</text:p>
          </table:table-cell>
          <table:table-cell office:value-type="float" office:value="20.65" calcext:value-type="float">
            <text:p>20.65</text:p>
          </table:table-cell>
          <table:table-cell office:value-type="float" office:value="27.19" calcext:value-type="float">
            <text:p>2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9-29</text:p>
          </table:table-cell>
          <table:table-cell office:value-type="float" office:value="32.5" calcext:value-type="float">
            <text:p>32.5</text:p>
          </table:table-cell>
          <table:table-cell office:value-type="float" office:value="25.54" calcext:value-type="float">
            <text:p>25.54</text:p>
          </table:table-cell>
          <table:table-cell office:value-type="float" office:value="11.38" calcext:value-type="float">
            <text:p>11.38</text:p>
          </table:table-cell>
          <table:table-cell table:formula="of:=[.G318]" office:value-type="float" office:value="11.38" calcext:value-type="float" table:number-columns-spanned="1" table:number-rows-spanned="2">
            <text:p>11.38</text:p>
          </table:table-cell>
          <table:table-cell table:formula="of:=DATEDIF([.D318];[.D319];&quot;d&quot;)" office:value-type="float" office:value="265" calcext:value-type="float" table:number-columns-spanned="1" table:number-rows-spanned="2">
            <text:p>265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6-21</text:p>
          </table:table-cell>
          <table:table-cell office:value-type="float" office:value="40.8" calcext:value-type="float">
            <text:p>40.8</text:p>
          </table:table-cell>
          <table:table-cell office:value-type="float" office:value="25.54" calcext:value-type="float">
            <text:p>25.54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1-23</text:p>
          </table:table-cell>
          <table:table-cell office:value-type="float" office:value="34.2" calcext:value-type="float">
            <text:p>34.2</text:p>
          </table:table-cell>
          <table:table-cell office:value-type="float" office:value="21.49" calcext:value-type="float">
            <text:p>21.49</text:p>
          </table:table-cell>
          <table:table-cell office:value-type="float" office:value="28.36" calcext:value-type="float">
            <text:p>28.36</text:p>
          </table:table-cell>
          <table:table-cell table:formula="of:=[.G320]" office:value-type="float" office:value="28.36" calcext:value-type="float" table:number-columns-spanned="1" table:number-rows-spanned="2">
            <text:p>28.36</text:p>
          </table:table-cell>
          <table:table-cell table:formula="of:=DATEDIF([.D320];[.D321];&quot;d&quot;)" office:value-type="float" office:value="515" calcext:value-type="float" table:number-columns-spanned="1" table:number-rows-spanned="2">
            <text:p>515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6-21</text:p>
          </table:table-cell>
          <table:table-cell office:value-type="float" office:value="41.55" calcext:value-type="float">
            <text:p>41.55</text:p>
          </table:table-cell>
          <table:table-cell office:value-type="float" office:value="21.49" calcext:value-type="float">
            <text:p>21.49</text:p>
          </table:table-cell>
          <table:table-cell office:value-type="float" office:value="28.36" calcext:value-type="float">
            <text:p>28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9-29</text:p>
          </table:table-cell>
          <table:table-cell office:value-type="float" office:value="32.5" calcext:value-type="float">
            <text:p>32.5</text:p>
          </table:table-cell>
          <table:table-cell office:value-type="float" office:value="30.77" calcext:value-type="float">
            <text:p>30.77</text:p>
          </table:table-cell>
          <table:table-cell office:value-type="float" office:value="11.38" calcext:value-type="float">
            <text:p>11.38</text:p>
          </table:table-cell>
          <table:table-cell table:formula="of:=[.G322]" office:value-type="float" office:value="11.38" calcext:value-type="float" table:number-columns-spanned="1" table:number-rows-spanned="2">
            <text:p>11.38</text:p>
          </table:table-cell>
          <table:table-cell table:formula="of:=DATEDIF([.D322];[.D323];&quot;d&quot;)" office:value-type="float" office:value="280" calcext:value-type="float" table:number-columns-spanned="1" table:number-rows-spanned="2">
            <text:p>2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6</text:p>
          </table:table-cell>
          <table:table-cell office:value-type="float" office:value="42.5" calcext:value-type="float">
            <text:p>42.5</text:p>
          </table:table-cell>
          <table:table-cell office:value-type="float" office:value="30.77" calcext:value-type="float">
            <text:p>30.77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1-08</text:p>
          </table:table-cell>
          <table:table-cell office:value-type="float" office:value="33.65" calcext:value-type="float">
            <text:p>33.65</text:p>
          </table:table-cell>
          <table:table-cell office:value-type="float" office:value="25.56" calcext:value-type="float">
            <text:p>25.56</text:p>
          </table:table-cell>
          <table:table-cell office:value-type="float" office:value="27.19" calcext:value-type="float">
            <text:p>27.19</text:p>
          </table:table-cell>
          <table:table-cell table:formula="of:=[.G324]" office:value-type="float" office:value="27.19" calcext:value-type="float" table:number-columns-spanned="1" table:number-rows-spanned="2">
            <text:p>27.19</text:p>
          </table:table-cell>
          <table:table-cell table:formula="of:=DATEDIF([.D324];[.D325];&quot;d&quot;)" office:value-type="float" office:value="545" calcext:value-type="float" table:number-columns-spanned="1" table:number-rows-spanned="2">
            <text:p>5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6</text:p>
          </table:table-cell>
          <table:table-cell office:value-type="float" office:value="42.25" calcext:value-type="float">
            <text:p>42.25</text:p>
          </table:table-cell>
          <table:table-cell office:value-type="float" office:value="25.56" calcext:value-type="float">
            <text:p>25.56</text:p>
          </table:table-cell>
          <table:table-cell office:value-type="float" office:value="27.19" calcext:value-type="float">
            <text:p>27.1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2-31</text:p>
          </table:table-cell>
          <table:table-cell office:value-type="float" office:value="33.5" calcext:value-type="float">
            <text:p>33.5</text:p>
          </table:table-cell>
          <table:table-cell office:value-type="float" office:value="25.97" calcext:value-type="float">
            <text:p>25.97</text:p>
          </table:table-cell>
          <table:table-cell office:value-type="float" office:value="26.87" calcext:value-type="float">
            <text:p>26.87</text:p>
          </table:table-cell>
          <table:table-cell table:formula="of:=[.G326]" office:value-type="float" office:value="26.87" calcext:value-type="float" table:number-columns-spanned="1" table:number-rows-spanned="2">
            <text:p>26.87</text:p>
          </table:table-cell>
          <table:table-cell table:formula="of:=DATEDIF([.D326];[.D327];&quot;d&quot;)" office:value-type="float" office:value="553" calcext:value-type="float" table:number-columns-spanned="1" table:number-rows-spanned="2">
            <text:p>5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6</text:p>
          </table:table-cell>
          <table:table-cell office:value-type="float" office:value="42.2" calcext:value-type="float">
            <text:p>42.2</text:p>
          </table:table-cell>
          <table:table-cell office:value-type="float" office:value="25.97" calcext:value-type="float">
            <text:p>25.97</text:p>
          </table:table-cell>
          <table:table-cell office:value-type="float" office:value="26.87" calcext:value-type="float">
            <text:p>26.8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1-23</text:p>
          </table:table-cell>
          <table:table-cell office:value-type="float" office:value="34.2" calcext:value-type="float">
            <text:p>34.2</text:p>
          </table:table-cell>
          <table:table-cell office:value-type="float" office:value="26.61" calcext:value-type="float">
            <text:p>26.61</text:p>
          </table:table-cell>
          <table:table-cell office:value-type="float" office:value="28.36" calcext:value-type="float">
            <text:p>28.36</text:p>
          </table:table-cell>
          <table:table-cell table:formula="of:=[.G328]" office:value-type="float" office:value="28.36" calcext:value-type="float" table:number-columns-spanned="1" table:number-rows-spanned="2">
            <text:p>28.36</text:p>
          </table:table-cell>
          <table:table-cell table:formula="of:=DATEDIF([.D328];[.D329];&quot;d&quot;)" office:value-type="float" office:value="535" calcext:value-type="float" table:number-columns-spanned="1" table:number-rows-spanned="2">
            <text:p>5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11</text:p>
          </table:table-cell>
          <table:table-cell office:value-type="float" office:value="43.3" calcext:value-type="float">
            <text:p>43.3</text:p>
          </table:table-cell>
          <table:table-cell office:value-type="float" office:value="26.61" calcext:value-type="float">
            <text:p>26.61</text:p>
          </table:table-cell>
          <table:table-cell office:value-type="float" office:value="28.36" calcext:value-type="float">
            <text:p>28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5-23</text:p>
          </table:table-cell>
          <table:table-cell office:value-type="float" office:value="39.7" calcext:value-type="float">
            <text:p>39.7</text:p>
          </table:table-cell>
          <table:table-cell office:value-type="float" office:value="26.45" calcext:value-type="float">
            <text:p>26.45</text:p>
          </table:table-cell>
          <table:table-cell office:value-type="float" office:value="48.61" calcext:value-type="float">
            <text:p>48.61</text:p>
          </table:table-cell>
          <table:table-cell table:formula="of:=[.G330]" office:value-type="float" office:value="48.61" calcext:value-type="float" table:number-columns-spanned="1" table:number-rows-spanned="2">
            <text:p>48.61</text:p>
          </table:table-cell>
          <table:table-cell table:formula="of:=DATEDIF([.D330];[.D331];&quot;d&quot;)" office:value-type="float" office:value="1940" calcext:value-type="float" table:number-columns-spanned="1" table:number-rows-spanned="2">
            <text:p>19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14</text:p>
          </table:table-cell>
          <table:table-cell office:value-type="float" office:value="50.2" calcext:value-type="float">
            <text:p>50.2</text:p>
          </table:table-cell>
          <table:table-cell office:value-type="float" office:value="26.45" calcext:value-type="float">
            <text:p>26.45</text:p>
          </table:table-cell>
          <table:table-cell office:value-type="float" office:value="48.61" calcext:value-type="float">
            <text:p>48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5-31</text:p>
          </table:table-cell>
          <table:table-cell office:value-type="float" office:value="57.05" calcext:value-type="float">
            <text:p>57.05</text:p>
          </table:table-cell>
          <table:table-cell office:value-type="float" office:value="5.87" calcext:value-type="float">
            <text:p>5.87</text:p>
          </table:table-cell>
          <table:table-cell office:value-type="float" office:value="3.15" calcext:value-type="float">
            <text:p>3.15</text:p>
          </table:table-cell>
          <table:table-cell table:formula="of:=[.G332]" office:value-type="float" office:value="3.15" calcext:value-type="float" table:number-columns-spanned="1" table:number-rows-spanned="2">
            <text:p>3.15</text:p>
          </table:table-cell>
          <table:table-cell table:formula="of:=DATEDIF([.D332];[.D33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02</text:p>
          </table:table-cell>
          <table:table-cell office:value-type="float" office:value="60.4" calcext:value-type="float">
            <text:p>60.4</text:p>
          </table:table-cell>
          <table:table-cell office:value-type="float" office:value="5.87" calcext:value-type="float">
            <text:p>5.87</text:p>
          </table:table-cell>
          <table:table-cell office:value-type="float" office:value="3.15" calcext:value-type="float">
            <text:p>3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5-31</text:p>
          </table:table-cell>
          <table:table-cell office:value-type="float" office:value="57.05" calcext:value-type="float">
            <text:p>57.05</text:p>
          </table:table-cell>
          <table:table-cell office:value-type="float" office:value="10.87" calcext:value-type="float">
            <text:p>10.87</text:p>
          </table:table-cell>
          <table:table-cell office:value-type="float" office:value="12.36" calcext:value-type="float">
            <text:p>12.36</text:p>
          </table:table-cell>
          <table:table-cell table:formula="of:=[.G334]" office:value-type="float" office:value="12.36" calcext:value-type="float" table:number-columns-spanned="1" table:number-rows-spanned="2">
            <text:p>12.36</text:p>
          </table:table-cell>
          <table:table-cell table:formula="of:=DATEDIF([.D334];[.D335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1</text:p>
          </table:table-cell>
          <table:table-cell office:value-type="float" office:value="63.25" calcext:value-type="float">
            <text:p>63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2.36" calcext:value-type="float">
            <text:p>1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0</text:p>
          </table:table-cell>
          <table:table-cell office:value-type="float" office:value="57.15" calcext:value-type="float">
            <text:p>57.15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[.G336]" office:value-type="float" office:value="0" calcext:value-type="float" table:number-columns-spanned="1" table:number-rows-spanned="2">
            <text:p>0</text:p>
          </table:table-cell>
          <table:table-cell table:formula="of:=DATEDIF([.D336];[.D337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1</text:p>
          </table:table-cell>
          <table:table-cell office:value-type="float" office:value="63.25" calcext:value-type="float">
            <text:p>63.25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5-29</text:p>
          </table:table-cell>
          <table:table-cell office:value-type="float" office:value="57.2" calcext:value-type="float">
            <text:p>57.2</text:p>
          </table:table-cell>
          <table:table-cell office:value-type="float" office:value="10.14" calcext:value-type="float">
            <text:p>10.14</text:p>
          </table:table-cell>
          <table:table-cell office:value-type="float" office:value="12.59" calcext:value-type="float">
            <text:p>12.59</text:p>
          </table:table-cell>
          <table:table-cell table:formula="of:=[.G338]" office:value-type="float" office:value="12.59" calcext:value-type="float" table:number-columns-spanned="1" table:number-rows-spanned="2">
            <text:p>12.59</text:p>
          </table:table-cell>
          <table:table-cell table:formula="of:=DATEDIF([.D338];[.D339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1</text:p>
          </table:table-cell>
          <table:table-cell office:value-type="float" office:value="63" calcext:value-type="float">
            <text:p>63</text:p>
          </table:table-cell>
          <table:table-cell office:value-type="float" office:value="10.14" calcext:value-type="float">
            <text:p>10.14</text:p>
          </table:table-cell>
          <table:table-cell office:value-type="float" office:value="12.59" calcext:value-type="float">
            <text:p>1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12</text:p>
          </table:table-cell>
          <table:table-cell office:value-type="float" office:value="57.35" calcext:value-type="float">
            <text:p>57.35</text:p>
          </table:table-cell>
          <table:table-cell office:value-type="float" office:value="6.19" calcext:value-type="float">
            <text:p>6.19</text:p>
          </table:table-cell>
          <table:table-cell office:value-type="float" office:value="8.2" calcext:value-type="float">
            <text:p>8.2</text:p>
          </table:table-cell>
          <table:table-cell table:formula="of:=[.G340]" office:value-type="float" office:value="8.2" calcext:value-type="float" table:number-columns-spanned="1" table:number-rows-spanned="2">
            <text:p>8.2</text:p>
          </table:table-cell>
          <table:table-cell table:formula="of:=DATEDIF([.D340];[.D34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1</text:p>
          </table:table-cell>
          <table:table-cell office:value-type="float" office:value="60.9" calcext:value-type="float">
            <text:p>60.9</text:p>
          </table:table-cell>
          <table:table-cell office:value-type="float" office:value="6.19" calcext:value-type="float">
            <text:p>6.19</text:p>
          </table:table-cell>
          <table:table-cell office:value-type="float" office:value="8.2" calcext:value-type="float">
            <text:p>8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0</text:p>
          </table:table-cell>
          <table:table-cell office:value-type="float" office:value="57.15" calcext:value-type="float">
            <text:p>57.15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table:formula="of:=[.G342]" office:value-type="float" office:value="0" calcext:value-type="float" table:number-columns-spanned="1" table:number-rows-spanned="2">
            <text:p>0</text:p>
          </table:table-cell>
          <table:table-cell table:formula="of:=DATEDIF([.D342];[.D34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1</text:p>
          </table:table-cell>
          <table:table-cell office:value-type="float" office:value="60.4" calcext:value-type="float">
            <text:p>60.4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3</text:p>
          </table:table-cell>
          <table:table-cell office:value-type="float" office:value="57.3" calcext:value-type="float">
            <text:p>57.3</text:p>
          </table:table-cell>
          <table:table-cell office:value-type="float" office:value="5.41" calcext:value-type="float">
            <text:p>5.41</text:p>
          </table:table-cell>
          <table:table-cell office:value-type="float" office:value="5.51" calcext:value-type="float">
            <text:p>5.51</text:p>
          </table:table-cell>
          <table:table-cell table:formula="of:=[.G344]" office:value-type="float" office:value="5.51" calcext:value-type="float" table:number-columns-spanned="1" table:number-rows-spanned="2">
            <text:p>5.51</text:p>
          </table:table-cell>
          <table:table-cell table:formula="of:=DATEDIF([.D344];[.D34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31</text:p>
          </table:table-cell>
          <table:table-cell office:value-type="float" office:value="60.4" calcext:value-type="float">
            <text:p>60.4</text:p>
          </table:table-cell>
          <table:table-cell office:value-type="float" office:value="5.41" calcext:value-type="float">
            <text:p>5.41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3</text:p>
          </table:table-cell>
          <table:table-cell office:value-type="float" office:value="57.3" calcext:value-type="float">
            <text:p>57.3</text:p>
          </table:table-cell>
          <table:table-cell office:value-type="float" office:value="10.38" calcext:value-type="float">
            <text:p>10.38</text:p>
          </table:table-cell>
          <table:table-cell office:value-type="float" office:value="5.51" calcext:value-type="float">
            <text:p>5.51</text:p>
          </table:table-cell>
          <table:table-cell table:formula="of:=[.G346]" office:value-type="float" office:value="5.51" calcext:value-type="float" table:number-columns-spanned="1" table:number-rows-spanned="2">
            <text:p>5.51</text:p>
          </table:table-cell>
          <table:table-cell table:formula="of:=DATEDIF([.D346];[.D347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10</text:p>
          </table:table-cell>
          <table:table-cell office:value-type="float" office:value="63.25" calcext:value-type="float">
            <text:p>63.25</text:p>
          </table:table-cell>
          <table:table-cell office:value-type="float" office:value="10.38" calcext:value-type="float">
            <text:p>10.38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12</text:p>
          </table:table-cell>
          <table:table-cell office:value-type="float" office:value="57.35" calcext:value-type="float">
            <text:p>57.35</text:p>
          </table:table-cell>
          <table:table-cell office:value-type="float" office:value="11.25" calcext:value-type="float">
            <text:p>11.25</text:p>
          </table:table-cell>
          <table:table-cell office:value-type="float" office:value="8.2" calcext:value-type="float">
            <text:p>8.2</text:p>
          </table:table-cell>
          <table:table-cell table:formula="of:=[.G348]" office:value-type="float" office:value="8.2" calcext:value-type="float" table:number-columns-spanned="1" table:number-rows-spanned="2">
            <text:p>8.2</text:p>
          </table:table-cell>
          <table:table-cell table:formula="of:=DATEDIF([.D348];[.D34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10</text:p>
          </table:table-cell>
          <table:table-cell office:value-type="float" office:value="63.8" calcext:value-type="float">
            <text:p>63.8</text:p>
          </table:table-cell>
          <table:table-cell office:value-type="float" office:value="11.25" calcext:value-type="float">
            <text:p>11.25</text:p>
          </table:table-cell>
          <table:table-cell office:value-type="float" office:value="8.2" calcext:value-type="float">
            <text:p>8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5-29</text:p>
          </table:table-cell>
          <table:table-cell office:value-type="float" office:value="57.2" calcext:value-type="float">
            <text:p>57.2</text:p>
          </table:table-cell>
          <table:table-cell office:value-type="float" office:value="15.38" calcext:value-type="float">
            <text:p>15.38</text:p>
          </table:table-cell>
          <table:table-cell office:value-type="float" office:value="12.59" calcext:value-type="float">
            <text:p>12.59</text:p>
          </table:table-cell>
          <table:table-cell table:formula="of:=[.G350]" office:value-type="float" office:value="12.59" calcext:value-type="float" table:number-columns-spanned="1" table:number-rows-spanned="2">
            <text:p>12.59</text:p>
          </table:table-cell>
          <table:table-cell table:formula="of:=DATEDIF([.D350];[.D351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17</text:p>
          </table:table-cell>
          <table:table-cell office:value-type="float" office:value="66" calcext:value-type="float">
            <text:p>66</text:p>
          </table:table-cell>
          <table:table-cell office:value-type="float" office:value="15.38" calcext:value-type="float">
            <text:p>15.38</text:p>
          </table:table-cell>
          <table:table-cell office:value-type="float" office:value="12.59" calcext:value-type="float">
            <text:p>1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31</text:p>
          </table:table-cell>
          <table:table-cell office:value-type="float" office:value="57.05" calcext:value-type="float">
            <text:p>57.05</text:p>
          </table:table-cell>
          <table:table-cell office:value-type="float" office:value="15.95" calcext:value-type="float">
            <text:p>15.95</text:p>
          </table:table-cell>
          <table:table-cell office:value-type="float" office:value="12.36" calcext:value-type="float">
            <text:p>12.36</text:p>
          </table:table-cell>
          <table:table-cell table:formula="of:=[.G352]" office:value-type="float" office:value="12.36" calcext:value-type="float" table:number-columns-spanned="1" table:number-rows-spanned="2">
            <text:p>12.36</text:p>
          </table:table-cell>
          <table:table-cell table:formula="of:=DATEDIF([.D352];[.D353];&quot;d&quot;)" office:value-type="float" office:value="103" calcext:value-type="float" table:number-columns-spanned="1" table:number-rows-spanned="2">
            <text:p>103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11</text:p>
          </table:table-cell>
          <table:table-cell office:value-type="float" office:value="66.15" calcext:value-type="float">
            <text:p>66.15</text:p>
          </table:table-cell>
          <table:table-cell office:value-type="float" office:value="15.95" calcext:value-type="float">
            <text:p>15.95</text:p>
          </table:table-cell>
          <table:table-cell office:value-type="float" office:value="12.36" calcext:value-type="float">
            <text:p>1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20</text:p>
          </table:table-cell>
          <table:table-cell office:value-type="float" office:value="57.15" calcext:value-type="float">
            <text:p>57.15</text:p>
          </table:table-cell>
          <table:table-cell office:value-type="float" office:value="15.75" calcext:value-type="float">
            <text:p>15.75</text:p>
          </table:table-cell>
          <table:table-cell office:value-type="float" office:value="6.56" calcext:value-type="float">
            <text:p>6.56</text:p>
          </table:table-cell>
          <table:table-cell table:formula="of:=[.G354]" office:value-type="float" office:value="6.56" calcext:value-type="float" table:number-columns-spanned="1" table:number-rows-spanned="2">
            <text:p>6.56</text:p>
          </table:table-cell>
          <table:table-cell table:formula="of:=DATEDIF([.D354];[.D35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11</text:p>
          </table:table-cell>
          <table:table-cell office:value-type="float" office:value="66.15" calcext:value-type="float">
            <text:p>66.15</text:p>
          </table:table-cell>
          <table:table-cell office:value-type="float" office:value="15.75" calcext:value-type="float">
            <text:p>15.75</text:p>
          </table:table-cell>
          <table:table-cell office:value-type="float" office:value="6.56" calcext:value-type="float">
            <text:p>6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23</text:p>
          </table:table-cell>
          <table:table-cell office:value-type="float" office:value="57.3" calcext:value-type="float">
            <text:p>57.3</text:p>
          </table:table-cell>
          <table:table-cell office:value-type="float" office:value="15.45" calcext:value-type="float">
            <text:p>15.45</text:p>
          </table:table-cell>
          <table:table-cell office:value-type="float" office:value="5.51" calcext:value-type="float">
            <text:p>5.51</text:p>
          </table:table-cell>
          <table:table-cell table:formula="of:=[.G356]" office:value-type="float" office:value="5.51" calcext:value-type="float" table:number-columns-spanned="1" table:number-rows-spanned="2">
            <text:p>5.51</text:p>
          </table:table-cell>
          <table:table-cell table:formula="of:=DATEDIF([.D356];[.D357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11</text:p>
          </table:table-cell>
          <table:table-cell office:value-type="float" office:value="66.15" calcext:value-type="float">
            <text:p>66.15</text:p>
          </table:table-cell>
          <table:table-cell office:value-type="float" office:value="15.45" calcext:value-type="float">
            <text:p>15.45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12</text:p>
          </table:table-cell>
          <table:table-cell office:value-type="float" office:value="57.35" calcext:value-type="float">
            <text:p>57.35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table:formula="of:=[.G358]" office:value-type="float" office:value="8.2" calcext:value-type="float" table:number-columns-spanned="1" table:number-rows-spanned="2">
            <text:p>8.2</text:p>
          </table:table-cell>
          <table:table-cell table:formula="of:=DATEDIF([.D358];[.D359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14</text:p>
          </table:table-cell>
          <table:table-cell office:value-type="float" office:value="66.7" calcext:value-type="float">
            <text:p>66.7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29</text:p>
          </table:table-cell>
          <table:table-cell office:value-type="float" office:value="57.2" calcext:value-type="float">
            <text:p>57.2</text:p>
          </table:table-cell>
          <table:table-cell office:value-type="float" office:value="20.63" calcext:value-type="float">
            <text:p>20.63</text:p>
          </table:table-cell>
          <table:table-cell office:value-type="float" office:value="12.59" calcext:value-type="float">
            <text:p>12.59</text:p>
          </table:table-cell>
          <table:table-cell table:formula="of:=[.G360]" office:value-type="float" office:value="12.59" calcext:value-type="float" table:number-columns-spanned="1" table:number-rows-spanned="2">
            <text:p>12.59</text:p>
          </table:table-cell>
          <table:table-cell table:formula="of:=DATEDIF([.D360];[.D361];&quot;d&quot;)" office:value-type="float" office:value="129" calcext:value-type="float" table:number-columns-spanned="1" table:number-rows-spanned="2">
            <text:p>129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05</text:p>
          </table:table-cell>
          <table:table-cell office:value-type="float" office:value="69" calcext:value-type="float">
            <text:p>69</text:p>
          </table:table-cell>
          <table:table-cell office:value-type="float" office:value="20.63" calcext:value-type="float">
            <text:p>20.63</text:p>
          </table:table-cell>
          <table:table-cell office:value-type="float" office:value="12.59" calcext:value-type="float">
            <text:p>1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31</text:p>
          </table:table-cell>
          <table:table-cell office:value-type="float" office:value="57.05" calcext:value-type="float">
            <text:p>57.05</text:p>
          </table:table-cell>
          <table:table-cell office:value-type="float" office:value="20.95" calcext:value-type="float">
            <text:p>20.95</text:p>
          </table:table-cell>
          <table:table-cell office:value-type="float" office:value="12.36" calcext:value-type="float">
            <text:p>12.36</text:p>
          </table:table-cell>
          <table:table-cell table:formula="of:=[.G362]" office:value-type="float" office:value="12.36" calcext:value-type="float" table:number-columns-spanned="1" table:number-rows-spanned="2">
            <text:p>12.36</text:p>
          </table:table-cell>
          <table:table-cell table:formula="of:=DATEDIF([.D362];[.D363];&quot;d&quot;)" office:value-type="float" office:value="127" calcext:value-type="float" table:number-columns-spanned="1" table:number-rows-spanned="2">
            <text:p>127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5</text:p>
          </table:table-cell>
          <table:table-cell office:value-type="float" office:value="69" calcext:value-type="float">
            <text:p>69</text:p>
          </table:table-cell>
          <table:table-cell office:value-type="float" office:value="20.95" calcext:value-type="float">
            <text:p>20.95</text:p>
          </table:table-cell>
          <table:table-cell office:value-type="float" office:value="12.36" calcext:value-type="float">
            <text:p>1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20</text:p>
          </table:table-cell>
          <table:table-cell office:value-type="float" office:value="57.15" calcext:value-type="float">
            <text:p>57.15</text:p>
          </table:table-cell>
          <table:table-cell office:value-type="float" office:value="20.73" calcext:value-type="float">
            <text:p>20.73</text:p>
          </table:table-cell>
          <table:table-cell office:value-type="float" office:value="6.56" calcext:value-type="float">
            <text:p>6.56</text:p>
          </table:table-cell>
          <table:table-cell table:formula="of:=[.G364]" office:value-type="float" office:value="6.56" calcext:value-type="float" table:number-columns-spanned="1" table:number-rows-spanned="2">
            <text:p>6.56</text:p>
          </table:table-cell>
          <table:table-cell table:formula="of:=DATEDIF([.D364];[.D365];&quot;d&quot;)" office:value-type="float" office:value="107" calcext:value-type="float" table:number-columns-spanned="1" table:number-rows-spanned="2">
            <text:p>107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5</text:p>
          </table:table-cell>
          <table:table-cell office:value-type="float" office:value="69" calcext:value-type="float">
            <text:p>69</text:p>
          </table:table-cell>
          <table:table-cell office:value-type="float" office:value="20.73" calcext:value-type="float">
            <text:p>20.73</text:p>
          </table:table-cell>
          <table:table-cell office:value-type="float" office:value="6.56" calcext:value-type="float">
            <text:p>6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23</text:p>
          </table:table-cell>
          <table:table-cell office:value-type="float" office:value="57.3" calcext:value-type="float">
            <text:p>57.3</text:p>
          </table:table-cell>
          <table:table-cell office:value-type="float" office:value="20.42" calcext:value-type="float">
            <text:p>20.42</text:p>
          </table:table-cell>
          <table:table-cell office:value-type="float" office:value="5.51" calcext:value-type="float">
            <text:p>5.51</text:p>
          </table:table-cell>
          <table:table-cell table:formula="of:=[.G366]" office:value-type="float" office:value="5.51" calcext:value-type="float" table:number-columns-spanned="1" table:number-rows-spanned="2">
            <text:p>5.51</text:p>
          </table:table-cell>
          <table:table-cell table:formula="of:=DATEDIF([.D366];[.D367];&quot;d&quot;)" office:value-type="float" office:value="104" calcext:value-type="float" table:number-columns-spanned="1" table:number-rows-spanned="2">
            <text:p>104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5</text:p>
          </table:table-cell>
          <table:table-cell office:value-type="float" office:value="69" calcext:value-type="float">
            <text:p>69</text:p>
          </table:table-cell>
          <table:table-cell office:value-type="float" office:value="20.42" calcext:value-type="float">
            <text:p>20.42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12</text:p>
          </table:table-cell>
          <table:table-cell office:value-type="float" office:value="57.35" calcext:value-type="float">
            <text:p>57.35</text:p>
          </table:table-cell>
          <table:table-cell office:value-type="float" office:value="21.36" calcext:value-type="float">
            <text:p>21.36</text:p>
          </table:table-cell>
          <table:table-cell office:value-type="float" office:value="8.2" calcext:value-type="float">
            <text:p>8.2</text:p>
          </table:table-cell>
          <table:table-cell table:formula="of:=[.G368]" office:value-type="float" office:value="8.2" calcext:value-type="float" table:number-columns-spanned="1" table:number-rows-spanned="2">
            <text:p>8.2</text:p>
          </table:table-cell>
          <table:table-cell table:formula="of:=DATEDIF([.D368];[.D369];&quot;d&quot;)" office:value-type="float" office:value="115" calcext:value-type="float" table:number-columns-spanned="1" table:number-rows-spanned="2">
            <text:p>115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5</text:p>
          </table:table-cell>
          <table:table-cell office:value-type="float" office:value="69.6" calcext:value-type="float">
            <text:p>69.6</text:p>
          </table:table-cell>
          <table:table-cell office:value-type="float" office:value="21.36" calcext:value-type="float">
            <text:p>21.36</text:p>
          </table:table-cell>
          <table:table-cell office:value-type="float" office:value="8.2" calcext:value-type="float">
            <text:p>8.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31</text:p>
          </table:table-cell>
          <table:table-cell office:value-type="float" office:value="57.05" calcext:value-type="float">
            <text:p>57.05</text:p>
          </table:table-cell>
          <table:table-cell office:value-type="float" office:value="26.03" calcext:value-type="float">
            <text:p>26.03</text:p>
          </table:table-cell>
          <table:table-cell office:value-type="float" office:value="12.36" calcext:value-type="float">
            <text:p>12.36</text:p>
          </table:table-cell>
          <table:table-cell table:formula="of:=[.G370]" office:value-type="float" office:value="12.36" calcext:value-type="float" table:number-columns-spanned="1" table:number-rows-spanned="2">
            <text:p>12.36</text:p>
          </table:table-cell>
          <table:table-cell table:formula="of:=DATEDIF([.D370];[.D371];&quot;d&quot;)" office:value-type="float" office:value="127" calcext:value-type="float" table:number-columns-spanned="1" table:number-rows-spanned="2">
            <text:p>1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5</text:p>
          </table:table-cell>
          <table:table-cell office:value-type="float" office:value="71.9" calcext:value-type="float">
            <text:p>71.9</text:p>
          </table:table-cell>
          <table:table-cell office:value-type="float" office:value="26.03" calcext:value-type="float">
            <text:p>26.03</text:p>
          </table:table-cell>
          <table:table-cell office:value-type="float" office:value="12.36" calcext:value-type="float">
            <text:p>12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20</text:p>
          </table:table-cell>
          <table:table-cell office:value-type="float" office:value="57.15" calcext:value-type="float">
            <text:p>57.15</text:p>
          </table:table-cell>
          <table:table-cell office:value-type="float" office:value="25.81" calcext:value-type="float">
            <text:p>25.81</text:p>
          </table:table-cell>
          <table:table-cell office:value-type="float" office:value="6.56" calcext:value-type="float">
            <text:p>6.56</text:p>
          </table:table-cell>
          <table:table-cell table:formula="of:=[.G372]" office:value-type="float" office:value="6.56" calcext:value-type="float" table:number-columns-spanned="1" table:number-rows-spanned="2">
            <text:p>6.56</text:p>
          </table:table-cell>
          <table:table-cell table:formula="of:=DATEDIF([.D372];[.D373];&quot;d&quot;)" office:value-type="float" office:value="107" calcext:value-type="float" table:number-columns-spanned="1" table:number-rows-spanned="2">
            <text:p>1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5</text:p>
          </table:table-cell>
          <table:table-cell office:value-type="float" office:value="71.9" calcext:value-type="float">
            <text:p>71.9</text:p>
          </table:table-cell>
          <table:table-cell office:value-type="float" office:value="25.81" calcext:value-type="float">
            <text:p>25.81</text:p>
          </table:table-cell>
          <table:table-cell office:value-type="float" office:value="6.56" calcext:value-type="float">
            <text:p>6.5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23</text:p>
          </table:table-cell>
          <table:table-cell office:value-type="float" office:value="57.3" calcext:value-type="float">
            <text:p>57.3</text:p>
          </table:table-cell>
          <table:table-cell office:value-type="float" office:value="25.48" calcext:value-type="float">
            <text:p>25.48</text:p>
          </table:table-cell>
          <table:table-cell office:value-type="float" office:value="5.51" calcext:value-type="float">
            <text:p>5.51</text:p>
          </table:table-cell>
          <table:table-cell table:formula="of:=[.G374]" office:value-type="float" office:value="5.51" calcext:value-type="float" table:number-columns-spanned="1" table:number-rows-spanned="2">
            <text:p>5.51</text:p>
          </table:table-cell>
          <table:table-cell table:formula="of:=DATEDIF([.D374];[.D375];&quot;d&quot;)" office:value-type="float" office:value="104" calcext:value-type="float" table:number-columns-spanned="1" table:number-rows-spanned="2">
            <text:p>1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5</text:p>
          </table:table-cell>
          <table:table-cell office:value-type="float" office:value="71.9" calcext:value-type="float">
            <text:p>71.9</text:p>
          </table:table-cell>
          <table:table-cell office:value-type="float" office:value="25.48" calcext:value-type="float">
            <text:p>25.48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29</text:p>
          </table:table-cell>
          <table:table-cell office:value-type="float" office:value="57.2" calcext:value-type="float">
            <text:p>57.2</text:p>
          </table:table-cell>
          <table:table-cell office:value-type="float" office:value="25.87" calcext:value-type="float">
            <text:p>25.87</text:p>
          </table:table-cell>
          <table:table-cell office:value-type="float" office:value="12.59" calcext:value-type="float">
            <text:p>12.59</text:p>
          </table:table-cell>
          <table:table-cell table:formula="of:=[.G376]" office:value-type="float" office:value="12.59" calcext:value-type="float" table:number-columns-spanned="1" table:number-rows-spanned="2">
            <text:p>12.59</text:p>
          </table:table-cell>
          <table:table-cell table:formula="of:=DATEDIF([.D376];[.D377];&quot;d&quot;)" office:value-type="float" office:value="129" calcext:value-type="float" table:number-columns-spanned="1" table:number-rows-spanned="2">
            <text:p>129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5</text:p>
          </table:table-cell>
          <table:table-cell office:value-type="float" office:value="72" calcext:value-type="float">
            <text:p>72</text:p>
          </table:table-cell>
          <table:table-cell office:value-type="float" office:value="25.87" calcext:value-type="float">
            <text:p>25.87</text:p>
          </table:table-cell>
          <table:table-cell office:value-type="float" office:value="12.59" calcext:value-type="float">
            <text:p>12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12</text:p>
          </table:table-cell>
          <table:table-cell office:value-type="float" office:value="57.35" calcext:value-type="float">
            <text:p>57.35</text:p>
          </table:table-cell>
          <table:table-cell office:value-type="float" office:value="26.42" calcext:value-type="float">
            <text:p>26.42</text:p>
          </table:table-cell>
          <table:table-cell office:value-type="float" office:value="8.2" calcext:value-type="float">
            <text:p>8.2</text:p>
          </table:table-cell>
          <table:table-cell table:formula="of:=[.G378]" office:value-type="float" office:value="8.2" calcext:value-type="float" table:number-columns-spanned="1" table:number-rows-spanned="2">
            <text:p>8.2</text:p>
          </table:table-cell>
          <table:table-cell table:formula="of:=DATEDIF([.D378];[.D379];&quot;d&quot;)" office:value-type="float" office:value="115" calcext:value-type="float" table:number-columns-spanned="1" table:number-rows-spanned="2">
            <text:p>1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5</text:p>
          </table:table-cell>
          <table:table-cell office:value-type="float" office:value="72.5" calcext:value-type="float">
            <text:p>72.5</text:p>
          </table:table-cell>
          <table:table-cell office:value-type="float" office:value="26.42" calcext:value-type="float">
            <text:p>26.42</text:p>
          </table:table-cell>
          <table:table-cell office:value-type="float" office:value="8.2" calcext:value-type="float">
            <text:p>8.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29</text:p>
          </table:table-cell>
          <table:table-cell office:value-type="float" office:value="57.2" calcext:value-type="float">
            <text:p>57.2</text:p>
          </table:table-cell>
          <table:table-cell office:value-type="float" office:value="31.12" calcext:value-type="float">
            <text:p>31.12</text:p>
          </table:table-cell>
          <table:table-cell office:value-type="float" office:value="12.59" calcext:value-type="float">
            <text:p>12.59</text:p>
          </table:table-cell>
          <table:table-cell table:formula="of:=[.G380]" office:value-type="float" office:value="12.59" calcext:value-type="float" table:number-columns-spanned="1" table:number-rows-spanned="2">
            <text:p>12.59</text:p>
          </table:table-cell>
          <table:table-cell table:formula="of:=DATEDIF([.D380];[.D38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30</text:p>
          </table:table-cell>
          <table:table-cell office:value-type="float" office:value="75" calcext:value-type="float">
            <text:p>75</text:p>
          </table:table-cell>
          <table:table-cell office:value-type="float" office:value="31.12" calcext:value-type="float">
            <text:p>31.12</text:p>
          </table:table-cell>
          <table:table-cell office:value-type="float" office:value="12.59" calcext:value-type="float">
            <text:p>1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08</text:p>
          </table:table-cell>
          <table:table-cell office:value-type="float" office:value="69.35" calcext:value-type="float">
            <text:p>69.35</text:p>
          </table:table-cell>
          <table:table-cell office:value-type="float" office:value="5.98" calcext:value-type="float">
            <text:p>5.98</text:p>
          </table:table-cell>
          <table:table-cell office:value-type="float" office:value="3.1" calcext:value-type="float">
            <text:p>3.1</text:p>
          </table:table-cell>
          <table:table-cell table:formula="of:=[.G382]" office:value-type="float" office:value="3.1" calcext:value-type="float" table:number-columns-spanned="1" table:number-rows-spanned="2">
            <text:p>3.1</text:p>
          </table:table-cell>
          <table:table-cell table:formula="of:=DATEDIF([.D382];[.D383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28</text:p>
          </table:table-cell>
          <table:table-cell office:value-type="float" office:value="73.5" calcext:value-type="float">
            <text:p>73.5</text:p>
          </table:table-cell>
          <table:table-cell office:value-type="float" office:value="5.98" calcext:value-type="float">
            <text:p>5.98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08</text:p>
          </table:table-cell>
          <table:table-cell office:value-type="float" office:value="69.35" calcext:value-type="float">
            <text:p>69.35</text:p>
          </table:table-cell>
          <table:table-cell office:value-type="float" office:value="11.03" calcext:value-type="float">
            <text:p>11.03</text:p>
          </table:table-cell>
          <table:table-cell office:value-type="float" office:value="3.1" calcext:value-type="float">
            <text:p>3.1</text:p>
          </table:table-cell>
          <table:table-cell table:formula="of:=[.G384]" office:value-type="float" office:value="3.1" calcext:value-type="float" table:number-columns-spanned="1" table:number-rows-spanned="2">
            <text:p>3.1</text:p>
          </table:table-cell>
          <table:table-cell table:formula="of:=DATEDIF([.D384];[.D385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29</text:p>
          </table:table-cell>
          <table:table-cell office:value-type="float" office:value="77" calcext:value-type="float">
            <text:p>77</text:p>
          </table:table-cell>
          <table:table-cell office:value-type="float" office:value="11.03" calcext:value-type="float">
            <text:p>11.03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08</text:p>
          </table:table-cell>
          <table:table-cell office:value-type="float" office:value="69.35" calcext:value-type="float">
            <text:p>69.35</text:p>
          </table:table-cell>
          <table:table-cell office:value-type="float" office:value="16.08" calcext:value-type="float">
            <text:p>16.08</text:p>
          </table:table-cell>
          <table:table-cell office:value-type="float" office:value="3.1" calcext:value-type="float">
            <text:p>3.1</text:p>
          </table:table-cell>
          <table:table-cell table:formula="of:=[.G386]" office:value-type="float" office:value="3.1" calcext:value-type="float" table:number-columns-spanned="1" table:number-rows-spanned="2">
            <text:p>3.1</text:p>
          </table:table-cell>
          <table:table-cell table:formula="of:=DATEDIF([.D386];[.D387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4-04</text:p>
          </table:table-cell>
          <table:table-cell office:value-type="float" office:value="80.5" calcext:value-type="float">
            <text:p>80.5</text:p>
          </table:table-cell>
          <table:table-cell office:value-type="float" office:value="16.08" calcext:value-type="float">
            <text:p>16.08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08</text:p>
          </table:table-cell>
          <table:table-cell office:value-type="float" office:value="69.35" calcext:value-type="float">
            <text:p>69.35</text:p>
          </table:table-cell>
          <table:table-cell office:value-type="float" office:value="21.12" calcext:value-type="float">
            <text:p>21.12</text:p>
          </table:table-cell>
          <table:table-cell office:value-type="float" office:value="3.1" calcext:value-type="float">
            <text:p>3.1</text:p>
          </table:table-cell>
          <table:table-cell table:formula="of:=[.G388]" office:value-type="float" office:value="3.1" calcext:value-type="float" table:number-columns-spanned="1" table:number-rows-spanned="2">
            <text:p>3.1</text:p>
          </table:table-cell>
          <table:table-cell table:formula="of:=DATEDIF([.D388];[.D389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4-04</text:p>
          </table:table-cell>
          <table:table-cell office:value-type="float" office:value="84" calcext:value-type="float">
            <text:p>84</text:p>
          </table:table-cell>
          <table:table-cell office:value-type="float" office:value="21.12" calcext:value-type="float">
            <text:p>21.12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08</text:p>
          </table:table-cell>
          <table:table-cell office:value-type="float" office:value="69.35" calcext:value-type="float">
            <text:p>69.35</text:p>
          </table:table-cell>
          <table:table-cell office:value-type="float" office:value="26.17" calcext:value-type="float">
            <text:p>26.17</text:p>
          </table:table-cell>
          <table:table-cell office:value-type="float" office:value="3.1" calcext:value-type="float">
            <text:p>3.1</text:p>
          </table:table-cell>
          <table:table-cell table:formula="of:=[.G390]" office:value-type="float" office:value="3.1" calcext:value-type="float" table:number-columns-spanned="1" table:number-rows-spanned="2">
            <text:p>3.1</text:p>
          </table:table-cell>
          <table:table-cell table:formula="of:=DATEDIF([.D390];[.D391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28</text:p>
          </table:table-cell>
          <table:table-cell office:value-type="float" office:value="87.5" calcext:value-type="float">
            <text:p>87.5</text:p>
          </table:table-cell>
          <table:table-cell office:value-type="float" office:value="26.17" calcext:value-type="float">
            <text:p>26.17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7-23</text:p>
          </table:table-cell>
          <table:table-cell office:value-type="float" office:value="111.1" calcext:value-type="float">
            <text:p>111.1</text:p>
          </table:table-cell>
          <table:table-cell office:value-type="float" office:value="11.97" calcext:value-type="float">
            <text:p>11.97</text:p>
          </table:table-cell>
          <table:table-cell office:value-type="float" office:value="0.54" calcext:value-type="float">
            <text:p>0.54</text:p>
          </table:table-cell>
          <table:table-cell table:formula="of:=[.G392]" office:value-type="float" office:value="0.54" calcext:value-type="float" table:number-columns-spanned="1" table:number-rows-spanned="2">
            <text:p>0.54</text:p>
          </table:table-cell>
          <table:table-cell table:formula="of:=DATEDIF([.D392];[.D393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04</text:p>
          </table:table-cell>
          <table:table-cell office:value-type="float" office:value="124.4" calcext:value-type="float">
            <text:p>124.4</text:p>
          </table:table-cell>
          <table:table-cell office:value-type="float" office:value="11.97" calcext:value-type="float">
            <text:p>11.97</text:p>
          </table:table-cell>
          <table:table-cell office:value-type="float" office:value="0.54" calcext:value-type="float">
            <text:p>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0</text:p>
          </table:table-cell>
          <table:table-cell office:value-type="float" office:value="92.9" calcext:value-type="float">
            <text:p>92.9</text:p>
          </table:table-cell>
          <table:table-cell office:value-type="float" office:value="7.16" calcext:value-type="float">
            <text:p>7.16</text:p>
          </table:table-cell>
          <table:table-cell office:value-type="float" office:value="7.43" calcext:value-type="float">
            <text:p>7.43</text:p>
          </table:table-cell>
          <table:table-cell table:formula="of:=[.G394]" office:value-type="float" office:value="7.43" calcext:value-type="float" table:number-columns-spanned="1" table:number-rows-spanned="2">
            <text:p>7.43</text:p>
          </table:table-cell>
          <table:table-cell table:formula="of:=DATEDIF([.D394];[.D39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99.55" calcext:value-type="float">
            <text:p>99.55</text:p>
          </table:table-cell>
          <table:table-cell office:value-type="float" office:value="7.16" calcext:value-type="float">
            <text:p>7.16</text:p>
          </table:table-cell>
          <table:table-cell office:value-type="float" office:value="7.43" calcext:value-type="float">
            <text:p>7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3</text:p>
          </table:table-cell>
          <table:table-cell office:value-type="float" office:value="94.95" calcext:value-type="float">
            <text:p>94.95</text:p>
          </table:table-cell>
          <table:table-cell office:value-type="float" office:value="5.63" calcext:value-type="float">
            <text:p>5.63</text:p>
          </table:table-cell>
          <table:table-cell office:value-type="float" office:value="3.11" calcext:value-type="float">
            <text:p>3.11</text:p>
          </table:table-cell>
          <table:table-cell table:formula="of:=[.G396]" office:value-type="float" office:value="3.11" calcext:value-type="float" table:number-columns-spanned="1" table:number-rows-spanned="2">
            <text:p>3.11</text:p>
          </table:table-cell>
          <table:table-cell table:formula="of:=DATEDIF([.D396];[.D397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00.3" calcext:value-type="float">
            <text:p>100.3</text:p>
          </table:table-cell>
          <table:table-cell office:value-type="float" office:value="5.63" calcext:value-type="float">
            <text:p>5.63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20</text:p>
          </table:table-cell>
          <table:table-cell office:value-type="float" office:value="92.9" calcext:value-type="float">
            <text:p>92.9</text:p>
          </table:table-cell>
          <table:table-cell office:value-type="float" office:value="12.27" calcext:value-type="float">
            <text:p>12.27</text:p>
          </table:table-cell>
          <table:table-cell office:value-type="float" office:value="7.43" calcext:value-type="float">
            <text:p>7.43</text:p>
          </table:table-cell>
          <table:table-cell table:formula="of:=[.G398]" office:value-type="float" office:value="7.43" calcext:value-type="float" table:number-columns-spanned="1" table:number-rows-spanned="2">
            <text:p>7.43</text:p>
          </table:table-cell>
          <table:table-cell table:formula="of:=DATEDIF([.D398];[.D39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21</text:p>
          </table:table-cell>
          <table:table-cell office:value-type="float" office:value="104.3" calcext:value-type="float">
            <text:p>104.3</text:p>
          </table:table-cell>
          <table:table-cell office:value-type="float" office:value="12.27" calcext:value-type="float">
            <text:p>12.27</text:p>
          </table:table-cell>
          <table:table-cell office:value-type="float" office:value="7.43" calcext:value-type="float">
            <text:p>7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3</text:p>
          </table:table-cell>
          <table:table-cell office:value-type="float" office:value="94.95" calcext:value-type="float">
            <text:p>94.95</text:p>
          </table:table-cell>
          <table:table-cell office:value-type="float" office:value="10.64" calcext:value-type="float">
            <text:p>10.64</text:p>
          </table:table-cell>
          <table:table-cell office:value-type="float" office:value="3.11" calcext:value-type="float">
            <text:p>3.11</text:p>
          </table:table-cell>
          <table:table-cell table:formula="of:=[.G400]" office:value-type="float" office:value="3.11" calcext:value-type="float" table:number-columns-spanned="1" table:number-rows-spanned="2">
            <text:p>3.11</text:p>
          </table:table-cell>
          <table:table-cell table:formula="of:=DATEDIF([.D400];[.D401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21</text:p>
          </table:table-cell>
          <table:table-cell office:value-type="float" office:value="105.05" calcext:value-type="float">
            <text:p>105.05</text:p>
          </table:table-cell>
          <table:table-cell office:value-type="float" office:value="10.64" calcext:value-type="float">
            <text:p>10.64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20</text:p>
          </table:table-cell>
          <table:table-cell office:value-type="float" office:value="92.9" calcext:value-type="float">
            <text:p>92.9</text:p>
          </table:table-cell>
          <table:table-cell office:value-type="float" office:value="17.38" calcext:value-type="float">
            <text:p>17.38</text:p>
          </table:table-cell>
          <table:table-cell office:value-type="float" office:value="7.43" calcext:value-type="float">
            <text:p>7.43</text:p>
          </table:table-cell>
          <table:table-cell table:formula="of:=[.G402]" office:value-type="float" office:value="7.43" calcext:value-type="float" table:number-columns-spanned="1" table:number-rows-spanned="2">
            <text:p>7.43</text:p>
          </table:table-cell>
          <table:table-cell table:formula="of:=DATEDIF([.D402];[.D40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21</text:p>
          </table:table-cell>
          <table:table-cell office:value-type="float" office:value="109.05" calcext:value-type="float">
            <text:p>109.05</text:p>
          </table:table-cell>
          <table:table-cell office:value-type="float" office:value="17.38" calcext:value-type="float">
            <text:p>17.38</text:p>
          </table:table-cell>
          <table:table-cell office:value-type="float" office:value="7.43" calcext:value-type="float">
            <text:p>7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3</text:p>
          </table:table-cell>
          <table:table-cell office:value-type="float" office:value="94.95" calcext:value-type="float">
            <text:p>94.95</text:p>
          </table:table-cell>
          <table:table-cell office:value-type="float" office:value="15.69" calcext:value-type="float">
            <text:p>15.69</text:p>
          </table:table-cell>
          <table:table-cell office:value-type="float" office:value="3.11" calcext:value-type="float">
            <text:p>3.11</text:p>
          </table:table-cell>
          <table:table-cell table:formula="of:=[.G404]" office:value-type="float" office:value="3.11" calcext:value-type="float" table:number-columns-spanned="1" table:number-rows-spanned="2">
            <text:p>3.11</text:p>
          </table:table-cell>
          <table:table-cell table:formula="of:=DATEDIF([.D404];[.D405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21</text:p>
          </table:table-cell>
          <table:table-cell office:value-type="float" office:value="109.85" calcext:value-type="float">
            <text:p>109.85</text:p>
          </table:table-cell>
          <table:table-cell office:value-type="float" office:value="15.69" calcext:value-type="float">
            <text:p>15.69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20</text:p>
          </table:table-cell>
          <table:table-cell office:value-type="float" office:value="92.9" calcext:value-type="float">
            <text:p>92.9</text:p>
          </table:table-cell>
          <table:table-cell office:value-type="float" office:value="22.5" calcext:value-type="float">
            <text:p>22.5</text:p>
          </table:table-cell>
          <table:table-cell office:value-type="float" office:value="7.43" calcext:value-type="float">
            <text:p>7.43</text:p>
          </table:table-cell>
          <table:table-cell table:formula="of:=[.G406]" office:value-type="float" office:value="7.43" calcext:value-type="float" table:number-columns-spanned="1" table:number-rows-spanned="2">
            <text:p>7.43</text:p>
          </table:table-cell>
          <table:table-cell table:formula="of:=DATEDIF([.D406];[.D40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21</text:p>
          </table:table-cell>
          <table:table-cell office:value-type="float" office:value="113.8" calcext:value-type="float">
            <text:p>113.8</text:p>
          </table:table-cell>
          <table:table-cell office:value-type="float" office:value="22.5" calcext:value-type="float">
            <text:p>22.5</text:p>
          </table:table-cell>
          <table:table-cell office:value-type="float" office:value="7.43" calcext:value-type="float">
            <text:p>7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3</text:p>
          </table:table-cell>
          <table:table-cell office:value-type="float" office:value="94.95" calcext:value-type="float">
            <text:p>94.95</text:p>
          </table:table-cell>
          <table:table-cell office:value-type="float" office:value="20.7" calcext:value-type="float">
            <text:p>20.7</text:p>
          </table:table-cell>
          <table:table-cell office:value-type="float" office:value="3.11" calcext:value-type="float">
            <text:p>3.11</text:p>
          </table:table-cell>
          <table:table-cell table:formula="of:=[.G408]" office:value-type="float" office:value="3.11" calcext:value-type="float" table:number-columns-spanned="1" table:number-rows-spanned="2">
            <text:p>3.11</text:p>
          </table:table-cell>
          <table:table-cell table:formula="of:=DATEDIF([.D408];[.D40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21</text:p>
          </table:table-cell>
          <table:table-cell office:value-type="float" office:value="114.6" calcext:value-type="float">
            <text:p>114.6</text:p>
          </table:table-cell>
          <table:table-cell office:value-type="float" office:value="20.7" calcext:value-type="float">
            <text:p>20.7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20</text:p>
          </table:table-cell>
          <table:table-cell office:value-type="float" office:value="92.9" calcext:value-type="float">
            <text:p>92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43" calcext:value-type="float">
            <text:p>7.43</text:p>
          </table:table-cell>
          <table:table-cell table:formula="of:=[.G410]" office:value-type="float" office:value="7.43" calcext:value-type="float" table:number-columns-spanned="1" table:number-rows-spanned="2">
            <text:p>7.43</text:p>
          </table:table-cell>
          <table:table-cell table:formula="of:=DATEDIF([.D410];[.D411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6-11</text:p>
          </table:table-cell>
          <table:table-cell office:value-type="float" office:value="118.5" calcext:value-type="float">
            <text:p>118.5</text:p>
          </table:table-cell>
          <table:table-cell office:value-type="float" office:value="27.56" calcext:value-type="float">
            <text:p>27.56</text:p>
          </table:table-cell>
          <table:table-cell office:value-type="float" office:value="7.43" calcext:value-type="float">
            <text:p>7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3</text:p>
          </table:table-cell>
          <table:table-cell office:value-type="float" office:value="94.95" calcext:value-type="float">
            <text:p>94.95</text:p>
          </table:table-cell>
          <table:table-cell office:value-type="float" office:value="25.75" calcext:value-type="float">
            <text:p>25.75</text:p>
          </table:table-cell>
          <table:table-cell office:value-type="float" office:value="3.11" calcext:value-type="float">
            <text:p>3.11</text:p>
          </table:table-cell>
          <table:table-cell table:formula="of:=[.G412]" office:value-type="float" office:value="3.11" calcext:value-type="float" table:number-columns-spanned="1" table:number-rows-spanned="2">
            <text:p>3.11</text:p>
          </table:table-cell>
          <table:table-cell table:formula="of:=DATEDIF([.D412];[.D413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6-30</text:p>
          </table:table-cell>
          <table:table-cell office:value-type="float" office:value="119.4" calcext:value-type="float">
            <text:p>119.4</text:p>
          </table:table-cell>
          <table:table-cell office:value-type="float" office:value="25.75" calcext:value-type="float">
            <text:p>25.75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7-23</text:p>
          </table:table-cell>
          <table:table-cell office:value-type="float" office:value="111.1" calcext:value-type="float">
            <text:p>111.1</text:p>
          </table:table-cell>
          <table:table-cell office:value-type="float" office:value="17.33" calcext:value-type="float">
            <text:p>17.33</text:p>
          </table:table-cell>
          <table:table-cell office:value-type="float" office:value="36.99" calcext:value-type="float">
            <text:p>36.99</text:p>
          </table:table-cell>
          <table:table-cell table:formula="of:=[.G414]" office:value-type="float" office:value="36.99" calcext:value-type="float" table:number-columns-spanned="1" table:number-rows-spanned="2">
            <text:p>36.99</text:p>
          </table:table-cell>
          <table:table-cell table:formula="of:=DATEDIF([.D414];[.D41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23</text:p>
          </table:table-cell>
          <table:table-cell office:value-type="float" office:value="130.35" calcext:value-type="float">
            <text:p>130.35</text:p>
          </table:table-cell>
          <table:table-cell office:value-type="float" office:value="17.33" calcext:value-type="float">
            <text:p>17.33</text:p>
          </table:table-cell>
          <table:table-cell office:value-type="float" office:value="36.99" calcext:value-type="float">
            <text:p>3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7-23</text:p>
          </table:table-cell>
          <table:table-cell office:value-type="float" office:value="111.1" calcext:value-type="float">
            <text:p>111.1</text:p>
          </table:table-cell>
          <table:table-cell office:value-type="float" office:value="22.64" calcext:value-type="float">
            <text:p>22.64</text:p>
          </table:table-cell>
          <table:table-cell office:value-type="float" office:value="36.99" calcext:value-type="float">
            <text:p>36.99</text:p>
          </table:table-cell>
          <table:table-cell table:formula="of:=[.G416]" office:value-type="float" office:value="36.99" calcext:value-type="float" table:number-columns-spanned="1" table:number-rows-spanned="2">
            <text:p>36.99</text:p>
          </table:table-cell>
          <table:table-cell table:formula="of:=DATEDIF([.D416];[.D417];&quot;d&quot;)" office:value-type="float" office:value="369" calcext:value-type="float" table:number-columns-spanned="1" table:number-rows-spanned="2">
            <text:p>369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27</text:p>
          </table:table-cell>
          <table:table-cell office:value-type="float" office:value="136.25" calcext:value-type="float">
            <text:p>136.25</text:p>
          </table:table-cell>
          <table:table-cell office:value-type="float" office:value="22.64" calcext:value-type="float">
            <text:p>22.64</text:p>
          </table:table-cell>
          <table:table-cell office:value-type="float" office:value="36.99" calcext:value-type="float">
            <text:p>3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7-23</text:p>
          </table:table-cell>
          <table:table-cell office:value-type="float" office:value="111.1" calcext:value-type="float">
            <text:p>111.1</text:p>
          </table:table-cell>
          <table:table-cell office:value-type="float" office:value="27.99" calcext:value-type="float">
            <text:p>27.99</text:p>
          </table:table-cell>
          <table:table-cell office:value-type="float" office:value="36.99" calcext:value-type="float">
            <text:p>36.99</text:p>
          </table:table-cell>
          <table:table-cell table:formula="of:=[.G418]" office:value-type="float" office:value="36.99" calcext:value-type="float" table:number-columns-spanned="1" table:number-rows-spanned="2">
            <text:p>36.99</text:p>
          </table:table-cell>
          <table:table-cell table:formula="of:=DATEDIF([.D418];[.D419];&quot;d&quot;)" office:value-type="float" office:value="371" calcext:value-type="float" table:number-columns-spanned="1" table:number-rows-spanned="2">
            <text:p>371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29</text:p>
          </table:table-cell>
          <table:table-cell office:value-type="float" office:value="142.2" calcext:value-type="float">
            <text:p>142.2</text:p>
          </table:table-cell>
          <table:table-cell office:value-type="float" office:value="27.99" calcext:value-type="float">
            <text:p>27.99</text:p>
          </table:table-cell>
          <table:table-cell office:value-type="float" office:value="36.99" calcext:value-type="float">
            <text:p>36.9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7-23</text:p>
          </table:table-cell>
          <table:table-cell office:value-type="float" office:value="111.1" calcext:value-type="float">
            <text:p>111.1</text:p>
          </table:table-cell>
          <table:table-cell office:value-type="float" office:value="33.3" calcext:value-type="float">
            <text:p>33.3</text:p>
          </table:table-cell>
          <table:table-cell office:value-type="float" office:value="36.99" calcext:value-type="float">
            <text:p>36.99</text:p>
          </table:table-cell>
          <table:table-cell table:formula="of:=[.G420]" office:value-type="float" office:value="36.99" calcext:value-type="float" table:number-columns-spanned="1" table:number-rows-spanned="2">
            <text:p>36.99</text:p>
          </table:table-cell>
          <table:table-cell table:formula="of:=DATEDIF([.D420];[.D421];&quot;d&quot;)" office:value-type="float" office:value="441" calcext:value-type="float" table:number-columns-spanned="1" table:number-rows-spanned="2">
            <text:p>4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7</text:p>
          </table:table-cell>
          <table:table-cell office:value-type="float" office:value="148.1" calcext:value-type="float">
            <text:p>148.1</text:p>
          </table:table-cell>
          <table:table-cell office:value-type="float" office:value="33.3" calcext:value-type="float">
            <text:p>33.3</text:p>
          </table:table-cell>
          <table:table-cell office:value-type="float" office:value="36.99" calcext:value-type="float">
            <text:p>3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11</text:p>
          </table:table-cell>
          <table:table-cell office:value-type="float" office:value="252.95" calcext:value-type="float">
            <text:p>252.95</text:p>
          </table:table-cell>
          <table:table-cell office:value-type="float" office:value="5.44" calcext:value-type="float">
            <text:p>5.44</text:p>
          </table:table-cell>
          <table:table-cell office:value-type="float" office:value="1.75" calcext:value-type="float">
            <text:p>1.75</text:p>
          </table:table-cell>
          <table:table-cell table:formula="of:=[.G422]" office:value-type="float" office:value="1.75" calcext:value-type="float" table:number-columns-spanned="1" table:number-rows-spanned="2">
            <text:p>1.75</text:p>
          </table:table-cell>
          <table:table-cell table:formula="of:=DATEDIF([.D422];[.D423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25</text:p>
          </table:table-cell>
          <table:table-cell office:value-type="float" office:value="266.7" calcext:value-type="float">
            <text:p>266.7</text:p>
          </table:table-cell>
          <table:table-cell office:value-type="float" office:value="5.44" calcext:value-type="float">
            <text:p>5.44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01</text:p>
          </table:table-cell>
          <table:table-cell office:value-type="float" office:value="253.3" calcext:value-type="float">
            <text:p>253.3</text:p>
          </table:table-cell>
          <table:table-cell office:value-type="float" office:value="5.63" calcext:value-type="float">
            <text:p>5.63</text:p>
          </table:table-cell>
          <table:table-cell office:value-type="float" office:value="3.58" calcext:value-type="float">
            <text:p>3.58</text:p>
          </table:table-cell>
          <table:table-cell table:formula="of:=[.G424]" office:value-type="float" office:value="3.58" calcext:value-type="float" table:number-columns-spanned="1" table:number-rows-spanned="2">
            <text:p>3.58</text:p>
          </table:table-cell>
          <table:table-cell table:formula="of:=DATEDIF([.D424];[.D425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26</text:p>
          </table:table-cell>
          <table:table-cell office:value-type="float" office:value="267.55" calcext:value-type="float">
            <text:p>267.55</text:p>
          </table:table-cell>
          <table:table-cell office:value-type="float" office:value="5.63" calcext:value-type="float">
            <text:p>5.63</text:p>
          </table:table-cell>
          <table:table-cell office:value-type="float" office:value="3.58" calcext:value-type="float">
            <text:p>3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3</text:p>
          </table:table-cell>
          <table:table-cell office:value-type="float" office:value="254.6" calcext:value-type="float">
            <text:p>254.6</text:p>
          </table:table-cell>
          <table:table-cell office:value-type="float" office:value="5.38" calcext:value-type="float">
            <text:p>5.38</text:p>
          </table:table-cell>
          <table:table-cell office:value-type="float" office:value="2.39" calcext:value-type="float">
            <text:p>2.39</text:p>
          </table:table-cell>
          <table:table-cell table:formula="of:=[.G426]" office:value-type="float" office:value="2.39" calcext:value-type="float" table:number-columns-spanned="1" table:number-rows-spanned="2">
            <text:p>2.39</text:p>
          </table:table-cell>
          <table:table-cell table:formula="of:=DATEDIF([.D426];[.D427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26</text:p>
          </table:table-cell>
          <table:table-cell office:value-type="float" office:value="268.3" calcext:value-type="float">
            <text:p>268.3</text:p>
          </table:table-cell>
          <table:table-cell office:value-type="float" office:value="5.38" calcext:value-type="float">
            <text:p>5.38</text:p>
          </table:table-cell>
          <table:table-cell office:value-type="float" office:value="2.39" calcext:value-type="float">
            <text:p>2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14</text:p>
          </table:table-cell>
          <table:table-cell office:value-type="float" office:value="260" calcext:value-type="float">
            <text:p>260</text:p>
          </table:table-cell>
          <table:table-cell office:value-type="float" office:value="5.96" calcext:value-type="float">
            <text:p>5.96</text:p>
          </table:table-cell>
          <table:table-cell office:value-type="float" office:value="9.08" calcext:value-type="float">
            <text:p>9.08</text:p>
          </table:table-cell>
          <table:table-cell table:formula="of:=[.G428]" office:value-type="float" office:value="9.08" calcext:value-type="float" table:number-columns-spanned="1" table:number-rows-spanned="2">
            <text:p>9.08</text:p>
          </table:table-cell>
          <table:table-cell table:formula="of:=DATEDIF([.D428];[.D429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29</text:p>
          </table:table-cell>
          <table:table-cell office:value-type="float" office:value="275.5" calcext:value-type="float">
            <text:p>275.5</text:p>
          </table:table-cell>
          <table:table-cell office:value-type="float" office:value="5.96" calcext:value-type="float">
            <text:p>5.96</text:p>
          </table:table-cell>
          <table:table-cell office:value-type="float" office:value="9.08" calcext:value-type="float">
            <text:p>9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5</text:p>
          </table:table-cell>
          <table:table-cell office:value-type="float" office:value="252.95" calcext:value-type="float">
            <text:p>252.95</text:p>
          </table:table-cell>
          <table:table-cell office:value-type="float" office:value="9.73" calcext:value-type="float">
            <text:p>9.73</text:p>
          </table:table-cell>
          <table:table-cell office:value-type="float" office:value="1.75" calcext:value-type="float">
            <text:p>1.75</text:p>
          </table:table-cell>
          <table:table-cell table:formula="of:=[.G430]" office:value-type="float" office:value="1.75" calcext:value-type="float" table:number-columns-spanned="1" table:number-rows-spanned="2">
            <text:p>1.75</text:p>
          </table:table-cell>
          <table:table-cell table:formula="of:=DATEDIF([.D430];[.D431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29</text:p>
          </table:table-cell>
          <table:table-cell office:value-type="float" office:value="277.55" calcext:value-type="float">
            <text:p>277.55</text:p>
          </table:table-cell>
          <table:table-cell office:value-type="float" office:value="9.73" calcext:value-type="float">
            <text:p>9.73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11</text:p>
          </table:table-cell>
          <table:table-cell office:value-type="float" office:value="252.95" calcext:value-type="float">
            <text:p>252.95</text:p>
          </table:table-cell>
          <table:table-cell office:value-type="float" office:value="10.46" calcext:value-type="float">
            <text:p>10.46</text:p>
          </table:table-cell>
          <table:table-cell office:value-type="float" office:value="1.75" calcext:value-type="float">
            <text:p>1.75</text:p>
          </table:table-cell>
          <table:table-cell table:formula="of:=[.G432]" office:value-type="float" office:value="1.75" calcext:value-type="float" table:number-columns-spanned="1" table:number-rows-spanned="2">
            <text:p>1.75</text:p>
          </table:table-cell>
          <table:table-cell table:formula="of:=DATEDIF([.D432];[.D433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2</text:p>
          </table:table-cell>
          <table:table-cell office:value-type="float" office:value="279.4" calcext:value-type="float">
            <text:p>279.4</text:p>
          </table:table-cell>
          <table:table-cell office:value-type="float" office:value="10.46" calcext:value-type="float">
            <text:p>10.46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01</text:p>
          </table:table-cell>
          <table:table-cell office:value-type="float" office:value="253.3" calcext:value-type="float">
            <text:p>253.3</text:p>
          </table:table-cell>
          <table:table-cell office:value-type="float" office:value="10.66" calcext:value-type="float">
            <text:p>10.66</text:p>
          </table:table-cell>
          <table:table-cell office:value-type="float" office:value="3.58" calcext:value-type="float">
            <text:p>3.58</text:p>
          </table:table-cell>
          <table:table-cell table:formula="of:=[.G434]" office:value-type="float" office:value="3.58" calcext:value-type="float" table:number-columns-spanned="1" table:number-rows-spanned="2">
            <text:p>3.58</text:p>
          </table:table-cell>
          <table:table-cell table:formula="of:=DATEDIF([.D434];[.D43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2</text:p>
          </table:table-cell>
          <table:table-cell office:value-type="float" office:value="280.3" calcext:value-type="float">
            <text:p>280.3</text:p>
          </table:table-cell>
          <table:table-cell office:value-type="float" office:value="10.66" calcext:value-type="float">
            <text:p>10.66</text:p>
          </table:table-cell>
          <table:table-cell office:value-type="float" office:value="3.58" calcext:value-type="float">
            <text:p>3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3</text:p>
          </table:table-cell>
          <table:table-cell office:value-type="float" office:value="254.6" calcext:value-type="float">
            <text:p>254.6</text:p>
          </table:table-cell>
          <table:table-cell office:value-type="float" office:value="10.39" calcext:value-type="float">
            <text:p>10.39</text:p>
          </table:table-cell>
          <table:table-cell office:value-type="float" office:value="2.39" calcext:value-type="float">
            <text:p>2.39</text:p>
          </table:table-cell>
          <table:table-cell table:formula="of:=[.G436]" office:value-type="float" office:value="2.39" calcext:value-type="float" table:number-columns-spanned="1" table:number-rows-spanned="2">
            <text:p>2.39</text:p>
          </table:table-cell>
          <table:table-cell table:formula="of:=DATEDIF([.D436];[.D437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2</text:p>
          </table:table-cell>
          <table:table-cell office:value-type="float" office:value="281.05" calcext:value-type="float">
            <text:p>281.05</text:p>
          </table:table-cell>
          <table:table-cell office:value-type="float" office:value="10.39" calcext:value-type="float">
            <text:p>10.39</text:p>
          </table:table-cell>
          <table:table-cell office:value-type="float" office:value="2.39" calcext:value-type="float">
            <text:p>2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14</text:p>
          </table:table-cell>
          <table:table-cell office:value-type="float" office:value="260" calcext:value-type="float">
            <text:p>260</text:p>
          </table:table-cell>
          <table:table-cell office:value-type="float" office:value="11.02" calcext:value-type="float">
            <text:p>11.02</text:p>
          </table:table-cell>
          <table:table-cell office:value-type="float" office:value="9.08" calcext:value-type="float">
            <text:p>9.08</text:p>
          </table:table-cell>
          <table:table-cell table:formula="of:=[.G438]" office:value-type="float" office:value="9.08" calcext:value-type="float" table:number-columns-spanned="1" table:number-rows-spanned="2">
            <text:p>9.08</text:p>
          </table:table-cell>
          <table:table-cell table:formula="of:=DATEDIF([.D438];[.D43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17</text:p>
          </table:table-cell>
          <table:table-cell office:value-type="float" office:value="288.65" calcext:value-type="float">
            <text:p>288.65</text:p>
          </table:table-cell>
          <table:table-cell office:value-type="float" office:value="11.02" calcext:value-type="float">
            <text:p>11.02</text:p>
          </table:table-cell>
          <table:table-cell office:value-type="float" office:value="9.08" calcext:value-type="float">
            <text:p>9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5</text:p>
          </table:table-cell>
          <table:table-cell office:value-type="float" office:value="252.95" calcext:value-type="float">
            <text:p>252.95</text:p>
          </table:table-cell>
          <table:table-cell office:value-type="float" office:value="14.94" calcext:value-type="float">
            <text:p>14.94</text:p>
          </table:table-cell>
          <table:table-cell office:value-type="float" office:value="1.75" calcext:value-type="float">
            <text:p>1.75</text:p>
          </table:table-cell>
          <table:table-cell table:formula="of:=[.G440]" office:value-type="float" office:value="1.75" calcext:value-type="float" table:number-columns-spanned="1" table:number-rows-spanned="2">
            <text:p>1.75</text:p>
          </table:table-cell>
          <table:table-cell table:formula="of:=DATEDIF([.D440];[.D441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20</text:p>
          </table:table-cell>
          <table:table-cell office:value-type="float" office:value="290.75" calcext:value-type="float">
            <text:p>290.75</text:p>
          </table:table-cell>
          <table:table-cell office:value-type="float" office:value="14.94" calcext:value-type="float">
            <text:p>14.94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11</text:p>
          </table:table-cell>
          <table:table-cell office:value-type="float" office:value="252.95" calcext:value-type="float">
            <text:p>252.95</text:p>
          </table:table-cell>
          <table:table-cell office:value-type="float" office:value="15.48" calcext:value-type="float">
            <text:p>15.48</text:p>
          </table:table-cell>
          <table:table-cell office:value-type="float" office:value="1.75" calcext:value-type="float">
            <text:p>1.75</text:p>
          </table:table-cell>
          <table:table-cell table:formula="of:=[.G442]" office:value-type="float" office:value="1.75" calcext:value-type="float" table:number-columns-spanned="1" table:number-rows-spanned="2">
            <text:p>1.75</text:p>
          </table:table-cell>
          <table:table-cell table:formula="of:=DATEDIF([.D442];[.D443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23</text:p>
          </table:table-cell>
          <table:table-cell office:value-type="float" office:value="292.1" calcext:value-type="float">
            <text:p>292.1</text:p>
          </table:table-cell>
          <table:table-cell office:value-type="float" office:value="15.48" calcext:value-type="float">
            <text:p>15.48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01</text:p>
          </table:table-cell>
          <table:table-cell office:value-type="float" office:value="253.3" calcext:value-type="float">
            <text:p>253.3</text:p>
          </table:table-cell>
          <table:table-cell office:value-type="float" office:value="15.69" calcext:value-type="float">
            <text:p>15.69</text:p>
          </table:table-cell>
          <table:table-cell office:value-type="float" office:value="3.58" calcext:value-type="float">
            <text:p>3.58</text:p>
          </table:table-cell>
          <table:table-cell table:formula="of:=[.G444]" office:value-type="float" office:value="3.58" calcext:value-type="float" table:number-columns-spanned="1" table:number-rows-spanned="2">
            <text:p>3.58</text:p>
          </table:table-cell>
          <table:table-cell table:formula="of:=DATEDIF([.D444];[.D44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23</text:p>
          </table:table-cell>
          <table:table-cell office:value-type="float" office:value="293.05" calcext:value-type="float">
            <text:p>293.05</text:p>
          </table:table-cell>
          <table:table-cell office:value-type="float" office:value="15.69" calcext:value-type="float">
            <text:p>15.69</text:p>
          </table:table-cell>
          <table:table-cell office:value-type="float" office:value="3.58" calcext:value-type="float">
            <text:p>3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23</text:p>
          </table:table-cell>
          <table:table-cell office:value-type="float" office:value="254.6" calcext:value-type="float">
            <text:p>254.6</text:p>
          </table:table-cell>
          <table:table-cell office:value-type="float" office:value="15.42" calcext:value-type="float">
            <text:p>15.42</text:p>
          </table:table-cell>
          <table:table-cell office:value-type="float" office:value="2.39" calcext:value-type="float">
            <text:p>2.39</text:p>
          </table:table-cell>
          <table:table-cell table:formula="of:=[.G446]" office:value-type="float" office:value="2.39" calcext:value-type="float" table:number-columns-spanned="1" table:number-rows-spanned="2">
            <text:p>2.39</text:p>
          </table:table-cell>
          <table:table-cell table:formula="of:=DATEDIF([.D446];[.D44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23</text:p>
          </table:table-cell>
          <table:table-cell office:value-type="float" office:value="293.85" calcext:value-type="float">
            <text:p>293.85</text:p>
          </table:table-cell>
          <table:table-cell office:value-type="float" office:value="15.42" calcext:value-type="float">
            <text:p>15.42</text:p>
          </table:table-cell>
          <table:table-cell office:value-type="float" office:value="2.39" calcext:value-type="float">
            <text:p>2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14</text:p>
          </table:table-cell>
          <table:table-cell office:value-type="float" office:value="260" calcext:value-type="float">
            <text:p>260</text:p>
          </table:table-cell>
          <table:table-cell office:value-type="float" office:value="16.06" calcext:value-type="float">
            <text:p>16.06</text:p>
          </table:table-cell>
          <table:table-cell office:value-type="float" office:value="9.08" calcext:value-type="float">
            <text:p>9.08</text:p>
          </table:table-cell>
          <table:table-cell table:formula="of:=[.G448]" office:value-type="float" office:value="9.08" calcext:value-type="float" table:number-columns-spanned="1" table:number-rows-spanned="2">
            <text:p>9.08</text:p>
          </table:table-cell>
          <table:table-cell table:formula="of:=DATEDIF([.D448];[.D449];&quot;d&quot;)" office:value-type="float" office:value="100" calcext:value-type="float" table:number-columns-spanned="1" table:number-rows-spanned="2">
            <text:p>100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25</text:p>
          </table:table-cell>
          <table:table-cell office:value-type="float" office:value="301.75" calcext:value-type="float">
            <text:p>301.75</text:p>
          </table:table-cell>
          <table:table-cell office:value-type="float" office:value="16.06" calcext:value-type="float">
            <text:p>16.06</text:p>
          </table:table-cell>
          <table:table-cell office:value-type="float" office:value="9.08" calcext:value-type="float">
            <text:p>9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25</text:p>
          </table:table-cell>
          <table:table-cell office:value-type="float" office:value="252.95" calcext:value-type="float">
            <text:p>252.95</text:p>
          </table:table-cell>
          <table:table-cell office:value-type="float" office:value="20.16" calcext:value-type="float">
            <text:p>20.16</text:p>
          </table:table-cell>
          <table:table-cell office:value-type="float" office:value="1.75" calcext:value-type="float">
            <text:p>1.75</text:p>
          </table:table-cell>
          <table:table-cell table:formula="of:=[.G450]" office:value-type="float" office:value="1.75" calcext:value-type="float" table:number-columns-spanned="1" table:number-rows-spanned="2">
            <text:p>1.75</text:p>
          </table:table-cell>
          <table:table-cell table:formula="of:=DATEDIF([.D450];[.D45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26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.16" calcext:value-type="float">
            <text:p>20.16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11</text:p>
          </table:table-cell>
          <table:table-cell office:value-type="float" office:value="252.95" calcext:value-type="float">
            <text:p>252.95</text:p>
          </table:table-cell>
          <table:table-cell office:value-type="float" office:value="20.5" calcext:value-type="float">
            <text:p>20.5</text:p>
          </table:table-cell>
          <table:table-cell office:value-type="float" office:value="1.75" calcext:value-type="float">
            <text:p>1.75</text:p>
          </table:table-cell>
          <table:table-cell table:formula="of:=[.G452]" office:value-type="float" office:value="1.75" calcext:value-type="float" table:number-columns-spanned="1" table:number-rows-spanned="2">
            <text:p>1.75</text:p>
          </table:table-cell>
          <table:table-cell table:formula="of:=DATEDIF([.D452];[.D453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30</text:p>
          </table:table-cell>
          <table:table-cell office:value-type="float" office:value="304.8" calcext:value-type="float">
            <text:p>304.8</text:p>
          </table:table-cell>
          <table:table-cell office:value-type="float" office:value="20.5" calcext:value-type="float">
            <text:p>20.5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01</text:p>
          </table:table-cell>
          <table:table-cell office:value-type="float" office:value="253.3" calcext:value-type="float">
            <text:p>253.3</text:p>
          </table:table-cell>
          <table:table-cell office:value-type="float" office:value="20.71" calcext:value-type="float">
            <text:p>20.71</text:p>
          </table:table-cell>
          <table:table-cell office:value-type="float" office:value="3.58" calcext:value-type="float">
            <text:p>3.58</text:p>
          </table:table-cell>
          <table:table-cell table:formula="of:=[.G454]" office:value-type="float" office:value="3.58" calcext:value-type="float" table:number-columns-spanned="1" table:number-rows-spanned="2">
            <text:p>3.58</text:p>
          </table:table-cell>
          <table:table-cell table:formula="of:=DATEDIF([.D454];[.D45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30</text:p>
          </table:table-cell>
          <table:table-cell office:value-type="float" office:value="305.75" calcext:value-type="float">
            <text:p>305.75</text:p>
          </table:table-cell>
          <table:table-cell office:value-type="float" office:value="20.71" calcext:value-type="float">
            <text:p>20.71</text:p>
          </table:table-cell>
          <table:table-cell office:value-type="float" office:value="3.58" calcext:value-type="float">
            <text:p>3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23</text:p>
          </table:table-cell>
          <table:table-cell office:value-type="float" office:value="254.6" calcext:value-type="float">
            <text:p>254.6</text:p>
          </table:table-cell>
          <table:table-cell office:value-type="float" office:value="20.42" calcext:value-type="float">
            <text:p>20.42</text:p>
          </table:table-cell>
          <table:table-cell office:value-type="float" office:value="2.39" calcext:value-type="float">
            <text:p>2.39</text:p>
          </table:table-cell>
          <table:table-cell table:formula="of:=[.G456]" office:value-type="float" office:value="2.39" calcext:value-type="float" table:number-columns-spanned="1" table:number-rows-spanned="2">
            <text:p>2.39</text:p>
          </table:table-cell>
          <table:table-cell table:formula="of:=DATEDIF([.D456];[.D457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30</text:p>
          </table:table-cell>
          <table:table-cell office:value-type="float" office:value="306.6" calcext:value-type="float">
            <text:p>306.6</text:p>
          </table:table-cell>
          <table:table-cell office:value-type="float" office:value="20.42" calcext:value-type="float">
            <text:p>20.42</text:p>
          </table:table-cell>
          <table:table-cell office:value-type="float" office:value="2.39" calcext:value-type="float">
            <text:p>2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14</text:p>
          </table:table-cell>
          <table:table-cell office:value-type="float" office:value="260" calcext:value-type="float">
            <text:p>260</text:p>
          </table:table-cell>
          <table:table-cell office:value-type="float" office:value="21.12" calcext:value-type="float">
            <text:p>21.12</text:p>
          </table:table-cell>
          <table:table-cell office:value-type="float" office:value="9.08" calcext:value-type="float">
            <text:p>9.08</text:p>
          </table:table-cell>
          <table:table-cell table:formula="of:=[.G458]" office:value-type="float" office:value="9.08" calcext:value-type="float" table:number-columns-spanned="1" table:number-rows-spanned="2">
            <text:p>9.08</text:p>
          </table:table-cell>
          <table:table-cell table:formula="of:=DATEDIF([.D458];[.D459];&quot;d&quot;)" office:value-type="float" office:value="106" calcext:value-type="float" table:number-columns-spanned="1" table:number-rows-spanned="2">
            <text:p>10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31</text:p>
          </table:table-cell>
          <table:table-cell office:value-type="float" office:value="314.9" calcext:value-type="float">
            <text:p>314.9</text:p>
          </table:table-cell>
          <table:table-cell office:value-type="float" office:value="21.12" calcext:value-type="float">
            <text:p>21.12</text:p>
          </table:table-cell>
          <table:table-cell office:value-type="float" office:value="9.08" calcext:value-type="float">
            <text:p>9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25</text:p>
          </table:table-cell>
          <table:table-cell office:value-type="float" office:value="252.95" calcext:value-type="float">
            <text:p>252.95</text:p>
          </table:table-cell>
          <table:table-cell office:value-type="float" office:value="25.4" calcext:value-type="float">
            <text:p>25.4</text:p>
          </table:table-cell>
          <table:table-cell office:value-type="float" office:value="1.75" calcext:value-type="float">
            <text:p>1.75</text:p>
          </table:table-cell>
          <table:table-cell table:formula="of:=[.G460]" office:value-type="float" office:value="1.75" calcext:value-type="float" table:number-columns-spanned="1" table:number-rows-spanned="2">
            <text:p>1.75</text:p>
          </table:table-cell>
          <table:table-cell table:formula="of:=DATEDIF([.D460];[.D461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31</text:p>
          </table:table-cell>
          <table:table-cell office:value-type="float" office:value="317.2" calcext:value-type="float">
            <text:p>317.2</text:p>
          </table:table-cell>
          <table:table-cell office:value-type="float" office:value="25.4" calcext:value-type="float">
            <text:p>25.4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11</text:p>
          </table:table-cell>
          <table:table-cell office:value-type="float" office:value="252.95" calcext:value-type="float">
            <text:p>252.95</text:p>
          </table:table-cell>
          <table:table-cell office:value-type="float" office:value="25.52" calcext:value-type="float">
            <text:p>25.52</text:p>
          </table:table-cell>
          <table:table-cell office:value-type="float" office:value="1.75" calcext:value-type="float">
            <text:p>1.75</text:p>
          </table:table-cell>
          <table:table-cell table:formula="of:=[.G462]" office:value-type="float" office:value="1.75" calcext:value-type="float" table:number-columns-spanned="1" table:number-rows-spanned="2">
            <text:p>1.75</text:p>
          </table:table-cell>
          <table:table-cell table:formula="of:=DATEDIF([.D462];[.D463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31</text:p>
          </table:table-cell>
          <table:table-cell office:value-type="float" office:value="317.5" calcext:value-type="float">
            <text:p>317.5</text:p>
          </table:table-cell>
          <table:table-cell office:value-type="float" office:value="25.52" calcext:value-type="float">
            <text:p>25.52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01</text:p>
          </table:table-cell>
          <table:table-cell office:value-type="float" office:value="253.3" calcext:value-type="float">
            <text:p>253.3</text:p>
          </table:table-cell>
          <table:table-cell office:value-type="float" office:value="25.74" calcext:value-type="float">
            <text:p>25.74</text:p>
          </table:table-cell>
          <table:table-cell office:value-type="float" office:value="3.58" calcext:value-type="float">
            <text:p>3.58</text:p>
          </table:table-cell>
          <table:table-cell table:formula="of:=[.G464]" office:value-type="float" office:value="3.58" calcext:value-type="float" table:number-columns-spanned="1" table:number-rows-spanned="2">
            <text:p>3.58</text:p>
          </table:table-cell>
          <table:table-cell table:formula="of:=DATEDIF([.D464];[.D46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31</text:p>
          </table:table-cell>
          <table:table-cell office:value-type="float" office:value="318.5" calcext:value-type="float">
            <text:p>318.5</text:p>
          </table:table-cell>
          <table:table-cell office:value-type="float" office:value="25.74" calcext:value-type="float">
            <text:p>25.74</text:p>
          </table:table-cell>
          <table:table-cell office:value-type="float" office:value="3.58" calcext:value-type="float">
            <text:p>3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23</text:p>
          </table:table-cell>
          <table:table-cell office:value-type="float" office:value="254.6" calcext:value-type="float">
            <text:p>254.6</text:p>
          </table:table-cell>
          <table:table-cell office:value-type="float" office:value="25.45" calcext:value-type="float">
            <text:p>25.45</text:p>
          </table:table-cell>
          <table:table-cell office:value-type="float" office:value="2.39" calcext:value-type="float">
            <text:p>2.39</text:p>
          </table:table-cell>
          <table:table-cell table:formula="of:=[.G466]" office:value-type="float" office:value="2.39" calcext:value-type="float" table:number-columns-spanned="1" table:number-rows-spanned="2">
            <text:p>2.39</text:p>
          </table:table-cell>
          <table:table-cell table:formula="of:=DATEDIF([.D466];[.D467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31</text:p>
          </table:table-cell>
          <table:table-cell office:value-type="float" office:value="319.4" calcext:value-type="float">
            <text:p>319.4</text:p>
          </table:table-cell>
          <table:table-cell office:value-type="float" office:value="25.45" calcext:value-type="float">
            <text:p>25.45</text:p>
          </table:table-cell>
          <table:table-cell office:value-type="float" office:value="2.39" calcext:value-type="float">
            <text:p>2.3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14</text:p>
          </table:table-cell>
          <table:table-cell office:value-type="float" office:value="260" calcext:value-type="float">
            <text:p>260</text:p>
          </table:table-cell>
          <table:table-cell office:value-type="float" office:value="26.15" calcext:value-type="float">
            <text:p>26.15</text:p>
          </table:table-cell>
          <table:table-cell office:value-type="float" office:value="9.08" calcext:value-type="float">
            <text:p>9.08</text:p>
          </table:table-cell>
          <table:table-cell table:formula="of:=[.G468]" office:value-type="float" office:value="9.08" calcext:value-type="float" table:number-columns-spanned="1" table:number-rows-spanned="2">
            <text:p>9.08</text:p>
          </table:table-cell>
          <table:table-cell table:formula="of:=DATEDIF([.D468];[.D469];&quot;d&quot;)" office:value-type="float" office:value="106" calcext:value-type="float" table:number-columns-spanned="1" table:number-rows-spanned="2">
            <text:p>1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31</text:p>
          </table:table-cell>
          <table:table-cell office:value-type="float" office:value="328" calcext:value-type="float">
            <text:p>328</text:p>
          </table:table-cell>
          <table:table-cell office:value-type="float" office:value="26.15" calcext:value-type="float">
            <text:p>26.15</text:p>
          </table:table-cell>
          <table:table-cell office:value-type="float" office:value="9.08" calcext:value-type="float">
            <text:p>9.0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25</text:p>
          </table:table-cell>
          <table:table-cell office:value-type="float" office:value="252.95" calcext:value-type="float">
            <text:p>252.95</text:p>
          </table:table-cell>
          <table:table-cell office:value-type="float" office:value="30.62" calcext:value-type="float">
            <text:p>30.62</text:p>
          </table:table-cell>
          <table:table-cell office:value-type="float" office:value="1.75" calcext:value-type="float">
            <text:p>1.75</text:p>
          </table:table-cell>
          <table:table-cell table:formula="of:=[.G470]" office:value-type="float" office:value="1.75" calcext:value-type="float" table:number-columns-spanned="1" table:number-rows-spanned="2">
            <text:p>1.75</text:p>
          </table:table-cell>
          <table:table-cell table:formula="of:=DATEDIF([.D470];[.D471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31</text:p>
          </table:table-cell>
          <table:table-cell office:value-type="float" office:value="330.4" calcext:value-type="float">
            <text:p>330.4</text:p>
          </table:table-cell>
          <table:table-cell office:value-type="float" office:value="30.62" calcext:value-type="float">
            <text:p>30.62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7</text:p>
          </table:table-cell>
          <table:table-cell office:value-type="float" office:value="291.65" calcext:value-type="float">
            <text:p>291.65</text:p>
          </table:table-cell>
          <table:table-cell office:value-type="float" office:value="6.17" calcext:value-type="float">
            <text:p>6.17</text:p>
          </table:table-cell>
          <table:table-cell office:value-type="float" office:value="0.57" calcext:value-type="float">
            <text:p>0.57</text:p>
          </table:table-cell>
          <table:table-cell table:formula="of:=[.G472]" office:value-type="float" office:value="0.57" calcext:value-type="float" table:number-columns-spanned="1" table:number-rows-spanned="2">
            <text:p>0.57</text:p>
          </table:table-cell>
          <table:table-cell table:formula="of:=DATEDIF([.D472];[.D473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10</text:p>
          </table:table-cell>
          <table:table-cell office:value-type="float" office:value="309.65" calcext:value-type="float">
            <text:p>309.65</text:p>
          </table:table-cell>
          <table:table-cell office:value-type="float" office:value="6.17" calcext:value-type="float">
            <text:p>6.17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7</text:p>
          </table:table-cell>
          <table:table-cell office:value-type="float" office:value="291.65" calcext:value-type="float">
            <text:p>291.65</text:p>
          </table:table-cell>
          <table:table-cell office:value-type="float" office:value="11.23" calcext:value-type="float">
            <text:p>11.23</text:p>
          </table:table-cell>
          <table:table-cell office:value-type="float" office:value="0.57" calcext:value-type="float">
            <text:p>0.57</text:p>
          </table:table-cell>
          <table:table-cell table:formula="of:=[.G474]" office:value-type="float" office:value="0.57" calcext:value-type="float" table:number-columns-spanned="1" table:number-rows-spanned="2">
            <text:p>0.57</text:p>
          </table:table-cell>
          <table:table-cell table:formula="of:=DATEDIF([.D474];[.D47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3-05</text:p>
          </table:table-cell>
          <table:table-cell office:value-type="float" office:value="324.4" calcext:value-type="float">
            <text:p>324.4</text:p>
          </table:table-cell>
          <table:table-cell office:value-type="float" office:value="11.23" calcext:value-type="float">
            <text:p>11.23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27</text:p>
          </table:table-cell>
          <table:table-cell office:value-type="float" office:value="291.65" calcext:value-type="float">
            <text:p>291.65</text:p>
          </table:table-cell>
          <table:table-cell office:value-type="float" office:value="16.29" calcext:value-type="float">
            <text:p>16.29</text:p>
          </table:table-cell>
          <table:table-cell office:value-type="float" office:value="0.57" calcext:value-type="float">
            <text:p>0.57</text:p>
          </table:table-cell>
          <table:table-cell table:formula="of:=[.G476]" office:value-type="float" office:value="0.57" calcext:value-type="float" table:number-columns-spanned="1" table:number-rows-spanned="2">
            <text:p>0.57</text:p>
          </table:table-cell>
          <table:table-cell table:formula="of:=DATEDIF([.D476];[.D477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4</text:p>
          </table:table-cell>
          <table:table-cell office:value-type="float" office:value="339.15" calcext:value-type="float">
            <text:p>339.15</text:p>
          </table:table-cell>
          <table:table-cell office:value-type="float" office:value="16.29" calcext:value-type="float">
            <text:p>16.29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27</text:p>
          </table:table-cell>
          <table:table-cell office:value-type="float" office:value="291.65" calcext:value-type="float">
            <text:p>291.65</text:p>
          </table:table-cell>
          <table:table-cell office:value-type="float" office:value="21.34" calcext:value-type="float">
            <text:p>21.34</text:p>
          </table:table-cell>
          <table:table-cell office:value-type="float" office:value="0.57" calcext:value-type="float">
            <text:p>0.57</text:p>
          </table:table-cell>
          <table:table-cell table:formula="of:=[.G478]" office:value-type="float" office:value="0.57" calcext:value-type="float" table:number-columns-spanned="1" table:number-rows-spanned="2">
            <text:p>0.57</text:p>
          </table:table-cell>
          <table:table-cell table:formula="of:=DATEDIF([.D478];[.D47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27</text:p>
          </table:table-cell>
          <table:table-cell office:value-type="float" office:value="353.9" calcext:value-type="float">
            <text:p>353.9</text:p>
          </table:table-cell>
          <table:table-cell office:value-type="float" office:value="21.34" calcext:value-type="float">
            <text:p>21.34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27</text:p>
          </table:table-cell>
          <table:table-cell office:value-type="float" office:value="291.65" calcext:value-type="float">
            <text:p>291.65</text:p>
          </table:table-cell>
          <table:table-cell office:value-type="float" office:value="26.4" calcext:value-type="float">
            <text:p>26.4</text:p>
          </table:table-cell>
          <table:table-cell office:value-type="float" office:value="0.57" calcext:value-type="float">
            <text:p>0.57</text:p>
          </table:table-cell>
          <table:table-cell table:formula="of:=[.G480]" office:value-type="float" office:value="0.57" calcext:value-type="float" table:number-columns-spanned="1" table:number-rows-spanned="2">
            <text:p>0.57</text:p>
          </table:table-cell>
          <table:table-cell table:formula="of:=DATEDIF([.D480];[.D481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5-07</text:p>
          </table:table-cell>
          <table:table-cell office:value-type="float" office:value="368.65" calcext:value-type="float">
            <text:p>368.65</text:p>
          </table:table-cell>
          <table:table-cell office:value-type="float" office:value="26.4" calcext:value-type="float">
            <text:p>26.4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6-26</text:p>
          </table:table-cell>
          <table:table-cell office:value-type="float" office:value="452.8" calcext:value-type="float">
            <text:p>452.8</text:p>
          </table:table-cell>
          <table:table-cell office:value-type="float" office:value="5.02" calcext:value-type="float">
            <text:p>5.02</text:p>
          </table:table-cell>
          <table:table-cell office:value-type="float" office:value="0.45" calcext:value-type="float">
            <text:p>0.45</text:p>
          </table:table-cell>
          <table:table-cell table:formula="of:=[.G482]" office:value-type="float" office:value="0.45" calcext:value-type="float" table:number-columns-spanned="1" table:number-rows-spanned="2">
            <text:p>0.45</text:p>
          </table:table-cell>
          <table:table-cell table:formula="of:=DATEDIF([.D482];[.D483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9</text:p>
          </table:table-cell>
          <table:table-cell office:value-type="float" office:value="475.55" calcext:value-type="float">
            <text:p>475.55</text:p>
          </table:table-cell>
          <table:table-cell office:value-type="float" office:value="5.02" calcext:value-type="float">
            <text:p>5.02</text:p>
          </table:table-cell>
          <table:table-cell office:value-type="float" office:value="0.45" calcext:value-type="float">
            <text:p>0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6-26</text:p>
          </table:table-cell>
          <table:table-cell office:value-type="float" office:value="452.8" calcext:value-type="float">
            <text:p>452.8</text:p>
          </table:table-cell>
          <table:table-cell office:value-type="float" office:value="10.03" calcext:value-type="float">
            <text:p>10.03</text:p>
          </table:table-cell>
          <table:table-cell office:value-type="float" office:value="0.45" calcext:value-type="float">
            <text:p>0.45</text:p>
          </table:table-cell>
          <table:table-cell table:formula="of:=[.G484]" office:value-type="float" office:value="0.45" calcext:value-type="float" table:number-columns-spanned="1" table:number-rows-spanned="2">
            <text:p>0.45</text:p>
          </table:table-cell>
          <table:table-cell table:formula="of:=DATEDIF([.D484];[.D485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17</text:p>
          </table:table-cell>
          <table:table-cell office:value-type="float" office:value="498.2" calcext:value-type="float">
            <text:p>498.2</text:p>
          </table:table-cell>
          <table:table-cell office:value-type="float" office:value="10.03" calcext:value-type="float">
            <text:p>10.03</text:p>
          </table:table-cell>
          <table:table-cell office:value-type="float" office:value="0.45" calcext:value-type="float">
            <text:p>0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6-26</text:p>
          </table:table-cell>
          <table:table-cell office:value-type="float" office:value="452.8" calcext:value-type="float">
            <text:p>452.8</text:p>
          </table:table-cell>
          <table:table-cell office:value-type="float" office:value="15.03" calcext:value-type="float">
            <text:p>15.03</text:p>
          </table:table-cell>
          <table:table-cell office:value-type="float" office:value="0.45" calcext:value-type="float">
            <text:p>0.45</text:p>
          </table:table-cell>
          <table:table-cell table:formula="of:=[.G486]" office:value-type="float" office:value="0.45" calcext:value-type="float" table:number-columns-spanned="1" table:number-rows-spanned="2">
            <text:p>0.45</text:p>
          </table:table-cell>
          <table:table-cell table:formula="of:=DATEDIF([.D486];[.D487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18</text:p>
          </table:table-cell>
          <table:table-cell office:value-type="float" office:value="520.85" calcext:value-type="float">
            <text:p>520.85</text:p>
          </table:table-cell>
          <table:table-cell office:value-type="float" office:value="15.03" calcext:value-type="float">
            <text:p>15.03</text:p>
          </table:table-cell>
          <table:table-cell office:value-type="float" office:value="0.45" calcext:value-type="float">
            <text:p>0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8</text:p>
          </table:table-cell>
          <table:table-cell office:value-type="float" office:value="446.6" calcext:value-type="float">
            <text:p>446.6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table:formula="of:=[.G488]" office:value-type="float" office:value="0" calcext:value-type="float" table:number-columns-spanned="1" table:number-rows-spanned="2">
            <text:p>0</text:p>
          </table:table-cell>
          <table:table-cell table:formula="of:=DATEDIF([.D488];[.D489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9</text:p>
          </table:table-cell>
          <table:table-cell office:value-type="float" office:value="470.95" calcext:value-type="float">
            <text:p>470.95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0</text:p>
          </table:table-cell>
          <table:table-cell office:value-type="float" office:value="445.55" calcext:value-type="float">
            <text:p>445.55</text:p>
          </table:table-cell>
          <table:table-cell office:value-type="float" office:value="6.13" calcext:value-type="float">
            <text:p>6.13</text:p>
          </table:table-cell>
          <table:table-cell office:value-type="float" office:value="2.37" calcext:value-type="float">
            <text:p>2.37</text:p>
          </table:table-cell>
          <table:table-cell table:formula="of:=[.G490]" office:value-type="float" office:value="2.37" calcext:value-type="float" table:number-columns-spanned="1" table:number-rows-spanned="2">
            <text:p>2.37</text:p>
          </table:table-cell>
          <table:table-cell table:formula="of:=DATEDIF([.D490];[.D49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9</text:p>
          </table:table-cell>
          <table:table-cell office:value-type="float" office:value="472.85" calcext:value-type="float">
            <text:p>472.85</text:p>
          </table:table-cell>
          <table:table-cell office:value-type="float" office:value="6.13" calcext:value-type="float">
            <text:p>6.13</text:p>
          </table:table-cell>
          <table:table-cell office:value-type="float" office:value="2.37" calcext:value-type="float">
            <text:p>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18</text:p>
          </table:table-cell>
          <table:table-cell office:value-type="float" office:value="446.6" calcext:value-type="float">
            <text:p>446.6</text:p>
          </table:table-cell>
          <table:table-cell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  <table:table-cell table:formula="of:=[.G492]" office:value-type="float" office:value="0" calcext:value-type="float" table:number-columns-spanned="1" table:number-rows-spanned="2">
            <text:p>0</text:p>
          </table:table-cell>
          <table:table-cell table:formula="of:=DATEDIF([.D492];[.D493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23</text:p>
          </table:table-cell>
          <table:table-cell office:value-type="float" office:value="493.35" calcext:value-type="float">
            <text:p>493.35</text:p>
          </table:table-cell>
          <table:table-cell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10</text:p>
          </table:table-cell>
          <table:table-cell office:value-type="float" office:value="445.55" calcext:value-type="float">
            <text:p>445.55</text:p>
          </table:table-cell>
          <table:table-cell office:value-type="float" office:value="11.18" calcext:value-type="float">
            <text:p>11.18</text:p>
          </table:table-cell>
          <table:table-cell office:value-type="float" office:value="2.37" calcext:value-type="float">
            <text:p>2.37</text:p>
          </table:table-cell>
          <table:table-cell table:formula="of:=[.G494]" office:value-type="float" office:value="2.37" calcext:value-type="float" table:number-columns-spanned="1" table:number-rows-spanned="2">
            <text:p>2.37</text:p>
          </table:table-cell>
          <table:table-cell table:formula="of:=DATEDIF([.D494];[.D49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24</text:p>
          </table:table-cell>
          <table:table-cell office:value-type="float" office:value="495.35" calcext:value-type="float">
            <text:p>495.35</text:p>
          </table:table-cell>
          <table:table-cell office:value-type="float" office:value="11.18" calcext:value-type="float">
            <text:p>11.18</text:p>
          </table:table-cell>
          <table:table-cell office:value-type="float" office:value="2.37" calcext:value-type="float">
            <text:p>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8</text:p>
          </table:table-cell>
          <table:table-cell office:value-type="float" office:value="446.6" calcext:value-type="float">
            <text:p>446.6</text:p>
          </table:table-cell>
          <table:table-cell office:value-type="float" office:value="15.49" calcext:value-type="float">
            <text:p>15.49</text:p>
          </table:table-cell>
          <table:table-cell office:value-type="float" office:value="0" calcext:value-type="float">
            <text:p>0</text:p>
          </table:table-cell>
          <table:table-cell table:formula="of:=[.G496]" office:value-type="float" office:value="0" calcext:value-type="float" table:number-columns-spanned="1" table:number-rows-spanned="2">
            <text:p>0</text:p>
          </table:table-cell>
          <table:table-cell table:formula="of:=DATEDIF([.D496];[.D49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21</text:p>
          </table:table-cell>
          <table:table-cell office:value-type="float" office:value="515.8" calcext:value-type="float">
            <text:p>515.8</text:p>
          </table:table-cell>
          <table:table-cell office:value-type="float" office:value="15.49" calcext:value-type="float">
            <text:p>15.4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0</text:p>
          </table:table-cell>
          <table:table-cell office:value-type="float" office:value="445.55" calcext:value-type="float">
            <text:p>445.55</text:p>
          </table:table-cell>
          <table:table-cell office:value-type="float" office:value="16.23" calcext:value-type="float">
            <text:p>16.23</text:p>
          </table:table-cell>
          <table:table-cell office:value-type="float" office:value="2.37" calcext:value-type="float">
            <text:p>2.37</text:p>
          </table:table-cell>
          <table:table-cell table:formula="of:=[.G498]" office:value-type="float" office:value="2.37" calcext:value-type="float" table:number-columns-spanned="1" table:number-rows-spanned="2">
            <text:p>2.37</text:p>
          </table:table-cell>
          <table:table-cell table:formula="of:=DATEDIF([.D498];[.D499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21</text:p>
          </table:table-cell>
          <table:table-cell office:value-type="float" office:value="517.85" calcext:value-type="float">
            <text:p>517.85</text:p>
          </table:table-cell>
          <table:table-cell office:value-type="float" office:value="16.23" calcext:value-type="float">
            <text:p>16.23</text:p>
          </table:table-cell>
          <table:table-cell office:value-type="float" office:value="2.37" calcext:value-type="float">
            <text:p>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18</text:p>
          </table:table-cell>
          <table:table-cell office:value-type="float" office:value="446.6" calcext:value-type="float">
            <text:p>446.6</text:p>
          </table:table-cell>
          <table:table-cell office:value-type="float" office:value="20.51" calcext:value-type="float">
            <text:p>20.51</text:p>
          </table:table-cell>
          <table:table-cell office:value-type="float" office:value="0" calcext:value-type="float">
            <text:p>0</text:p>
          </table:table-cell>
          <table:table-cell table:formula="of:=[.G500]" office:value-type="float" office:value="0" calcext:value-type="float" table:number-columns-spanned="1" table:number-rows-spanned="2">
            <text:p>0</text:p>
          </table:table-cell>
          <table:table-cell table:formula="of:=DATEDIF([.D500];[.D501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31</text:p>
          </table:table-cell>
          <table:table-cell office:value-type="float" office:value="538.2" calcext:value-type="float">
            <text:p>538.2</text:p>
          </table:table-cell>
          <table:table-cell office:value-type="float" office:value="20.51" calcext:value-type="float">
            <text:p>20.5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10</text:p>
          </table:table-cell>
          <table:table-cell office:value-type="float" office:value="445.55" calcext:value-type="float">
            <text:p>445.55</text:p>
          </table:table-cell>
          <table:table-cell office:value-type="float" office:value="21.29" calcext:value-type="float">
            <text:p>21.29</text:p>
          </table:table-cell>
          <table:table-cell office:value-type="float" office:value="2.37" calcext:value-type="float">
            <text:p>2.37</text:p>
          </table:table-cell>
          <table:table-cell table:formula="of:=[.G502]" office:value-type="float" office:value="2.37" calcext:value-type="float" table:number-columns-spanned="1" table:number-rows-spanned="2">
            <text:p>2.37</text:p>
          </table:table-cell>
          <table:table-cell table:formula="of:=DATEDIF([.D502];[.D503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31</text:p>
          </table:table-cell>
          <table:table-cell office:value-type="float" office:value="540.4" calcext:value-type="float">
            <text:p>540.4</text:p>
          </table:table-cell>
          <table:table-cell office:value-type="float" office:value="21.29" calcext:value-type="float">
            <text:p>21.29</text:p>
          </table:table-cell>
          <table:table-cell office:value-type="float" office:value="2.37" calcext:value-type="float">
            <text:p>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6-26</text:p>
          </table:table-cell>
          <table:table-cell office:value-type="float" office:value="452.8" calcext:value-type="float">
            <text:p>452.8</text:p>
          </table:table-cell>
          <table:table-cell office:value-type="float" office:value="20.03" calcext:value-type="float">
            <text:p>20.03</text:p>
          </table:table-cell>
          <table:table-cell office:value-type="float" office:value="17.54" calcext:value-type="float">
            <text:p>17.54</text:p>
          </table:table-cell>
          <table:table-cell table:formula="of:=[.G504]" office:value-type="float" office:value="17.54" calcext:value-type="float" table:number-columns-spanned="1" table:number-rows-spanned="2">
            <text:p>17.54</text:p>
          </table:table-cell>
          <table:table-cell table:formula="of:=DATEDIF([.D504];[.D505];&quot;d&quot;)" office:value-type="float" office:value="128" calcext:value-type="float" table:number-columns-spanned="1" table:number-rows-spanned="2">
            <text:p>128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1-01</text:p>
          </table:table-cell>
          <table:table-cell office:value-type="float" office:value="543.5" calcext:value-type="float">
            <text:p>543.5</text:p>
          </table:table-cell>
          <table:table-cell office:value-type="float" office:value="20.03" calcext:value-type="float">
            <text:p>20.03</text:p>
          </table:table-cell>
          <table:table-cell office:value-type="float" office:value="17.54" calcext:value-type="float">
            <text:p>17.5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8</text:p>
          </table:table-cell>
          <table:table-cell office:value-type="float" office:value="446.6" calcext:value-type="float">
            <text:p>446.6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table:formula="of:=[.G506]" office:value-type="float" office:value="0" calcext:value-type="float" table:number-columns-spanned="1" table:number-rows-spanned="2">
            <text:p>0</text:p>
          </table:table-cell>
          <table:table-cell table:formula="of:=DATEDIF([.D506];[.D507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08</text:p>
          </table:table-cell>
          <table:table-cell office:value-type="float" office:value="560.65" calcext:value-type="float">
            <text:p>560.65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4</text:p>
          </table:table-cell>
          <table:table-cell office:value-type="float" office:value="475.6" calcext:value-type="float">
            <text:p>475.6</text:p>
          </table:table-cell>
          <table:table-cell office:value-type="float" office:value="5.42" calcext:value-type="float">
            <text:p>5.42</text:p>
          </table:table-cell>
          <table:table-cell office:value-type="float" office:value="0.76" calcext:value-type="float">
            <text:p>0.76</text:p>
          </table:table-cell>
          <table:table-cell table:formula="of:=[.G508]" office:value-type="float" office:value="0.76" calcext:value-type="float" table:number-columns-spanned="1" table:number-rows-spanned="2">
            <text:p>0.76</text:p>
          </table:table-cell>
          <table:table-cell table:formula="of:=DATEDIF([.D508];[.D509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3</text:p>
          </table:table-cell>
          <table:table-cell office:value-type="float" office:value="501.4" calcext:value-type="float">
            <text:p>501.4</text:p>
          </table:table-cell>
          <table:table-cell office:value-type="float" office:value="5.42" calcext:value-type="float">
            <text:p>5.42</text:p>
          </table:table-cell>
          <table:table-cell office:value-type="float" office:value="0.76" calcext:value-type="float">
            <text:p>0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24</text:p>
          </table:table-cell>
          <table:table-cell office:value-type="float" office:value="479.4" calcext:value-type="float">
            <text:p>479.4</text:p>
          </table:table-cell>
          <table:table-cell office:value-type="float" office:value="5.04" calcext:value-type="float">
            <text:p>5.04</text:p>
          </table:table-cell>
          <table:table-cell office:value-type="float" office:value="4.01" calcext:value-type="float">
            <text:p>4.01</text:p>
          </table:table-cell>
          <table:table-cell table:formula="of:=[.G510]" office:value-type="float" office:value="4.01" calcext:value-type="float" table:number-columns-spanned="1" table:number-rows-spanned="2">
            <text:p>4.01</text:p>
          </table:table-cell>
          <table:table-cell table:formula="of:=DATEDIF([.D510];[.D511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3</text:p>
          </table:table-cell>
          <table:table-cell office:value-type="float" office:value="503.55" calcext:value-type="float">
            <text:p>503.55</text:p>
          </table:table-cell>
          <table:table-cell office:value-type="float" office:value="5.04" calcext:value-type="float">
            <text:p>5.04</text:p>
          </table:table-cell>
          <table:table-cell office:value-type="float" office:value="4.01" calcext:value-type="float">
            <text:p>4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2-26</text:p>
          </table:table-cell>
          <table:table-cell office:value-type="float" office:value="477.15" calcext:value-type="float">
            <text:p>477.15</text:p>
          </table:table-cell>
          <table:table-cell office:value-type="float" office:value="5.61" calcext:value-type="float">
            <text:p>5.61</text:p>
          </table:table-cell>
          <table:table-cell office:value-type="float" office:value="1.81" calcext:value-type="float">
            <text:p>1.81</text:p>
          </table:table-cell>
          <table:table-cell table:formula="of:=[.G512]" office:value-type="float" office:value="1.81" calcext:value-type="float" table:number-columns-spanned="1" table:number-rows-spanned="2">
            <text:p>1.81</text:p>
          </table:table-cell>
          <table:table-cell table:formula="of:=DATEDIF([.D512];[.D513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3</text:p>
          </table:table-cell>
          <table:table-cell office:value-type="float" office:value="503.9" calcext:value-type="float">
            <text:p>503.9</text:p>
          </table:table-cell>
          <table:table-cell office:value-type="float" office:value="5.61" calcext:value-type="float">
            <text:p>5.61</text:p>
          </table:table-cell>
          <table:table-cell office:value-type="float" office:value="1.81" calcext:value-type="float">
            <text:p>1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7</text:p>
          </table:table-cell>
          <table:table-cell office:value-type="float" office:value="481" calcext:value-type="float">
            <text:p>481</text:p>
          </table:table-cell>
          <table:table-cell office:value-type="float" office:value="5.73" calcext:value-type="float">
            <text:p>5.73</text:p>
          </table:table-cell>
          <table:table-cell office:value-type="float" office:value="0.51" calcext:value-type="float">
            <text:p>0.51</text:p>
          </table:table-cell>
          <table:table-cell table:formula="of:=[.G514]" office:value-type="float" office:value="0.51" calcext:value-type="float" table:number-columns-spanned="1" table:number-rows-spanned="2">
            <text:p>0.51</text:p>
          </table:table-cell>
          <table:table-cell table:formula="of:=DATEDIF([.D514];[.D515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9</text:p>
          </table:table-cell>
          <table:table-cell office:value-type="float" office:value="508.55" calcext:value-type="float">
            <text:p>508.55</text:p>
          </table:table-cell>
          <table:table-cell office:value-type="float" office:value="5.73" calcext:value-type="float">
            <text:p>5.73</text:p>
          </table:table-cell>
          <table:table-cell office:value-type="float" office:value="0.51" calcext:value-type="float">
            <text:p>0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2-05</text:p>
          </table:table-cell>
          <table:table-cell office:value-type="float" office:value="484.5" calcext:value-type="float">
            <text:p>484.5</text:p>
          </table:table-cell>
          <table:table-cell office:value-type="float" office:value="5.14" calcext:value-type="float">
            <text:p>5.14</text:p>
          </table:table-cell>
          <table:table-cell office:value-type="float" office:value="5.02" calcext:value-type="float">
            <text:p>5.02</text:p>
          </table:table-cell>
          <table:table-cell table:formula="of:=[.G516]" office:value-type="float" office:value="5.02" calcext:value-type="float" table:number-columns-spanned="1" table:number-rows-spanned="2">
            <text:p>5.02</text:p>
          </table:table-cell>
          <table:table-cell table:formula="of:=DATEDIF([.D516];[.D517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9</text:p>
          </table:table-cell>
          <table:table-cell office:value-type="float" office:value="509.4" calcext:value-type="float">
            <text:p>509.4</text:p>
          </table:table-cell>
          <table:table-cell office:value-type="float" office:value="5.14" calcext:value-type="float">
            <text:p>5.14</text:p>
          </table:table-cell>
          <table:table-cell office:value-type="float" office:value="5.02" calcext:value-type="float">
            <text:p>5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04</text:p>
          </table:table-cell>
          <table:table-cell office:value-type="float" office:value="475.6" calcext:value-type="float">
            <text:p>475.6</text:p>
          </table:table-cell>
          <table:table-cell office:value-type="float" office:value="10.44" calcext:value-type="float">
            <text:p>10.44</text:p>
          </table:table-cell>
          <table:table-cell office:value-type="float" office:value="0.76" calcext:value-type="float">
            <text:p>0.76</text:p>
          </table:table-cell>
          <table:table-cell table:formula="of:=[.G518]" office:value-type="float" office:value="0.76" calcext:value-type="float" table:number-columns-spanned="1" table:number-rows-spanned="2">
            <text:p>0.76</text:p>
          </table:table-cell>
          <table:table-cell table:formula="of:=DATEDIF([.D518];[.D519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25</text:p>
          </table:table-cell>
          <table:table-cell office:value-type="float" office:value="525.25" calcext:value-type="float">
            <text:p>525.25</text:p>
          </table:table-cell>
          <table:table-cell office:value-type="float" office:value="10.44" calcext:value-type="float">
            <text:p>10.44</text:p>
          </table:table-cell>
          <table:table-cell office:value-type="float" office:value="0.76" calcext:value-type="float">
            <text:p>0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1-24</text:p>
          </table:table-cell>
          <table:table-cell office:value-type="float" office:value="479.4" calcext:value-type="float">
            <text:p>479.4</text:p>
          </table:table-cell>
          <table:table-cell office:value-type="float" office:value="10.04" calcext:value-type="float">
            <text:p>10.04</text:p>
          </table:table-cell>
          <table:table-cell office:value-type="float" office:value="4.01" calcext:value-type="float">
            <text:p>4.01</text:p>
          </table:table-cell>
          <table:table-cell table:formula="of:=[.G520]" office:value-type="float" office:value="4.01" calcext:value-type="float" table:number-columns-spanned="1" table:number-rows-spanned="2">
            <text:p>4.01</text:p>
          </table:table-cell>
          <table:table-cell table:formula="of:=DATEDIF([.D520];[.D52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25</text:p>
          </table:table-cell>
          <table:table-cell office:value-type="float" office:value="527.55" calcext:value-type="float">
            <text:p>527.55</text:p>
          </table:table-cell>
          <table:table-cell office:value-type="float" office:value="10.04" calcext:value-type="float">
            <text:p>10.04</text:p>
          </table:table-cell>
          <table:table-cell office:value-type="float" office:value="4.01" calcext:value-type="float">
            <text:p>4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2-26</text:p>
          </table:table-cell>
          <table:table-cell office:value-type="float" office:value="477.15" calcext:value-type="float">
            <text:p>477.15</text:p>
          </table:table-cell>
          <table:table-cell office:value-type="float" office:value="10.64" calcext:value-type="float">
            <text:p>10.64</text:p>
          </table:table-cell>
          <table:table-cell office:value-type="float" office:value="1.81" calcext:value-type="float">
            <text:p>1.81</text:p>
          </table:table-cell>
          <table:table-cell table:formula="of:=[.G522]" office:value-type="float" office:value="1.81" calcext:value-type="float" table:number-columns-spanned="1" table:number-rows-spanned="2">
            <text:p>1.81</text:p>
          </table:table-cell>
          <table:table-cell table:formula="of:=DATEDIF([.D522];[.D523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25</text:p>
          </table:table-cell>
          <table:table-cell office:value-type="float" office:value="527.9" calcext:value-type="float">
            <text:p>527.9</text:p>
          </table:table-cell>
          <table:table-cell office:value-type="float" office:value="10.64" calcext:value-type="float">
            <text:p>10.64</text:p>
          </table:table-cell>
          <table:table-cell office:value-type="float" office:value="1.81" calcext:value-type="float">
            <text:p>1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07</text:p>
          </table:table-cell>
          <table:table-cell office:value-type="float" office:value="481" calcext:value-type="float">
            <text:p>481</text:p>
          </table:table-cell>
          <table:table-cell office:value-type="float" office:value="10.76" calcext:value-type="float">
            <text:p>10.76</text:p>
          </table:table-cell>
          <table:table-cell office:value-type="float" office:value="0.51" calcext:value-type="float">
            <text:p>0.51</text:p>
          </table:table-cell>
          <table:table-cell table:formula="of:=[.G524]" office:value-type="float" office:value="0.51" calcext:value-type="float" table:number-columns-spanned="1" table:number-rows-spanned="2">
            <text:p>0.51</text:p>
          </table:table-cell>
          <table:table-cell table:formula="of:=DATEDIF([.D524];[.D525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25</text:p>
          </table:table-cell>
          <table:table-cell office:value-type="float" office:value="532.75" calcext:value-type="float">
            <text:p>532.75</text:p>
          </table:table-cell>
          <table:table-cell office:value-type="float" office:value="10.76" calcext:value-type="float">
            <text:p>10.76</text:p>
          </table:table-cell>
          <table:table-cell office:value-type="float" office:value="0.51" calcext:value-type="float">
            <text:p>0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2-05</text:p>
          </table:table-cell>
          <table:table-cell office:value-type="float" office:value="484.5" calcext:value-type="float">
            <text:p>484.5</text:p>
          </table:table-cell>
          <table:table-cell office:value-type="float" office:value="10.14" calcext:value-type="float">
            <text:p>10.14</text:p>
          </table:table-cell>
          <table:table-cell office:value-type="float" office:value="5.02" calcext:value-type="float">
            <text:p>5.02</text:p>
          </table:table-cell>
          <table:table-cell table:formula="of:=[.G526]" office:value-type="float" office:value="5.02" calcext:value-type="float" table:number-columns-spanned="1" table:number-rows-spanned="2">
            <text:p>5.02</text:p>
          </table:table-cell>
          <table:table-cell table:formula="of:=DATEDIF([.D526];[.D527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27</text:p>
          </table:table-cell>
          <table:table-cell office:value-type="float" office:value="533.65" calcext:value-type="float">
            <text:p>533.65</text:p>
          </table:table-cell>
          <table:table-cell office:value-type="float" office:value="10.14" calcext:value-type="float">
            <text:p>10.14</text:p>
          </table:table-cell>
          <table:table-cell office:value-type="float" office:value="5.02" calcext:value-type="float">
            <text:p>5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04</text:p>
          </table:table-cell>
          <table:table-cell office:value-type="float" office:value="475.6" calcext:value-type="float">
            <text:p>475.6</text:p>
          </table:table-cell>
          <table:table-cell office:value-type="float" office:value="15.46" calcext:value-type="float">
            <text:p>15.46</text:p>
          </table:table-cell>
          <table:table-cell office:value-type="float" office:value="0.76" calcext:value-type="float">
            <text:p>0.76</text:p>
          </table:table-cell>
          <table:table-cell table:formula="of:=[.G528]" office:value-type="float" office:value="0.76" calcext:value-type="float" table:number-columns-spanned="1" table:number-rows-spanned="2">
            <text:p>0.76</text:p>
          </table:table-cell>
          <table:table-cell table:formula="of:=DATEDIF([.D528];[.D529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31</text:p>
          </table:table-cell>
          <table:table-cell office:value-type="float" office:value="549.15" calcext:value-type="float">
            <text:p>549.15</text:p>
          </table:table-cell>
          <table:table-cell office:value-type="float" office:value="15.46" calcext:value-type="float">
            <text:p>15.46</text:p>
          </table:table-cell>
          <table:table-cell office:value-type="float" office:value="0.76" calcext:value-type="float">
            <text:p>0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1-24</text:p>
          </table:table-cell>
          <table:table-cell office:value-type="float" office:value="479.4" calcext:value-type="float">
            <text:p>479.4</text:p>
          </table:table-cell>
          <table:table-cell office:value-type="float" office:value="15.04" calcext:value-type="float">
            <text:p>15.04</text:p>
          </table:table-cell>
          <table:table-cell office:value-type="float" office:value="4.01" calcext:value-type="float">
            <text:p>4.01</text:p>
          </table:table-cell>
          <table:table-cell table:formula="of:=[.G530]" office:value-type="float" office:value="4.01" calcext:value-type="float" table:number-columns-spanned="1" table:number-rows-spanned="2">
            <text:p>4.01</text:p>
          </table:table-cell>
          <table:table-cell table:formula="of:=DATEDIF([.D530];[.D531];&quot;d&quot;)" office:value-type="float" office:value="110" calcext:value-type="float" table:number-columns-spanned="1" table:number-rows-spanned="2">
            <text:p>110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4</text:p>
          </table:table-cell>
          <table:table-cell office:value-type="float" office:value="551.5" calcext:value-type="float">
            <text:p>551.5</text:p>
          </table:table-cell>
          <table:table-cell office:value-type="float" office:value="15.04" calcext:value-type="float">
            <text:p>15.04</text:p>
          </table:table-cell>
          <table:table-cell office:value-type="float" office:value="4.01" calcext:value-type="float">
            <text:p>4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2-26</text:p>
          </table:table-cell>
          <table:table-cell office:value-type="float" office:value="477.15" calcext:value-type="float">
            <text:p>477.15</text:p>
          </table:table-cell>
          <table:table-cell office:value-type="float" office:value="15.67" calcext:value-type="float">
            <text:p>15.67</text:p>
          </table:table-cell>
          <table:table-cell office:value-type="float" office:value="1.81" calcext:value-type="float">
            <text:p>1.81</text:p>
          </table:table-cell>
          <table:table-cell table:formula="of:=[.G532]" office:value-type="float" office:value="1.81" calcext:value-type="float" table:number-columns-spanned="1" table:number-rows-spanned="2">
            <text:p>1.81</text:p>
          </table:table-cell>
          <table:table-cell table:formula="of:=DATEDIF([.D532];[.D533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4</text:p>
          </table:table-cell>
          <table:table-cell office:value-type="float" office:value="551.9" calcext:value-type="float">
            <text:p>551.9</text:p>
          </table:table-cell>
          <table:table-cell office:value-type="float" office:value="15.67" calcext:value-type="float">
            <text:p>15.67</text:p>
          </table:table-cell>
          <table:table-cell office:value-type="float" office:value="1.81" calcext:value-type="float">
            <text:p>1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07</text:p>
          </table:table-cell>
          <table:table-cell office:value-type="float" office:value="481" calcext:value-type="float">
            <text:p>481</text:p>
          </table:table-cell>
          <table:table-cell office:value-type="float" office:value="15.79" calcext:value-type="float">
            <text:p>15.79</text:p>
          </table:table-cell>
          <table:table-cell office:value-type="float" office:value="0.51" calcext:value-type="float">
            <text:p>0.51</text:p>
          </table:table-cell>
          <table:table-cell table:formula="of:=[.G534]" office:value-type="float" office:value="0.51" calcext:value-type="float" table:number-columns-spanned="1" table:number-rows-spanned="2">
            <text:p>0.51</text:p>
          </table:table-cell>
          <table:table-cell table:formula="of:=DATEDIF([.D534];[.D535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4</text:p>
          </table:table-cell>
          <table:table-cell office:value-type="float" office:value="556.95" calcext:value-type="float">
            <text:p>556.95</text:p>
          </table:table-cell>
          <table:table-cell office:value-type="float" office:value="15.79" calcext:value-type="float">
            <text:p>15.79</text:p>
          </table:table-cell>
          <table:table-cell office:value-type="float" office:value="0.51" calcext:value-type="float">
            <text:p>0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2-05</text:p>
          </table:table-cell>
          <table:table-cell office:value-type="float" office:value="484.5" calcext:value-type="float">
            <text:p>484.5</text:p>
          </table:table-cell>
          <table:table-cell office:value-type="float" office:value="15.15" calcext:value-type="float">
            <text:p>15.15</text:p>
          </table:table-cell>
          <table:table-cell office:value-type="float" office:value="5.02" calcext:value-type="float">
            <text:p>5.02</text:p>
          </table:table-cell>
          <table:table-cell table:formula="of:=[.G536]" office:value-type="float" office:value="5.02" calcext:value-type="float" table:number-columns-spanned="1" table:number-rows-spanned="2">
            <text:p>5.02</text:p>
          </table:table-cell>
          <table:table-cell table:formula="of:=DATEDIF([.D536];[.D537];&quot;d&quot;)" office:value-type="float" office:value="98" calcext:value-type="float" table:number-columns-spanned="1" table:number-rows-spanned="2">
            <text:p>98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4</text:p>
          </table:table-cell>
          <table:table-cell office:value-type="float" office:value="557.9" calcext:value-type="float">
            <text:p>557.9</text:p>
          </table:table-cell>
          <table:table-cell office:value-type="float" office:value="15.15" calcext:value-type="float">
            <text:p>15.15</text:p>
          </table:table-cell>
          <table:table-cell office:value-type="float" office:value="5.02" calcext:value-type="float">
            <text:p>5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0</text:p>
          </table:table-cell>
          <table:table-cell office:value-type="float" office:value="445.55" calcext:value-type="float">
            <text:p>445.55</text:p>
          </table:table-cell>
          <table:table-cell office:value-type="float" office:value="26.34" calcext:value-type="float">
            <text:p>26.34</text:p>
          </table:table-cell>
          <table:table-cell office:value-type="float" office:value="2.37" calcext:value-type="float">
            <text:p>2.37</text:p>
          </table:table-cell>
          <table:table-cell table:formula="of:=[.G538]" office:value-type="float" office:value="2.37" calcext:value-type="float" table:number-columns-spanned="1" table:number-rows-spanned="2">
            <text:p>2.37</text:p>
          </table:table-cell>
          <table:table-cell table:formula="of:=DATEDIF([.D538];[.D539];&quot;d&quot;)" office:value-type="float" office:value="247" calcext:value-type="float" table:number-columns-spanned="1" table:number-rows-spanned="2">
            <text:p>2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5</text:p>
          </table:table-cell>
          <table:table-cell office:value-type="float" office:value="562.9" calcext:value-type="float">
            <text:p>562.9</text:p>
          </table:table-cell>
          <table:table-cell office:value-type="float" office:value="26.34" calcext:value-type="float">
            <text:p>26.34</text:p>
          </table:table-cell>
          <table:table-cell office:value-type="float" office:value="2.37" calcext:value-type="float">
            <text:p>2.3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6-26</text:p>
          </table:table-cell>
          <table:table-cell office:value-type="float" office:value="452.8" calcext:value-type="float">
            <text:p>452.8</text:p>
          </table:table-cell>
          <table:table-cell office:value-type="float" office:value="25.03" calcext:value-type="float">
            <text:p>25.03</text:p>
          </table:table-cell>
          <table:table-cell office:value-type="float" office:value="17.54" calcext:value-type="float">
            <text:p>17.54</text:p>
          </table:table-cell>
          <table:table-cell table:formula="of:=[.G540]" office:value-type="float" office:value="17.54" calcext:value-type="float" table:number-columns-spanned="1" table:number-rows-spanned="2">
            <text:p>17.54</text:p>
          </table:table-cell>
          <table:table-cell table:formula="of:=DATEDIF([.D540];[.D541];&quot;d&quot;)" office:value-type="float" office:value="357" calcext:value-type="float" table:number-columns-spanned="1" table:number-rows-spanned="2">
            <text:p>3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18</text:p>
          </table:table-cell>
          <table:table-cell office:value-type="float" office:value="566.15" calcext:value-type="float">
            <text:p>566.15</text:p>
          </table:table-cell>
          <table:table-cell office:value-type="float" office:value="25.03" calcext:value-type="float">
            <text:p>25.03</text:p>
          </table:table-cell>
          <table:table-cell office:value-type="float" office:value="17.54" calcext:value-type="float">
            <text:p>17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04</text:p>
          </table:table-cell>
          <table:table-cell office:value-type="float" office:value="475.6" calcext:value-type="float">
            <text:p>475.6</text:p>
          </table:table-cell>
          <table:table-cell office:value-type="float" office:value="20.48" calcext:value-type="float">
            <text:p>20.48</text:p>
          </table:table-cell>
          <table:table-cell office:value-type="float" office:value="0.76" calcext:value-type="float">
            <text:p>0.76</text:p>
          </table:table-cell>
          <table:table-cell table:formula="of:=[.G542]" office:value-type="float" office:value="0.76" calcext:value-type="float" table:number-columns-spanned="1" table:number-rows-spanned="2">
            <text:p>0.76</text:p>
          </table:table-cell>
          <table:table-cell table:formula="of:=DATEDIF([.D542];[.D543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20</text:p>
          </table:table-cell>
          <table:table-cell office:value-type="float" office:value="573" calcext:value-type="float">
            <text:p>573</text:p>
          </table:table-cell>
          <table:table-cell office:value-type="float" office:value="20.48" calcext:value-type="float">
            <text:p>20.48</text:p>
          </table:table-cell>
          <table:table-cell office:value-type="float" office:value="0.76" calcext:value-type="float">
            <text:p>0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1-24</text:p>
          </table:table-cell>
          <table:table-cell office:value-type="float" office:value="479.4" calcext:value-type="float">
            <text:p>479.4</text:p>
          </table:table-cell>
          <table:table-cell office:value-type="float" office:value="20.05" calcext:value-type="float">
            <text:p>20.05</text:p>
          </table:table-cell>
          <table:table-cell office:value-type="float" office:value="4.01" calcext:value-type="float">
            <text:p>4.01</text:p>
          </table:table-cell>
          <table:table-cell table:formula="of:=[.G544]" office:value-type="float" office:value="4.01" calcext:value-type="float" table:number-columns-spanned="1" table:number-rows-spanned="2">
            <text:p>4.01</text:p>
          </table:table-cell>
          <table:table-cell table:formula="of:=DATEDIF([.D544];[.D545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23</text:p>
          </table:table-cell>
          <table:table-cell office:value-type="float" office:value="575.5" calcext:value-type="float">
            <text:p>575.5</text:p>
          </table:table-cell>
          <table:table-cell office:value-type="float" office:value="20.05" calcext:value-type="float">
            <text:p>20.05</text:p>
          </table:table-cell>
          <table:table-cell office:value-type="float" office:value="4.01" calcext:value-type="float">
            <text:p>4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2-26</text:p>
          </table:table-cell>
          <table:table-cell office:value-type="float" office:value="477.15" calcext:value-type="float">
            <text:p>477.15</text:p>
          </table:table-cell>
          <table:table-cell office:value-type="float" office:value="20.7" calcext:value-type="float">
            <text:p>20.7</text:p>
          </table:table-cell>
          <table:table-cell office:value-type="float" office:value="1.81" calcext:value-type="float">
            <text:p>1.81</text:p>
          </table:table-cell>
          <table:table-cell table:formula="of:=[.G546]" office:value-type="float" office:value="1.81" calcext:value-type="float" table:number-columns-spanned="1" table:number-rows-spanned="2">
            <text:p>1.81</text:p>
          </table:table-cell>
          <table:table-cell table:formula="of:=DATEDIF([.D546];[.D547];&quot;d&quot;)" office:value-type="float" office:value="117" calcext:value-type="float" table:number-columns-spanned="1" table:number-rows-spanned="2">
            <text:p>117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23</text:p>
          </table:table-cell>
          <table:table-cell office:value-type="float" office:value="575.9" calcext:value-type="float">
            <text:p>575.9</text:p>
          </table:table-cell>
          <table:table-cell office:value-type="float" office:value="20.7" calcext:value-type="float">
            <text:p>20.7</text:p>
          </table:table-cell>
          <table:table-cell office:value-type="float" office:value="1.81" calcext:value-type="float">
            <text:p>1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07</text:p>
          </table:table-cell>
          <table:table-cell office:value-type="float" office:value="481" calcext:value-type="float">
            <text:p>481</text:p>
          </table:table-cell>
          <table:table-cell office:value-type="float" office:value="20.83" calcext:value-type="float">
            <text:p>20.83</text:p>
          </table:table-cell>
          <table:table-cell office:value-type="float" office:value="0.51" calcext:value-type="float">
            <text:p>0.51</text:p>
          </table:table-cell>
          <table:table-cell table:formula="of:=[.G548]" office:value-type="float" office:value="0.51" calcext:value-type="float" table:number-columns-spanned="1" table:number-rows-spanned="2">
            <text:p>0.51</text:p>
          </table:table-cell>
          <table:table-cell table:formula="of:=DATEDIF([.D548];[.D549];&quot;d&quot;)" office:value-type="float" office:value="109" calcext:value-type="float" table:number-columns-spanned="1" table:number-rows-spanned="2">
            <text:p>109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24</text:p>
          </table:table-cell>
          <table:table-cell office:value-type="float" office:value="581.2" calcext:value-type="float">
            <text:p>581.2</text:p>
          </table:table-cell>
          <table:table-cell office:value-type="float" office:value="20.83" calcext:value-type="float">
            <text:p>20.83</text:p>
          </table:table-cell>
          <table:table-cell office:value-type="float" office:value="0.51" calcext:value-type="float">
            <text:p>0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2-05</text:p>
          </table:table-cell>
          <table:table-cell office:value-type="float" office:value="484.5" calcext:value-type="float">
            <text:p>484.5</text:p>
          </table:table-cell>
          <table:table-cell office:value-type="float" office:value="20.15" calcext:value-type="float">
            <text:p>20.15</text:p>
          </table:table-cell>
          <table:table-cell office:value-type="float" office:value="5.02" calcext:value-type="float">
            <text:p>5.02</text:p>
          </table:table-cell>
          <table:table-cell table:formula="of:=[.G550]" office:value-type="float" office:value="5.02" calcext:value-type="float" table:number-columns-spanned="1" table:number-rows-spanned="2">
            <text:p>5.02</text:p>
          </table:table-cell>
          <table:table-cell table:formula="of:=DATEDIF([.D550];[.D551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25</text:p>
          </table:table-cell>
          <table:table-cell office:value-type="float" office:value="582.15" calcext:value-type="float">
            <text:p>582.15</text:p>
          </table:table-cell>
          <table:table-cell office:value-type="float" office:value="20.15" calcext:value-type="float">
            <text:p>20.15</text:p>
          </table:table-cell>
          <table:table-cell office:value-type="float" office:value="5.02" calcext:value-type="float">
            <text:p>5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04</text:p>
          </table:table-cell>
          <table:table-cell office:value-type="float" office:value="475.6" calcext:value-type="float">
            <text:p>475.6</text:p>
          </table:table-cell>
          <table:table-cell office:value-type="float" office:value="25.5" calcext:value-type="float">
            <text:p>25.5</text:p>
          </table:table-cell>
          <table:table-cell office:value-type="float" office:value="0.76" calcext:value-type="float">
            <text:p>0.76</text:p>
          </table:table-cell>
          <table:table-cell table:formula="of:=[.G552]" office:value-type="float" office:value="0.76" calcext:value-type="float" table:number-columns-spanned="1" table:number-rows-spanned="2">
            <text:p>0.76</text:p>
          </table:table-cell>
          <table:table-cell table:formula="of:=DATEDIF([.D552];[.D553];&quot;d&quot;)" office:value-type="float" office:value="118" calcext:value-type="float" table:number-columns-spanned="1" table:number-rows-spanned="2">
            <text:p>1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30</text:p>
          </table:table-cell>
          <table:table-cell office:value-type="float" office:value="596.9" calcext:value-type="float">
            <text:p>596.9</text:p>
          </table:table-cell>
          <table:table-cell office:value-type="float" office:value="25.5" calcext:value-type="float">
            <text:p>25.5</text:p>
          </table:table-cell>
          <table:table-cell office:value-type="float" office:value="0.76" calcext:value-type="float">
            <text:p>0.7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24</text:p>
          </table:table-cell>
          <table:table-cell office:value-type="float" office:value="479.4" calcext:value-type="float">
            <text:p>479.4</text:p>
          </table:table-cell>
          <table:table-cell office:value-type="float" office:value="25.04" calcext:value-type="float">
            <text:p>25.04</text:p>
          </table:table-cell>
          <table:table-cell office:value-type="float" office:value="4.01" calcext:value-type="float">
            <text:p>4.01</text:p>
          </table:table-cell>
          <table:table-cell table:formula="of:=[.G554]" office:value-type="float" office:value="4.01" calcext:value-type="float" table:number-columns-spanned="1" table:number-rows-spanned="2">
            <text:p>4.01</text:p>
          </table:table-cell>
          <table:table-cell table:formula="of:=DATEDIF([.D554];[.D555];&quot;d&quot;)" office:value-type="float" office:value="165" calcext:value-type="float" table:number-columns-spanned="1" table:number-rows-spanned="2">
            <text:p>16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8</text:p>
          </table:table-cell>
          <table:table-cell office:value-type="float" office:value="599.45" calcext:value-type="float">
            <text:p>599.45</text:p>
          </table:table-cell>
          <table:table-cell office:value-type="float" office:value="25.04" calcext:value-type="float">
            <text:p>25.04</text:p>
          </table:table-cell>
          <table:table-cell office:value-type="float" office:value="4.01" calcext:value-type="float">
            <text:p>4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2-26</text:p>
          </table:table-cell>
          <table:table-cell office:value-type="float" office:value="477.15" calcext:value-type="float">
            <text:p>477.15</text:p>
          </table:table-cell>
          <table:table-cell office:value-type="float" office:value="25.73" calcext:value-type="float">
            <text:p>25.73</text:p>
          </table:table-cell>
          <table:table-cell office:value-type="float" office:value="1.81" calcext:value-type="float">
            <text:p>1.81</text:p>
          </table:table-cell>
          <table:table-cell table:formula="of:=[.G556]" office:value-type="float" office:value="1.81" calcext:value-type="float" table:number-columns-spanned="1" table:number-rows-spanned="2">
            <text:p>1.81</text:p>
          </table:table-cell>
          <table:table-cell table:formula="of:=DATEDIF([.D556];[.D557];&quot;d&quot;)" office:value-type="float" office:value="132" calcext:value-type="float" table:number-columns-spanned="1" table:number-rows-spanned="2">
            <text:p>13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8</text:p>
          </table:table-cell>
          <table:table-cell office:value-type="float" office:value="599.9" calcext:value-type="float">
            <text:p>599.9</text:p>
          </table:table-cell>
          <table:table-cell office:value-type="float" office:value="25.73" calcext:value-type="float">
            <text:p>25.73</text:p>
          </table:table-cell>
          <table:table-cell office:value-type="float" office:value="1.81" calcext:value-type="float">
            <text:p>1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07</text:p>
          </table:table-cell>
          <table:table-cell office:value-type="float" office:value="481" calcext:value-type="float">
            <text:p>481</text:p>
          </table:table-cell>
          <table:table-cell office:value-type="float" office:value="25.86" calcext:value-type="float">
            <text:p>25.86</text:p>
          </table:table-cell>
          <table:table-cell office:value-type="float" office:value="0.51" calcext:value-type="float">
            <text:p>0.51</text:p>
          </table:table-cell>
          <table:table-cell table:formula="of:=[.G558]" office:value-type="float" office:value="0.51" calcext:value-type="float" table:number-columns-spanned="1" table:number-rows-spanned="2">
            <text:p>0.51</text:p>
          </table:table-cell>
          <table:table-cell table:formula="of:=DATEDIF([.D558];[.D559];&quot;d&quot;)" office:value-type="float" office:value="137" calcext:value-type="float" table:number-columns-spanned="1" table:number-rows-spanned="2">
            <text:p>1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22</text:p>
          </table:table-cell>
          <table:table-cell office:value-type="float" office:value="605.4" calcext:value-type="float">
            <text:p>605.4</text:p>
          </table:table-cell>
          <table:table-cell office:value-type="float" office:value="25.86" calcext:value-type="float">
            <text:p>25.86</text:p>
          </table:table-cell>
          <table:table-cell office:value-type="float" office:value="0.51" calcext:value-type="float">
            <text:p>0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2-05</text:p>
          </table:table-cell>
          <table:table-cell office:value-type="float" office:value="484.5" calcext:value-type="float">
            <text:p>484.5</text:p>
          </table:table-cell>
          <table:table-cell office:value-type="float" office:value="25.16" calcext:value-type="float">
            <text:p>25.16</text:p>
          </table:table-cell>
          <table:table-cell office:value-type="float" office:value="5.02" calcext:value-type="float">
            <text:p>5.02</text:p>
          </table:table-cell>
          <table:table-cell table:formula="of:=[.G560]" office:value-type="float" office:value="5.02" calcext:value-type="float" table:number-columns-spanned="1" table:number-rows-spanned="2">
            <text:p>5.02</text:p>
          </table:table-cell>
          <table:table-cell table:formula="of:=DATEDIF([.D560];[.D561];&quot;d&quot;)" office:value-type="float" office:value="167" calcext:value-type="float" table:number-columns-spanned="1" table:number-rows-spanned="2">
            <text:p>1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22</text:p>
          </table:table-cell>
          <table:table-cell office:value-type="float" office:value="606.4" calcext:value-type="float">
            <text:p>606.4</text:p>
          </table:table-cell>
          <table:table-cell office:value-type="float" office:value="25.16" calcext:value-type="float">
            <text:p>25.16</text:p>
          </table:table-cell>
          <table:table-cell office:value-type="float" office:value="5.02" calcext:value-type="float">
            <text:p>5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19</text:p>
          </table:table-cell>
          <table:table-cell office:value-type="float" office:value="740" calcext:value-type="float">
            <text:p>740</text:p>
          </table:table-cell>
          <table:table-cell office:value-type="float" office:value="5.7" calcext:value-type="float">
            <text:p>5.7</text:p>
          </table:table-cell>
          <table:table-cell office:value-type="float" office:value="1.69" calcext:value-type="float">
            <text:p>1.69</text:p>
          </table:table-cell>
          <table:table-cell table:formula="of:=[.G562]" office:value-type="float" office:value="1.69" calcext:value-type="float" table:number-columns-spanned="1" table:number-rows-spanned="2">
            <text:p>1.69</text:p>
          </table:table-cell>
          <table:table-cell table:formula="of:=DATEDIF([.D562];[.D563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06</text:p>
          </table:table-cell>
          <table:table-cell office:value-type="float" office:value="782.15" calcext:value-type="float">
            <text:p>782.15</text:p>
          </table:table-cell>
          <table:table-cell office:value-type="float" office:value="5.7" calcext:value-type="float">
            <text:p>5.7</text:p>
          </table:table-cell>
          <table:table-cell office:value-type="float" office:value="1.69" calcext:value-type="float">
            <text:p>1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30</text:p>
          </table:table-cell>
          <table:table-cell office:value-type="float" office:value="755.35" calcext:value-type="float">
            <text:p>755.35</text:p>
          </table:table-cell>
          <table:table-cell office:value-type="float" office:value="5.58" calcext:value-type="float">
            <text:p>5.58</text:p>
          </table:table-cell>
          <table:table-cell office:value-type="float" office:value="0.03" calcext:value-type="float">
            <text:p>0.03</text:p>
          </table:table-cell>
          <table:table-cell table:formula="of:=[.G564]" office:value-type="float" office:value="0.03" calcext:value-type="float" table:number-columns-spanned="1" table:number-rows-spanned="2">
            <text:p>0.03</text:p>
          </table:table-cell>
          <table:table-cell table:formula="of:=DATEDIF([.D564];[.D56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07</text:p>
          </table:table-cell>
          <table:table-cell office:value-type="float" office:value="797.5" calcext:value-type="float">
            <text:p>797.5</text:p>
          </table:table-cell>
          <table:table-cell office:value-type="float" office:value="5.58" calcext:value-type="float">
            <text:p>5.58</text:p>
          </table:table-cell>
          <table:table-cell office:value-type="float" office:value="0.03" calcext:value-type="float">
            <text:p>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19</text:p>
          </table:table-cell>
          <table:table-cell office:value-type="float" office:value="740" calcext:value-type="float">
            <text:p>740</text:p>
          </table:table-cell>
          <table:table-cell office:value-type="float" office:value="10.73" calcext:value-type="float">
            <text:p>10.73</text:p>
          </table:table-cell>
          <table:table-cell office:value-type="float" office:value="1.69" calcext:value-type="float">
            <text:p>1.69</text:p>
          </table:table-cell>
          <table:table-cell table:formula="of:=[.G566]" office:value-type="float" office:value="1.69" calcext:value-type="float" table:number-columns-spanned="1" table:number-rows-spanned="2">
            <text:p>1.69</text:p>
          </table:table-cell>
          <table:table-cell table:formula="of:=DATEDIF([.D566];[.D567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07</text:p>
          </table:table-cell>
          <table:table-cell office:value-type="float" office:value="819.4" calcext:value-type="float">
            <text:p>819.4</text:p>
          </table:table-cell>
          <table:table-cell office:value-type="float" office:value="10.73" calcext:value-type="float">
            <text:p>10.73</text:p>
          </table:table-cell>
          <table:table-cell office:value-type="float" office:value="1.69" calcext:value-type="float">
            <text:p>1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30</text:p>
          </table:table-cell>
          <table:table-cell office:value-type="float" office:value="755.35" calcext:value-type="float">
            <text:p>755.35</text:p>
          </table:table-cell>
          <table:table-cell office:value-type="float" office:value="10.6" calcext:value-type="float">
            <text:p>10.6</text:p>
          </table:table-cell>
          <table:table-cell office:value-type="float" office:value="0.03" calcext:value-type="float">
            <text:p>0.03</text:p>
          </table:table-cell>
          <table:table-cell table:formula="of:=[.G568]" office:value-type="float" office:value="0.03" calcext:value-type="float" table:number-columns-spanned="1" table:number-rows-spanned="2">
            <text:p>0.03</text:p>
          </table:table-cell>
          <table:table-cell table:formula="of:=DATEDIF([.D568];[.D569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15</text:p>
          </table:table-cell>
          <table:table-cell office:value-type="float" office:value="835.45" calcext:value-type="float">
            <text:p>835.45</text:p>
          </table:table-cell>
          <table:table-cell office:value-type="float" office:value="10.6" calcext:value-type="float">
            <text:p>10.6</text:p>
          </table:table-cell>
          <table:table-cell office:value-type="float" office:value="0.03" calcext:value-type="float">
            <text:p>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19</text:p>
          </table:table-cell>
          <table:table-cell office:value-type="float" office:value="740" calcext:value-type="float">
            <text:p>740</text:p>
          </table:table-cell>
          <table:table-cell office:value-type="float" office:value="15.76" calcext:value-type="float">
            <text:p>15.76</text:p>
          </table:table-cell>
          <table:table-cell office:value-type="float" office:value="1.69" calcext:value-type="float">
            <text:p>1.69</text:p>
          </table:table-cell>
          <table:table-cell table:formula="of:=[.G570]" office:value-type="float" office:value="1.69" calcext:value-type="float" table:number-columns-spanned="1" table:number-rows-spanned="2">
            <text:p>1.69</text:p>
          </table:table-cell>
          <table:table-cell table:formula="of:=DATEDIF([.D570];[.D57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7-21</text:p>
          </table:table-cell>
          <table:table-cell office:value-type="float" office:value="856.65" calcext:value-type="float">
            <text:p>856.65</text:p>
          </table:table-cell>
          <table:table-cell office:value-type="float" office:value="15.76" calcext:value-type="float">
            <text:p>15.76</text:p>
          </table:table-cell>
          <table:table-cell office:value-type="float" office:value="1.69" calcext:value-type="float">
            <text:p>1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30</text:p>
          </table:table-cell>
          <table:table-cell office:value-type="float" office:value="755.35" calcext:value-type="float">
            <text:p>755.35</text:p>
          </table:table-cell>
          <table:table-cell office:value-type="float" office:value="15.64" calcext:value-type="float">
            <text:p>15.64</text:p>
          </table:table-cell>
          <table:table-cell office:value-type="float" office:value="0.03" calcext:value-type="float">
            <text:p>0.03</text:p>
          </table:table-cell>
          <table:table-cell table:formula="of:=[.G572]" office:value-type="float" office:value="0.03" calcext:value-type="float" table:number-columns-spanned="1" table:number-rows-spanned="2">
            <text:p>0.03</text:p>
          </table:table-cell>
          <table:table-cell table:formula="of:=DATEDIF([.D572];[.D57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7-31</text:p>
          </table:table-cell>
          <table:table-cell office:value-type="float" office:value="873.45" calcext:value-type="float">
            <text:p>873.45</text:p>
          </table:table-cell>
          <table:table-cell office:value-type="float" office:value="15.64" calcext:value-type="float">
            <text:p>15.64</text:p>
          </table:table-cell>
          <table:table-cell office:value-type="float" office:value="0.03" calcext:value-type="float">
            <text:p>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19</text:p>
          </table:table-cell>
          <table:table-cell office:value-type="float" office:value="740" calcext:value-type="float">
            <text:p>740</text:p>
          </table:table-cell>
          <table:table-cell office:value-type="float" office:value="20.8" calcext:value-type="float">
            <text:p>20.8</text:p>
          </table:table-cell>
          <table:table-cell office:value-type="float" office:value="1.69" calcext:value-type="float">
            <text:p>1.69</text:p>
          </table:table-cell>
          <table:table-cell table:formula="of:=[.G574]" office:value-type="float" office:value="1.69" calcext:value-type="float" table:number-columns-spanned="1" table:number-rows-spanned="2">
            <text:p>1.69</text:p>
          </table:table-cell>
          <table:table-cell table:formula="of:=DATEDIF([.D574];[.D575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8-04</text:p>
          </table:table-cell>
          <table:table-cell office:value-type="float" office:value="893.9" calcext:value-type="float">
            <text:p>893.9</text:p>
          </table:table-cell>
          <table:table-cell office:value-type="float" office:value="20.8" calcext:value-type="float">
            <text:p>20.8</text:p>
          </table:table-cell>
          <table:table-cell office:value-type="float" office:value="1.69" calcext:value-type="float">
            <text:p>1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30</text:p>
          </table:table-cell>
          <table:table-cell office:value-type="float" office:value="755.35" calcext:value-type="float">
            <text:p>755.35</text:p>
          </table:table-cell>
          <table:table-cell office:value-type="float" office:value="20.66" calcext:value-type="float">
            <text:p>20.66</text:p>
          </table:table-cell>
          <table:table-cell office:value-type="float" office:value="0.03" calcext:value-type="float">
            <text:p>0.03</text:p>
          </table:table-cell>
          <table:table-cell table:formula="of:=[.G576]" office:value-type="float" office:value="0.03" calcext:value-type="float" table:number-columns-spanned="1" table:number-rows-spanned="2">
            <text:p>0.03</text:p>
          </table:table-cell>
          <table:table-cell table:formula="of:=DATEDIF([.D576];[.D577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8-05</text:p>
          </table:table-cell>
          <table:table-cell office:value-type="float" office:value="911.4" calcext:value-type="float">
            <text:p>911.4</text:p>
          </table:table-cell>
          <table:table-cell office:value-type="float" office:value="20.66" calcext:value-type="float">
            <text:p>20.66</text:p>
          </table:table-cell>
          <table:table-cell office:value-type="float" office:value="0.03" calcext:value-type="float">
            <text:p>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11</text:p>
          </table:table-cell>
          <table:table-cell office:value-type="float" office:value="804.45" calcext:value-type="float">
            <text:p>804.45</text:p>
          </table:table-cell>
          <table:table-cell office:value-type="float" office:value="5.46" calcext:value-type="float">
            <text:p>5.46</text:p>
          </table:table-cell>
          <table:table-cell office:value-type="float" office:value="1.49" calcext:value-type="float">
            <text:p>1.49</text:p>
          </table:table-cell>
          <table:table-cell table:formula="of:=[.G578]" office:value-type="float" office:value="1.49" calcext:value-type="float" table:number-columns-spanned="1" table:number-rows-spanned="2">
            <text:p>1.49</text:p>
          </table:table-cell>
          <table:table-cell table:formula="of:=DATEDIF([.D578];[.D579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23</text:p>
          </table:table-cell>
          <table:table-cell office:value-type="float" office:value="848.4" calcext:value-type="float">
            <text:p>848.4</text:p>
          </table:table-cell>
          <table:table-cell office:value-type="float" office:value="5.46" calcext:value-type="float">
            <text:p>5.46</text:p>
          </table:table-cell>
          <table:table-cell office:value-type="float" office:value="1.49" calcext:value-type="float">
            <text:p>1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1-11</text:p>
          </table:table-cell>
          <table:table-cell office:value-type="float" office:value="804.45" calcext:value-type="float">
            <text:p>804.45</text:p>
          </table:table-cell>
          <table:table-cell office:value-type="float" office:value="10.49" calcext:value-type="float">
            <text:p>10.49</text:p>
          </table:table-cell>
          <table:table-cell office:value-type="float" office:value="1.49" calcext:value-type="float">
            <text:p>1.49</text:p>
          </table:table-cell>
          <table:table-cell table:formula="of:=[.G580]" office:value-type="float" office:value="1.49" calcext:value-type="float" table:number-columns-spanned="1" table:number-rows-spanned="2">
            <text:p>1.49</text:p>
          </table:table-cell>
          <table:table-cell table:formula="of:=DATEDIF([.D580];[.D581];&quot;d&quot;)" office:value-type="float" office:value="54" calcext:value-type="float" table:number-columns-spanned="1" table:number-rows-spanned="2">
            <text:p>54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4</text:p>
          </table:table-cell>
          <table:table-cell office:value-type="float" office:value="888.8" calcext:value-type="float">
            <text:p>888.8</text:p>
          </table:table-cell>
          <table:table-cell office:value-type="float" office:value="10.49" calcext:value-type="float">
            <text:p>10.49</text:p>
          </table:table-cell>
          <table:table-cell office:value-type="float" office:value="1.49" calcext:value-type="float">
            <text:p>1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1-11</text:p>
          </table:table-cell>
          <table:table-cell office:value-type="float" office:value="804.45" calcext:value-type="float">
            <text:p>804.45</text:p>
          </table:table-cell>
          <table:table-cell office:value-type="float" office:value="15.51" calcext:value-type="float">
            <text:p>15.51</text:p>
          </table:table-cell>
          <table:table-cell office:value-type="float" office:value="1.49" calcext:value-type="float">
            <text:p>1.49</text:p>
          </table:table-cell>
          <table:table-cell table:formula="of:=[.G582]" office:value-type="float" office:value="1.49" calcext:value-type="float" table:number-columns-spanned="1" table:number-rows-spanned="2">
            <text:p>1.49</text:p>
          </table:table-cell>
          <table:table-cell table:formula="of:=DATEDIF([.D582];[.D58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5-12</text:p>
          </table:table-cell>
          <table:table-cell office:value-type="float" office:value="929.2" calcext:value-type="float">
            <text:p>929.2</text:p>
          </table:table-cell>
          <table:table-cell office:value-type="float" office:value="15.51" calcext:value-type="float">
            <text:p>15.51</text:p>
          </table:table-cell>
          <table:table-cell office:value-type="float" office:value="1.49" calcext:value-type="float">
            <text:p>1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19</text:p>
          </table:table-cell>
          <table:table-cell office:value-type="float" office:value="740" calcext:value-type="float">
            <text:p>740</text:p>
          </table:table-cell>
          <table:table-cell office:value-type="float" office:value="25.83" calcext:value-type="float">
            <text:p>25.83</text:p>
          </table:table-cell>
          <table:table-cell office:value-type="float" office:value="1.69" calcext:value-type="float">
            <text:p>1.69</text:p>
          </table:table-cell>
          <table:table-cell table:formula="of:=[.G584]" office:value-type="float" office:value="1.69" calcext:value-type="float" table:number-columns-spanned="1" table:number-rows-spanned="2">
            <text:p>1.69</text:p>
          </table:table-cell>
          <table:table-cell table:formula="of:=DATEDIF([.D584];[.D585];&quot;d&quot;)" office:value-type="float" office:value="328" calcext:value-type="float" table:number-columns-spanned="1" table:number-rows-spanned="2">
            <text:p>3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5-12</text:p>
          </table:table-cell>
          <table:table-cell office:value-type="float" office:value="931.15" calcext:value-type="float">
            <text:p>931.15</text:p>
          </table:table-cell>
          <table:table-cell office:value-type="float" office:value="25.83" calcext:value-type="float">
            <text:p>25.83</text:p>
          </table:table-cell>
          <table:table-cell office:value-type="float" office:value="1.69" calcext:value-type="float">
            <text:p>1.6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30</text:p>
          </table:table-cell>
          <table:table-cell office:value-type="float" office:value="755.35" calcext:value-type="float">
            <text:p>755.3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3" calcext:value-type="float">
            <text:p>0.03</text:p>
          </table:table-cell>
          <table:table-cell table:formula="of:=[.G586]" office:value-type="float" office:value="0.03" calcext:value-type="float" table:number-columns-spanned="1" table:number-rows-spanned="2">
            <text:p>0.03</text:p>
          </table:table-cell>
          <table:table-cell table:formula="of:=DATEDIF([.D586];[.D587];&quot;d&quot;)" office:value-type="float" office:value="321" calcext:value-type="float" table:number-columns-spanned="1" table:number-rows-spanned="2">
            <text:p>3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5-16</text:p>
          </table:table-cell>
          <table:table-cell office:value-type="float" office:value="949.4" calcext:value-type="float">
            <text:p>949.4</text:p>
          </table:table-cell>
          <table:table-cell office:value-type="float" office:value="25.69" calcext:value-type="float">
            <text:p>25.69</text:p>
          </table:table-cell>
          <table:table-cell office:value-type="float" office:value="0.03" calcext:value-type="float">
            <text:p>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1-11</text:p>
          </table:table-cell>
          <table:table-cell office:value-type="float" office:value="804.45" calcext:value-type="float">
            <text:p>804.45</text:p>
          </table:table-cell>
          <table:table-cell office:value-type="float" office:value="20.53" calcext:value-type="float">
            <text:p>20.53</text:p>
          </table:table-cell>
          <table:table-cell office:value-type="float" office:value="1.49" calcext:value-type="float">
            <text:p>1.49</text:p>
          </table:table-cell>
          <table:table-cell table:formula="of:=[.G588]" office:value-type="float" office:value="1.49" calcext:value-type="float" table:number-columns-spanned="1" table:number-rows-spanned="2">
            <text:p>1.49</text:p>
          </table:table-cell>
          <table:table-cell table:formula="of:=DATEDIF([.D588];[.D589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5-17</text:p>
          </table:table-cell>
          <table:table-cell office:value-type="float" office:value="969.6" calcext:value-type="float">
            <text:p>969.6</text:p>
          </table:table-cell>
          <table:table-cell office:value-type="float" office:value="20.53" calcext:value-type="float">
            <text:p>20.53</text:p>
          </table:table-cell>
          <table:table-cell office:value-type="float" office:value="1.49" calcext:value-type="float">
            <text:p>1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1-11</text:p>
          </table:table-cell>
          <table:table-cell office:value-type="float" office:value="804.45" calcext:value-type="float">
            <text:p>804.45</text:p>
          </table:table-cell>
          <table:table-cell office:value-type="float" office:value="25.55" calcext:value-type="float">
            <text:p>25.55</text:p>
          </table:table-cell>
          <table:table-cell office:value-type="float" office:value="1.49" calcext:value-type="float">
            <text:p>1.49</text:p>
          </table:table-cell>
          <table:table-cell table:formula="of:=[.G590]" office:value-type="float" office:value="1.49" calcext:value-type="float" table:number-columns-spanned="1" table:number-rows-spanned="2">
            <text:p>1.49</text:p>
          </table:table-cell>
          <table:table-cell table:formula="of:=DATEDIF([.D590];[.D591];&quot;d&quot;)" office:value-type="float" office:value="203" calcext:value-type="float" table:number-columns-spanned="1" table:number-rows-spanned="2">
            <text:p>2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01</text:p>
          </table:table-cell>
          <table:table-cell office:value-type="float" office:value="1010" calcext:value-type="float">
            <text:p>1010</text:p>
          </table:table-cell>
          <table:table-cell office:value-type="float" office:value="25.55" calcext:value-type="float">
            <text:p>25.55</text:p>
          </table:table-cell>
          <table:table-cell office:value-type="float" office:value="1.49" calcext:value-type="float">
            <text:p>1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21</text:p>
          </table:table-cell>
          <table:table-cell office:value-type="float" office:value="991.5" calcext:value-type="float">
            <text:p>991.5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table:formula="of:=[.G592]" office:value-type="float" office:value="0" calcext:value-type="float" table:number-columns-spanned="1" table:number-rows-spanned="2">
            <text:p>0</text:p>
          </table:table-cell>
          <table:table-cell table:formula="of:=DATEDIF([.D592];[.D593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2</text:p>
          </table:table-cell>
          <table:table-cell office:value-type="float" office:value="1043.65" calcext:value-type="float">
            <text:p>1043.65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01</text:p>
          </table:table-cell>
          <table:table-cell office:value-type="float" office:value="991" calcext:value-type="float">
            <text:p>991</text:p>
          </table:table-cell>
          <table:table-cell office:value-type="float" office:value="6.07" calcext:value-type="float">
            <text:p>6.07</text:p>
          </table:table-cell>
          <table:table-cell office:value-type="float" office:value="3.75" calcext:value-type="float">
            <text:p>3.75</text:p>
          </table:table-cell>
          <table:table-cell table:formula="of:=[.G594]" office:value-type="float" office:value="3.75" calcext:value-type="float" table:number-columns-spanned="1" table:number-rows-spanned="2">
            <text:p>3.75</text:p>
          </table:table-cell>
          <table:table-cell table:formula="of:=DATEDIF([.D594];[.D595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14</text:p>
          </table:table-cell>
          <table:table-cell office:value-type="float" office:value="1051.15" calcext:value-type="float">
            <text:p>1051.15</text:p>
          </table:table-cell>
          <table:table-cell office:value-type="float" office:value="6.07" calcext:value-type="float">
            <text:p>6.07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21</text:p>
          </table:table-cell>
          <table:table-cell office:value-type="float" office:value="991.5" calcext:value-type="float">
            <text:p>991.5</text:p>
          </table:table-cell>
          <table:table-cell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  <table:table-cell table:formula="of:=[.G596]" office:value-type="float" office:value="0" calcext:value-type="float" table:number-columns-spanned="1" table:number-rows-spanned="2">
            <text:p>0</text:p>
          </table:table-cell>
          <table:table-cell table:formula="of:=DATEDIF([.D596];[.D597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1093.35" calcext:value-type="float">
            <text:p>1093.35</text:p>
          </table:table-cell>
          <table:table-cell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01</text:p>
          </table:table-cell>
          <table:table-cell office:value-type="float" office:value="991" calcext:value-type="float">
            <text:p>991</text:p>
          </table:table-cell>
          <table:table-cell office:value-type="float" office:value="11.12" calcext:value-type="float">
            <text:p>11.12</text:p>
          </table:table-cell>
          <table:table-cell office:value-type="float" office:value="3.75" calcext:value-type="float">
            <text:p>3.75</text:p>
          </table:table-cell>
          <table:table-cell table:formula="of:=[.G598]" office:value-type="float" office:value="3.75" calcext:value-type="float" table:number-columns-spanned="1" table:number-rows-spanned="2">
            <text:p>3.75</text:p>
          </table:table-cell>
          <table:table-cell table:formula="of:=DATEDIF([.D598];[.D599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25</text:p>
          </table:table-cell>
          <table:table-cell office:value-type="float" office:value="1101.2" calcext:value-type="float">
            <text:p>1101.2</text:p>
          </table:table-cell>
          <table:table-cell office:value-type="float" office:value="11.12" calcext:value-type="float">
            <text:p>11.12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21</text:p>
          </table:table-cell>
          <table:table-cell office:value-type="float" office:value="991.5" calcext:value-type="float">
            <text:p>991.5</text:p>
          </table:table-cell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table:formula="of:=[.G600]" office:value-type="float" office:value="0" calcext:value-type="float" table:number-columns-spanned="1" table:number-rows-spanned="2">
            <text:p>0</text:p>
          </table:table-cell>
          <table:table-cell table:formula="of:=DATEDIF([.D600];[.D601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5</text:p>
          </table:table-cell>
          <table:table-cell office:value-type="float" office:value="1143.05" calcext:value-type="float">
            <text:p>1143.05</text:p>
          </table:table-cell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01</text:p>
          </table:table-cell>
          <table:table-cell office:value-type="float" office:value="991" calcext:value-type="float">
            <text:p>991</text:p>
          </table:table-cell>
          <table:table-cell office:value-type="float" office:value="16.17" calcext:value-type="float">
            <text:p>16.17</text:p>
          </table:table-cell>
          <table:table-cell office:value-type="float" office:value="3.75" calcext:value-type="float">
            <text:p>3.75</text:p>
          </table:table-cell>
          <table:table-cell table:formula="of:=[.G602]" office:value-type="float" office:value="3.75" calcext:value-type="float" table:number-columns-spanned="1" table:number-rows-spanned="2">
            <text:p>3.75</text:p>
          </table:table-cell>
          <table:table-cell table:formula="of:=DATEDIF([.D602];[.D603];&quot;d&quot;)" office:value-type="float" office:value="93" calcext:value-type="float" table:number-columns-spanned="1" table:number-rows-spanned="2">
            <text:p>93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5</text:p>
          </table:table-cell>
          <table:table-cell office:value-type="float" office:value="1151.25" calcext:value-type="float">
            <text:p>1151.25</text:p>
          </table:table-cell>
          <table:table-cell office:value-type="float" office:value="16.17" calcext:value-type="float">
            <text:p>16.17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21</text:p>
          </table:table-cell>
          <table:table-cell office:value-type="float" office:value="991.5" calcext:value-type="float">
            <text:p>991.5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table:formula="of:=[.G604]" office:value-type="float" office:value="0" calcext:value-type="float" table:number-columns-spanned="1" table:number-rows-spanned="2">
            <text:p>0</text:p>
          </table:table-cell>
          <table:table-cell table:formula="of:=DATEDIF([.D604];[.D605];&quot;d&quot;)" office:value-type="float" office:value="192" calcext:value-type="float" table:number-columns-spanned="1" table:number-rows-spanned="2">
            <text:p>192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9-01</text:p>
          </table:table-cell>
          <table:table-cell office:value-type="float" office:value="1192.75" calcext:value-type="float">
            <text:p>1192.75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01</text:p>
          </table:table-cell>
          <table:table-cell office:value-type="float" office:value="991" calcext:value-type="float">
            <text:p>991</text:p>
          </table:table-cell>
          <table:table-cell office:value-type="float" office:value="21.22" calcext:value-type="float">
            <text:p>21.22</text:p>
          </table:table-cell>
          <table:table-cell office:value-type="float" office:value="3.75" calcext:value-type="float">
            <text:p>3.75</text:p>
          </table:table-cell>
          <table:table-cell table:formula="of:=[.G606]" office:value-type="float" office:value="3.75" calcext:value-type="float" table:number-columns-spanned="1" table:number-rows-spanned="2">
            <text:p>3.75</text:p>
          </table:table-cell>
          <table:table-cell table:formula="of:=DATEDIF([.D606];[.D607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9-01</text:p>
          </table:table-cell>
          <table:table-cell office:value-type="float" office:value="1201.3" calcext:value-type="float">
            <text:p>1201.3</text:p>
          </table:table-cell>
          <table:table-cell office:value-type="float" office:value="21.22" calcext:value-type="float">
            <text:p>21.22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21</text:p>
          </table:table-cell>
          <table:table-cell office:value-type="float" office:value="991.5" calcext:value-type="float">
            <text:p>991.5</text:p>
          </table:table-cell>
          <table:table-cell office:value-type="float" office:value="25.31" calcext:value-type="float">
            <text:p>25.31</text:p>
          </table:table-cell>
          <table:table-cell office:value-type="float" office:value="0" calcext:value-type="float">
            <text:p>0</text:p>
          </table:table-cell>
          <table:table-cell table:formula="of:=[.G608]" office:value-type="float" office:value="0" calcext:value-type="float" table:number-columns-spanned="1" table:number-rows-spanned="2">
            <text:p>0</text:p>
          </table:table-cell>
          <table:table-cell table:formula="of:=DATEDIF([.D608];[.D609];&quot;d&quot;)" office:value-type="float" office:value="203" calcext:value-type="float" table:number-columns-spanned="1" table:number-rows-spanned="2">
            <text:p>2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9-12</text:p>
          </table:table-cell>
          <table:table-cell office:value-type="float" office:value="1242.45" calcext:value-type="float">
            <text:p>1242.45</text:p>
          </table:table-cell>
          <table:table-cell office:value-type="float" office:value="25.31" calcext:value-type="float">
            <text:p>25.3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01</text:p>
          </table:table-cell>
          <table:table-cell office:value-type="float" office:value="991" calcext:value-type="float">
            <text:p>991</text:p>
          </table:table-cell>
          <table:table-cell office:value-type="float" office:value="26.27" calcext:value-type="float">
            <text:p>26.27</text:p>
          </table:table-cell>
          <table:table-cell office:value-type="float" office:value="3.75" calcext:value-type="float">
            <text:p>3.75</text:p>
          </table:table-cell>
          <table:table-cell table:formula="of:=[.G610]" office:value-type="float" office:value="3.75" calcext:value-type="float" table:number-columns-spanned="1" table:number-rows-spanned="2">
            <text:p>3.75</text:p>
          </table:table-cell>
          <table:table-cell table:formula="of:=DATEDIF([.D610];[.D611];&quot;d&quot;)" office:value-type="float" office:value="223" calcext:value-type="float" table:number-columns-spanned="1" table:number-rows-spanned="2">
            <text:p>2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9-12</text:p>
          </table:table-cell>
          <table:table-cell office:value-type="float" office:value="1251.35" calcext:value-type="float">
            <text:p>1251.35</text:p>
          </table:table-cell>
          <table:table-cell office:value-type="float" office:value="26.27" calcext:value-type="float">
            <text:p>26.27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18</text:p>
          </table:table-cell>
          <table:table-cell office:value-type="float" office:value="1137.15" calcext:value-type="float">
            <text:p>1137.15</text:p>
          </table:table-cell>
          <table:table-cell office:value-type="float" office:value="5.26" calcext:value-type="float">
            <text:p>5.26</text:p>
          </table:table-cell>
          <table:table-cell office:value-type="float" office:value="1.07" calcext:value-type="float">
            <text:p>1.07</text:p>
          </table:table-cell>
          <table:table-cell table:formula="of:=[.G612]" office:value-type="float" office:value="1.07" calcext:value-type="float" table:number-columns-spanned="1" table:number-rows-spanned="2">
            <text:p>1.07</text:p>
          </table:table-cell>
          <table:table-cell table:formula="of:=DATEDIF([.D612];[.D613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9</text:p>
          </table:table-cell>
          <table:table-cell office:value-type="float" office:value="1196.95" calcext:value-type="float">
            <text:p>1196.95</text:p>
          </table:table-cell>
          <table:table-cell office:value-type="float" office:value="5.26" calcext:value-type="float">
            <text:p>5.26</text:p>
          </table:table-cell>
          <table:table-cell office:value-type="float" office:value="1.07" calcext:value-type="float">
            <text:p>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3-13</text:p>
          </table:table-cell>
          <table:table-cell office:value-type="float" office:value="1140.3" calcext:value-type="float">
            <text:p>1140.3</text:p>
          </table:table-cell>
          <table:table-cell office:value-type="float" office:value="5.25" calcext:value-type="float">
            <text:p>5.25</text:p>
          </table:table-cell>
          <table:table-cell office:value-type="float" office:value="4.22" calcext:value-type="float">
            <text:p>4.22</text:p>
          </table:table-cell>
          <table:table-cell table:formula="of:=[.G614]" office:value-type="float" office:value="4.22" calcext:value-type="float" table:number-columns-spanned="1" table:number-rows-spanned="2">
            <text:p>4.22</text:p>
          </table:table-cell>
          <table:table-cell table:formula="of:=DATEDIF([.D614];[.D615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30</text:p>
          </table:table-cell>
          <table:table-cell office:value-type="float" office:value="1200.15" calcext:value-type="float">
            <text:p>1200.15</text:p>
          </table:table-cell>
          <table:table-cell office:value-type="float" office:value="5.25" calcext:value-type="float">
            <text:p>5.25</text:p>
          </table:table-cell>
          <table:table-cell office:value-type="float" office:value="4.22" calcext:value-type="float">
            <text:p>4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16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5.29" calcext:value-type="float">
            <text:p>5.29</text:p>
          </table:table-cell>
          <table:table-cell office:value-type="float" office:value="4.52" calcext:value-type="float">
            <text:p>4.52</text:p>
          </table:table-cell>
          <table:table-cell table:formula="of:=[.G616]" office:value-type="float" office:value="4.52" calcext:value-type="float" table:number-columns-spanned="1" table:number-rows-spanned="2">
            <text:p>4.52</text:p>
          </table:table-cell>
          <table:table-cell table:formula="of:=DATEDIF([.D616];[.D617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30</text:p>
          </table:table-cell>
          <table:table-cell office:value-type="float" office:value="1204.35" calcext:value-type="float">
            <text:p>1204.35</text:p>
          </table:table-cell>
          <table:table-cell office:value-type="float" office:value="5.29" calcext:value-type="float">
            <text:p>5.29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12</text:p>
          </table:table-cell>
          <table:table-cell office:value-type="float" office:value="1144.4" calcext:value-type="float">
            <text:p>1144.4</text:p>
          </table:table-cell>
          <table:table-cell office:value-type="float" office:value="5.51" calcext:value-type="float">
            <text:p>5.51</text:p>
          </table:table-cell>
          <table:table-cell office:value-type="float" office:value="4.57" calcext:value-type="float">
            <text:p>4.57</text:p>
          </table:table-cell>
          <table:table-cell table:formula="of:=[.G618]" office:value-type="float" office:value="4.57" calcext:value-type="float" table:number-columns-spanned="1" table:number-rows-spanned="2">
            <text:p>4.57</text:p>
          </table:table-cell>
          <table:table-cell table:formula="of:=DATEDIF([.D618];[.D619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207.5" calcext:value-type="float">
            <text:p>1207.5</text:p>
          </table:table-cell>
          <table:table-cell office:value-type="float" office:value="5.51" calcext:value-type="float">
            <text:p>5.51</text:p>
          </table:table-cell>
          <table:table-cell office:value-type="float" office:value="4.57" calcext:value-type="float">
            <text:p>4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07</text:p>
          </table:table-cell>
          <table:table-cell office:value-type="float" office:value="1144.4" calcext:value-type="float">
            <text:p>1144.4</text:p>
          </table:table-cell>
          <table:table-cell office:value-type="float" office:value="5.61" calcext:value-type="float">
            <text:p>5.61</text:p>
          </table:table-cell>
          <table:table-cell office:value-type="float" office:value="4.74" calcext:value-type="float">
            <text:p>4.74</text:p>
          </table:table-cell>
          <table:table-cell table:formula="of:=[.G620]" office:value-type="float" office:value="4.74" calcext:value-type="float" table:number-columns-spanned="1" table:number-rows-spanned="2">
            <text:p>4.74</text:p>
          </table:table-cell>
          <table:table-cell table:formula="of:=DATEDIF([.D620];[.D621];&quot;d&quot;)" office:value-type="float" office:value="146" calcext:value-type="float" table:number-columns-spanned="1" table:number-rows-spanned="2">
            <text:p>146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208.55" calcext:value-type="float">
            <text:p>1208.55</text:p>
          </table:table-cell>
          <table:table-cell office:value-type="float" office:value="5.61" calcext:value-type="float">
            <text:p>5.61</text:p>
          </table:table-cell>
          <table:table-cell office:value-type="float" office:value="4.74" calcext:value-type="float">
            <text:p>4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150.15" calcext:value-type="float">
            <text:p>1150.15</text:p>
          </table:table-cell>
          <table:table-cell office:value-type="float" office:value="5.35" calcext:value-type="float">
            <text:p>5.35</text:p>
          </table:table-cell>
          <table:table-cell office:value-type="float" office:value="2.1" calcext:value-type="float">
            <text:p>2.1</text:p>
          </table:table-cell>
          <table:table-cell table:formula="of:=[.G622]" office:value-type="float" office:value="2.1" calcext:value-type="float" table:number-columns-spanned="1" table:number-rows-spanned="2">
            <text:p>2.1</text:p>
          </table:table-cell>
          <table:table-cell table:formula="of:=DATEDIF([.D622];[.D62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211.65" calcext:value-type="float">
            <text:p>1211.65</text:p>
          </table:table-cell>
          <table:table-cell office:value-type="float" office:value="5.35" calcext:value-type="float">
            <text:p>5.35</text:p>
          </table:table-cell>
          <table:table-cell office:value-type="float" office:value="2.1" calcext:value-type="float">
            <text:p>2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01</text:p>
          </table:table-cell>
          <table:table-cell office:value-type="float" office:value="1153" calcext:value-type="float">
            <text:p>1153</text:p>
          </table:table-cell>
          <table:table-cell office:value-type="float" office:value="5.4" calcext:value-type="float">
            <text:p>5.4</text:p>
          </table:table-cell>
          <table:table-cell office:value-type="float" office:value="5.46" calcext:value-type="float">
            <text:p>5.46</text:p>
          </table:table-cell>
          <table:table-cell table:formula="of:=[.G624]" office:value-type="float" office:value="5.46" calcext:value-type="float" table:number-columns-spanned="1" table:number-rows-spanned="2">
            <text:p>5.46</text:p>
          </table:table-cell>
          <table:table-cell table:formula="of:=DATEDIF([.D624];[.D62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215.25" calcext:value-type="float">
            <text:p>1215.25</text:p>
          </table:table-cell>
          <table:table-cell office:value-type="float" office:value="5.4" calcext:value-type="float">
            <text:p>5.4</text:p>
          </table:table-cell>
          <table:table-cell office:value-type="float" office:value="5.46" calcext:value-type="float">
            <text:p>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2-18</text:p>
          </table:table-cell>
          <table:table-cell office:value-type="float" office:value="1137.15" calcext:value-type="float">
            <text:p>1137.15</text:p>
          </table:table-cell>
          <table:table-cell office:value-type="float" office:value="10.27" calcext:value-type="float">
            <text:p>10.27</text:p>
          </table:table-cell>
          <table:table-cell office:value-type="float" office:value="4.14" calcext:value-type="float">
            <text:p>4.14</text:p>
          </table:table-cell>
          <table:table-cell table:formula="of:=[.G626]" office:value-type="float" office:value="4.14" calcext:value-type="float" table:number-columns-spanned="1" table:number-rows-spanned="2">
            <text:p>4.14</text:p>
          </table:table-cell>
          <table:table-cell table:formula="of:=DATEDIF([.D626];[.D627];&quot;d&quot;)" office:value-type="float" office:value="144" calcext:value-type="float" table:number-columns-spanned="1" table:number-rows-spanned="2">
            <text:p>144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53.95" calcext:value-type="float">
            <text:p>1253.95</text:p>
          </table:table-cell>
          <table:table-cell office:value-type="float" office:value="10.27" calcext:value-type="float">
            <text:p>10.27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3-13</text:p>
          </table:table-cell>
          <table:table-cell office:value-type="float" office:value="1140.3" calcext:value-type="float">
            <text:p>1140.3</text:p>
          </table:table-cell>
          <table:table-cell office:value-type="float" office:value="10.26" calcext:value-type="float">
            <text:p>10.26</text:p>
          </table:table-cell>
          <table:table-cell office:value-type="float" office:value="4.22" calcext:value-type="float">
            <text:p>4.22</text:p>
          </table:table-cell>
          <table:table-cell table:formula="of:=[.G628]" office:value-type="float" office:value="4.22" calcext:value-type="float" table:number-columns-spanned="1" table:number-rows-spanned="2">
            <text:p>4.22</text:p>
          </table:table-cell>
          <table:table-cell table:formula="of:=DATEDIF([.D628];[.D62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57.3" calcext:value-type="float">
            <text:p>1257.3</text:p>
          </table:table-cell>
          <table:table-cell office:value-type="float" office:value="10.26" calcext:value-type="float">
            <text:p>10.26</text:p>
          </table:table-cell>
          <table:table-cell office:value-type="float" office:value="4.22" calcext:value-type="float">
            <text:p>4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16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10.3" calcext:value-type="float">
            <text:p>10.3</text:p>
          </table:table-cell>
          <table:table-cell office:value-type="float" office:value="4.52" calcext:value-type="float">
            <text:p>4.52</text:p>
          </table:table-cell>
          <table:table-cell table:formula="of:=[.G630]" office:value-type="float" office:value="4.52" calcext:value-type="float" table:number-columns-spanned="1" table:number-rows-spanned="2">
            <text:p>4.52</text:p>
          </table:table-cell>
          <table:table-cell table:formula="of:=DATEDIF([.D630];[.D631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61.7" calcext:value-type="float">
            <text:p>1261.7</text:p>
          </table:table-cell>
          <table:table-cell office:value-type="float" office:value="10.3" calcext:value-type="float">
            <text:p>10.3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12</text:p>
          </table:table-cell>
          <table:table-cell office:value-type="float" office:value="1144.4" calcext:value-type="float">
            <text:p>1144.4</text:p>
          </table:table-cell>
          <table:table-cell office:value-type="float" office:value="10.54" calcext:value-type="float">
            <text:p>10.54</text:p>
          </table:table-cell>
          <table:table-cell office:value-type="float" office:value="4.57" calcext:value-type="float">
            <text:p>4.57</text:p>
          </table:table-cell>
          <table:table-cell table:formula="of:=[.G632]" office:value-type="float" office:value="4.57" calcext:value-type="float" table:number-columns-spanned="1" table:number-rows-spanned="2">
            <text:p>4.57</text:p>
          </table:table-cell>
          <table:table-cell table:formula="of:=DATEDIF([.D632];[.D633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65" calcext:value-type="float">
            <text:p>1265</text:p>
          </table:table-cell>
          <table:table-cell office:value-type="float" office:value="10.54" calcext:value-type="float">
            <text:p>10.54</text:p>
          </table:table-cell>
          <table:table-cell office:value-type="float" office:value="4.57" calcext:value-type="float">
            <text:p>4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2-07</text:p>
          </table:table-cell>
          <table:table-cell office:value-type="float" office:value="1144.4" calcext:value-type="float">
            <text:p>1144.4</text:p>
          </table:table-cell>
          <table:table-cell office:value-type="float" office:value="10.63" calcext:value-type="float">
            <text:p>10.63</text:p>
          </table:table-cell>
          <table:table-cell office:value-type="float" office:value="4.74" calcext:value-type="float">
            <text:p>4.74</text:p>
          </table:table-cell>
          <table:table-cell table:formula="of:=[.G634]" office:value-type="float" office:value="4.74" calcext:value-type="float" table:number-columns-spanned="1" table:number-rows-spanned="2">
            <text:p>4.74</text:p>
          </table:table-cell>
          <table:table-cell table:formula="of:=DATEDIF([.D634];[.D635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66.1" calcext:value-type="float">
            <text:p>1266.1</text:p>
          </table:table-cell>
          <table:table-cell office:value-type="float" office:value="10.63" calcext:value-type="float">
            <text:p>10.63</text:p>
          </table:table-cell>
          <table:table-cell office:value-type="float" office:value="4.74" calcext:value-type="float">
            <text:p>4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150.15" calcext:value-type="float">
            <text:p>1150.15</text:p>
          </table:table-cell>
          <table:table-cell office:value-type="float" office:value="10.36" calcext:value-type="float">
            <text:p>10.36</text:p>
          </table:table-cell>
          <table:table-cell office:value-type="float" office:value="2.1" calcext:value-type="float">
            <text:p>2.1</text:p>
          </table:table-cell>
          <table:table-cell table:formula="of:=[.G636]" office:value-type="float" office:value="2.1" calcext:value-type="float" table:number-columns-spanned="1" table:number-rows-spanned="2">
            <text:p>2.1</text:p>
          </table:table-cell>
          <table:table-cell table:formula="of:=DATEDIF([.D636];[.D637];&quot;d&quot;)" office:value-type="float" office:value="39" calcext:value-type="float" table:number-columns-spanned="1" table:number-rows-spanned="2">
            <text:p>39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69.35" calcext:value-type="float">
            <text:p>1269.35</text:p>
          </table:table-cell>
          <table:table-cell office:value-type="float" office:value="10.36" calcext:value-type="float">
            <text:p>10.36</text:p>
          </table:table-cell>
          <table:table-cell office:value-type="float" office:value="2.1" calcext:value-type="float">
            <text:p>2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01</text:p>
          </table:table-cell>
          <table:table-cell office:value-type="float" office:value="1153" calcext:value-type="float">
            <text:p>1153</text:p>
          </table:table-cell>
          <table:table-cell office:value-type="float" office:value="10.42" calcext:value-type="float">
            <text:p>10.42</text:p>
          </table:table-cell>
          <table:table-cell office:value-type="float" office:value="5.46" calcext:value-type="float">
            <text:p>5.46</text:p>
          </table:table-cell>
          <table:table-cell table:formula="of:=[.G638]" office:value-type="float" office:value="5.46" calcext:value-type="float" table:number-columns-spanned="1" table:number-rows-spanned="2">
            <text:p>5.46</text:p>
          </table:table-cell>
          <table:table-cell table:formula="of:=DATEDIF([.D638];[.D639];&quot;d&quot;)" office:value-type="float" office:value="99" calcext:value-type="float" table:number-columns-spanned="1" table:number-rows-spanned="2">
            <text:p>99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11</text:p>
          </table:table-cell>
          <table:table-cell office:value-type="float" office:value="1273.1" calcext:value-type="float">
            <text:p>1273.1</text:p>
          </table:table-cell>
          <table:table-cell office:value-type="float" office:value="10.42" calcext:value-type="float">
            <text:p>10.42</text:p>
          </table:table-cell>
          <table:table-cell office:value-type="float" office:value="5.46" calcext:value-type="float">
            <text:p>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2-18</text:p>
          </table:table-cell>
          <table:table-cell office:value-type="float" office:value="1137.15" calcext:value-type="float">
            <text:p>1137.15</text:p>
          </table:table-cell>
          <table:table-cell office:value-type="float" office:value="15.28" calcext:value-type="float">
            <text:p>15.28</text:p>
          </table:table-cell>
          <table:table-cell office:value-type="float" office:value="4.14" calcext:value-type="float">
            <text:p>4.14</text:p>
          </table:table-cell>
          <table:table-cell table:formula="of:=[.G640]" office:value-type="float" office:value="4.14" calcext:value-type="float" table:number-columns-spanned="1" table:number-rows-spanned="2">
            <text:p>4.14</text:p>
          </table:table-cell>
          <table:table-cell table:formula="of:=DATEDIF([.D640];[.D641];&quot;d&quot;)" office:value-type="float" office:value="148" calcext:value-type="float" table:number-columns-spanned="1" table:number-rows-spanned="2">
            <text:p>148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5</text:p>
          </table:table-cell>
          <table:table-cell office:value-type="float" office:value="1310.95" calcext:value-type="float">
            <text:p>1310.95</text:p>
          </table:table-cell>
          <table:table-cell office:value-type="float" office:value="15.28" calcext:value-type="float">
            <text:p>15.28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3-13</text:p>
          </table:table-cell>
          <table:table-cell office:value-type="float" office:value="1140.3" calcext:value-type="float">
            <text:p>1140.3</text:p>
          </table:table-cell>
          <table:table-cell office:value-type="float" office:value="15.27" calcext:value-type="float">
            <text:p>15.27</text:p>
          </table:table-cell>
          <table:table-cell office:value-type="float" office:value="4.22" calcext:value-type="float">
            <text:p>4.22</text:p>
          </table:table-cell>
          <table:table-cell table:formula="of:=[.G642]" office:value-type="float" office:value="4.22" calcext:value-type="float" table:number-columns-spanned="1" table:number-rows-spanned="2">
            <text:p>4.22</text:p>
          </table:table-cell>
          <table:table-cell table:formula="of:=DATEDIF([.D642];[.D64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5</text:p>
          </table:table-cell>
          <table:table-cell office:value-type="float" office:value="1314.45" calcext:value-type="float">
            <text:p>1314.45</text:p>
          </table:table-cell>
          <table:table-cell office:value-type="float" office:value="15.27" calcext:value-type="float">
            <text:p>15.27</text:p>
          </table:table-cell>
          <table:table-cell office:value-type="float" office:value="4.22" calcext:value-type="float">
            <text:p>4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16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15.32" calcext:value-type="float">
            <text:p>15.32</text:p>
          </table:table-cell>
          <table:table-cell office:value-type="float" office:value="4.52" calcext:value-type="float">
            <text:p>4.52</text:p>
          </table:table-cell>
          <table:table-cell table:formula="of:=[.G644]" office:value-type="float" office:value="4.52" calcext:value-type="float" table:number-columns-spanned="1" table:number-rows-spanned="2">
            <text:p>4.52</text:p>
          </table:table-cell>
          <table:table-cell table:formula="of:=DATEDIF([.D644];[.D645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5</text:p>
          </table:table-cell>
          <table:table-cell office:value-type="float" office:value="1319.05" calcext:value-type="float">
            <text:p>1319.05</text:p>
          </table:table-cell>
          <table:table-cell office:value-type="float" office:value="15.32" calcext:value-type="float">
            <text:p>15.32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12</text:p>
          </table:table-cell>
          <table:table-cell office:value-type="float" office:value="1144.4" calcext:value-type="float">
            <text:p>1144.4</text:p>
          </table:table-cell>
          <table:table-cell office:value-type="float" office:value="15.56" calcext:value-type="float">
            <text:p>15.56</text:p>
          </table:table-cell>
          <table:table-cell office:value-type="float" office:value="4.57" calcext:value-type="float">
            <text:p>4.57</text:p>
          </table:table-cell>
          <table:table-cell table:formula="of:=[.G646]" office:value-type="float" office:value="4.57" calcext:value-type="float" table:number-columns-spanned="1" table:number-rows-spanned="2">
            <text:p>4.57</text:p>
          </table:table-cell>
          <table:table-cell table:formula="of:=DATEDIF([.D646];[.D64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5</text:p>
          </table:table-cell>
          <table:table-cell office:value-type="float" office:value="1322.5" calcext:value-type="float">
            <text:p>1322.5</text:p>
          </table:table-cell>
          <table:table-cell office:value-type="float" office:value="15.56" calcext:value-type="float">
            <text:p>15.56</text:p>
          </table:table-cell>
          <table:table-cell office:value-type="float" office:value="4.57" calcext:value-type="float">
            <text:p>4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2-07</text:p>
          </table:table-cell>
          <table:table-cell office:value-type="float" office:value="1144.4" calcext:value-type="float">
            <text:p>1144.4</text:p>
          </table:table-cell>
          <table:table-cell office:value-type="float" office:value="15.66" calcext:value-type="float">
            <text:p>15.66</text:p>
          </table:table-cell>
          <table:table-cell office:value-type="float" office:value="4.74" calcext:value-type="float">
            <text:p>4.74</text:p>
          </table:table-cell>
          <table:table-cell table:formula="of:=[.G648]" office:value-type="float" office:value="4.74" calcext:value-type="float" table:number-columns-spanned="1" table:number-rows-spanned="2">
            <text:p>4.74</text:p>
          </table:table-cell>
          <table:table-cell table:formula="of:=DATEDIF([.D648];[.D649];&quot;d&quot;)" office:value-type="float" office:value="160" calcext:value-type="float" table:number-columns-spanned="1" table:number-rows-spanned="2">
            <text:p>160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6</text:p>
          </table:table-cell>
          <table:table-cell office:value-type="float" office:value="1323.65" calcext:value-type="float">
            <text:p>1323.65</text:p>
          </table:table-cell>
          <table:table-cell office:value-type="float" office:value="15.66" calcext:value-type="float">
            <text:p>15.66</text:p>
          </table:table-cell>
          <table:table-cell office:value-type="float" office:value="4.74" calcext:value-type="float">
            <text:p>4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150.15" calcext:value-type="float">
            <text:p>1150.15</text:p>
          </table:table-cell>
          <table:table-cell office:value-type="float" office:value="15.38" calcext:value-type="float">
            <text:p>15.38</text:p>
          </table:table-cell>
          <table:table-cell office:value-type="float" office:value="2.1" calcext:value-type="float">
            <text:p>2.1</text:p>
          </table:table-cell>
          <table:table-cell table:formula="of:=[.G650]" office:value-type="float" office:value="2.1" calcext:value-type="float" table:number-columns-spanned="1" table:number-rows-spanned="2">
            <text:p>2.1</text:p>
          </table:table-cell>
          <table:table-cell table:formula="of:=DATEDIF([.D650];[.D651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6</text:p>
          </table:table-cell>
          <table:table-cell office:value-type="float" office:value="1327.05" calcext:value-type="float">
            <text:p>1327.05</text:p>
          </table:table-cell>
          <table:table-cell office:value-type="float" office:value="15.38" calcext:value-type="float">
            <text:p>15.38</text:p>
          </table:table-cell>
          <table:table-cell office:value-type="float" office:value="2.1" calcext:value-type="float">
            <text:p>2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01</text:p>
          </table:table-cell>
          <table:table-cell office:value-type="float" office:value="1153" calcext:value-type="float">
            <text:p>1153</text:p>
          </table:table-cell>
          <table:table-cell office:value-type="float" office:value="15.44" calcext:value-type="float">
            <text:p>15.44</text:p>
          </table:table-cell>
          <table:table-cell office:value-type="float" office:value="5.46" calcext:value-type="float">
            <text:p>5.46</text:p>
          </table:table-cell>
          <table:table-cell table:formula="of:=[.G652]" office:value-type="float" office:value="5.46" calcext:value-type="float" table:number-columns-spanned="1" table:number-rows-spanned="2">
            <text:p>5.46</text:p>
          </table:table-cell>
          <table:table-cell table:formula="of:=DATEDIF([.D652];[.D653];&quot;d&quot;)" office:value-type="float" office:value="104" calcext:value-type="float" table:number-columns-spanned="1" table:number-rows-spanned="2">
            <text:p>104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16</text:p>
          </table:table-cell>
          <table:table-cell office:value-type="float" office:value="1331" calcext:value-type="float">
            <text:p>1331</text:p>
          </table:table-cell>
          <table:table-cell office:value-type="float" office:value="15.44" calcext:value-type="float">
            <text:p>15.44</text:p>
          </table:table-cell>
          <table:table-cell office:value-type="float" office:value="5.46" calcext:value-type="float">
            <text:p>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2-18</text:p>
          </table:table-cell>
          <table:table-cell office:value-type="float" office:value="1137.15" calcext:value-type="float">
            <text:p>1137.15</text:p>
          </table:table-cell>
          <table:table-cell office:value-type="float" office:value="20.3" calcext:value-type="float">
            <text:p>20.3</text:p>
          </table:table-cell>
          <table:table-cell office:value-type="float" office:value="4.14" calcext:value-type="float">
            <text:p>4.14</text:p>
          </table:table-cell>
          <table:table-cell table:formula="of:=[.G654]" office:value-type="float" office:value="4.14" calcext:value-type="float" table:number-columns-spanned="1" table:number-rows-spanned="2">
            <text:p>4.14</text:p>
          </table:table-cell>
          <table:table-cell table:formula="of:=DATEDIF([.D654];[.D655];&quot;d&quot;)" office:value-type="float" office:value="204" calcext:value-type="float" table:number-columns-spanned="1" table:number-rows-spanned="2">
            <text:p>204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0</text:p>
          </table:table-cell>
          <table:table-cell office:value-type="float" office:value="1367.95" calcext:value-type="float">
            <text:p>1367.95</text:p>
          </table:table-cell>
          <table:table-cell office:value-type="float" office:value="20.3" calcext:value-type="float">
            <text:p>20.3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3-13</text:p>
          </table:table-cell>
          <table:table-cell office:value-type="float" office:value="1140.3" calcext:value-type="float">
            <text:p>1140.3</text:p>
          </table:table-cell>
          <table:table-cell office:value-type="float" office:value="20.28" calcext:value-type="float">
            <text:p>20.28</text:p>
          </table:table-cell>
          <table:table-cell office:value-type="float" office:value="4.22" calcext:value-type="float">
            <text:p>4.22</text:p>
          </table:table-cell>
          <table:table-cell table:formula="of:=[.G656]" office:value-type="float" office:value="4.22" calcext:value-type="float" table:number-columns-spanned="1" table:number-rows-spanned="2">
            <text:p>4.22</text:p>
          </table:table-cell>
          <table:table-cell table:formula="of:=DATEDIF([.D656];[.D657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0</text:p>
          </table:table-cell>
          <table:table-cell office:value-type="float" office:value="1371.6" calcext:value-type="float">
            <text:p>1371.6</text:p>
          </table:table-cell>
          <table:table-cell office:value-type="float" office:value="20.28" calcext:value-type="float">
            <text:p>20.28</text:p>
          </table:table-cell>
          <table:table-cell office:value-type="float" office:value="4.22" calcext:value-type="float">
            <text:p>4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16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20.33" calcext:value-type="float">
            <text:p>20.33</text:p>
          </table:table-cell>
          <table:table-cell office:value-type="float" office:value="4.52" calcext:value-type="float">
            <text:p>4.52</text:p>
          </table:table-cell>
          <table:table-cell table:formula="of:=[.G658]" office:value-type="float" office:value="4.52" calcext:value-type="float" table:number-columns-spanned="1" table:number-rows-spanned="2">
            <text:p>4.52</text:p>
          </table:table-cell>
          <table:table-cell table:formula="of:=DATEDIF([.D658];[.D659];&quot;d&quot;)" office:value-type="float" office:value="145" calcext:value-type="float" table:number-columns-spanned="1" table:number-rows-spanned="2">
            <text:p>145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1</text:p>
          </table:table-cell>
          <table:table-cell office:value-type="float" office:value="1376.4" calcext:value-type="float">
            <text:p>1376.4</text:p>
          </table:table-cell>
          <table:table-cell office:value-type="float" office:value="20.33" calcext:value-type="float">
            <text:p>20.33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12</text:p>
          </table:table-cell>
          <table:table-cell office:value-type="float" office:value="1144.4" calcext:value-type="float">
            <text:p>1144.4</text:p>
          </table:table-cell>
          <table:table-cell office:value-type="float" office:value="20.59" calcext:value-type="float">
            <text:p>20.59</text:p>
          </table:table-cell>
          <table:table-cell office:value-type="float" office:value="4.57" calcext:value-type="float">
            <text:p>4.57</text:p>
          </table:table-cell>
          <table:table-cell table:formula="of:=[.G660]" office:value-type="float" office:value="4.57" calcext:value-type="float" table:number-columns-spanned="1" table:number-rows-spanned="2">
            <text:p>4.57</text:p>
          </table:table-cell>
          <table:table-cell table:formula="of:=DATEDIF([.D660];[.D661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1</text:p>
          </table:table-cell>
          <table:table-cell office:value-type="float" office:value="1380" calcext:value-type="float">
            <text:p>1380</text:p>
          </table:table-cell>
          <table:table-cell office:value-type="float" office:value="20.59" calcext:value-type="float">
            <text:p>20.59</text:p>
          </table:table-cell>
          <table:table-cell office:value-type="float" office:value="4.57" calcext:value-type="float">
            <text:p>4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2-07</text:p>
          </table:table-cell>
          <table:table-cell office:value-type="float" office:value="1144.4" calcext:value-type="float">
            <text:p>1144.4</text:p>
          </table:table-cell>
          <table:table-cell office:value-type="float" office:value="20.69" calcext:value-type="float">
            <text:p>20.69</text:p>
          </table:table-cell>
          <table:table-cell office:value-type="float" office:value="4.74" calcext:value-type="float">
            <text:p>4.74</text:p>
          </table:table-cell>
          <table:table-cell table:formula="of:=[.G662]" office:value-type="float" office:value="4.74" calcext:value-type="float" table:number-columns-spanned="1" table:number-rows-spanned="2">
            <text:p>4.74</text:p>
          </table:table-cell>
          <table:table-cell table:formula="of:=DATEDIF([.D662];[.D663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1</text:p>
          </table:table-cell>
          <table:table-cell office:value-type="float" office:value="1381.2" calcext:value-type="float">
            <text:p>1381.2</text:p>
          </table:table-cell>
          <table:table-cell office:value-type="float" office:value="20.69" calcext:value-type="float">
            <text:p>20.69</text:p>
          </table:table-cell>
          <table:table-cell office:value-type="float" office:value="4.74" calcext:value-type="float">
            <text:p>4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150.15" calcext:value-type="float">
            <text:p>1150.15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table:formula="of:=[.G664]" office:value-type="float" office:value="2.1" calcext:value-type="float" table:number-columns-spanned="1" table:number-rows-spanned="2">
            <text:p>2.1</text:p>
          </table:table-cell>
          <table:table-cell table:formula="of:=DATEDIF([.D664];[.D665];&quot;d&quot;)" office:value-type="float" office:value="100" calcext:value-type="float" table:number-columns-spanned="1" table:number-rows-spanned="2">
            <text:p>100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1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01</text:p>
          </table:table-cell>
          <table:table-cell office:value-type="float" office:value="1153" calcext:value-type="float">
            <text:p>1153</text:p>
          </table:table-cell>
          <table:table-cell office:value-type="float" office:value="20.46" calcext:value-type="float">
            <text:p>20.46</text:p>
          </table:table-cell>
          <table:table-cell office:value-type="float" office:value="5.46" calcext:value-type="float">
            <text:p>5.46</text:p>
          </table:table-cell>
          <table:table-cell table:formula="of:=[.G666]" office:value-type="float" office:value="5.46" calcext:value-type="float" table:number-columns-spanned="1" table:number-rows-spanned="2">
            <text:p>5.46</text:p>
          </table:table-cell>
          <table:table-cell table:formula="of:=DATEDIF([.D666];[.D667];&quot;d&quot;)" office:value-type="float" office:value="165" calcext:value-type="float" table:number-columns-spanned="1" table:number-rows-spanned="2">
            <text:p>165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6</text:p>
          </table:table-cell>
          <table:table-cell office:value-type="float" office:value="1388.85" calcext:value-type="float">
            <text:p>1388.85</text:p>
          </table:table-cell>
          <table:table-cell office:value-type="float" office:value="20.46" calcext:value-type="float">
            <text:p>20.46</text:p>
          </table:table-cell>
          <table:table-cell office:value-type="float" office:value="5.46" calcext:value-type="float">
            <text:p>5.4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2-18</text:p>
          </table:table-cell>
          <table:table-cell office:value-type="float" office:value="1137.15" calcext:value-type="float">
            <text:p>1137.15</text:p>
          </table:table-cell>
          <table:table-cell office:value-type="float" office:value="25.31" calcext:value-type="float">
            <text:p>25.31</text:p>
          </table:table-cell>
          <table:table-cell office:value-type="float" office:value="4.14" calcext:value-type="float">
            <text:p>4.14</text:p>
          </table:table-cell>
          <table:table-cell table:formula="of:=[.G668]" office:value-type="float" office:value="4.14" calcext:value-type="float" table:number-columns-spanned="1" table:number-rows-spanned="2">
            <text:p>4.14</text:p>
          </table:table-cell>
          <table:table-cell table:formula="of:=DATEDIF([.D668];[.D669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24.95" calcext:value-type="float">
            <text:p>1424.95</text:p>
          </table:table-cell>
          <table:table-cell office:value-type="float" office:value="25.31" calcext:value-type="float">
            <text:p>25.31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3-13</text:p>
          </table:table-cell>
          <table:table-cell office:value-type="float" office:value="1140.3" calcext:value-type="float">
            <text:p>1140.3</text:p>
          </table:table-cell>
          <table:table-cell office:value-type="float" office:value="25.3" calcext:value-type="float">
            <text:p>25.3</text:p>
          </table:table-cell>
          <table:table-cell office:value-type="float" office:value="4.22" calcext:value-type="float">
            <text:p>4.22</text:p>
          </table:table-cell>
          <table:table-cell table:formula="of:=[.G670]" office:value-type="float" office:value="4.22" calcext:value-type="float" table:number-columns-spanned="1" table:number-rows-spanned="2">
            <text:p>4.22</text:p>
          </table:table-cell>
          <table:table-cell table:formula="of:=DATEDIF([.D670];[.D671];&quot;d&quot;)" office:value-type="float" office:value="132" calcext:value-type="float" table:number-columns-spanned="1" table:number-rows-spanned="2">
            <text:p>1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28.75" calcext:value-type="float">
            <text:p>1428.75</text:p>
          </table:table-cell>
          <table:table-cell office:value-type="float" office:value="25.3" calcext:value-type="float">
            <text:p>25.3</text:p>
          </table:table-cell>
          <table:table-cell office:value-type="float" office:value="4.22" calcext:value-type="float">
            <text:p>4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16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25.34" calcext:value-type="float">
            <text:p>25.34</text:p>
          </table:table-cell>
          <table:table-cell office:value-type="float" office:value="4.52" calcext:value-type="float">
            <text:p>4.52</text:p>
          </table:table-cell>
          <table:table-cell table:formula="of:=[.G672]" office:value-type="float" office:value="4.52" calcext:value-type="float" table:number-columns-spanned="1" table:number-rows-spanned="2">
            <text:p>4.52</text:p>
          </table:table-cell>
          <table:table-cell table:formula="of:=DATEDIF([.D672];[.D673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33.75" calcext:value-type="float">
            <text:p>1433.75</text:p>
          </table:table-cell>
          <table:table-cell office:value-type="float" office:value="25.34" calcext:value-type="float">
            <text:p>25.34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12</text:p>
          </table:table-cell>
          <table:table-cell office:value-type="float" office:value="1144.4" calcext:value-type="float">
            <text:p>1144.4</text:p>
          </table:table-cell>
          <table:table-cell office:value-type="float" office:value="25.61" calcext:value-type="float">
            <text:p>25.61</text:p>
          </table:table-cell>
          <table:table-cell office:value-type="float" office:value="4.57" calcext:value-type="float">
            <text:p>4.57</text:p>
          </table:table-cell>
          <table:table-cell table:formula="of:=[.G674]" office:value-type="float" office:value="4.57" calcext:value-type="float" table:number-columns-spanned="1" table:number-rows-spanned="2">
            <text:p>4.57</text:p>
          </table:table-cell>
          <table:table-cell table:formula="of:=DATEDIF([.D674];[.D675];&quot;d&quot;)" office:value-type="float" office:value="161" calcext:value-type="float" table:number-columns-spanned="1" table:number-rows-spanned="2">
            <text:p>1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37.5" calcext:value-type="float">
            <text:p>1437.5</text:p>
          </table:table-cell>
          <table:table-cell office:value-type="float" office:value="25.61" calcext:value-type="float">
            <text:p>25.61</text:p>
          </table:table-cell>
          <table:table-cell office:value-type="float" office:value="4.57" calcext:value-type="float">
            <text:p>4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2-07</text:p>
          </table:table-cell>
          <table:table-cell office:value-type="float" office:value="1144.4" calcext:value-type="float">
            <text:p>1144.4</text:p>
          </table:table-cell>
          <table:table-cell office:value-type="float" office:value="25.72" calcext:value-type="float">
            <text:p>25.72</text:p>
          </table:table-cell>
          <table:table-cell office:value-type="float" office:value="4.74" calcext:value-type="float">
            <text:p>4.74</text:p>
          </table:table-cell>
          <table:table-cell table:formula="of:=[.G676]" office:value-type="float" office:value="4.74" calcext:value-type="float" table:number-columns-spanned="1" table:number-rows-spanned="2">
            <text:p>4.74</text:p>
          </table:table-cell>
          <table:table-cell table:formula="of:=DATEDIF([.D676];[.D677];&quot;d&quot;)" office:value-type="float" office:value="228" calcext:value-type="float" table:number-columns-spanned="1" table:number-rows-spanned="2">
            <text:p>2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38.75" calcext:value-type="float">
            <text:p>1438.75</text:p>
          </table:table-cell>
          <table:table-cell office:value-type="float" office:value="25.72" calcext:value-type="float">
            <text:p>25.72</text:p>
          </table:table-cell>
          <table:table-cell office:value-type="float" office:value="4.74" calcext:value-type="float">
            <text:p>4.7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150.15" calcext:value-type="float">
            <text:p>1150.15</text:p>
          </table:table-cell>
          <table:table-cell office:value-type="float" office:value="25.41" calcext:value-type="float">
            <text:p>25.41</text:p>
          </table:table-cell>
          <table:table-cell office:value-type="float" office:value="2.1" calcext:value-type="float">
            <text:p>2.1</text:p>
          </table:table-cell>
          <table:table-cell table:formula="of:=[.G678]" office:value-type="float" office:value="2.1" calcext:value-type="float" table:number-columns-spanned="1" table:number-rows-spanned="2">
            <text:p>2.1</text:p>
          </table:table-cell>
          <table:table-cell table:formula="of:=DATEDIF([.D678];[.D679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42.45" calcext:value-type="float">
            <text:p>1442.45</text:p>
          </table:table-cell>
          <table:table-cell office:value-type="float" office:value="25.41" calcext:value-type="float">
            <text:p>25.41</text:p>
          </table:table-cell>
          <table:table-cell office:value-type="float" office:value="2.1" calcext:value-type="float">
            <text:p>2.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01</text:p>
          </table:table-cell>
          <table:table-cell office:value-type="float" office:value="1153" calcext:value-type="float">
            <text:p>1153</text:p>
          </table:table-cell>
          <table:table-cell office:value-type="float" office:value="25.47" calcext:value-type="float">
            <text:p>25.47</text:p>
          </table:table-cell>
          <table:table-cell office:value-type="float" office:value="5.46" calcext:value-type="float">
            <text:p>5.46</text:p>
          </table:table-cell>
          <table:table-cell table:formula="of:=[.G680]" office:value-type="float" office:value="5.46" calcext:value-type="float" table:number-columns-spanned="1" table:number-rows-spanned="2">
            <text:p>5.46</text:p>
          </table:table-cell>
          <table:table-cell table:formula="of:=DATEDIF([.D680];[.D681];&quot;d&quot;)" office:value-type="float" office:value="172" calcext:value-type="float" table:number-columns-spanned="1" table:number-rows-spanned="2">
            <text:p>1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23</text:p>
          </table:table-cell>
          <table:table-cell office:value-type="float" office:value="1446.7" calcext:value-type="float">
            <text:p>1446.7</text:p>
          </table:table-cell>
          <table:table-cell office:value-type="float" office:value="25.47" calcext:value-type="float">
            <text:p>25.47</text:p>
          </table:table-cell>
          <table:table-cell office:value-type="float" office:value="5.46" calcext:value-type="float">
            <text:p>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16</text:p>
          </table:table-cell>
          <table:table-cell office:value-type="float" office:value="1267.6" calcext:value-type="float">
            <text:p>1267.6</text:p>
          </table:table-cell>
          <table:table-cell office:value-type="float" office:value="6.27" calcext:value-type="float">
            <text:p>6.27</text:p>
          </table:table-cell>
          <table:table-cell office:value-type="float" office:value="11.8" calcext:value-type="float">
            <text:p>11.8</text:p>
          </table:table-cell>
          <table:table-cell table:formula="of:=[.G682]" office:value-type="float" office:value="11.8" calcext:value-type="float" table:number-columns-spanned="1" table:number-rows-spanned="2">
            <text:p>11.8</text:p>
          </table:table-cell>
          <table:table-cell table:formula="of:=DATEDIF([.D682];[.D683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6</text:p>
          </table:table-cell>
          <table:table-cell office:value-type="float" office:value="1347.05" calcext:value-type="float">
            <text:p>1347.05</text:p>
          </table:table-cell>
          <table:table-cell office:value-type="float" office:value="6.27" calcext:value-type="float">
            <text:p>6.27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09</text:p>
          </table:table-cell>
          <table:table-cell office:value-type="float" office:value="1295.6" calcext:value-type="float">
            <text:p>1295.6</text:p>
          </table:table-cell>
          <table:table-cell office:value-type="float" office:value="6.08" calcext:value-type="float">
            <text:p>6.08</text:p>
          </table:table-cell>
          <table:table-cell office:value-type="float" office:value="3.35" calcext:value-type="float">
            <text:p>3.35</text:p>
          </table:table-cell>
          <table:table-cell table:formula="of:=[.G684]" office:value-type="float" office:value="3.35" calcext:value-type="float" table:number-columns-spanned="1" table:number-rows-spanned="2">
            <text:p>3.35</text:p>
          </table:table-cell>
          <table:table-cell table:formula="of:=DATEDIF([.D684];[.D685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19</text:p>
          </table:table-cell>
          <table:table-cell office:value-type="float" office:value="1374.35" calcext:value-type="float">
            <text:p>1374.35</text:p>
          </table:table-cell>
          <table:table-cell office:value-type="float" office:value="6.08" calcext:value-type="float">
            <text:p>6.08</text:p>
          </table:table-cell>
          <table:table-cell office:value-type="float" office:value="3.35" calcext:value-type="float">
            <text:p>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16</text:p>
          </table:table-cell>
          <table:table-cell office:value-type="float" office:value="1267.6" calcext:value-type="float">
            <text:p>1267.6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" calcext:value-type="float">
            <text:p>11.8</text:p>
          </table:table-cell>
          <table:table-cell table:formula="of:=[.G686]" office:value-type="float" office:value="11.8" calcext:value-type="float" table:number-columns-spanned="1" table:number-rows-spanned="2">
            <text:p>11.8</text:p>
          </table:table-cell>
          <table:table-cell table:formula="of:=DATEDIF([.D686];[.D687];&quot;d&quot;)" office:value-type="float" office:value="65" calcext:value-type="float" table:number-columns-spanned="1" table:number-rows-spanned="2">
            <text:p>65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20</text:p>
          </table:table-cell>
          <table:table-cell office:value-type="float" office:value="1411.2" calcext:value-type="float">
            <text:p>1411.2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09</text:p>
          </table:table-cell>
          <table:table-cell office:value-type="float" office:value="1295.6" calcext:value-type="float">
            <text:p>1295.6</text:p>
          </table:table-cell>
          <table:table-cell office:value-type="float" office:value="11.13" calcext:value-type="float">
            <text:p>11.13</text:p>
          </table:table-cell>
          <table:table-cell office:value-type="float" office:value="3.35" calcext:value-type="float">
            <text:p>3.35</text:p>
          </table:table-cell>
          <table:table-cell table:formula="of:=[.G688]" office:value-type="float" office:value="3.35" calcext:value-type="float" table:number-columns-spanned="1" table:number-rows-spanned="2">
            <text:p>3.35</text:p>
          </table:table-cell>
          <table:table-cell table:formula="of:=DATEDIF([.D688];[.D689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2-01</text:p>
          </table:table-cell>
          <table:table-cell office:value-type="float" office:value="1439.8" calcext:value-type="float">
            <text:p>1439.8</text:p>
          </table:table-cell>
          <table:table-cell office:value-type="float" office:value="11.13" calcext:value-type="float">
            <text:p>11.13</text:p>
          </table:table-cell>
          <table:table-cell office:value-type="float" office:value="3.35" calcext:value-type="float">
            <text:p>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16</text:p>
          </table:table-cell>
          <table:table-cell office:value-type="float" office:value="1267.6" calcext:value-type="float">
            <text:p>1267.6</text:p>
          </table:table-cell>
          <table:table-cell office:value-type="float" office:value="16.39" calcext:value-type="float">
            <text:p>16.39</text:p>
          </table:table-cell>
          <table:table-cell office:value-type="float" office:value="11.8" calcext:value-type="float">
            <text:p>11.8</text:p>
          </table:table-cell>
          <table:table-cell table:formula="of:=[.G690]" office:value-type="float" office:value="11.8" calcext:value-type="float" table:number-columns-spanned="1" table:number-rows-spanned="2">
            <text:p>11.8</text:p>
          </table:table-cell>
          <table:table-cell table:formula="of:=DATEDIF([.D690];[.D691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2-06</text:p>
          </table:table-cell>
          <table:table-cell office:value-type="float" office:value="1475.35" calcext:value-type="float">
            <text:p>1475.35</text:p>
          </table:table-cell>
          <table:table-cell office:value-type="float" office:value="16.39" calcext:value-type="float">
            <text:p>16.39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1-09</text:p>
          </table:table-cell>
          <table:table-cell office:value-type="float" office:value="1295.6" calcext:value-type="float">
            <text:p>1295.6</text:p>
          </table:table-cell>
          <table:table-cell office:value-type="float" office:value="16.18" calcext:value-type="float">
            <text:p>16.18</text:p>
          </table:table-cell>
          <table:table-cell office:value-type="float" office:value="3.35" calcext:value-type="float">
            <text:p>3.35</text:p>
          </table:table-cell>
          <table:table-cell table:formula="of:=[.G692]" office:value-type="float" office:value="3.35" calcext:value-type="float" table:number-columns-spanned="1" table:number-rows-spanned="2">
            <text:p>3.35</text:p>
          </table:table-cell>
          <table:table-cell table:formula="of:=DATEDIF([.D692];[.D693];&quot;d&quot;)" office:value-type="float" office:value="139" calcext:value-type="float" table:number-columns-spanned="1" table:number-rows-spanned="2">
            <text:p>139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28</text:p>
          </table:table-cell>
          <table:table-cell office:value-type="float" office:value="1505.25" calcext:value-type="float">
            <text:p>1505.25</text:p>
          </table:table-cell>
          <table:table-cell office:value-type="float" office:value="16.18" calcext:value-type="float">
            <text:p>16.18</text:p>
          </table:table-cell>
          <table:table-cell office:value-type="float" office:value="3.35" calcext:value-type="float">
            <text:p>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22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5.41" calcext:value-type="float">
            <text:p>5.41</text:p>
          </table:table-cell>
          <table:table-cell office:value-type="float" office:value="1.56" calcext:value-type="float">
            <text:p>1.56</text:p>
          </table:table-cell>
          <table:table-cell table:formula="of:=[.G694]" office:value-type="float" office:value="1.56" calcext:value-type="float" table:number-columns-spanned="1" table:number-rows-spanned="2">
            <text:p>1.56</text:p>
          </table:table-cell>
          <table:table-cell table:formula="of:=DATEDIF([.D694];[.D695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6-03</text:p>
          </table:table-cell>
          <table:table-cell office:value-type="float" office:value="1442.45" calcext:value-type="float">
            <text:p>1442.45</text:p>
          </table:table-cell>
          <table:table-cell office:value-type="float" office:value="5.41" calcext:value-type="float">
            <text:p>5.41</text:p>
          </table:table-cell>
          <table:table-cell office:value-type="float" office:value="1.56" calcext:value-type="float">
            <text:p>1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20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5.34" calcext:value-type="float">
            <text:p>5.34</text:p>
          </table:table-cell>
          <table:table-cell office:value-type="float" office:value="1.95" calcext:value-type="float">
            <text:p>1.95</text:p>
          </table:table-cell>
          <table:table-cell table:formula="of:=[.G696]" office:value-type="float" office:value="1.95" calcext:value-type="float" table:number-columns-spanned="1" table:number-rows-spanned="2">
            <text:p>1.95</text:p>
          </table:table-cell>
          <table:table-cell table:formula="of:=DATEDIF([.D696];[.D697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6-03</text:p>
          </table:table-cell>
          <table:table-cell office:value-type="float" office:value="1447.35" calcext:value-type="float">
            <text:p>1447.35</text:p>
          </table:table-cell>
          <table:table-cell office:value-type="float" office:value="5.34" calcext:value-type="float">
            <text:p>5.34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30</text:p>
          </table:table-cell>
          <table:table-cell office:value-type="float" office:value="1374.6" calcext:value-type="float">
            <text:p>1374.6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table:formula="of:=[.G698]" office:value-type="float" office:value="0" calcext:value-type="float" table:number-columns-spanned="1" table:number-rows-spanned="2">
            <text:p>0</text:p>
          </table:table-cell>
          <table:table-cell table:formula="of:=DATEDIF([.D698];[.D699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6-03</text:p>
          </table:table-cell>
          <table:table-cell office:value-type="float" office:value="1461.6" calcext:value-type="float">
            <text:p>1461.6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7-16</text:p>
          </table:table-cell>
          <table:table-cell office:value-type="float" office:value="1372.3" calcext:value-type="float">
            <text:p>1372.3</text:p>
          </table:table-cell>
          <table:table-cell office:value-type="float" office:value="5.21" calcext:value-type="float">
            <text:p>5.21</text:p>
          </table:table-cell>
          <table:table-cell office:value-type="float" office:value="0.97" calcext:value-type="float">
            <text:p>0.97</text:p>
          </table:table-cell>
          <table:table-cell table:formula="of:=[.G700]" office:value-type="float" office:value="0.97" calcext:value-type="float" table:number-columns-spanned="1" table:number-rows-spanned="2">
            <text:p>0.97</text:p>
          </table:table-cell>
          <table:table-cell table:formula="of:=DATEDIF([.D700];[.D701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7-23</text:p>
          </table:table-cell>
          <table:table-cell office:value-type="float" office:value="1443.75" calcext:value-type="float">
            <text:p>1443.75</text:p>
          </table:table-cell>
          <table:table-cell office:value-type="float" office:value="5.21" calcext:value-type="float">
            <text:p>5.21</text:p>
          </table:table-cell>
          <table:table-cell office:value-type="float" office:value="0.97" calcext:value-type="float">
            <text:p>0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7-22</text:p>
          </table:table-cell>
          <table:table-cell office:value-type="float" office:value="1404.2" calcext:value-type="float">
            <text:p>1404.2</text:p>
          </table:table-cell>
          <table:table-cell office:value-type="float" office:value="5.43" calcext:value-type="float">
            <text:p>5.43</text:p>
          </table:table-cell>
          <table:table-cell office:value-type="float" office:value="0.64" calcext:value-type="float">
            <text:p>0.64</text:p>
          </table:table-cell>
          <table:table-cell table:formula="of:=[.G702]" office:value-type="float" office:value="0.64" calcext:value-type="float" table:number-columns-spanned="1" table:number-rows-spanned="2">
            <text:p>0.64</text:p>
          </table:table-cell>
          <table:table-cell table:formula="of:=DATEDIF([.D702];[.D70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7-24</text:p>
          </table:table-cell>
          <table:table-cell office:value-type="float" office:value="1480.5" calcext:value-type="float">
            <text:p>1480.5</text:p>
          </table:table-cell>
          <table:table-cell office:value-type="float" office:value="5.43" calcext:value-type="float">
            <text:p>5.43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22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0.43" calcext:value-type="float">
            <text:p>10.43</text:p>
          </table:table-cell>
          <table:table-cell office:value-type="float" office:value="5.64" calcext:value-type="float">
            <text:p>5.64</text:p>
          </table:table-cell>
          <table:table-cell table:formula="of:=[.G704]" office:value-type="float" office:value="5.64" calcext:value-type="float" table:number-columns-spanned="1" table:number-rows-spanned="2">
            <text:p>5.64</text:p>
          </table:table-cell>
          <table:table-cell table:formula="of:=DATEDIF([.D704];[.D705];&quot;d&quot;)" office:value-type="float" office:value="65" calcext:value-type="float" table:number-columns-spanned="1" table:number-rows-spanned="2">
            <text:p>65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26</text:p>
          </table:table-cell>
          <table:table-cell office:value-type="float" office:value="1511.15" calcext:value-type="float">
            <text:p>1511.15</text:p>
          </table:table-cell>
          <table:table-cell office:value-type="float" office:value="10.43" calcext:value-type="float">
            <text:p>10.43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16</text:p>
          </table:table-cell>
          <table:table-cell office:value-type="float" office:value="1372.3" calcext:value-type="float">
            <text:p>1372.3</text:p>
          </table:table-cell>
          <table:table-cell office:value-type="float" office:value="10.22" calcext:value-type="float">
            <text:p>10.22</text:p>
          </table:table-cell>
          <table:table-cell office:value-type="float" office:value="0.97" calcext:value-type="float">
            <text:p>0.97</text:p>
          </table:table-cell>
          <table:table-cell table:formula="of:=[.G706]" office:value-type="float" office:value="0.97" calcext:value-type="float" table:number-columns-spanned="1" table:number-rows-spanned="2">
            <text:p>0.97</text:p>
          </table:table-cell>
          <table:table-cell table:formula="of:=DATEDIF([.D706];[.D707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26</text:p>
          </table:table-cell>
          <table:table-cell office:value-type="float" office:value="1512.5" calcext:value-type="float">
            <text:p>1512.5</text:p>
          </table:table-cell>
          <table:table-cell office:value-type="float" office:value="10.22" calcext:value-type="float">
            <text:p>10.22</text:p>
          </table:table-cell>
          <table:table-cell office:value-type="float" office:value="0.97" calcext:value-type="float">
            <text:p>0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20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10.36" calcext:value-type="float">
            <text:p>10.36</text:p>
          </table:table-cell>
          <table:table-cell office:value-type="float" office:value="6.02" calcext:value-type="float">
            <text:p>6.02</text:p>
          </table:table-cell>
          <table:table-cell table:formula="of:=[.G708]" office:value-type="float" office:value="6.02" calcext:value-type="float" table:number-columns-spanned="1" table:number-rows-spanned="2">
            <text:p>6.02</text:p>
          </table:table-cell>
          <table:table-cell table:formula="of:=DATEDIF([.D708];[.D709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26</text:p>
          </table:table-cell>
          <table:table-cell office:value-type="float" office:value="1516.25" calcext:value-type="float">
            <text:p>1516.25</text:p>
          </table:table-cell>
          <table:table-cell office:value-type="float" office:value="10.36" calcext:value-type="float">
            <text:p>10.36</text:p>
          </table:table-cell>
          <table:table-cell office:value-type="float" office:value="6.02" calcext:value-type="float">
            <text:p>6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30</text:p>
          </table:table-cell>
          <table:table-cell office:value-type="float" office:value="1374.6" calcext:value-type="float">
            <text:p>1374.6</text:p>
          </table:table-cell>
          <table:table-cell office:value-type="float" office:value="11.39" calcext:value-type="float">
            <text:p>11.39</text:p>
          </table:table-cell>
          <table:table-cell office:value-type="float" office:value="6.06" calcext:value-type="float">
            <text:p>6.06</text:p>
          </table:table-cell>
          <table:table-cell table:formula="of:=[.G710]" office:value-type="float" office:value="6.06" calcext:value-type="float" table:number-columns-spanned="1" table:number-rows-spanned="2">
            <text:p>6.06</text:p>
          </table:table-cell>
          <table:table-cell table:formula="of:=DATEDIF([.D710];[.D71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29</text:p>
          </table:table-cell>
          <table:table-cell office:value-type="float" office:value="1531.2" calcext:value-type="float">
            <text:p>1531.2</text:p>
          </table:table-cell>
          <table:table-cell office:value-type="float" office:value="11.39" calcext:value-type="float">
            <text:p>11.39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16</text:p>
          </table:table-cell>
          <table:table-cell office:value-type="float" office:value="1267.6" calcext:value-type="float">
            <text:p>1267.6</text:p>
          </table:table-cell>
          <table:table-cell office:value-type="float" office:value="21.45" calcext:value-type="float">
            <text:p>21.45</text:p>
          </table:table-cell>
          <table:table-cell office:value-type="float" office:value="11.8" calcext:value-type="float">
            <text:p>11.8</text:p>
          </table:table-cell>
          <table:table-cell table:formula="of:=[.G712]" office:value-type="float" office:value="11.8" calcext:value-type="float" table:number-columns-spanned="1" table:number-rows-spanned="2">
            <text:p>11.8</text:p>
          </table:table-cell>
          <table:table-cell table:formula="of:=DATEDIF([.D712];[.D713];&quot;d&quot;)" office:value-type="float" office:value="290" calcext:value-type="float" table:number-columns-spanned="1" table:number-rows-spanned="2">
            <text:p>290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8-02</text:p>
          </table:table-cell>
          <table:table-cell office:value-type="float" office:value="1539.5" calcext:value-type="float">
            <text:p>1539.5</text:p>
          </table:table-cell>
          <table:table-cell office:value-type="float" office:value="21.45" calcext:value-type="float">
            <text:p>21.45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22</text:p>
          </table:table-cell>
          <table:table-cell office:value-type="float" office:value="1404.2" calcext:value-type="float">
            <text:p>1404.2</text:p>
          </table:table-cell>
          <table:table-cell office:value-type="float" office:value="10.45" calcext:value-type="float">
            <text:p>10.45</text:p>
          </table:table-cell>
          <table:table-cell office:value-type="float" office:value="0.64" calcext:value-type="float">
            <text:p>0.64</text:p>
          </table:table-cell>
          <table:table-cell table:formula="of:=[.G714]" office:value-type="float" office:value="0.64" calcext:value-type="float" table:number-columns-spanned="1" table:number-rows-spanned="2">
            <text:p>0.64</text:p>
          </table:table-cell>
          <table:table-cell table:formula="of:=DATEDIF([.D714];[.D71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8-05</text:p>
          </table:table-cell>
          <table:table-cell office:value-type="float" office:value="1551" calcext:value-type="float">
            <text:p>1551</text:p>
          </table:table-cell>
          <table:table-cell office:value-type="float" office:value="10.45" calcext:value-type="float">
            <text:p>10.45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1-09</text:p>
          </table:table-cell>
          <table:table-cell office:value-type="float" office:value="1295.6" calcext:value-type="float">
            <text:p>1295.6</text:p>
          </table:table-cell>
          <table:table-cell office:value-type="float" office:value="21.23" calcext:value-type="float">
            <text:p>21.23</text:p>
          </table:table-cell>
          <table:table-cell office:value-type="float" office:value="3.35" calcext:value-type="float">
            <text:p>3.35</text:p>
          </table:table-cell>
          <table:table-cell table:formula="of:=[.G716]" office:value-type="float" office:value="3.35" calcext:value-type="float" table:number-columns-spanned="1" table:number-rows-spanned="2">
            <text:p>3.35</text:p>
          </table:table-cell>
          <table:table-cell table:formula="of:=DATEDIF([.D716];[.D717];&quot;d&quot;)" office:value-type="float" office:value="271" calcext:value-type="float" table:number-columns-spanned="1" table:number-rows-spanned="2">
            <text:p>271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8-07</text:p>
          </table:table-cell>
          <table:table-cell office:value-type="float" office:value="1570.7" calcext:value-type="float">
            <text:p>1570.7</text:p>
          </table:table-cell>
          <table:table-cell office:value-type="float" office:value="21.23" calcext:value-type="float">
            <text:p>21.23</text:p>
          </table:table-cell>
          <table:table-cell office:value-type="float" office:value="3.35" calcext:value-type="float">
            <text:p>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22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5.45" calcext:value-type="float">
            <text:p>15.45</text:p>
          </table:table-cell>
          <table:table-cell office:value-type="float" office:value="5.64" calcext:value-type="float">
            <text:p>5.64</text:p>
          </table:table-cell>
          <table:table-cell table:formula="of:=[.G718]" office:value-type="float" office:value="5.64" calcext:value-type="float" table:number-columns-spanned="1" table:number-rows-spanned="2">
            <text:p>5.64</text:p>
          </table:table-cell>
          <table:table-cell table:formula="of:=DATEDIF([.D718];[.D719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09</text:p>
          </table:table-cell>
          <table:table-cell office:value-type="float" office:value="1579.85" calcext:value-type="float">
            <text:p>1579.85</text:p>
          </table:table-cell>
          <table:table-cell office:value-type="float" office:value="15.45" calcext:value-type="float">
            <text:p>15.45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7-16</text:p>
          </table:table-cell>
          <table:table-cell office:value-type="float" office:value="1372.3" calcext:value-type="float">
            <text:p>1372.3</text:p>
          </table:table-cell>
          <table:table-cell office:value-type="float" office:value="15.23" calcext:value-type="float">
            <text:p>15.23</text:p>
          </table:table-cell>
          <table:table-cell office:value-type="float" office:value="0.97" calcext:value-type="float">
            <text:p>0.97</text:p>
          </table:table-cell>
          <table:table-cell table:formula="of:=[.G720]" office:value-type="float" office:value="0.97" calcext:value-type="float" table:number-columns-spanned="1" table:number-rows-spanned="2">
            <text:p>0.97</text:p>
          </table:table-cell>
          <table:table-cell table:formula="of:=DATEDIF([.D720];[.D721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09</text:p>
          </table:table-cell>
          <table:table-cell office:value-type="float" office:value="1581.25" calcext:value-type="float">
            <text:p>1581.25</text:p>
          </table:table-cell>
          <table:table-cell office:value-type="float" office:value="15.23" calcext:value-type="float">
            <text:p>15.23</text:p>
          </table:table-cell>
          <table:table-cell office:value-type="float" office:value="0.97" calcext:value-type="float">
            <text:p>0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20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15.38" calcext:value-type="float">
            <text:p>15.38</text:p>
          </table:table-cell>
          <table:table-cell office:value-type="float" office:value="6.02" calcext:value-type="float">
            <text:p>6.02</text:p>
          </table:table-cell>
          <table:table-cell table:formula="of:=[.G722]" office:value-type="float" office:value="6.02" calcext:value-type="float" table:number-columns-spanned="1" table:number-rows-spanned="2">
            <text:p>6.02</text:p>
          </table:table-cell>
          <table:table-cell table:formula="of:=DATEDIF([.D722];[.D723];&quot;d&quot;)" office:value-type="float" office:value="85" calcext:value-type="float" table:number-columns-spanned="1" table:number-rows-spanned="2">
            <text:p>85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13</text:p>
          </table:table-cell>
          <table:table-cell office:value-type="float" office:value="1585.2" calcext:value-type="float">
            <text:p>1585.2</text:p>
          </table:table-cell>
          <table:table-cell office:value-type="float" office:value="15.38" calcext:value-type="float">
            <text:p>15.38</text:p>
          </table:table-cell>
          <table:table-cell office:value-type="float" office:value="6.02" calcext:value-type="float">
            <text:p>6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30</text:p>
          </table:table-cell>
          <table:table-cell office:value-type="float" office:value="1374.6" calcext:value-type="float">
            <text:p>1374.6</text:p>
          </table:table-cell>
          <table:table-cell office:value-type="float" office:value="16.46" calcext:value-type="float">
            <text:p>16.46</text:p>
          </table:table-cell>
          <table:table-cell office:value-type="float" office:value="6.06" calcext:value-type="float">
            <text:p>6.06</text:p>
          </table:table-cell>
          <table:table-cell table:formula="of:=[.G724]" office:value-type="float" office:value="6.06" calcext:value-type="float" table:number-columns-spanned="1" table:number-rows-spanned="2">
            <text:p>6.06</text:p>
          </table:table-cell>
          <table:table-cell table:formula="of:=DATEDIF([.D724];[.D725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16</text:p>
          </table:table-cell>
          <table:table-cell office:value-type="float" office:value="1600.8" calcext:value-type="float">
            <text:p>1600.8</text:p>
          </table:table-cell>
          <table:table-cell office:value-type="float" office:value="16.46" calcext:value-type="float">
            <text:p>16.46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16</text:p>
          </table:table-cell>
          <table:table-cell office:value-type="float" office:value="1267.6" calcext:value-type="float">
            <text:p>1267.6</text:p>
          </table:table-cell>
          <table:table-cell office:value-type="float" office:value="26.51" calcext:value-type="float">
            <text:p>26.51</text:p>
          </table:table-cell>
          <table:table-cell office:value-type="float" office:value="11.8" calcext:value-type="float">
            <text:p>11.8</text:p>
          </table:table-cell>
          <table:table-cell table:formula="of:=[.G726]" office:value-type="float" office:value="11.8" calcext:value-type="float" table:number-columns-spanned="1" table:number-rows-spanned="2">
            <text:p>11.8</text:p>
          </table:table-cell>
          <table:table-cell table:formula="of:=DATEDIF([.D726];[.D727];&quot;d&quot;)" office:value-type="float" office:value="307" calcext:value-type="float" table:number-columns-spanned="1" table:number-rows-spanned="2">
            <text:p>3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8-19</text:p>
          </table:table-cell>
          <table:table-cell office:value-type="float" office:value="1603.65" calcext:value-type="float">
            <text:p>1603.65</text:p>
          </table:table-cell>
          <table:table-cell office:value-type="float" office:value="26.51" calcext:value-type="float">
            <text:p>26.51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7-22</text:p>
          </table:table-cell>
          <table:table-cell office:value-type="float" office:value="1404.2" calcext:value-type="float">
            <text:p>1404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64" calcext:value-type="float">
            <text:p>0.64</text:p>
          </table:table-cell>
          <table:table-cell table:formula="of:=[.G728]" office:value-type="float" office:value="0.64" calcext:value-type="float" table:number-columns-spanned="1" table:number-rows-spanned="2">
            <text:p>0.64</text:p>
          </table:table-cell>
          <table:table-cell table:formula="of:=DATEDIF([.D728];[.D729];&quot;d&quot;)" office:value-type="float" office:value="39" calcext:value-type="float" table:number-columns-spanned="1" table:number-rows-spanned="2">
            <text:p>39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30</text:p>
          </table:table-cell>
          <table:table-cell office:value-type="float" office:value="1621.5" calcext:value-type="float">
            <text:p>1621.5</text:p>
          </table:table-cell>
          <table:table-cell office:value-type="float" office:value="15.48" calcext:value-type="float">
            <text:p>15.48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1-09</text:p>
          </table:table-cell>
          <table:table-cell office:value-type="float" office:value="1295.6" calcext:value-type="float">
            <text:p>1295.6</text:p>
          </table:table-cell>
          <table:table-cell office:value-type="float" office:value="26.29" calcext:value-type="float">
            <text:p>26.29</text:p>
          </table:table-cell>
          <table:table-cell office:value-type="float" office:value="3.35" calcext:value-type="float">
            <text:p>3.35</text:p>
          </table:table-cell>
          <table:table-cell table:formula="of:=[.G730]" office:value-type="float" office:value="3.35" calcext:value-type="float" table:number-columns-spanned="1" table:number-rows-spanned="2">
            <text:p>3.35</text:p>
          </table:table-cell>
          <table:table-cell table:formula="of:=DATEDIF([.D730];[.D731];&quot;d&quot;)" office:value-type="float" office:value="315" calcext:value-type="float" table:number-columns-spanned="1" table:number-rows-spanned="2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0</text:p>
          </table:table-cell>
          <table:table-cell office:value-type="float" office:value="1636.15" calcext:value-type="float">
            <text:p>1636.15</text:p>
          </table:table-cell>
          <table:table-cell office:value-type="float" office:value="26.29" calcext:value-type="float">
            <text:p>26.29</text:p>
          </table:table-cell>
          <table:table-cell office:value-type="float" office:value="3.35" calcext:value-type="float">
            <text:p>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22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20.46" calcext:value-type="float">
            <text:p>20.46</text:p>
          </table:table-cell>
          <table:table-cell office:value-type="float" office:value="5.64" calcext:value-type="float">
            <text:p>5.64</text:p>
          </table:table-cell>
          <table:table-cell table:formula="of:=[.G732]" office:value-type="float" office:value="5.64" calcext:value-type="float" table:number-columns-spanned="1" table:number-rows-spanned="2">
            <text:p>5.64</text:p>
          </table:table-cell>
          <table:table-cell table:formula="of:=DATEDIF([.D732];[.D73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0</text:p>
          </table:table-cell>
          <table:table-cell office:value-type="float" office:value="1648.5" calcext:value-type="float">
            <text:p>1648.5</text:p>
          </table:table-cell>
          <table:table-cell office:value-type="float" office:value="20.46" calcext:value-type="float">
            <text:p>20.46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7-16</text:p>
          </table:table-cell>
          <table:table-cell office:value-type="float" office:value="1372.3" calcext:value-type="float">
            <text:p>1372.3</text:p>
          </table:table-cell>
          <table:table-cell office:value-type="float" office:value="20.24" calcext:value-type="float">
            <text:p>20.24</text:p>
          </table:table-cell>
          <table:table-cell office:value-type="float" office:value="0.97" calcext:value-type="float">
            <text:p>0.97</text:p>
          </table:table-cell>
          <table:table-cell table:formula="of:=[.G734]" office:value-type="float" office:value="0.97" calcext:value-type="float" table:number-columns-spanned="1" table:number-rows-spanned="2">
            <text:p>0.97</text:p>
          </table:table-cell>
          <table:table-cell table:formula="of:=DATEDIF([.D734];[.D735];&quot;d&quot;)" office:value-type="float" office:value="66" calcext:value-type="float" table:number-columns-spanned="1" table:number-rows-spanned="2">
            <text:p>66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0</text:p>
          </table:table-cell>
          <table:table-cell office:value-type="float" office:value="1650" calcext:value-type="float">
            <text:p>1650</text:p>
          </table:table-cell>
          <table:table-cell office:value-type="float" office:value="20.24" calcext:value-type="float">
            <text:p>20.24</text:p>
          </table:table-cell>
          <table:table-cell office:value-type="float" office:value="0.97" calcext:value-type="float">
            <text:p>0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20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20.39" calcext:value-type="float">
            <text:p>20.39</text:p>
          </table:table-cell>
          <table:table-cell office:value-type="float" office:value="6.02" calcext:value-type="float">
            <text:p>6.02</text:p>
          </table:table-cell>
          <table:table-cell table:formula="of:=[.G736]" office:value-type="float" office:value="6.02" calcext:value-type="float" table:number-columns-spanned="1" table:number-rows-spanned="2">
            <text:p>6.02</text:p>
          </table:table-cell>
          <table:table-cell table:formula="of:=DATEDIF([.D736];[.D73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0</text:p>
          </table:table-cell>
          <table:table-cell office:value-type="float" office:value="1654.1" calcext:value-type="float">
            <text:p>1654.1</text:p>
          </table:table-cell>
          <table:table-cell office:value-type="float" office:value="20.39" calcext:value-type="float">
            <text:p>20.39</text:p>
          </table:table-cell>
          <table:table-cell office:value-type="float" office:value="6.02" calcext:value-type="float">
            <text:p>6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30</text:p>
          </table:table-cell>
          <table:table-cell office:value-type="float" office:value="1374.6" calcext:value-type="float">
            <text:p>1374.6</text:p>
          </table:table-cell>
          <table:table-cell office:value-type="float" office:value="21.52" calcext:value-type="float">
            <text:p>21.52</text:p>
          </table:table-cell>
          <table:table-cell office:value-type="float" office:value="6.06" calcext:value-type="float">
            <text:p>6.06</text:p>
          </table:table-cell>
          <table:table-cell table:formula="of:=[.G738]" office:value-type="float" office:value="6.06" calcext:value-type="float" table:number-columns-spanned="1" table:number-rows-spanned="2">
            <text:p>6.06</text:p>
          </table:table-cell>
          <table:table-cell table:formula="of:=DATEDIF([.D738];[.D739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0</text:p>
          </table:table-cell>
          <table:table-cell office:value-type="float" office:value="1670.4" calcext:value-type="float">
            <text:p>1670.4</text:p>
          </table:table-cell>
          <table:table-cell office:value-type="float" office:value="21.52" calcext:value-type="float">
            <text:p>21.52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7-22</text:p>
          </table:table-cell>
          <table:table-cell office:value-type="float" office:value="1404.2" calcext:value-type="float">
            <text:p>1404.2</text:p>
          </table:table-cell>
          <table:table-cell office:value-type="float" office:value="20.5" calcext:value-type="float">
            <text:p>20.5</text:p>
          </table:table-cell>
          <table:table-cell office:value-type="float" office:value="0.64" calcext:value-type="float">
            <text:p>0.64</text:p>
          </table:table-cell>
          <table:table-cell table:formula="of:=[.G740]" office:value-type="float" office:value="0.64" calcext:value-type="float" table:number-columns-spanned="1" table:number-rows-spanned="2">
            <text:p>0.64</text:p>
          </table:table-cell>
          <table:table-cell table:formula="of:=DATEDIF([.D740];[.D74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0</text:p>
          </table:table-cell>
          <table:table-cell office:value-type="float" office:value="1692" calcext:value-type="float">
            <text:p>1692</text:p>
          </table:table-cell>
          <table:table-cell office:value-type="float" office:value="20.5" calcext:value-type="float">
            <text:p>20.5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22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25.49" calcext:value-type="float">
            <text:p>25.49</text:p>
          </table:table-cell>
          <table:table-cell office:value-type="float" office:value="5.64" calcext:value-type="float">
            <text:p>5.64</text:p>
          </table:table-cell>
          <table:table-cell table:formula="of:=[.G742]" office:value-type="float" office:value="5.64" calcext:value-type="float" table:number-columns-spanned="1" table:number-rows-spanned="2">
            <text:p>5.64</text:p>
          </table:table-cell>
          <table:table-cell table:formula="of:=DATEDIF([.D742];[.D74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0</text:p>
          </table:table-cell>
          <table:table-cell office:value-type="float" office:value="1717.2" calcext:value-type="float">
            <text:p>1717.2</text:p>
          </table:table-cell>
          <table:table-cell office:value-type="float" office:value="25.49" calcext:value-type="float">
            <text:p>25.49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7-16</text:p>
          </table:table-cell>
          <table:table-cell office:value-type="float" office:value="1372.3" calcext:value-type="float">
            <text:p>1372.3</text:p>
          </table:table-cell>
          <table:table-cell office:value-type="float" office:value="25.25" calcext:value-type="float">
            <text:p>25.25</text:p>
          </table:table-cell>
          <table:table-cell office:value-type="float" office:value="0.97" calcext:value-type="float">
            <text:p>0.97</text:p>
          </table:table-cell>
          <table:table-cell table:formula="of:=[.G744]" office:value-type="float" office:value="0.97" calcext:value-type="float" table:number-columns-spanned="1" table:number-rows-spanned="2">
            <text:p>0.97</text:p>
          </table:table-cell>
          <table:table-cell table:formula="of:=DATEDIF([.D744];[.D745];&quot;d&quot;)" office:value-type="float" office:value="66" calcext:value-type="float" table:number-columns-spanned="1" table:number-rows-spanned="2">
            <text:p>6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0</text:p>
          </table:table-cell>
          <table:table-cell office:value-type="float" office:value="1718.75" calcext:value-type="float">
            <text:p>1718.75</text:p>
          </table:table-cell>
          <table:table-cell office:value-type="float" office:value="25.25" calcext:value-type="float">
            <text:p>25.25</text:p>
          </table:table-cell>
          <table:table-cell office:value-type="float" office:value="0.97" calcext:value-type="float">
            <text:p>0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20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25.4" calcext:value-type="float">
            <text:p>25.4</text:p>
          </table:table-cell>
          <table:table-cell office:value-type="float" office:value="6.02" calcext:value-type="float">
            <text:p>6.02</text:p>
          </table:table-cell>
          <table:table-cell table:formula="of:=[.G746]" office:value-type="float" office:value="6.02" calcext:value-type="float" table:number-columns-spanned="1" table:number-rows-spanned="2">
            <text:p>6.02</text:p>
          </table:table-cell>
          <table:table-cell table:formula="of:=DATEDIF([.D746];[.D74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0</text:p>
          </table:table-cell>
          <table:table-cell office:value-type="float" office:value="1723" calcext:value-type="float">
            <text:p>1723</text:p>
          </table:table-cell>
          <table:table-cell office:value-type="float" office:value="25.4" calcext:value-type="float">
            <text:p>25.4</text:p>
          </table:table-cell>
          <table:table-cell office:value-type="float" office:value="6.02" calcext:value-type="float">
            <text:p>6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30</text:p>
          </table:table-cell>
          <table:table-cell office:value-type="float" office:value="1374.6" calcext:value-type="float">
            <text:p>1374.6</text:p>
          </table:table-cell>
          <table:table-cell office:value-type="float" office:value="26.58" calcext:value-type="float">
            <text:p>26.58</text:p>
          </table:table-cell>
          <table:table-cell office:value-type="float" office:value="6.06" calcext:value-type="float">
            <text:p>6.06</text:p>
          </table:table-cell>
          <table:table-cell table:formula="of:=[.G748]" office:value-type="float" office:value="6.06" calcext:value-type="float" table:number-columns-spanned="1" table:number-rows-spanned="2">
            <text:p>6.06</text:p>
          </table:table-cell>
          <table:table-cell table:formula="of:=DATEDIF([.D748];[.D749];&quot;d&quot;)" office:value-type="float" office:value="116" calcext:value-type="float" table:number-columns-spanned="1" table:number-rows-spanned="2">
            <text:p>1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3</text:p>
          </table:table-cell>
          <table:table-cell office:value-type="float" office:value="1740" calcext:value-type="float">
            <text:p>1740</text:p>
          </table:table-cell>
          <table:table-cell office:value-type="float" office:value="26.58" calcext:value-type="float">
            <text:p>26.58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7-22</text:p>
          </table:table-cell>
          <table:table-cell office:value-type="float" office:value="1404.2" calcext:value-type="float">
            <text:p>1404.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4" calcext:value-type="float">
            <text:p>0.64</text:p>
          </table:table-cell>
          <table:table-cell table:formula="of:=[.G750]" office:value-type="float" office:value="0.64" calcext:value-type="float" table:number-columns-spanned="1" table:number-rows-spanned="2">
            <text:p>0.64</text:p>
          </table:table-cell>
          <table:table-cell table:formula="of:=DATEDIF([.D750];[.D75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3</text:p>
          </table:table-cell>
          <table:table-cell office:value-type="float" office:value="1762.5" calcext:value-type="float">
            <text:p>1762.5</text:p>
          </table:table-cell>
          <table:table-cell office:value-type="float" office:value="25.52" calcext:value-type="float">
            <text:p>25.52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4-13</text:p>
          </table:table-cell>
          <table:table-cell office:value-type="float" office:value="1680.85" calcext:value-type="float">
            <text:p>1680.85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table-cell table:formula="of:=[.G752]" office:value-type="float" office:value="0" calcext:value-type="float" table:number-columns-spanned="1" table:number-rows-spanned="2">
            <text:p>0</text:p>
          </table:table-cell>
          <table:table-cell table:formula="of:=DATEDIF([.D752];[.D753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4-22</text:p>
          </table:table-cell>
          <table:table-cell office:value-type="float" office:value="1788.85" calcext:value-type="float">
            <text:p>1788.85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20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5.87" calcext:value-type="float">
            <text:p>5.87</text:p>
          </table:table-cell>
          <table:table-cell office:value-type="float" office:value="17.04" calcext:value-type="float">
            <text:p>17.04</text:p>
          </table:table-cell>
          <table:table-cell table:formula="of:=[.G754]" office:value-type="float" office:value="17.04" calcext:value-type="float" table:number-columns-spanned="1" table:number-rows-spanned="2">
            <text:p>17.04</text:p>
          </table:table-cell>
          <table:table-cell table:formula="of:=DATEDIF([.D754];[.D755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4-23</text:p>
          </table:table-cell>
          <table:table-cell office:value-type="float" office:value="1845.3" calcext:value-type="float">
            <text:p>1845.3</text:p>
          </table:table-cell>
          <table:table-cell office:value-type="float" office:value="5.87" calcext:value-type="float">
            <text:p>5.87</text:p>
          </table:table-cell>
          <table:table-cell office:value-type="float" office:value="17.04" calcext:value-type="float">
            <text:p>1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3</text:p>
          </table:table-cell>
          <table:table-cell office:value-type="float" office:value="1683.9" calcext:value-type="float">
            <text:p>1683.9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table:formula="of:=[.G756]" office:value-type="float" office:value="0" calcext:value-type="float" table:number-columns-spanned="1" table:number-rows-spanned="2">
            <text:p>0</text:p>
          </table:table-cell>
          <table:table-cell table:formula="of:=DATEDIF([.D756];[.D757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4</text:p>
          </table:table-cell>
          <table:table-cell office:value-type="float" office:value="1773.45" calcext:value-type="float">
            <text:p>1773.4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5-29</text:p>
          </table:table-cell>
          <table:table-cell office:value-type="float" office:value="1683.1" calcext:value-type="float">
            <text:p>1683.1</text:p>
          </table:table-cell>
          <table:table-cell office:value-type="float" office:value="5.99" calcext:value-type="float">
            <text:p>5.99</text:p>
          </table:table-cell>
          <table:table-cell office:value-type="float" office:value="6.27" calcext:value-type="float">
            <text:p>6.27</text:p>
          </table:table-cell>
          <table:table-cell table:formula="of:=[.G758]" office:value-type="float" office:value="6.27" calcext:value-type="float" table:number-columns-spanned="1" table:number-rows-spanned="2">
            <text:p>6.27</text:p>
          </table:table-cell>
          <table:table-cell table:formula="of:=DATEDIF([.D758];[.D759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4</text:p>
          </table:table-cell>
          <table:table-cell office:value-type="float" office:value="1783.95" calcext:value-type="float">
            <text:p>1783.95</text:p>
          </table:table-cell>
          <table:table-cell office:value-type="float" office:value="5.99" calcext:value-type="float">
            <text:p>5.99</text:p>
          </table:table-cell>
          <table:table-cell office:value-type="float" office:value="6.27" calcext:value-type="float">
            <text:p>6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23</text:p>
          </table:table-cell>
          <table:table-cell office:value-type="float" office:value="1683.9" calcext:value-type="float">
            <text:p>1683.9</text:p>
          </table:table-cell>
          <table:table-cell office:value-type="float" office:value="10.33" calcext:value-type="float">
            <text:p>10.33</text:p>
          </table:table-cell>
          <table:table-cell office:value-type="float" office:value="2.3" calcext:value-type="float">
            <text:p>2.3</text:p>
          </table:table-cell>
          <table:table-cell table:formula="of:=[.G760]" office:value-type="float" office:value="2.3" calcext:value-type="float" table:number-columns-spanned="1" table:number-rows-spanned="2">
            <text:p>2.3</text:p>
          </table:table-cell>
          <table:table-cell table:formula="of:=DATEDIF([.D760];[.D761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18</text:p>
          </table:table-cell>
          <table:table-cell office:value-type="float" office:value="1857.9" calcext:value-type="float">
            <text:p>1857.9</text:p>
          </table:table-cell>
          <table:table-cell office:value-type="float" office:value="10.33" calcext:value-type="float">
            <text:p>10.33</text:p>
          </table:table-cell>
          <table:table-cell office:value-type="float" office:value="2.3" calcext:value-type="float">
            <text:p>2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17</text:p>
          </table:table-cell>
          <table:table-cell office:value-type="float" office:value="1731.6" calcext:value-type="float">
            <text:p>1731.6</text:p>
          </table:table-cell>
          <table:table-cell office:value-type="float" office:value="7.92" calcext:value-type="float">
            <text:p>7.92</text:p>
          </table:table-cell>
          <table:table-cell office:value-type="float" office:value="17.35" calcext:value-type="float">
            <text:p>17.35</text:p>
          </table:table-cell>
          <table:table-cell table:formula="of:=[.G762]" office:value-type="float" office:value="17.35" calcext:value-type="float" table:number-columns-spanned="1" table:number-rows-spanned="2">
            <text:p>17.35</text:p>
          </table:table-cell>
          <table:table-cell table:formula="of:=DATEDIF([.D762];[.D76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18</text:p>
          </table:table-cell>
          <table:table-cell office:value-type="float" office:value="1868.8" calcext:value-type="float">
            <text:p>1868.8</text:p>
          </table:table-cell>
          <table:table-cell office:value-type="float" office:value="7.92" calcext:value-type="float">
            <text:p>7.92</text:p>
          </table:table-cell>
          <table:table-cell office:value-type="float" office:value="17.35" calcext:value-type="float">
            <text:p>17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5-29</text:p>
          </table:table-cell>
          <table:table-cell office:value-type="float" office:value="1683.1" calcext:value-type="float">
            <text:p>1683.1</text:p>
          </table:table-cell>
          <table:table-cell office:value-type="float" office:value="11.04" calcext:value-type="float">
            <text:p>11.04</text:p>
          </table:table-cell>
          <table:table-cell office:value-type="float" office:value="6.27" calcext:value-type="float">
            <text:p>6.27</text:p>
          </table:table-cell>
          <table:table-cell table:formula="of:=[.G764]" office:value-type="float" office:value="6.27" calcext:value-type="float" table:number-columns-spanned="1" table:number-rows-spanned="2">
            <text:p>6.27</text:p>
          </table:table-cell>
          <table:table-cell table:formula="of:=DATEDIF([.D764];[.D765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18</text:p>
          </table:table-cell>
          <table:table-cell office:value-type="float" office:value="1868.9" calcext:value-type="float">
            <text:p>1868.9</text:p>
          </table:table-cell>
          <table:table-cell office:value-type="float" office:value="11.04" calcext:value-type="float">
            <text:p>11.04</text:p>
          </table:table-cell>
          <table:table-cell office:value-type="float" office:value="6.27" calcext:value-type="float">
            <text:p>6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4-13</text:p>
          </table:table-cell>
          <table:table-cell office:value-type="float" office:value="1680.85" calcext:value-type="float">
            <text:p>1680.85</text:p>
          </table:table-cell>
          <table:table-cell office:value-type="float" office:value="11.49" calcext:value-type="float">
            <text:p>11.49</text:p>
          </table:table-cell>
          <table:table-cell office:value-type="float" office:value="11.77" calcext:value-type="float">
            <text:p>11.77</text:p>
          </table:table-cell>
          <table:table-cell table:formula="of:=[.G766]" office:value-type="float" office:value="11.77" calcext:value-type="float" table:number-columns-spanned="1" table:number-rows-spanned="2">
            <text:p>11.77</text:p>
          </table:table-cell>
          <table:table-cell table:formula="of:=DATEDIF([.D766];[.D767];&quot;d&quot;)" office:value-type="float" office:value="127" calcext:value-type="float" table:number-columns-spanned="1" table:number-rows-spanned="2">
            <text:p>127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18</text:p>
          </table:table-cell>
          <table:table-cell office:value-type="float" office:value="1874.05" calcext:value-type="float">
            <text:p>1874.05</text:p>
          </table:table-cell>
          <table:table-cell office:value-type="float" office:value="11.49" calcext:value-type="float">
            <text:p>11.49</text:p>
          </table:table-cell>
          <table:table-cell office:value-type="float" office:value="11.77" calcext:value-type="float">
            <text:p>1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20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10.91" calcext:value-type="float">
            <text:p>10.91</text:p>
          </table:table-cell>
          <table:table-cell office:value-type="float" office:value="17.04" calcext:value-type="float">
            <text:p>17.04</text:p>
          </table:table-cell>
          <table:table-cell table:formula="of:=[.G768]" office:value-type="float" office:value="17.04" calcext:value-type="float" table:number-columns-spanned="1" table:number-rows-spanned="2">
            <text:p>17.04</text:p>
          </table:table-cell>
          <table:table-cell table:formula="of:=DATEDIF([.D768];[.D76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21</text:p>
          </table:table-cell>
          <table:table-cell office:value-type="float" office:value="1933.15" calcext:value-type="float">
            <text:p>1933.15</text:p>
          </table:table-cell>
          <table:table-cell office:value-type="float" office:value="10.91" calcext:value-type="float">
            <text:p>10.91</text:p>
          </table:table-cell>
          <table:table-cell office:value-type="float" office:value="17.04" calcext:value-type="float">
            <text:p>1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23</text:p>
          </table:table-cell>
          <table:table-cell office:value-type="float" office:value="1683.9" calcext:value-type="float">
            <text:p>1683.9</text:p>
          </table:table-cell>
          <table:table-cell office:value-type="float" office:value="15.35" calcext:value-type="float">
            <text:p>15.35</text:p>
          </table:table-cell>
          <table:table-cell office:value-type="float" office:value="2.3" calcext:value-type="float">
            <text:p>2.3</text:p>
          </table:table-cell>
          <table:table-cell table:formula="of:=[.G770]" office:value-type="float" office:value="2.3" calcext:value-type="float" table:number-columns-spanned="1" table:number-rows-spanned="2">
            <text:p>2.3</text:p>
          </table:table-cell>
          <table:table-cell table:formula="of:=DATEDIF([.D770];[.D771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21</text:p>
          </table:table-cell>
          <table:table-cell office:value-type="float" office:value="1942.35" calcext:value-type="float">
            <text:p>1942.35</text:p>
          </table:table-cell>
          <table:table-cell office:value-type="float" office:value="15.35" calcext:value-type="float">
            <text:p>15.35</text:p>
          </table:table-cell>
          <table:table-cell office:value-type="float" office:value="2.3" calcext:value-type="float">
            <text:p>2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5-29</text:p>
          </table:table-cell>
          <table:table-cell office:value-type="float" office:value="1683.1" calcext:value-type="float">
            <text:p>1683.1</text:p>
          </table:table-cell>
          <table:table-cell office:value-type="float" office:value="16.09" calcext:value-type="float">
            <text:p>16.09</text:p>
          </table:table-cell>
          <table:table-cell office:value-type="float" office:value="6.27" calcext:value-type="float">
            <text:p>6.27</text:p>
          </table:table-cell>
          <table:table-cell table:formula="of:=[.G772]" office:value-type="float" office:value="6.27" calcext:value-type="float" table:number-columns-spanned="1" table:number-rows-spanned="2">
            <text:p>6.27</text:p>
          </table:table-cell>
          <table:table-cell table:formula="of:=DATEDIF([.D772];[.D773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21</text:p>
          </table:table-cell>
          <table:table-cell office:value-type="float" office:value="1953.85" calcext:value-type="float">
            <text:p>1953.85</text:p>
          </table:table-cell>
          <table:table-cell office:value-type="float" office:value="16.09" calcext:value-type="float">
            <text:p>16.09</text:p>
          </table:table-cell>
          <table:table-cell office:value-type="float" office:value="6.27" calcext:value-type="float">
            <text:p>6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17</text:p>
          </table:table-cell>
          <table:table-cell office:value-type="float" office:value="1731.6" calcext:value-type="float">
            <text:p>1731.6</text:p>
          </table:table-cell>
          <table:table-cell office:value-type="float" office:value="13.06" calcext:value-type="float">
            <text:p>13.06</text:p>
          </table:table-cell>
          <table:table-cell office:value-type="float" office:value="17.35" calcext:value-type="float">
            <text:p>17.35</text:p>
          </table:table-cell>
          <table:table-cell table:formula="of:=[.G774]" office:value-type="float" office:value="17.35" calcext:value-type="float" table:number-columns-spanned="1" table:number-rows-spanned="2">
            <text:p>17.35</text:p>
          </table:table-cell>
          <table:table-cell table:formula="of:=DATEDIF([.D774];[.D775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21</text:p>
          </table:table-cell>
          <table:table-cell office:value-type="float" office:value="1957.8" calcext:value-type="float">
            <text:p>1957.8</text:p>
          </table:table-cell>
          <table:table-cell office:value-type="float" office:value="13.06" calcext:value-type="float">
            <text:p>13.06</text:p>
          </table:table-cell>
          <table:table-cell office:value-type="float" office:value="17.35" calcext:value-type="float">
            <text:p>17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4-13</text:p>
          </table:table-cell>
          <table:table-cell office:value-type="float" office:value="1680.85" calcext:value-type="float">
            <text:p>1680.85</text:p>
          </table:table-cell>
          <table:table-cell office:value-type="float" office:value="16.56" calcext:value-type="float">
            <text:p>16.56</text:p>
          </table:table-cell>
          <table:table-cell office:value-type="float" office:value="11.77" calcext:value-type="float">
            <text:p>11.77</text:p>
          </table:table-cell>
          <table:table-cell table:formula="of:=[.G776]" office:value-type="float" office:value="11.77" calcext:value-type="float" table:number-columns-spanned="1" table:number-rows-spanned="2">
            <text:p>11.77</text:p>
          </table:table-cell>
          <table:table-cell table:formula="of:=DATEDIF([.D776];[.D777];&quot;d&quot;)" office:value-type="float" office:value="130" calcext:value-type="float" table:number-columns-spanned="1" table:number-rows-spanned="2">
            <text:p>130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21</text:p>
          </table:table-cell>
          <table:table-cell office:value-type="float" office:value="1959.2" calcext:value-type="float">
            <text:p>1959.2</text:p>
          </table:table-cell>
          <table:table-cell office:value-type="float" office:value="16.56" calcext:value-type="float">
            <text:p>16.56</text:p>
          </table:table-cell>
          <table:table-cell office:value-type="float" office:value="11.77" calcext:value-type="float">
            <text:p>1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20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15.96" calcext:value-type="float">
            <text:p>15.96</text:p>
          </table:table-cell>
          <table:table-cell office:value-type="float" office:value="17.04" calcext:value-type="float">
            <text:p>17.04</text:p>
          </table:table-cell>
          <table:table-cell table:formula="of:=[.G778]" office:value-type="float" office:value="17.04" calcext:value-type="float" table:number-columns-spanned="1" table:number-rows-spanned="2">
            <text:p>17.04</text:p>
          </table:table-cell>
          <table:table-cell table:formula="of:=DATEDIF([.D778];[.D779];&quot;d&quot;)" office:value-type="float" office:value="174" calcext:value-type="float" table:number-columns-spanned="1" table:number-rows-spanned="2">
            <text:p>174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0</text:p>
          </table:table-cell>
          <table:table-cell office:value-type="float" office:value="2021.05" calcext:value-type="float">
            <text:p>2021.05</text:p>
          </table:table-cell>
          <table:table-cell office:value-type="float" office:value="15.96" calcext:value-type="float">
            <text:p>15.96</text:p>
          </table:table-cell>
          <table:table-cell office:value-type="float" office:value="17.04" calcext:value-type="float">
            <text:p>1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23</text:p>
          </table:table-cell>
          <table:table-cell office:value-type="float" office:value="1683.9" calcext:value-type="float">
            <text:p>1683.9</text:p>
          </table:table-cell>
          <table:table-cell office:value-type="float" office:value="20.36" calcext:value-type="float">
            <text:p>20.36</text:p>
          </table:table-cell>
          <table:table-cell office:value-type="float" office:value="2.3" calcext:value-type="float">
            <text:p>2.3</text:p>
          </table:table-cell>
          <table:table-cell table:formula="of:=[.G780]" office:value-type="float" office:value="2.3" calcext:value-type="float" table:number-columns-spanned="1" table:number-rows-spanned="2">
            <text:p>2.3</text:p>
          </table:table-cell>
          <table:table-cell table:formula="of:=DATEDIF([.D780];[.D781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0</text:p>
          </table:table-cell>
          <table:table-cell office:value-type="float" office:value="2026.8" calcext:value-type="float">
            <text:p>2026.8</text:p>
          </table:table-cell>
          <table:table-cell office:value-type="float" office:value="20.36" calcext:value-type="float">
            <text:p>20.36</text:p>
          </table:table-cell>
          <table:table-cell office:value-type="float" office:value="2.3" calcext:value-type="float">
            <text:p>2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5-29</text:p>
          </table:table-cell>
          <table:table-cell office:value-type="float" office:value="1683.1" calcext:value-type="float">
            <text:p>1683.1</text:p>
          </table:table-cell>
          <table:table-cell office:value-type="float" office:value="21.13" calcext:value-type="float">
            <text:p>21.13</text:p>
          </table:table-cell>
          <table:table-cell office:value-type="float" office:value="6.27" calcext:value-type="float">
            <text:p>6.27</text:p>
          </table:table-cell>
          <table:table-cell table:formula="of:=[.G782]" office:value-type="float" office:value="6.27" calcext:value-type="float" table:number-columns-spanned="1" table:number-rows-spanned="2">
            <text:p>6.27</text:p>
          </table:table-cell>
          <table:table-cell table:formula="of:=DATEDIF([.D782];[.D783];&quot;d&quot;)" office:value-type="float" office:value="104" calcext:value-type="float" table:number-columns-spanned="1" table:number-rows-spanned="2">
            <text:p>104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0</text:p>
          </table:table-cell>
          <table:table-cell office:value-type="float" office:value="2038.8" calcext:value-type="float">
            <text:p>2038.8</text:p>
          </table:table-cell>
          <table:table-cell office:value-type="float" office:value="21.13" calcext:value-type="float">
            <text:p>21.13</text:p>
          </table:table-cell>
          <table:table-cell office:value-type="float" office:value="6.27" calcext:value-type="float">
            <text:p>6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4-13</text:p>
          </table:table-cell>
          <table:table-cell office:value-type="float" office:value="1680.85" calcext:value-type="float">
            <text:p>1680.85</text:p>
          </table:table-cell>
          <table:table-cell office:value-type="float" office:value="21.63" calcext:value-type="float">
            <text:p>21.63</text:p>
          </table:table-cell>
          <table:table-cell office:value-type="float" office:value="11.77" calcext:value-type="float">
            <text:p>11.77</text:p>
          </table:table-cell>
          <table:table-cell table:formula="of:=[.G784]" office:value-type="float" office:value="11.77" calcext:value-type="float" table:number-columns-spanned="1" table:number-rows-spanned="2">
            <text:p>11.77</text:p>
          </table:table-cell>
          <table:table-cell table:formula="of:=DATEDIF([.D784];[.D785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0</text:p>
          </table:table-cell>
          <table:table-cell office:value-type="float" office:value="2044.4" calcext:value-type="float">
            <text:p>2044.4</text:p>
          </table:table-cell>
          <table:table-cell office:value-type="float" office:value="21.63" calcext:value-type="float">
            <text:p>21.63</text:p>
          </table:table-cell>
          <table:table-cell office:value-type="float" office:value="11.77" calcext:value-type="float">
            <text:p>1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17</text:p>
          </table:table-cell>
          <table:table-cell office:value-type="float" office:value="1731.6" calcext:value-type="float">
            <text:p>1731.6</text:p>
          </table:table-cell>
          <table:table-cell office:value-type="float" office:value="18.2" calcext:value-type="float">
            <text:p>18.2</text:p>
          </table:table-cell>
          <table:table-cell office:value-type="float" office:value="17.35" calcext:value-type="float">
            <text:p>17.35</text:p>
          </table:table-cell>
          <table:table-cell table:formula="of:=[.G786]" office:value-type="float" office:value="17.35" calcext:value-type="float" table:number-columns-spanned="1" table:number-rows-spanned="2">
            <text:p>17.35</text:p>
          </table:table-cell>
          <table:table-cell table:formula="of:=DATEDIF([.D786];[.D787];&quot;d&quot;)" office:value-type="float" office:value="177" calcext:value-type="float" table:number-columns-spanned="1" table:number-rows-spanned="2">
            <text:p>177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0</text:p>
          </table:table-cell>
          <table:table-cell office:value-type="float" office:value="2046.8" calcext:value-type="float">
            <text:p>2046.8</text:p>
          </table:table-cell>
          <table:table-cell office:value-type="float" office:value="18.2" calcext:value-type="float">
            <text:p>18.2</text:p>
          </table:table-cell>
          <table:table-cell office:value-type="float" office:value="17.35" calcext:value-type="float">
            <text:p>17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20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21" calcext:value-type="float">
            <text:p>21</text:p>
          </table:table-cell>
          <table:table-cell office:value-type="float" office:value="17.04" calcext:value-type="float">
            <text:p>17.04</text:p>
          </table:table-cell>
          <table:table-cell table:formula="of:=[.G788]" office:value-type="float" office:value="17.04" calcext:value-type="float" table:number-columns-spanned="1" table:number-rows-spanned="2">
            <text:p>17.04</text:p>
          </table:table-cell>
          <table:table-cell table:formula="of:=DATEDIF([.D788];[.D789];&quot;d&quot;)" office:value-type="float" office:value="201" calcext:value-type="float" table:number-columns-spanned="1" table:number-rows-spanned="2">
            <text:p>201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7</text:p>
          </table:table-cell>
          <table:table-cell office:value-type="float" office:value="2108.9" calcext:value-type="float">
            <text:p>2108.9</text:p>
          </table:table-cell>
          <table:table-cell office:value-type="float" office:value="21" calcext:value-type="float">
            <text:p>21</text:p>
          </table:table-cell>
          <table:table-cell office:value-type="float" office:value="17.04" calcext:value-type="float">
            <text:p>17.0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23</text:p>
          </table:table-cell>
          <table:table-cell office:value-type="float" office:value="1683.9" calcext:value-type="float">
            <text:p>1683.9</text:p>
          </table:table-cell>
          <table:table-cell office:value-type="float" office:value="25.38" calcext:value-type="float">
            <text:p>25.38</text:p>
          </table:table-cell>
          <table:table-cell office:value-type="float" office:value="2.3" calcext:value-type="float">
            <text:p>2.3</text:p>
          </table:table-cell>
          <table:table-cell table:formula="of:=[.G790]" office:value-type="float" office:value="2.3" calcext:value-type="float" table:number-columns-spanned="1" table:number-rows-spanned="2">
            <text:p>2.3</text:p>
          </table:table-cell>
          <table:table-cell table:formula="of:=DATEDIF([.D790];[.D791];&quot;d&quot;)" office:value-type="float" office:value="106" calcext:value-type="float" table:number-columns-spanned="1" table:number-rows-spanned="2">
            <text:p>1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7</text:p>
          </table:table-cell>
          <table:table-cell office:value-type="float" office:value="2111.25" calcext:value-type="float">
            <text:p>2111.25</text:p>
          </table:table-cell>
          <table:table-cell office:value-type="float" office:value="25.38" calcext:value-type="float">
            <text:p>25.38</text:p>
          </table:table-cell>
          <table:table-cell office:value-type="float" office:value="2.3" calcext:value-type="float">
            <text:p>2.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5-29</text:p>
          </table:table-cell>
          <table:table-cell office:value-type="float" office:value="1683.1" calcext:value-type="float">
            <text:p>1683.1</text:p>
          </table:table-cell>
          <table:table-cell office:value-type="float" office:value="26.18" calcext:value-type="float">
            <text:p>26.18</text:p>
          </table:table-cell>
          <table:table-cell office:value-type="float" office:value="6.27" calcext:value-type="float">
            <text:p>6.27</text:p>
          </table:table-cell>
          <table:table-cell table:formula="of:=[.G792]" office:value-type="float" office:value="6.27" calcext:value-type="float" table:number-columns-spanned="1" table:number-rows-spanned="2">
            <text:p>6.27</text:p>
          </table:table-cell>
          <table:table-cell table:formula="of:=DATEDIF([.D792];[.D793];&quot;d&quot;)" office:value-type="float" office:value="139" calcext:value-type="float" table:number-columns-spanned="1" table:number-rows-spanned="2">
            <text:p>1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15</text:p>
          </table:table-cell>
          <table:table-cell office:value-type="float" office:value="2123.75" calcext:value-type="float">
            <text:p>2123.75</text:p>
          </table:table-cell>
          <table:table-cell office:value-type="float" office:value="26.18" calcext:value-type="float">
            <text:p>26.18</text:p>
          </table:table-cell>
          <table:table-cell office:value-type="float" office:value="6.27" calcext:value-type="float">
            <text:p>6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4-13</text:p>
          </table:table-cell>
          <table:table-cell office:value-type="float" office:value="1680.85" calcext:value-type="float">
            <text:p>1680.85</text:p>
          </table:table-cell>
          <table:table-cell office:value-type="float" office:value="26.7" calcext:value-type="float">
            <text:p>26.7</text:p>
          </table:table-cell>
          <table:table-cell office:value-type="float" office:value="11.77" calcext:value-type="float">
            <text:p>11.77</text:p>
          </table:table-cell>
          <table:table-cell table:formula="of:=[.G794]" office:value-type="float" office:value="11.77" calcext:value-type="float" table:number-columns-spanned="1" table:number-rows-spanned="2">
            <text:p>11.77</text:p>
          </table:table-cell>
          <table:table-cell table:formula="of:=DATEDIF([.D794];[.D795];&quot;d&quot;)" office:value-type="float" office:value="190" calcext:value-type="float" table:number-columns-spanned="1" table:number-rows-spanned="2">
            <text:p>19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20</text:p>
          </table:table-cell>
          <table:table-cell office:value-type="float" office:value="2129.6" calcext:value-type="float">
            <text:p>2129.6</text:p>
          </table:table-cell>
          <table:table-cell office:value-type="float" office:value="26.7" calcext:value-type="float">
            <text:p>26.7</text:p>
          </table:table-cell>
          <table:table-cell office:value-type="float" office:value="11.77" calcext:value-type="float">
            <text:p>1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17</text:p>
          </table:table-cell>
          <table:table-cell office:value-type="float" office:value="1731.6" calcext:value-type="float">
            <text:p>1731.6</text:p>
          </table:table-cell>
          <table:table-cell office:value-type="float" office:value="23.34" calcext:value-type="float">
            <text:p>23.34</text:p>
          </table:table-cell>
          <table:table-cell office:value-type="float" office:value="17.35" calcext:value-type="float">
            <text:p>17.35</text:p>
          </table:table-cell>
          <table:table-cell table:formula="of:=[.G796]" office:value-type="float" office:value="17.35" calcext:value-type="float" table:number-columns-spanned="1" table:number-rows-spanned="2">
            <text:p>17.35</text:p>
          </table:table-cell>
          <table:table-cell table:formula="of:=DATEDIF([.D796];[.D797];&quot;d&quot;)" office:value-type="float" office:value="218" calcext:value-type="float" table:number-columns-spanned="1" table:number-rows-spanned="2">
            <text:p>218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21</text:p>
          </table:table-cell>
          <table:table-cell office:value-type="float" office:value="2135.8" calcext:value-type="float">
            <text:p>2135.8</text:p>
          </table:table-cell>
          <table:table-cell office:value-type="float" office:value="23.34" calcext:value-type="float">
            <text:p>23.34</text:p>
          </table:table-cell>
          <table:table-cell office:value-type="float" office:value="17.35" calcext:value-type="float">
            <text:p>17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20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26.04" calcext:value-type="float">
            <text:p>26.04</text:p>
          </table:table-cell>
          <table:table-cell office:value-type="float" office:value="17.04" calcext:value-type="float">
            <text:p>17.04</text:p>
          </table:table-cell>
          <table:table-cell table:formula="of:=[.G798]" office:value-type="float" office:value="17.04" calcext:value-type="float" table:number-columns-spanned="1" table:number-rows-spanned="2">
            <text:p>17.04</text:p>
          </table:table-cell>
          <table:table-cell table:formula="of:=DATEDIF([.D798];[.D799];&quot;d&quot;)" office:value-type="float" office:value="221" calcext:value-type="float" table:number-columns-spanned="1" table:number-rows-spanned="2">
            <text:p>2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27</text:p>
          </table:table-cell>
          <table:table-cell office:value-type="float" office:value="2196.75" calcext:value-type="float">
            <text:p>2196.75</text:p>
          </table:table-cell>
          <table:table-cell office:value-type="float" office:value="26.04" calcext:value-type="float">
            <text:p>26.04</text:p>
          </table:table-cell>
          <table:table-cell office:value-type="float" office:value="17.04" calcext:value-type="float">
            <text:p>17.0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17</text:p>
          </table:table-cell>
          <table:table-cell office:value-type="float" office:value="1731.6" calcext:value-type="float">
            <text:p>1731.6</text:p>
          </table:table-cell>
          <table:table-cell office:value-type="float" office:value="28.48" calcext:value-type="float">
            <text:p>28.48</text:p>
          </table:table-cell>
          <table:table-cell office:value-type="float" office:value="17.35" calcext:value-type="float">
            <text:p>17.35</text:p>
          </table:table-cell>
          <table:table-cell table:formula="of:=[.G800]" office:value-type="float" office:value="17.35" calcext:value-type="float" table:number-columns-spanned="1" table:number-rows-spanned="2">
            <text:p>17.35</text:p>
          </table:table-cell>
          <table:table-cell table:formula="of:=DATEDIF([.D800];[.D801];&quot;d&quot;)" office:value-type="float" office:value="226" calcext:value-type="float" table:number-columns-spanned="1" table:number-rows-spanned="2">
            <text:p>2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29</text:p>
          </table:table-cell>
          <table:table-cell office:value-type="float" office:value="2224.75" calcext:value-type="float">
            <text:p>2224.75</text:p>
          </table:table-cell>
          <table:table-cell office:value-type="float" office:value="28.48" calcext:value-type="float">
            <text:p>28.48</text:p>
          </table:table-cell>
          <table:table-cell office:value-type="float" office:value="17.35" calcext:value-type="float">
            <text:p>17.35</text:p>
          </table:table-cell>
          <table:covered-table-cell table:number-columns-repeated="2" table:style-name="Default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style-name="ce6" table:formula="of:=SUBTOTAL(3;[$'200DEMACrossover_2022-01-01 (3)'.H2:.H801])" office:value-type="float" office:value="80" calcext:value-type="float">
            <text:p>80.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style-name="ce6" table:formula="of:=SUBTOTAL(101;[$'200DEMACrossover_2022-01-01 (3)'.H2:.H801])" office:value-type="float" office:value="7.162125" calcext:value-type="float">
            <text:p>7.2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style-name="ce6" table:formula="of:=SUBTOTAL(104;[$'200DEMACrossover_2022-01-01 (3)'.H2:.H801])" office:value-type="float" office:value="48.61" calcext:value-type="float">
            <text:p>48.6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style-name="ce6" table:formula="of:=SUBTOTAL(107;[$'200DEMACrossover_2022-01-01 (3)'.H2:.H801])" office:value-type="float" office:value="8.1899176505883" calcext:value-type="float">
            <text:p>8.2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style-name="ce6" table:formula="of:=SUBTOTAL(101;[$'200DEMACrossover_2022-01-01 (3)'.I2:.I801])" office:value-type="float" office:value="204.3625" calcext:value-type="float">
            <text:p>204.4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200DEMACrossover_2022-01-01 (3)'.I2:.I801])" office:value-type="float" office:value="1940" calcext:value-type="float">
            <text:p>194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style-name="ce6" table:formula="of:=SUBTOTAL(107;[$'200DEMACrossover_2022-01-01 (3)'.I2:.I801])" office:value-type="float" office:value="224.803612957475" calcext:value-type="float">
            <text:p>224.8</text:p>
          </table:table-cell>
          <table:table-cell/>
          <table:table-cell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1" table:target-range-address="'200DEMACrossover_2022-01-01 (3)'.A1:'200DEMACrossover_2022-01-01 (3)'.I801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2T12:01:46.908000000</dc:date>
    <meta:editing-duration>PT18H3M25S</meta:editing-duration>
    <meta:editing-cycles>1</meta:editing-cycles>
    <meta:document-statistic meta:table-count="3" meta:cell-count="6540" meta:object-count="0"/>
    <meta:generator>LibreOffice/7.1.1.2$Windows_X86_64 LibreOffice_project/fe0b08f4af1bacafe4c7ecc87ce55bb426164676</meta:generator>
  </office:meta>
</office:document-meta>
</file>